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62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28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29"/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weight-asian="bold" style:font-weight-complex="bold"/>
    </style:style>
    <style:style style:name="ce8" style:family="table-cell" style:parent-style-name="Default" style:data-style-name="N13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0" table:maximum-difference="0.01"/>
      </table:calculation-settings>
      <table:table table:name="Rectangulo" table:style-name="ta1">
        <table:shapes>
          <draw:frame draw:z-index="0" draw:style-name="gr1" draw:text-style-name="P1" svg:width="549.1pt" svg:height="352.01pt" svg:x="142.78pt" svg:y="7.88pt">
            <draw:object draw:notify-on-update-of-ranges="Rectangulo.B4:Rectangulo.B82 Rectangulo.A4:Rectangulo.A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>
            <text:p>b (m) = 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s/>Q (m3/s) = 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y (m) </text:p>
          </table:table-cell>
          <table:table-cell table:style-name="ce2" office:value-type="string" calcext:value-type="string">
            <text:p>E (m)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table:formula="of:=[.A4]+([.$B$2]/[.A4]/[.$B$1])^2*(1/19.6)" office:value-type="float" office:value="3.64308390022676" calcext:value-type="float">
            <text:p>3.643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A5]+([.$B$2]/[.A5]/[.$B$1])^2*(1/19.6)" office:value-type="float" office:value="1.72470395565634" calcext:value-type="float">
            <text:p>1.7247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table:formula="of:=[.A6]+([.$B$2]/[.A6]/[.$B$1])^2*(1/19.6)" office:value-type="float" office:value="1.08577097505669" calcext:value-type="float">
            <text:p>1.085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A7]+([.$B$2]/[.A7]/[.$B$1])^2*(1/19.6)" office:value-type="float" office:value="0.816893424036281" calcext:value-type="float">
            <text:p>0.8169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table:formula="of:=[.A8]+([.$B$2]/[.A8]/[.$B$1])^2*(1/19.6)" office:value-type="float" office:value="0.693675988914084" calcext:value-type="float">
            <text:p>0.693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A9]+([.$B$2]/[.A9]/[.$B$1])^2*(1/19.6)" office:value-type="float" office:value="0.639231338794021" calcext:value-type="float">
            <text:p>0.6392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table:formula="of:=[.A10]+([.$B$2]/[.A10]/[.$B$1])^2*(1/19.6)" office:value-type="float" office:value="0.621442743764172" calcext:value-type="float">
            <text:p>0.621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11]+([.$B$2]/[.A11]/[.$B$1])^2*(1/19.6)" office:value-type="float" office:value="0.624967106184037" calcext:value-type="float">
            <text:p>0.6250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table:formula="of:=[.A12]+([.$B$2]/[.A12]/[.$B$1])^2*(1/19.6)" office:value-type="float" office:value="0.64172335600907" calcext:value-type="float">
            <text:p>0.641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A13]+([.$B$2]/[.A13]/[.$B$1])^2*(1/19.6)" office:value-type="float" office:value="0.667126740503364" calcext:value-type="float">
            <text:p>0.6671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table:formula="of:=[.A14]+([.$B$2]/[.A14]/[.$B$1])^2*(1/19.6)" office:value-type="float" office:value="0.698418997228521" calcext:value-type="float">
            <text:p>0.698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A15]+([.$B$2]/[.A15]/[.$B$1])^2*(1/19.6)" office:value-type="float" office:value="0.733859973969864" calcext:value-type="float">
            <text:p>0.7339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table:formula="of:=[.A16]+([.$B$2]/[.A16]/[.$B$1])^2*(1/19.6)" office:value-type="float" office:value="0.772307834698505" calcext:value-type="float">
            <text:p>0.772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A17]+([.$B$2]/[.A17]/[.$B$1])^2*(1/19.6)" office:value-type="float" office:value="0.812988158226253" calcext:value-type="float">
            <text:p>0.8130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table:formula="of:=[.A18]+([.$B$2]/[.A18]/[.$B$1])^2*(1/19.6)" office:value-type="float" office:value="0.855360685941043" calcext:value-type="float">
            <text:p>0.855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A19]+([.$B$2]/[.A19]/[.$B$1])^2*(1/19.6)" office:value-type="float" office:value="0.89903922353255" calcext:value-type="float">
            <text:p>0.8990</text:p>
          </table:table-cell>
        </table:table-row>
        <table:table-row table:style-name="ro1">
          <table:table-cell office:value-type="float" office:value="0.9" calcext:value-type="float">
            <text:p>0.90</text:p>
          </table:table-cell>
          <table:table-cell table:formula="of:=[.A20]+([.$B$2]/[.A20]/[.$B$1])^2*(1/19.6)" office:value-type="float" office:value="0.943741776546009" calcext:value-type="float">
            <text:p>0.943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A21]+([.$B$2]/[.A21]/[.$B$1])^2*(1/19.6)" office:value-type="float" office:value="0.989258547370934" calcext:value-type="float">
            <text:p>0.9893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table:formula="of:=[.A22]+([.$B$2]/[.A22]/[.$B$1])^2*(1/19.6)" office:value-type="float" office:value="1.03543083900227" calcext:value-type="float">
            <text:p>1.035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[.A23]+([.$B$2]/[.A23]/[.$B$1])^2*(1/19.6)" office:value-type="float" office:value="1.08213681542156" calcext:value-type="float">
            <text:p>1.0821</text:p>
          </table:table-cell>
        </table:table-row>
        <table:table-row table:style-name="ro1">
          <table:table-cell office:value-type="float" office:value="1.1" calcext:value-type="float">
            <text:p>1.10</text:p>
          </table:table-cell>
          <table:table-cell table:formula="of:=[.A24]+([.$B$2]/[.A24]/[.$B$1])^2*(1/19.6)" office:value-type="float" office:value="1.12928168512584" calcext:value-type="float">
            <text:p>1.129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[.A25]+([.$B$2]/[.A25]/[.$B$1])^2*(1/19.6)" office:value-type="float" office:value="1.17679080453858" calcext:value-type="float">
            <text:p>1.1768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table:formula="of:=[.A26]+([.$B$2]/[.A26]/[.$B$1])^2*(1/19.6)" office:value-type="float" office:value="1.22460474930713" calcext:value-type="float">
            <text:p>1.224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[.A27]+([.$B$2]/[.A27]/[.$B$1])^2*(1/19.6)" office:value-type="float" office:value="1.27267573696145" calcext:value-type="float">
            <text:p>1.2727</text:p>
          </table:table-cell>
        </table:table-row>
        <table:table-row table:style-name="ro1">
          <table:table-cell office:value-type="float" office:value="1.3" calcext:value-type="float">
            <text:p>1.30</text:p>
          </table:table-cell>
          <table:table-cell table:formula="of:=[.A28]+([.$B$2]/[.A28]/[.$B$1])^2*(1/19.6)" office:value-type="float" office:value="1.32096499349247" calcext:value-type="float">
            <text:p>1.321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[.A29]+([.$B$2]/[.A29]/[.$B$1])^2*(1/19.6)" office:value-type="float" office:value="1.369440789576" calcext:value-type="float">
            <text:p>1.3694</text:p>
          </table:table-cell>
        </table:table-row>
        <table:table-row table:style-name="ro1">
          <table:table-cell office:value-type="float" office:value="1.4" calcext:value-type="float">
            <text:p>1.40</text:p>
          </table:table-cell>
          <table:table-cell table:formula="of:=[.A30]+([.$B$2]/[.A30]/[.$B$1])^2*(1/19.6)" office:value-type="float" office:value="1.41807695867463" calcext:value-type="float">
            <text:p>1.418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[.A31]+([.$B$2]/[.A31]/[.$B$1])^2*(1/19.6)" office:value-type="float" office:value="1.46685176646957" calcext:value-type="float">
            <text:p>1.4669</text:p>
          </table:table-cell>
        </table:table-row>
        <table:table-row table:style-name="ro1">
          <table:table-cell office:value-type="float" office:value="1.5" calcext:value-type="float">
            <text:p>1.50</text:p>
          </table:table-cell>
          <table:table-cell table:formula="of:=[.A32]+([.$B$2]/[.A32]/[.$B$1])^2*(1/19.6)" office:value-type="float" office:value="1.51574703955656" calcext:value-type="float">
            <text:p>1.515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A33]+([.$B$2]/[.A33]/[.$B$1])^2*(1/19.6)" office:value-type="float" office:value="1.56474748761801" calcext:value-type="float">
            <text:p>1.5647</text:p>
          </table:table-cell>
        </table:table-row>
        <table:table-row table:style-name="ro1">
          <table:table-cell office:value-type="float" office:value="1.6" calcext:value-type="float">
            <text:p>1.60</text:p>
          </table:table-cell>
          <table:table-cell table:formula="of:=[.A34]+([.$B$2]/[.A34]/[.$B$1])^2*(1/19.6)" office:value-type="float" office:value="1.61384017148526" calcext:value-type="float">
            <text:p>1.613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[.A35]+([.$B$2]/[.A35]/[.$B$1])^2*(1/19.6)" office:value-type="float" office:value="1.66301408227815" calcext:value-type="float">
            <text:p>1.6630</text:p>
          </table:table-cell>
        </table:table-row>
        <table:table-row table:style-name="ro1">
          <table:table-cell office:value-type="float" office:value="1.7" calcext:value-type="float">
            <text:p>1.70</text:p>
          </table:table-cell>
          <table:table-cell table:formula="of:=[.A36]+([.$B$2]/[.A36]/[.$B$1])^2*(1/19.6)" office:value-type="float" office:value="1.71225980588314" calcext:value-type="float">
            <text:p>1.712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.A37]+([.$B$2]/[.A37]/[.$B$1])^2*(1/19.6)" office:value-type="float" office:value="1.76156925355176" calcext:value-type="float">
            <text:p>1.7616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table:formula="of:=[.A38]+([.$B$2]/[.A38]/[.$B$1])^2*(1/19.6)" office:value-type="float" office:value="1.8109354441365" calcext:value-type="float">
            <text:p>1.810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[.A39]+([.$B$2]/[.A39]/[.$B$1])^2*(1/19.6)" office:value-type="float" office:value="1.86035232695464" calcext:value-type="float">
            <text:p>1.8604</text:p>
          </table:table-cell>
        </table:table-row>
        <table:table-row table:style-name="ro1">
          <table:table-cell office:value-type="float" office:value="1.9" calcext:value-type="float">
            <text:p>1.90</text:p>
          </table:table-cell>
          <table:table-cell table:formula="of:=[.A40]+([.$B$2]/[.A40]/[.$B$1])^2*(1/19.6)" office:value-type="float" office:value="1.90981463684273" calcext:value-type="float">
            <text:p>1.9098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[.A41]+([.$B$2]/[.A41]/[.$B$1])^2*(1/19.6)" office:value-type="float" office:value="1.95931777488554" calcext:value-type="float">
            <text:p>1.9593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table:formula="of:=[.A42]+([.$B$2]/[.A42]/[.$B$1])^2*(1/19.6)" office:value-type="float" office:value="2.00885770975057" calcext:value-type="float">
            <text:p>2.008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table:formula="of:=[.A43]+([.$B$2]/[.A43]/[.$B$1])^2*(1/19.6)" office:value-type="float" office:value="2.05843089565789" calcext:value-type="float">
            <text:p>2.0584</text:p>
          </table:table-cell>
        </table:table-row>
        <table:table-row table:style-name="ro1">
          <table:table-cell office:value-type="float" office:value="2.1" calcext:value-type="float">
            <text:p>2.10</text:p>
          </table:table-cell>
          <table:table-cell table:formula="of:=[.A44]+([.$B$2]/[.A44]/[.$B$1])^2*(1/19.6)" office:value-type="float" office:value="2.10803420385539" calcext:value-type="float">
            <text:p>2.1080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table:formula="of:=[.A45]+([.$B$2]/[.A45]/[.$B$1])^2*(1/19.6)" office:value-type="float" office:value="2.15766486511677" calcext:value-type="float">
            <text:p>2.1577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table:formula="of:=[.A46]+([.$B$2]/[.A46]/[.$B$1])^2*(1/19.6)" office:value-type="float" office:value="2.20732042128146" calcext:value-type="float">
            <text:p>2.207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[.A47]+([.$B$2]/[.A47]/[.$B$1])^2*(1/19.6)" office:value-type="float" office:value="2.25699868424736" calcext:value-type="float">
            <text:p>2.2570</text:p>
          </table:table-cell>
        </table:table-row>
        <table:table-row table:style-name="ro1">
          <table:table-cell office:value-type="float" office:value="2.3" calcext:value-type="float">
            <text:p>2.30</text:p>
          </table:table-cell>
          <table:table-cell table:formula="of:=[.A48]+([.$B$2]/[.A48]/[.$B$1])^2*(1/19.6)" office:value-type="float" office:value="2.30669770113464" calcext:value-type="float">
            <text:p>2.3067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table:formula="of:=[.A49]+([.$B$2]/[.A49]/[.$B$1])^2*(1/19.6)" office:value-type="float" office:value="2.35641572458167" calcext:value-type="float">
            <text:p>2.3564</text:p>
          </table:table-cell>
        </table:table-row>
        <table:table-row table:style-name="ro1">
          <table:table-cell office:value-type="float" office:value="2.4" calcext:value-type="float">
            <text:p>2.40</text:p>
          </table:table-cell>
          <table:table-cell table:formula="of:=[.A50]+([.$B$2]/[.A50]/[.$B$1])^2*(1/19.6)" office:value-type="float" office:value="2.40615118732678" calcext:value-type="float">
            <text:p>2.406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table:formula="of:=[.A51]+([.$B$2]/[.A51]/[.$B$1])^2*(1/19.6)" office:value-type="float" office:value="2.45590268038355" calcext:value-type="float">
            <text:p>2.4559</text:p>
          </table:table-cell>
        </table:table-row>
        <table:table-row table:style-name="ro1">
          <table:table-cell office:value-type="float" office:value="2.5" calcext:value-type="float">
            <text:p>2.50</text:p>
          </table:table-cell>
          <table:table-cell table:formula="of:=[.A52]+([.$B$2]/[.A52]/[.$B$1])^2*(1/19.6)" office:value-type="float" office:value="2.50566893424036" calcext:value-type="float">
            <text:p>2.5057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table:formula="of:=[.A53]+([.$B$2]/[.A53]/[.$B$1])^2*(1/19.6)" office:value-type="float" office:value="2.55544880261473" calcext:value-type="float">
            <text:p>2.5554</text:p>
          </table:table-cell>
        </table:table-row>
        <table:table-row table:style-name="ro1">
          <table:table-cell office:value-type="float" office:value="2.6" calcext:value-type="float">
            <text:p>2.60</text:p>
          </table:table-cell>
          <table:table-cell table:formula="of:=[.A54]+([.$B$2]/[.A54]/[.$B$1])^2*(1/19.6)" office:value-type="float" office:value="2.60524124837312" calcext:value-type="float">
            <text:p>2.6052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table:formula="of:=[.A55]+([.$B$2]/[.A55]/[.$B$1])^2*(1/19.6)" office:value-type="float" office:value="2.6550453312926" calcext:value-type="float">
            <text:p>2.6550</text:p>
          </table:table-cell>
        </table:table-row>
        <table:table-row table:style-name="ro1">
          <table:table-cell office:value-type="float" office:value="2.7" calcext:value-type="float">
            <text:p>2.70</text:p>
          </table:table-cell>
          <table:table-cell table:formula="of:=[.A56]+([.$B$2]/[.A56]/[.$B$1])^2*(1/19.6)" office:value-type="float" office:value="2.704860197394" calcext:value-type="float">
            <text:p>2.704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[.A57]+([.$B$2]/[.A57]/[.$B$1])^2*(1/19.6)" office:value-type="float" office:value="2.75468506962013" calcext:value-type="float">
            <text:p>2.7547</text:p>
          </table:table-cell>
        </table:table-row>
        <table:table-row table:style-name="ro1">
          <table:table-cell office:value-type="float" office:value="2.8" calcext:value-type="float">
            <text:p>2.80</text:p>
          </table:table-cell>
          <table:table-cell table:formula="of:=[.A58]+([.$B$2]/[.A58]/[.$B$1])^2*(1/19.6)" office:value-type="float" office:value="2.80451923966866" calcext:value-type="float">
            <text:p>2.804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table:formula="of:=[.A59]+([.$B$2]/[.A59]/[.$B$1])^2*(1/19.6)" office:value-type="float" office:value="2.85436206081899" calcext:value-type="float">
            <text:p>2.8544</text:p>
          </table:table-cell>
        </table:table-row>
        <table:table-row table:style-name="ro1">
          <table:table-cell office:value-type="float" office:value="2.9" calcext:value-type="float">
            <text:p>2.90</text:p>
          </table:table-cell>
          <table:table-cell table:formula="of:=[.A60]+([.$B$2]/[.A60]/[.$B$1])^2*(1/19.6)" office:value-type="float" office:value="2.90421294161739" calcext:value-type="float">
            <text:p>2.9042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table:formula="of:=[.A61]+([.$B$2]/[.A61]/[.$B$1])^2*(1/19.6)" office:value-type="float" office:value="2.95407134030477" calcext:value-type="float">
            <text:p>2.9541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table:formula="of:=[.A62]+([.$B$2]/[.A62]/[.$B$1])^2*(1/19.6)" office:value-type="float" office:value="3.00393675988914" calcext:value-type="float">
            <text:p>3.0039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table:formula="of:=[.A63]+([.$B$2]/[.A63]/[.$B$1])^2*(1/19.6)" office:value-type="float" office:value="3.0538087437788" calcext:value-type="float">
            <text:p>3.0538</text:p>
          </table:table-cell>
        </table:table-row>
        <table:table-row table:style-name="ro1">
          <table:table-cell office:value-type="float" office:value="3.1" calcext:value-type="float">
            <text:p>3.10</text:p>
          </table:table-cell>
          <table:table-cell table:formula="of:=[.A64]+([.$B$2]/[.A64]/[.$B$1])^2*(1/19.6)" office:value-type="float" office:value="3.1036868719045" calcext:value-type="float">
            <text:p>3.1037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table:formula="of:=[.A65]+([.$B$2]/[.A65]/[.$B$1])^2*(1/19.6)" office:value-type="float" office:value="3.15357075726906" calcext:value-type="float">
            <text:p>3.1536</text:p>
          </table:table-cell>
        </table:table-row>
        <table:table-row table:style-name="ro1">
          <table:table-cell office:value-type="float" office:value="3.2" calcext:value-type="float">
            <text:p>3.20</text:p>
          </table:table-cell>
          <table:table-cell table:formula="of:=[.A66]+([.$B$2]/[.A66]/[.$B$1])^2*(1/19.6)" office:value-type="float" office:value="3.20346004287132" calcext:value-type="float">
            <text:p>3.2035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table:formula="of:=[.A67]+([.$B$2]/[.A67]/[.$B$1])^2*(1/19.6)" office:value-type="float" office:value="3.2533543989588" calcext:value-type="float">
            <text:p>3.2534</text:p>
          </table:table-cell>
        </table:table-row>
        <table:table-row table:style-name="ro1">
          <table:table-cell office:value-type="float" office:value="3.3" calcext:value-type="float">
            <text:p>3.30</text:p>
          </table:table-cell>
          <table:table-cell table:formula="of:=[.A68]+([.$B$2]/[.A68]/[.$B$1])^2*(1/19.6)" office:value-type="float" office:value="3.30325352056954" calcext:value-type="float">
            <text:p>3.3033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table:formula="of:=[.A69]+([.$B$2]/[.A69]/[.$B$1])^2*(1/19.6)" office:value-type="float" office:value="3.35315712532878" calcext:value-type="float">
            <text:p>3.3532</text:p>
          </table:table-cell>
        </table:table-row>
        <table:table-row table:style-name="ro1">
          <table:table-cell office:value-type="float" office:value="3.4" calcext:value-type="float">
            <text:p>3.40</text:p>
          </table:table-cell>
          <table:table-cell table:formula="of:=[.A70]+([.$B$2]/[.A70]/[.$B$1])^2*(1/19.6)" office:value-type="float" office:value="3.40306495147078" calcext:value-type="float">
            <text:p>3.403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table:formula="of:=[.A71]+([.$B$2]/[.A71]/[.$B$1])^2*(1/19.6)" office:value-type="float" office:value="3.45297675605984" calcext:value-type="float">
            <text:p>3.4530</text:p>
          </table:table-cell>
        </table:table-row>
        <table:table-row table:style-name="ro1">
          <table:table-cell office:value-type="float" office:value="3.5" calcext:value-type="float">
            <text:p>3.50</text:p>
          </table:table-cell>
          <table:table-cell table:formula="of:=[.A72]+([.$B$2]/[.A72]/[.$B$1])^2*(1/19.6)" office:value-type="float" office:value="3.50289231338794" calcext:value-type="float">
            <text:p>3.5029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table:formula="of:=[.A73]+([.$B$2]/[.A73]/[.$B$1])^2*(1/19.6)" office:value-type="float" office:value="3.55281141352924" calcext:value-type="float">
            <text:p>3.5528</text:p>
          </table:table-cell>
        </table:table-row>
        <table:table-row table:style-name="ro1">
          <table:table-cell office:value-type="float" office:value="3.6" calcext:value-type="float">
            <text:p>3.60</text:p>
          </table:table-cell>
          <table:table-cell table:formula="of:=[.A74]+([.$B$2]/[.A74]/[.$B$1])^2*(1/19.6)" office:value-type="float" office:value="3.60273386103413" calcext:value-type="float">
            <text:p>3.6027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table:formula="of:=[.A75]+([.$B$2]/[.A75]/[.$B$1])^2*(1/19.6)" office:value-type="float" office:value="3.65265947374759" calcext:value-type="float">
            <text:p>3.6527</text:p>
          </table:table-cell>
        </table:table-row>
        <table:table-row table:style-name="ro1">
          <table:table-cell office:value-type="float" office:value="3.7" calcext:value-type="float">
            <text:p>3.70</text:p>
          </table:table-cell>
          <table:table-cell table:formula="of:=[.A76]+([.$B$2]/[.A76]/[.$B$1])^2*(1/19.6)" office:value-type="float" office:value="3.70258808173866" calcext:value-type="float">
            <text:p>3.7026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formula="of:=[.A77]+([.$B$2]/[.A77]/[.$B$1])^2*(1/19.6)" office:value-type="float" office:value="3.75251952632905" calcext:value-type="float">
            <text:p>3.7525</text:p>
          </table:table-cell>
        </table:table-row>
        <table:table-row table:style-name="ro1">
          <table:table-cell office:value-type="float" office:value="3.8" calcext:value-type="float">
            <text:p>3.80</text:p>
          </table:table-cell>
          <table:table-cell table:formula="of:=[.A78]+([.$B$2]/[.A78]/[.$B$1])^2*(1/19.6)" office:value-type="float" office:value="3.80245365921068" calcext:value-type="float">
            <text:p>3.8025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table:formula="of:=[.A79]+([.$B$2]/[.A79]/[.$B$1])^2*(1/19.6)" office:value-type="float" office:value="3.85239034164293" calcext:value-type="float">
            <text:p>3.8524</text:p>
          </table:table-cell>
        </table:table-row>
        <table:table-row table:style-name="ro1">
          <table:table-cell office:value-type="float" office:value="3.9" calcext:value-type="float">
            <text:p>3.90</text:p>
          </table:table-cell>
          <table:table-cell table:formula="of:=[.A80]+([.$B$2]/[.A80]/[.$B$1])^2*(1/19.6)" office:value-type="float" office:value="3.90232944372139" calcext:value-type="float">
            <text:p>3.9023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table:formula="of:=[.A81]+([.$B$2]/[.A81]/[.$B$1])^2*(1/19.6)" office:value-type="float" office:value="3.95227084371109" calcext:value-type="float">
            <text:p>3.9523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table:formula="of:=[.A82]+([.$B$2]/[.A82]/[.$B$1])^2*(1/19.6)" office:value-type="float" office:value="4.00221442743764" calcext:value-type="float">
            <text:p>4.0022</text:p>
          </table:table-cell>
        </table:table-row>
      </table:table>
      <table:table table:name="Triangulo" table:style-name="ta1">
        <table:shapes>
          <draw:frame draw:z-index="0" draw:style-name="gr1" draw:text-style-name="P1" svg:width="523.7pt" svg:height="320pt" svg:x="234.14pt" svg:y="24.09pt">
            <draw:object draw:notify-on-update-of-ranges="Triangulo.C4:Triangulo.C43 Triangulo.A4:Triangulo.A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3"/>
        <table:table-column table:style-name="co3" table:number-columns-repeated="2" table:default-cell-style-name="ce6"/>
        <table:table-row table:style-name="ro1">
          <table:table-cell table:style-name="ce1" office:value-type="string" calcext:value-type="string">
            <text:p>Q (m3/s) =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m =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y (m)</text:p>
          </table:table-cell>
          <table:table-cell table:style-name="ce2" office:value-type="string" calcext:value-type="string">
            <text:p>A (m2)</text:p>
          </table:table-cell>
          <table:table-cell table:style-name="ce5" office:value-type="string" calcext:value-type="string">
            <text:p>E (m)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table:formula="of:=[.$B$2]*[.A4]^2" office:value-type="float" office:value="0.18" calcext:value-type="float">
            <text:p>0.180</text:p>
          </table:table-cell>
          <table:table-cell table:formula="of:=[.A4]+([.$B$1]/[.B4])^2*(1/9.81/2)" office:value-type="float" office:value="39.6274688211827" calcext:value-type="float">
            <text:p>39.62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$B$2]*[.A5]^2" office:value-type="float" office:value="0.245" calcext:value-type="float">
            <text:p>0.245</text:p>
          </table:table-cell>
          <table:table-cell table:formula="of:=[.A5]+([.$B$1]/[.B5])^2*(1/9.81/2)" office:value-type="float" office:value="21.5779881683685" calcext:value-type="float">
            <text:p>21.578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table:formula="of:=[.$B$2]*[.A6]^2" office:value-type="float" office:value="0.32" calcext:value-type="float">
            <text:p>0.320</text:p>
          </table:table-cell>
          <table:table-cell table:formula="of:=[.A6]+([.$B$1]/[.B6])^2*(1/9.81/2)" office:value-type="float" office:value="12.8434569317023" calcext:value-type="float">
            <text:p>12.84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$B$2]*[.A7]^2" office:value-type="float" office:value="0.405" calcext:value-type="float">
            <text:p>0.405</text:p>
          </table:table-cell>
          <table:table-cell table:formula="of:=[.A7]+([.$B$1]/[.B7])^2*(1/9.81/2)" office:value-type="float" office:value="8.21838890294967" calcext:value-type="float">
            <text:p>8.218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table:formula="of:=[.$B$2]*[.A8]^2" office:value-type="float" office:value="0.5" calcext:value-type="float">
            <text:p>0.500</text:p>
          </table:table-cell>
          <table:table-cell table:formula="of:=[.A8]+([.$B$1]/[.B8])^2*(1/9.81/2)" office:value-type="float" office:value="5.59683995922528" calcext:value-type="float">
            <text:p>5.59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$B$2]*[.A9]^2" office:value-type="float" office:value="0.605" calcext:value-type="float">
            <text:p>0.605</text:p>
          </table:table-cell>
          <table:table-cell table:formula="of:=[.A9]+([.$B$1]/[.B9])^2*(1/9.81/2)" office:value-type="float" office:value="4.03121027199322" calcext:value-type="float">
            <text:p>4.031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table:formula="of:=[.$B$2]*[.A10]^2" office:value-type="float" office:value="0.72" calcext:value-type="float">
            <text:p>0.720</text:p>
          </table:table-cell>
          <table:table-cell table:formula="of:=[.A10]+([.$B$1]/[.B10])^2*(1/9.81/2)" office:value-type="float" office:value="3.05796680132392" calcext:value-type="float">
            <text:p>3.05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$B$2]*[.A11]^2" office:value-type="float" office:value="0.845" calcext:value-type="float">
            <text:p>0.845</text:p>
          </table:table-cell>
          <table:table-cell table:formula="of:=[.A11]+([.$B$1]/[.B11])^2*(1/9.81/2)" office:value-type="float" office:value="2.43454534477969" calcext:value-type="float">
            <text:p>2.435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table:formula="of:=[.$B$2]*[.A12]^2" office:value-type="float" office:value="0.98" calcext:value-type="float">
            <text:p>0.980</text:p>
          </table:table-cell>
          <table:table-cell table:formula="of:=[.A12]+([.$B$1]/[.B12])^2*(1/9.81/2)" office:value-type="float" office:value="2.02674926052303" calcext:value-type="float">
            <text:p>2.02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$B$2]*[.A13]^2" office:value-type="float" office:value="1.125" calcext:value-type="float">
            <text:p>1.125</text:p>
          </table:table-cell>
          <table:table-cell table:formula="of:=[.A13]+([.$B$1]/[.B13])^2*(1/9.81/2)" office:value-type="float" office:value="1.75678320182228" calcext:value-type="float">
            <text:p>1.757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table:formula="of:=[.$B$2]*[.A14]^2" office:value-type="float" office:value="1.28" calcext:value-type="float">
            <text:p>1.280</text:p>
          </table:table-cell>
          <table:table-cell table:formula="of:=[.A14]+([.$B$1]/[.B14])^2*(1/9.81/2)" office:value-type="float" office:value="1.5777160582314" calcext:value-type="float">
            <text:p>1.57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$B$2]*[.A15]^2" office:value-type="float" office:value="1.445" calcext:value-type="float">
            <text:p>1.445</text:p>
          </table:table-cell>
          <table:table-cell table:formula="of:=[.A15]+([.$B$1]/[.B15])^2*(1/9.81/2)" office:value-type="float" office:value="1.46024651994412" calcext:value-type="float">
            <text:p>1.460</text:p>
          </table:table-cell>
        </table:table-row>
        <table:table-row table:style-name="ro1">
          <table:table-cell office:value-type="float" office:value="0.9" calcext:value-type="float">
            <text:p>0.90</text:p>
          </table:table-cell>
          <table:table-cell table:formula="of:=[.$B$2]*[.A16]^2" office:value-type="float" office:value="1.62" calcext:value-type="float">
            <text:p>1.620</text:p>
          </table:table-cell>
          <table:table-cell table:formula="of:=[.A16]+([.$B$1]/[.B16])^2*(1/9.81/2)" office:value-type="float" office:value="1.38552430643435" calcext:value-type="float">
            <text:p>1.38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$B$2]*[.A17]^2" office:value-type="float" office:value="1.805" calcext:value-type="float">
            <text:p>1.805</text:p>
          </table:table-cell>
          <table:table-cell table:formula="of:=[.A17]+([.$B$1]/[.B17])^2*(1/9.81/2)" office:value-type="float" office:value="1.34109889881334" calcext:value-type="float">
            <text:p>1.341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table:formula="of:=[.$B$2]*[.A18]^2" office:value-type="float" office:value="2" calcext:value-type="float">
            <text:p>2.000</text:p>
          </table:table-cell>
          <table:table-cell table:formula="of:=[.A18]+([.$B$1]/[.B18])^2*(1/9.81/2)" office:value-type="float" office:value="1.31855249745158" calcext:value-type="float">
            <text:p>1.319</text:p>
          </table:table-cell>
        </table:table-row>
        <table:table-row table:style-name="ro1">
          <table:table-cell office:value-type="float" office:value="1.049" calcext:value-type="float">
            <text:p>1.05</text:p>
          </table:table-cell>
          <table:table-cell table:formula="of:=[.$B$2]*[.A19]^2" office:value-type="float" office:value="2.200802" calcext:value-type="float">
            <text:p>2.201</text:p>
          </table:table-cell>
          <table:table-cell table:formula="of:=[.A19]+([.$B$1]/[.B19])^2*(1/9.81/2)" office:value-type="float" office:value="1.31207468649626" calcext:value-type="float">
            <text:p>1.312</text:p>
          </table:table-cell>
        </table:table-row>
        <table:table-row table:style-name="ro1">
          <table:table-cell office:value-type="float" office:value="1.1" calcext:value-type="float">
            <text:p>1.10</text:p>
          </table:table-cell>
          <table:table-cell table:formula="of:=[.$B$2]*[.A20]^2" office:value-type="float" office:value="2.42" calcext:value-type="float">
            <text:p>2.420</text:p>
          </table:table-cell>
          <table:table-cell table:formula="of:=[.A20]+([.$B$1]/[.B20])^2*(1/9.81/2)" office:value-type="float" office:value="1.31757564199958" calcext:value-type="float">
            <text:p>1.318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[.$B$2]*[.A21]^2" office:value-type="float" office:value="2.645" calcext:value-type="float">
            <text:p>2.645</text:p>
          </table:table-cell>
          <table:table-cell table:formula="of:=[.A21]+([.$B$1]/[.B21])^2*(1/9.81/2)" office:value-type="float" office:value="1.33213342430971" calcext:value-type="float">
            <text:p>1.332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table:formula="of:=[.$B$2]*[.A22]^2" office:value-type="float" office:value="2.88" calcext:value-type="float">
            <text:p>2.880</text:p>
          </table:table-cell>
          <table:table-cell table:formula="of:=[.A22]+([.$B$1]/[.B22])^2*(1/9.81/2)" office:value-type="float" office:value="1.35362292508275" calcext:value-type="float">
            <text:p>1.35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[.$B$2]*[.A23]^2" office:value-type="float" office:value="3.125" calcext:value-type="float">
            <text:p>3.125</text:p>
          </table:table-cell>
          <table:table-cell table:formula="of:=[.A23]+([.$B$1]/[.B23])^2*(1/9.81/2)" office:value-type="float" office:value="1.38047910295617" calcext:value-type="float">
            <text:p>1.380</text:p>
          </table:table-cell>
        </table:table-row>
        <table:table-row table:style-name="ro1">
          <table:table-cell office:value-type="float" office:value="1.3" calcext:value-type="float">
            <text:p>1.30</text:p>
          </table:table-cell>
          <table:table-cell table:formula="of:=[.$B$2]*[.A24]^2" office:value-type="float" office:value="3.38" calcext:value-type="float">
            <text:p>3.380</text:p>
          </table:table-cell>
          <table:table-cell table:formula="of:=[.A24]+([.$B$1]/[.B24])^2*(1/9.81/2)" office:value-type="float" office:value="1.41153408404873" calcext:value-type="float">
            <text:p>1.41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[.$B$2]*[.A25]^2" office:value-type="float" office:value="3.645" calcext:value-type="float">
            <text:p>3.645</text:p>
          </table:table-cell>
          <table:table-cell table:formula="of:=[.A25]+([.$B$1]/[.B25])^2*(1/9.81/2)" office:value-type="float" office:value="1.44590603583888" calcext:value-type="float">
            <text:p>1.446</text:p>
          </table:table-cell>
        </table:table-row>
        <table:table-row table:style-name="ro1">
          <table:table-cell office:value-type="float" office:value="1.4" calcext:value-type="float">
            <text:p>1.40</text:p>
          </table:table-cell>
          <table:table-cell table:formula="of:=[.$B$2]*[.A26]^2" office:value-type="float" office:value="3.92" calcext:value-type="float">
            <text:p>3.920</text:p>
          </table:table-cell>
          <table:table-cell table:formula="of:=[.A26]+([.$B$1]/[.B26])^2*(1/9.81/2)" office:value-type="float" office:value="1.48292182878269" calcext:value-type="float">
            <text:p>1.48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[.$B$2]*[.A27]^2" office:value-type="float" office:value="4.205" calcext:value-type="float">
            <text:p>4.205</text:p>
          </table:table-cell>
          <table:table-cell table:formula="of:=[.A27]+([.$B$1]/[.B27])^2*(1/9.81/2)" office:value-type="float" office:value="1.52206244702212" calcext:value-type="float">
            <text:p>1.522</text:p>
          </table:table-cell>
        </table:table-row>
        <table:table-row table:style-name="ro1">
          <table:table-cell office:value-type="float" office:value="1.5" calcext:value-type="float">
            <text:p>1.50</text:p>
          </table:table-cell>
          <table:table-cell table:formula="of:=[.$B$2]*[.A28]^2" office:value-type="float" office:value="4.5" calcext:value-type="float">
            <text:p>4.500</text:p>
          </table:table-cell>
          <table:table-cell table:formula="of:=[.A28]+([.$B$1]/[.B28])^2*(1/9.81/2)" office:value-type="float" office:value="1.56292395011389" calcext:value-type="float">
            <text:p>1.563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$B$2]*[.A29]^2" office:value-type="float" office:value="4.805" calcext:value-type="float">
            <text:p>4.805</text:p>
          </table:table-cell>
          <table:table-cell table:formula="of:=[.A29]+([.$B$1]/[.B29])^2*(1/9.81/2)" office:value-type="float" office:value="1.60518921561313" calcext:value-type="float">
            <text:p>1.605</text:p>
          </table:table-cell>
        </table:table-row>
        <table:table-row table:style-name="ro1">
          <table:table-cell office:value-type="float" office:value="1.6" calcext:value-type="float">
            <text:p>1.60</text:p>
          </table:table-cell>
          <table:table-cell table:formula="of:=[.$B$2]*[.A30]^2" office:value-type="float" office:value="5.12" calcext:value-type="float">
            <text:p>5.120</text:p>
          </table:table-cell>
          <table:table-cell table:formula="of:=[.A30]+([.$B$1]/[.B30])^2*(1/9.81/2)" office:value-type="float" office:value="1.64860725363946" calcext:value-type="float">
            <text:p>1.64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[.$B$2]*[.A31]^2" office:value-type="float" office:value="5.445" calcext:value-type="float">
            <text:p>5.445</text:p>
          </table:table-cell>
          <table:table-cell table:formula="of:=[.A31]+([.$B$1]/[.B31])^2*(1/9.81/2)" office:value-type="float" office:value="1.69297790459251" calcext:value-type="float">
            <text:p>1.693</text:p>
          </table:table-cell>
        </table:table-row>
        <table:table-row table:style-name="ro1">
          <table:table-cell office:value-type="float" office:value="1.7" calcext:value-type="float">
            <text:p>1.70</text:p>
          </table:table-cell>
          <table:table-cell table:formula="of:=[.$B$2]*[.A32]^2" office:value-type="float" office:value="5.78" calcext:value-type="float">
            <text:p>5.780</text:p>
          </table:table-cell>
          <table:table-cell table:formula="of:=[.A32]+([.$B$1]/[.B32])^2*(1/9.81/2)" office:value-type="float" office:value="1.73814040749651" calcext:value-type="float">
            <text:p>1.73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.$B$2]*[.A33]^2" office:value-type="float" office:value="6.125" calcext:value-type="float">
            <text:p>6.125</text:p>
          </table:table-cell>
          <table:table-cell table:formula="of:=[.A33]+([.$B$1]/[.B33])^2*(1/9.81/2)" office:value-type="float" office:value="1.78396478106939" calcext:value-type="float">
            <text:p>1.784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table:formula="of:=[.$B$2]*[.A34]^2" office:value-type="float" office:value="6.48" calcext:value-type="float">
            <text:p>6.480</text:p>
          </table:table-cell>
          <table:table-cell table:formula="of:=[.A34]+([.$B$1]/[.B34])^2*(1/9.81/2)" office:value-type="float" office:value="1.83034526915215" calcext:value-type="float">
            <text:p>1.830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[.$B$2]*[.A35]^2" office:value-type="float" office:value="6.845" calcext:value-type="float">
            <text:p>6.845</text:p>
          </table:table-cell>
          <table:table-cell table:formula="of:=[.A35]+([.$B$1]/[.B35])^2*(1/9.81/2)" office:value-type="float" office:value="1.87719531544635" calcext:value-type="float">
            <text:p>1.877</text:p>
          </table:table-cell>
        </table:table-row>
        <table:table-row table:style-name="ro1">
          <table:table-cell office:value-type="float" office:value="1.9" calcext:value-type="float">
            <text:p>1.90</text:p>
          </table:table-cell>
          <table:table-cell table:formula="of:=[.$B$2]*[.A36]^2" office:value-type="float" office:value="7.22" calcext:value-type="float">
            <text:p>7.220</text:p>
          </table:table-cell>
          <table:table-cell table:formula="of:=[.A36]+([.$B$1]/[.B36])^2*(1/9.81/2)" office:value-type="float" office:value="1.92444368117583" calcext:value-type="float">
            <text:p>1.92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[.$B$2]*[.A37]^2" office:value-type="float" office:value="7.605" calcext:value-type="float">
            <text:p>7.605</text:p>
          </table:table-cell>
          <table:table-cell table:formula="of:=[.A37]+([.$B$1]/[.B37])^2*(1/9.81/2)" office:value-type="float" office:value="1.97203142400963" calcext:value-type="float">
            <text:p>1.972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table:formula="of:=[.$B$2]*[.A38]^2" office:value-type="float" office:value="8" calcext:value-type="float">
            <text:p>8.000</text:p>
          </table:table-cell>
          <table:table-cell table:formula="of:=[.A38]+([.$B$1]/[.B38])^2*(1/9.81/2)" office:value-type="float" office:value="2.01990953109072" calcext:value-type="float">
            <text:p>2.020</text:p>
          </table:table-cell>
        </table:table-row>
        <table:table-row table:style-name="ro1">
          <table:table-cell table:style-name="Default" office:value-type="float" office:value="2.05" calcext:value-type="float">
            <text:p>2.05</text:p>
          </table:table-cell>
          <table:table-cell table:formula="of:=[.$B$2]*[.A39]^2" office:value-type="float" office:value="8.405" calcext:value-type="float">
            <text:p>8.405</text:p>
          </table:table-cell>
          <table:table-cell table:formula="of:=[.A39]+([.$B$1]/[.B39])^2*(1/9.81/2)" office:value-type="float" office:value="2.0680370525293" calcext:value-type="float">
            <text:p>2.068</text:p>
          </table:table-cell>
        </table:table-row>
        <table:table-row table:style-name="ro1">
          <table:table-cell office:value-type="float" office:value="2.1" calcext:value-type="float">
            <text:p>2.10</text:p>
          </table:table-cell>
          <table:table-cell table:formula="of:=[.$B$2]*[.A40]^2" office:value-type="float" office:value="8.82" calcext:value-type="float">
            <text:p>8.820</text:p>
          </table:table-cell>
          <table:table-cell table:formula="of:=[.A40]+([.$B$1]/[.B40])^2*(1/9.81/2)" office:value-type="float" office:value="2.11637962050028" calcext:value-type="float">
            <text:p>2.116</text:p>
          </table:table-cell>
        </table:table-row>
        <table:table-row table:style-name="ro1">
          <table:table-cell table:style-name="Default" office:value-type="float" office:value="2.15" calcext:value-type="float">
            <text:p>2.15</text:p>
          </table:table-cell>
          <table:table-cell table:formula="of:=[.$B$2]*[.A41]^2" office:value-type="float" office:value="9.245" calcext:value-type="float">
            <text:p>9.245</text:p>
          </table:table-cell>
          <table:table-cell table:formula="of:=[.A41]+([.$B$1]/[.B41])^2*(1/9.81/2)" office:value-type="float" office:value="2.16490826742833" calcext:value-type="float">
            <text:p>2.165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table:formula="of:=[.$B$2]*[.A42]^2" office:value-type="float" office:value="9.68" calcext:value-type="float">
            <text:p>9.680</text:p>
          </table:table-cell>
          <table:table-cell table:formula="of:=[.A42]+([.$B$1]/[.B42])^2*(1/9.81/2)" office:value-type="float" office:value="2.21359847762497" calcext:value-type="float">
            <text:p>2.214</text:p>
          </table:table-cell>
        </table:table-row>
        <table:table-row table:style-name="ro1">
          <table:table-cell table:style-name="Default" office:value-type="float" office:value="2.25" calcext:value-type="float">
            <text:p>2.25</text:p>
          </table:table-cell>
          <table:table-cell table:formula="of:=[.$B$2]*[.A43]^2" office:value-type="float" office:value="10.125" calcext:value-type="float">
            <text:p>10.125</text:p>
          </table:table-cell>
          <table:table-cell table:formula="of:=[.A43]+([.$B$1]/[.B43])^2*(1/9.81/2)" office:value-type="float" office:value="2.26242942224472" calcext:value-type="float">
            <text:p>2.262</text:p>
          </table:table-cell>
        </table:table-row>
      </table:table>
      <table:table table:name="Trapecio" table:style-name="ta1">
        <table:shapes>
          <draw:frame draw:z-index="0" draw:style-name="gr1" draw:text-style-name="P1" svg:width="453.91pt" svg:height="255.26pt" svg:x="207.47pt" svg:y="24.07pt">
            <draw:object draw:notify-on-update-of-ranges="Trapecio.C5:Trapecio.C43 Trapecio.A5:Trapecio.A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>
            <text:p>b (m) = 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m =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Q (m3/s) = </text:p>
          </table:table-cell>
          <table:table-cell table:style-name="Default" office:value-type="float" office:value="5.4" calcext:value-type="float">
            <text:p>5.4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y (m)</text:p>
          </table:table-cell>
          <table:table-cell table:style-name="ce2" office:value-type="string" calcext:value-type="string">
            <text:p>A (m2) </text:p>
          </table:table-cell>
          <table:table-cell table:style-name="ce2" office:value-type="string" calcext:value-type="string">
            <text:p>E (m)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table:formula="of:=([.$B$1]+[.$B$2]*[.A5])*[.A5]" office:value-type="float" office:value="0.32" calcext:value-type="float">
            <text:p>0.320</text:p>
          </table:table-cell>
          <table:table-cell table:formula="of:=[.A5]+([.$B$3]/[.B5])^2*(1/19.6)" office:value-type="float" office:value="14.6288584183673" calcext:value-type="float">
            <text:p>14.62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([.$B$1]+[.$B$2]*[.A6])*[.A6]" office:value-type="float" office:value="0.495" calcext:value-type="float">
            <text:p>0.495</text:p>
          </table:table-cell>
          <table:table-cell table:formula="of:=[.A6]+([.$B$3]/[.B6])^2*(1/19.6)" office:value-type="float" office:value="6.22185022769438" calcext:value-type="float">
            <text:p>6.222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table:formula="of:=([.$B$1]+[.$B$2]*[.A7])*[.A7]" office:value-type="float" office:value="0.68" calcext:value-type="float">
            <text:p>0.680</text:p>
          </table:table-cell>
          <table:table-cell table:formula="of:=[.A7]+([.$B$3]/[.B7])^2*(1/19.6)" office:value-type="float" office:value="3.41746345597062" calcext:value-type="float">
            <text:p>3.41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([.$B$1]+[.$B$2]*[.A8])*[.A8]" office:value-type="float" office:value="0.875" calcext:value-type="float">
            <text:p>0.875</text:p>
          </table:table-cell>
          <table:table-cell table:formula="of:=[.A8]+([.$B$3]/[.B8])^2*(1/19.6)" office:value-type="float" office:value="2.19319033735943" calcext:value-type="float">
            <text:p>2.193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table:formula="of:=([.$B$1]+[.$B$2]*[.A9])*[.A9]" office:value-type="float" office:value="1.08" calcext:value-type="float">
            <text:p>1.080</text:p>
          </table:table-cell>
          <table:table-cell table:formula="of:=[.A9]+([.$B$3]/[.B9])^2*(1/19.6)" office:value-type="float" office:value="1.57551020408163" calcext:value-type="float">
            <text:p>1.57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([.$B$1]+[.$B$2]*[.A10])*[.A10]" office:value-type="float" office:value="1.295" calcext:value-type="float">
            <text:p>1.295</text:p>
          </table:table-cell>
          <table:table-cell table:formula="of:=[.A10]+([.$B$3]/[.B10])^2*(1/19.6)" office:value-type="float" office:value="1.2371394892985" calcext:value-type="float">
            <text:p>1.237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table:formula="of:=([.$B$1]+[.$B$2]*[.A11])*[.A11]" office:value-type="float" office:value="1.52" calcext:value-type="float">
            <text:p>1.520</text:p>
          </table:table-cell>
          <table:table-cell table:formula="of:=[.A11]+([.$B$3]/[.B11])^2*(1/19.6)" office:value-type="float" office:value="1.04393832325174" calcext:value-type="float">
            <text:p>1.04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([.$B$1]+[.$B$2]*[.A12])*[.A12]" office:value-type="float" office:value="1.755" calcext:value-type="float">
            <text:p>1.755</text:p>
          </table:table-cell>
          <table:table-cell table:formula="of:=[.A12]+([.$B$3]/[.B12])^2*(1/19.6)" office:value-type="float" office:value="0.933033450066417" calcext:value-type="float">
            <text:p>0.933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table:formula="of:=([.$B$1]+[.$B$2]*[.A13])*[.A13]" office:value-type="float" office:value="2" calcext:value-type="float">
            <text:p>2.000</text:p>
          </table:table-cell>
          <table:table-cell table:formula="of:=[.A13]+([.$B$3]/[.B13])^2*(1/19.6)" office:value-type="float" office:value="0.871938775510204" calcext:value-type="float">
            <text:p>0.87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([.$B$1]+[.$B$2]*[.A14])*[.A14]" office:value-type="float" office:value="2.255" calcext:value-type="float">
            <text:p>2.255</text:p>
          </table:table-cell>
          <table:table-cell table:formula="of:=[.A14]+([.$B$3]/[.B14])^2*(1/19.6)" office:value-type="float" office:value="0.842575769448688" calcext:value-type="float">
            <text:p>0.843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table:formula="of:=([.$B$1]+[.$B$2]*[.A15])*[.A15]" office:value-type="float" office:value="2.52" calcext:value-type="float">
            <text:p>2.520</text:p>
          </table:table-cell>
          <table:table-cell table:formula="of:=[.A15]+([.$B$3]/[.B15])^2*(1/19.6)" office:value-type="float" office:value="0.834277384423157" calcext:value-type="float">
            <text:p>0.83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([.$B$1]+[.$B$2]*[.A16])*[.A16]" office:value-type="float" office:value="2.795" calcext:value-type="float">
            <text:p>2.795</text:p>
          </table:table-cell>
          <table:table-cell table:formula="of:=[.A16]+([.$B$3]/[.B16])^2*(1/19.6)" office:value-type="float" office:value="0.840444232070534" calcext:value-type="float">
            <text:p>0.840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table:formula="of:=([.$B$1]+[.$B$2]*[.A17])*[.A17]" office:value-type="float" office:value="3.08" calcext:value-type="float">
            <text:p>3.080</text:p>
          </table:table-cell>
          <table:table-cell table:formula="of:=[.A17]+([.$B$3]/[.B17])^2*(1/19.6)" office:value-type="float" office:value="0.856830315192361" calcext:value-type="float">
            <text:p>0.85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([.$B$1]+[.$B$2]*[.A18])*[.A18]" office:value-type="float" office:value="3.375" calcext:value-type="float">
            <text:p>3.375</text:p>
          </table:table-cell>
          <table:table-cell table:formula="of:=[.A18]+([.$B$3]/[.B18])^2*(1/19.6)" office:value-type="float" office:value="0.880612244897959" calcext:value-type="float">
            <text:p>0.881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table:formula="of:=([.$B$1]+[.$B$2]*[.A19])*[.A19]" office:value-type="float" office:value="3.68" calcext:value-type="float">
            <text:p>3.680</text:p>
          </table:table-cell>
          <table:table-cell table:formula="of:=[.A19]+([.$B$3]/[.B19])^2*(1/19.6)" office:value-type="float" office:value="0.909859042861001" calcext:value-type="float">
            <text:p>0.91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([.$B$1]+[.$B$2]*[.A20])*[.A20]" office:value-type="float" office:value="3.995" calcext:value-type="float">
            <text:p>3.995</text:p>
          </table:table-cell>
          <table:table-cell table:formula="of:=[.A20]+([.$B$3]/[.B20])^2*(1/19.6)" office:value-type="float" office:value="0.943217592205577" calcext:value-type="float">
            <text:p>0.943</text:p>
          </table:table-cell>
        </table:table-row>
        <table:table-row table:style-name="ro1">
          <table:table-cell office:value-type="float" office:value="0.9" calcext:value-type="float">
            <text:p>0.90</text:p>
          </table:table-cell>
          <table:table-cell table:formula="of:=([.$B$1]+[.$B$2]*[.A21])*[.A21]" office:value-type="float" office:value="4.32" calcext:value-type="float">
            <text:p>4.320</text:p>
          </table:table-cell>
          <table:table-cell table:formula="of:=[.A21]+([.$B$3]/[.B21])^2*(1/19.6)" office:value-type="float" office:value="0.979719387755102" calcext:value-type="float">
            <text:p>0.98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([.$B$1]+[.$B$2]*[.A22])*[.A22]" office:value-type="float" office:value="4.655" calcext:value-type="float">
            <text:p>4.655</text:p>
          </table:table-cell>
          <table:table-cell table:formula="of:=[.A22]+([.$B$3]/[.B22])^2*(1/19.6)" office:value-type="float" office:value="1.01865814691897" calcext:value-type="float">
            <text:p>1.019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table:formula="of:=([.$B$1]+[.$B$2]*[.A23])*[.A23]" office:value-type="float" office:value="5" calcext:value-type="float">
            <text:p>5.000</text:p>
          </table:table-cell>
          <table:table-cell table:formula="of:=[.A23]+([.$B$3]/[.B23])^2*(1/19.6)" office:value-type="float" office:value="1.05951020408163" calcext:value-type="float">
            <text:p>1.06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([.$B$1]+[.$B$2]*[.A24])*[.A24]" office:value-type="float" office:value="5.355" calcext:value-type="float">
            <text:p>5.355</text:p>
          </table:table-cell>
          <table:table-cell table:formula="of:=[.A24]+([.$B$3]/[.B24])^2*(1/19.6)" office:value-type="float" office:value="1.10188149689648" calcext:value-type="float">
            <text:p>1.102</text:p>
          </table:table-cell>
        </table:table-row>
        <table:table-row table:style-name="ro1">
          <table:table-cell office:value-type="float" office:value="1.1" calcext:value-type="float">
            <text:p>1.10</text:p>
          </table:table-cell>
          <table:table-cell table:formula="of:=([.$B$1]+[.$B$2]*[.A25])*[.A25]" office:value-type="float" office:value="5.72" calcext:value-type="float">
            <text:p>5.720</text:p>
          </table:table-cell>
          <table:table-cell table:formula="of:=[.A25]+([.$B$3]/[.B25])^2*(1/19.6)" office:value-type="float" office:value="1.14547151150548" calcext:value-type="float">
            <text:p>1.14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([.$B$1]+[.$B$2]*[.A26])*[.A26]" office:value-type="float" office:value="6.095" calcext:value-type="float">
            <text:p>6.095</text:p>
          </table:table-cell>
          <table:table-cell table:formula="of:=[.A26]+([.$B$3]/[.B26])^2*(1/19.6)" office:value-type="float" office:value="1.19004829472754" calcext:value-type="float">
            <text:p>1.190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table:formula="of:=([.$B$1]+[.$B$2]*[.A27])*[.A27]" office:value-type="float" office:value="6.48" calcext:value-type="float">
            <text:p>6.480</text:p>
          </table:table-cell>
          <table:table-cell table:formula="of:=[.A27]+([.$B$3]/[.B27])^2*(1/19.6)" office:value-type="float" office:value="1.23543083900227" calcext:value-type="float">
            <text:p>1.23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([.$B$1]+[.$B$2]*[.A28])*[.A28]" office:value-type="float" office:value="6.875" calcext:value-type="float">
            <text:p>6.875</text:p>
          </table:table-cell>
          <table:table-cell table:formula="of:=[.A28]+([.$B$3]/[.B28])^2*(1/19.6)" office:value-type="float" office:value="1.28147647158037" calcext:value-type="float">
            <text:p>1.281</text:p>
          </table:table-cell>
        </table:table-row>
        <table:table-row table:style-name="ro1">
          <table:table-cell office:value-type="float" office:value="1.3" calcext:value-type="float">
            <text:p>1.30</text:p>
          </table:table-cell>
          <table:table-cell table:formula="of:=([.$B$1]+[.$B$2]*[.A29])*[.A29]" office:value-type="float" office:value="7.28" calcext:value-type="float">
            <text:p>7.280</text:p>
          </table:table-cell>
          <table:table-cell table:formula="of:=[.A29]+([.$B$3]/[.B29])^2*(1/19.6)" office:value-type="float" office:value="1.3280716984294" calcext:value-type="float">
            <text:p>1.32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([.$B$1]+[.$B$2]*[.A30])*[.A30]" office:value-type="float" office:value="7.695" calcext:value-type="float">
            <text:p>7.695</text:p>
          </table:table-cell>
          <table:table-cell table:formula="of:=[.A30]+([.$B$3]/[.B30])^2*(1/19.6)" office:value-type="float" office:value="1.3751254703174" calcext:value-type="float">
            <text:p>1.375</text:p>
          </table:table-cell>
        </table:table-row>
        <table:table-row table:style-name="ro1">
          <table:table-cell office:value-type="float" office:value="1.4" calcext:value-type="float">
            <text:p>1.40</text:p>
          </table:table-cell>
          <table:table-cell table:formula="of:=([.$B$1]+[.$B$2]*[.A31])*[.A31]" office:value-type="float" office:value="8.12" calcext:value-type="float">
            <text:p>8.120</text:p>
          </table:table-cell>
          <table:table-cell table:formula="of:=[.A31]+([.$B$3]/[.B31])^2*(1/19.6)" office:value-type="float" office:value="1.42256417138915" calcext:value-type="float">
            <text:p>1.42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([.$B$1]+[.$B$2]*[.A32])*[.A32]" office:value-type="float" office:value="8.555" calcext:value-type="float">
            <text:p>8.555</text:p>
          </table:table-cell>
          <table:table-cell table:formula="of:=[.A32]+([.$B$3]/[.B32])^2*(1/19.6)" office:value-type="float" office:value="1.47032784874357" calcext:value-type="float">
            <text:p>1.470</text:p>
          </table:table-cell>
        </table:table-row>
        <table:table-row table:style-name="ro1">
          <table:table-cell office:value-type="float" office:value="1.5" calcext:value-type="float">
            <text:p>1.50</text:p>
          </table:table-cell>
          <table:table-cell table:formula="of:=([.$B$1]+[.$B$2]*[.A33])*[.A33]" office:value-type="float" office:value="9" calcext:value-type="float">
            <text:p>9.000</text:p>
          </table:table-cell>
          <table:table-cell table:formula="of:=[.A33]+([.$B$3]/[.B33])^2*(1/19.6)" office:value-type="float" office:value="1.51836734693878" calcext:value-type="float">
            <text:p>1.51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([.$B$1]+[.$B$2]*[.A34])*[.A34]" office:value-type="float" office:value="9.455" calcext:value-type="float">
            <text:p>9.455</text:p>
          </table:table-cell>
          <table:table-cell table:formula="of:=[.A34]+([.$B$3]/[.B34])^2*(1/19.6)" office:value-type="float" office:value="1.56664210975747" calcext:value-type="float">
            <text:p>1.567</text:p>
          </table:table-cell>
        </table:table-row>
        <table:table-row table:style-name="ro1">
          <table:table-cell office:value-type="float" office:value="1.6" calcext:value-type="float">
            <text:p>1.60</text:p>
          </table:table-cell>
          <table:table-cell table:formula="of:=([.$B$1]+[.$B$2]*[.A35])*[.A35]" office:value-type="float" office:value="9.92" calcext:value-type="float">
            <text:p>9.920</text:p>
          </table:table-cell>
          <table:table-cell table:formula="of:=[.A35]+([.$B$3]/[.B35])^2*(1/19.6)" office:value-type="float" office:value="1.6151184791034" calcext:value-type="float">
            <text:p>1.61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([.$B$1]+[.$B$2]*[.A36])*[.A36]" office:value-type="float" office:value="10.395" calcext:value-type="float">
            <text:p>10.395</text:p>
          </table:table-cell>
          <table:table-cell table:formula="of:=[.A36]+([.$B$3]/[.B36])^2*(1/19.6)" office:value-type="float" office:value="1.66376836786325" calcext:value-type="float">
            <text:p>1.664</text:p>
          </table:table-cell>
        </table:table-row>
        <table:table-row table:style-name="ro1">
          <table:table-cell office:value-type="float" office:value="1.7" calcext:value-type="float">
            <text:p>1.70</text:p>
          </table:table-cell>
          <table:table-cell table:formula="of:=([.$B$1]+[.$B$2]*[.A37])*[.A37]" office:value-type="float" office:value="10.88" calcext:value-type="float">
            <text:p>10.880</text:p>
          </table:table-cell>
          <table:table-cell table:formula="of:=[.A37]+([.$B$3]/[.B37])^2*(1/19.6)" office:value-type="float" office:value="1.71256821662489" calcext:value-type="float">
            <text:p>1.71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([.$B$1]+[.$B$2]*[.A38])*[.A38]" office:value-type="float" office:value="11.375" calcext:value-type="float">
            <text:p>11.375</text:p>
          </table:table-cell>
          <table:table-cell table:formula="of:=[.A38]+([.$B$3]/[.B38])^2*(1/19.6)" office:value-type="float" office:value="1.76149816767668" calcext:value-type="float">
            <text:p>1.761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table:formula="of:=([.$B$1]+[.$B$2]*[.A39])*[.A39]" office:value-type="float" office:value="11.88" calcext:value-type="float">
            <text:p>11.880</text:p>
          </table:table-cell>
          <table:table-cell table:formula="of:=[.A39]+([.$B$3]/[.B39])^2*(1/19.6)" office:value-type="float" office:value="1.8105414066453" calcext:value-type="float">
            <text:p>1.81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([.$B$1]+[.$B$2]*[.A40])*[.A40]" office:value-type="float" office:value="12.395" calcext:value-type="float">
            <text:p>12.395</text:p>
          </table:table-cell>
          <table:table-cell table:formula="of:=[.A40]+([.$B$3]/[.B40])^2*(1/19.6)" office:value-type="float" office:value="1.85968363443431" calcext:value-type="float">
            <text:p>1.860</text:p>
          </table:table-cell>
        </table:table-row>
        <table:table-row table:style-name="ro1">
          <table:table-cell office:value-type="float" office:value="1.9" calcext:value-type="float">
            <text:p>1.90</text:p>
          </table:table-cell>
          <table:table-cell table:formula="of:=([.$B$1]+[.$B$2]*[.A41])*[.A41]" office:value-type="float" office:value="12.92" calcext:value-type="float">
            <text:p>12.920</text:p>
          </table:table-cell>
          <table:table-cell table:formula="of:=[.A41]+([.$B$3]/[.B41])^2*(1/19.6)" office:value-type="float" office:value="1.90891264115227" calcext:value-type="float">
            <text:p>1.909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([.$B$1]+[.$B$2]*[.A42])*[.A42]" office:value-type="float" office:value="13.455" calcext:value-type="float">
            <text:p>13.455</text:p>
          </table:table-cell>
          <table:table-cell table:formula="of:=[.A42]+([.$B$3]/[.B42])^2*(1/19.6)" office:value-type="float" office:value="1.95821796039811" calcext:value-type="float">
            <text:p>1.958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table:formula="of:=([.$B$1]+[.$B$2]*[.A43])*[.A43]" office:value-type="float" office:value="14" calcext:value-type="float">
            <text:p>14.000</text:p>
          </table:table-cell>
          <table:table-cell table:formula="of:=[.A43]+([.$B$3]/[.B43])^2*(1/19.6)" office:value-type="float" office:value="2.00759058725531" calcext:value-type="float">
            <text:p>2.008</text:p>
          </table:table-cell>
        </table:table-row>
      </table:table>
      <table:table table:name="Alcantarilla" table:style-name="ta1">
        <table:shapes>
          <draw:frame draw:z-index="0" draw:style-name="gr1" draw:text-style-name="P1" svg:width="616.65pt" svg:height="355.38pt" svg:x="258.83pt" svg:y="24.86pt">
            <draw:object draw:notify-on-update-of-ranges="Alcantarilla.D5:Alcantarilla.D319 Alcantarilla.B5:Alcantarilla.B3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6"/>
        <table:table-column table:style-name="co6" table:number-columns-repeated="2" table:default-cell-style-name="ce4"/>
        <table:table-column table:style-name="co7" table:default-cell-style-name="ce8"/>
        <table:table-row table:style-name="ro1">
          <table:table-cell table:style-name="ce1" office:value-type="string" calcext:value-type="string">
            <text:p>D0 (m) =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Q (m3/s) = 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θ (rad)</text:p>
          </table:table-cell>
          <table:table-cell table:style-name="ce2" office:value-type="string" calcext:value-type="string">
            <text:p>y (m)</text:p>
          </table:table-cell>
          <table:table-cell table:style-name="ce2" office:value-type="string" calcext:value-type="string">
            <text:p>A (m2)</text:p>
          </table:table-cell>
          <table:table-cell table:style-name="ce2" office:value-type="string" calcext:value-type="string">
            <text:p>E (m)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$B$1]/2)*(1-COS([.A4]))" office:value-type="float" office:value="0" calcext:value-type="float">
            <text:p>0.0000</text:p>
          </table:table-cell>
          <table:table-cell table:formula="of:=([.$B$1]^2/8)*(2*[.A4]-SIN(2*[.A4]))" office:value-type="float" office:value="0" calcext:value-type="float">
            <text:p>0.0000</text:p>
          </table:table-cell>
          <table:table-cell table:style-name="Default"/>
        </table:table-row>
        <table:table-row table:style-name="ro1">
          <table:table-cell office:value-type="float" office:value="0.01" calcext:value-type="float">
            <text:p>0.010</text:p>
          </table:table-cell>
          <table:table-cell table:formula="of:=([.$B$1]/2)*(1-COS([.A5]))" office:value-type="float" office:value="0.0000499995833347366" calcext:value-type="float">
            <text:p>0.0000</text:p>
          </table:table-cell>
          <table:table-cell table:formula="of:=([.$B$1]^2/8)*(2*[.A5]-SIN(2*[.A5]))" office:value-type="float" office:value="0.00000066665333346011" calcext:value-type="float">
            <text:p>0.0000</text:p>
          </table:table-cell>
          <table:table-cell table:formula="of:=[.B5]+([.$B$2]/[.C5])^2*(1/19.6)" office:value-type="float" office:value="1033204592683.6" calcext:value-type="float">
            <text:p>1.0332E+12</text:p>
          </table:table-cell>
        </table:table-row>
        <table:table-row table:style-name="ro1">
          <table:table-cell office:value-type="float" office:value="0.02" calcext:value-type="float">
            <text:p>0.020</text:p>
          </table:table-cell>
          <table:table-cell table:formula="of:=([.$B$1]/2)*(1-COS([.A6]))" office:value-type="float" office:value="0.000199993333422244" calcext:value-type="float">
            <text:p>0.0002</text:p>
          </table:table-cell>
          <table:table-cell table:formula="of:=([.$B$1]^2/8)*(2*[.A6]-SIN(2*[.A6]))" office:value-type="float" office:value="0.00000533290668291997" calcext:value-type="float">
            <text:p>0.0000</text:p>
          </table:table-cell>
          <table:table-cell table:formula="of:=[.B6]+([.$B$2]/[.C6])^2*(1/19.6)" office:value-type="float" office:value="16145759140.1376" calcext:value-type="float">
            <text:p>1.6146E+10</text:p>
          </table:table-cell>
        </table:table-row>
        <table:table-row table:style-name="ro1">
          <table:table-cell office:value-type="float" office:value="0.03" calcext:value-type="float">
            <text:p>0.030</text:p>
          </table:table-cell>
          <table:table-cell table:formula="of:=([.$B$1]/2)*(1-COS([.A7]))" office:value-type="float" office:value="0.000449966251012457" calcext:value-type="float">
            <text:p>0.0004</text:p>
          </table:table-cell>
          <table:table-cell table:formula="of:=([.$B$1]^2/8)*(2*[.A7]-SIN(2*[.A7]))" office:value-type="float" office:value="0.0000179967602777012" calcext:value-type="float">
            <text:p>0.0000</text:p>
          </table:table-cell>
          <table:table-cell table:formula="of:=[.B7]+([.$B$2]/[.C7])^2*(1/19.6)" office:value-type="float" office:value="1417743858.20762" calcext:value-type="float">
            <text:p>1.4177E+09</text:p>
          </table:table-cell>
        </table:table-row>
        <table:table-row table:style-name="ro1">
          <table:table-cell office:value-type="float" office:value="0.04" calcext:value-type="float">
            <text:p>0.040</text:p>
          </table:table-cell>
          <table:table-cell table:formula="of:=([.$B$1]/2)*(1-COS([.A8]))" office:value-type="float" office:value="0.000799893339022084" calcext:value-type="float">
            <text:p>0.0008</text:p>
          </table:table-cell>
          <table:table-cell table:formula="of:=([.$B$1]^2/8)*(2*[.A8]-SIN(2*[.A8]))" office:value-type="float" office:value="0.0000426530154136531" calcext:value-type="float">
            <text:p>0.0000</text:p>
          </table:table-cell>
          <table:table-cell table:formula="of:=[.B8]+([.$B$2]/[.C8])^2*(1/19.6)" office:value-type="float" office:value="252398609.979674" calcext:value-type="float">
            <text:p>2.5240E+08</text:p>
          </table:table-cell>
        </table:table-row>
        <table:table-row table:style-name="ro1">
          <table:table-cell office:value-type="float" office:value="0.05" calcext:value-type="float">
            <text:p>0.050</text:p>
          </table:table-cell>
          <table:table-cell table:formula="of:=([.$B$1]/2)*(1-COS([.A9]))" office:value-type="float" office:value="0.00124973960503372" calcext:value-type="float">
            <text:p>0.0012</text:p>
          </table:table-cell>
          <table:table-cell table:formula="of:=([.$B$1]^2/8)*(2*[.A9]-SIN(2*[.A9]))" office:value-type="float" office:value="0.0000832916765859254" calcext:value-type="float">
            <text:p>0.0001</text:p>
          </table:table-cell>
          <table:table-cell table:formula="of:=[.B9]+([.$B$2]/[.C9])^2*(1/19.6)" office:value-type="float" office:value="66188605.2898508" calcext:value-type="float">
            <text:p>6.6189E+07</text:p>
          </table:table-cell>
        </table:table-row>
        <table:table-row table:style-name="ro1">
          <table:table-cell office:value-type="float" office:value="0.06" calcext:value-type="float">
            <text:p>0.060</text:p>
          </table:table-cell>
          <table:table-cell table:formula="of:=([.$B$1]/2)*(1-COS([.A10]))" office:value-type="float" office:value="0.00179946006479581" calcext:value-type="float">
            <text:p>0.0018</text:p>
          </table:table-cell>
          <table:table-cell table:formula="of:=([.$B$1]^2/8)*(2*[.A10]-SIN(2*[.A10]))" office:value-type="float" office:value="0.000143896355540317" calcext:value-type="float">
            <text:p>0.0001</text:p>
          </table:table-cell>
          <table:table-cell table:formula="of:=[.B10]+([.$B$2]/[.C10])^2*(1/19.6)" office:value-type="float" office:value="22176185.6507875" calcext:value-type="float">
            <text:p>2.2176E+07</text:p>
          </table:table-cell>
        </table:table-row>
        <table:table-row table:style-name="ro1">
          <table:table-cell office:value-type="float" office:value="0.07" calcext:value-type="float">
            <text:p>0.070</text:p>
          </table:table-cell>
          <table:table-cell table:formula="of:=([.$B$1]/2)*(1-COS([.A11]))" office:value-type="float" office:value="0.00244899974672041" calcext:value-type="float">
            <text:p>0.0024</text:p>
          </table:table-cell>
          <table:table-cell table:formula="of:=([.$B$1]^2/8)*(2*[.A11]-SIN(2*[.A11]))" office:value-type="float" office:value="0.00022844267788176" calcext:value-type="float">
            <text:p>0.0002</text:p>
          </table:table-cell>
          <table:table-cell table:formula="of:=[.B11]+([.$B$2]/[.C11])^2*(1/19.6)" office:value-type="float" office:value="8798972.35602075" calcext:value-type="float">
            <text:p>8.7990E+06</text:p>
          </table:table-cell>
        </table:table-row>
        <table:table-row table:style-name="ro1">
          <table:table-cell office:value-type="float" office:value="0.08" calcext:value-type="float">
            <text:p>0.080</text:p>
          </table:table-cell>
          <table:table-cell table:formula="of:=([.$B$1]/2)*(1-COS([.A12]))" office:value-type="float" office:value="0.00319829369738056" calcext:value-type="float">
            <text:p>0.0032</text:p>
          </table:table-cell>
          <table:table-cell table:formula="of:=([.$B$1]^2/8)*(2*[.A12]-SIN(2*[.A12]))" office:value-type="float" office:value="0.000340896692877013" calcext:value-type="float">
            <text:p>0.0003</text:p>
          </table:table-cell>
          <table:table-cell table:formula="of:=[.B12]+([.$B$2]/[.C12])^2*(1/19.6)" office:value-type="float" office:value="3951307.8049887" calcext:value-type="float">
            <text:p>3.9513E+06</text:p>
          </table:table-cell>
        </table:table-row>
        <table:table-row table:style-name="ro1">
          <table:table-cell office:value-type="float" office:value="0.09" calcext:value-type="float">
            <text:p>0.090</text:p>
          </table:table-cell>
          <table:table-cell table:formula="of:=([.$B$1]/2)*(1-COS([.A13]))" office:value-type="float" office:value="0.00404726698800573" calcext:value-type="float">
            <text:p>0.0040</text:p>
          </table:table-cell>
          <table:table-cell table:formula="of:=([.$B$1]^2/8)*(2*[.A13]-SIN(2*[.A13]))" office:value-type="float" office:value="0.000485213287087907" calcext:value-type="float">
            <text:p>0.0005</text:p>
          </table:table-cell>
          <table:table-cell table:formula="of:=[.B13]+([.$B$2]/[.C13])^2*(1/19.6)" office:value-type="float" office:value="1950388.23614848" calcext:value-type="float">
            <text:p>1.9504E+06</text:p>
          </table:table-cell>
        </table:table-row>
        <table:table-row table:style-name="ro1">
          <table:table-cell office:value-type="float" office:value="0.1" calcext:value-type="float">
            <text:p>0.100</text:p>
          </table:table-cell>
          <table:table-cell table:formula="of:=([.$B$1]/2)*(1-COS([.A14]))" office:value-type="float" office:value="0.00499583472197418" calcext:value-type="float">
            <text:p>0.0050</text:p>
          </table:table-cell>
          <table:table-cell table:formula="of:=([.$B$1]^2/8)*(2*[.A14]-SIN(2*[.A14]))" office:value-type="float" office:value="0.000665334602469397" calcext:value-type="float">
            <text:p>0.0007</text:p>
          </table:table-cell>
          <table:table-cell table:formula="of:=[.B14]+([.$B$2]/[.C14])^2*(1/19.6)" office:value-type="float" office:value="1037304.39710672" calcext:value-type="float">
            <text:p>1.0373E+06</text:p>
          </table:table-cell>
        </table:table-row>
        <table:table-row table:style-name="ro1">
          <table:table-cell office:value-type="float" office:value="0.11" calcext:value-type="float">
            <text:p>0.110</text:p>
          </table:table-cell>
          <table:table-cell table:formula="of:=([.$B$1]/2)*(1-COS([.A15]))" office:value-type="float" office:value="0.00604390204330318" calcext:value-type="float">
            <text:p>0.0060</text:p>
          </table:table-cell>
          <table:table-cell table:formula="of:=([.$B$1]^2/8)*(2*[.A15]-SIN(2*[.A15]))" office:value-type="float" office:value="0.000885188459565339" calcext:value-type="float">
            <text:p>0.0009</text:p>
          </table:table-cell>
          <table:table-cell table:formula="of:=[.B15]+([.$B$2]/[.C15])^2*(1/19.6)" office:value-type="float" office:value="586023.397562865" calcext:value-type="float">
            <text:p>5.8602E+05</text:p>
          </table:table-cell>
        </table:table-row>
        <table:table-row table:style-name="ro1">
          <table:table-cell office:value-type="float" office:value="0.12" calcext:value-type="float">
            <text:p>0.120</text:p>
          </table:table-cell>
          <table:table-cell table:formula="of:=([.$B$1]/2)*(1-COS([.A16]))" office:value-type="float" office:value="0.00719136414613375" calcext:value-type="float">
            <text:p>0.0072</text:p>
          </table:table-cell>
          <table:table-cell table:formula="of:=([.$B$1]^2/8)*(2*[.A16]-SIN(2*[.A16]))" office:value-type="float" office:value="0.00114868678643271" calcext:value-type="float">
            <text:p>0.0011</text:p>
          </table:table-cell>
          <table:table-cell table:formula="of:=[.B16]+([.$B$2]/[.C16])^2*(1/19.6)" office:value-type="float" office:value="348003.167124095" calcext:value-type="float">
            <text:p>3.4800E+05</text:p>
          </table:table-cell>
        </table:table-row>
        <table:table-row table:style-name="ro1">
          <table:table-cell office:value-type="float" office:value="0.13" calcext:value-type="float">
            <text:p>0.130</text:p>
          </table:table-cell>
          <table:table-cell table:formula="of:=([.$B$1]/2)*(1-COS([.A17]))" office:value-type="float" office:value="0.00843810628521191" calcext:value-type="float">
            <text:p>0.0084</text:p>
          </table:table-cell>
          <table:table-cell table:formula="of:=([.$B$1]^2/8)*(2*[.A17]-SIN(2*[.A17]))" office:value-type="float" office:value="0.00145972405392245" calcext:value-type="float">
            <text:p>0.0015</text:p>
          </table:table-cell>
          <table:table-cell table:formula="of:=[.B17]+([.$B$2]/[.C17])^2*(1/19.6)" office:value-type="float" office:value="215498.834645146" calcext:value-type="float">
            <text:p>2.1550E+05</text:p>
          </table:table-cell>
        </table:table-row>
        <table:table-row table:style-name="ro1">
          <table:table-cell office:value-type="float" office:value="0.14" calcext:value-type="float">
            <text:p>0.140</text:p>
          </table:table-cell>
          <table:table-cell table:formula="of:=([.$B$1]/2)*(1-COS([.A18]))" office:value-type="float" office:value="0.00978400378736288" calcext:value-type="float">
            <text:p>0.0098</text:p>
          </table:table-cell>
          <table:table-cell table:formula="of:=([.$B$1]^2/8)*(2*[.A18]-SIN(2*[.A18]))" office:value-type="float" office:value="0.00182217571794313" calcext:value-type="float">
            <text:p>0.0018</text:p>
          </table:table-cell>
          <table:table-cell table:formula="of:=[.B18]+([.$B$2]/[.C18])^2*(1/19.6)" office:value-type="float" office:value="138294.83446755" calcext:value-type="float">
            <text:p>1.3829E+05</text:p>
          </table:table-cell>
        </table:table-row>
        <table:table-row table:style-name="ro1">
          <table:table-cell office:value-type="float" office:value="0.15" calcext:value-type="float">
            <text:p>0.150</text:p>
          </table:table-cell>
          <table:table-cell table:formula="of:=([.$B$1]/2)*(1-COS([.A19]))" office:value-type="float" office:value="0.0112289220639578" calcext:value-type="float">
            <text:p>0.0112</text:p>
          </table:table-cell>
          <table:table-cell table:formula="of:=([.$B$1]^2/8)*(2*[.A19]-SIN(2*[.A19]))" office:value-type="float" office:value="0.00223989666933022" calcext:value-type="float">
            <text:p>0.0022</text:p>
          </table:table-cell>
          <table:table-cell table:formula="of:=[.B19]+([.$B$2]/[.C19])^2*(1/19.6)" office:value-type="float" office:value="91523.058197446" calcext:value-type="float">
            <text:p>9.1523E+04</text:p>
          </table:table-cell>
        </table:table-row>
        <table:table-row table:style-name="ro1">
          <table:table-cell office:value-type="float" office:value="0.16" calcext:value-type="float">
            <text:p>0.160</text:p>
          </table:table-cell>
          <table:table-cell table:formula="of:=([.$B$1]/2)*(1-COS([.A20]))" office:value-type="float" office:value="0.0127727166243731" calcext:value-type="float">
            <text:p>0.0128</text:p>
          </table:table-cell>
          <table:table-cell table:formula="of:=([.$B$1]^2/8)*(2*[.A20]-SIN(2*[.A20]))" office:value-type="float" office:value="0.00271671969194112" calcext:value-type="float">
            <text:p>0.0027</text:p>
          </table:table-cell>
          <table:table-cell table:formula="of:=[.B20]+([.$B$2]/[.C20])^2*(1/19.6)" office:value-type="float" office:value="62215.2521798609" calcext:value-type="float">
            <text:p>6.2215E+04</text:p>
          </table:table-cell>
        </table:table-row>
        <table:table-row table:style-name="ro1">
          <table:table-cell office:value-type="float" office:value="0.17" calcext:value-type="float">
            <text:p>0.170</text:p>
          </table:table-cell>
          <table:table-cell table:formula="of:=([.$B$1]/2)*(1-COS([.A21]))" office:value-type="float" office:value="0.0144152330904392" calcext:value-type="float">
            <text:p>0.0144</text:p>
          </table:table-cell>
          <table:table-cell table:formula="of:=([.$B$1]^2/8)*(2*[.A21]-SIN(2*[.A21]))" office:value-type="float" office:value="0.00325645392959281" calcext:value-type="float">
            <text:p>0.0033</text:p>
          </table:table-cell>
          <table:table-cell table:formula="of:=[.B21]+([.$B$2]/[.C21])^2*(1/19.6)" office:value-type="float" office:value="43300.8783322836" calcext:value-type="float">
            <text:p>4.3301E+04</text:p>
          </table:table-cell>
        </table:table-row>
        <table:table-row table:style-name="ro1">
          <table:table-cell office:value-type="float" office:value="0.18" calcext:value-type="float">
            <text:p>0.180</text:p>
          </table:table-cell>
          <table:table-cell table:formula="of:=([.$B$1]/2)*(1-COS([.A22]))" office:value-type="float" office:value="0.0161563072118786" calcext:value-type="float">
            <text:p>0.0162</text:p>
          </table:table-cell>
          <table:table-cell table:formula="of:=([.$B$1]^2/8)*(2*[.A22]-SIN(2*[.A22]))" office:value-type="float" office:value="0.00386288336245502" calcext:value-type="float">
            <text:p>0.0039</text:p>
          </table:table-cell>
          <table:table-cell table:formula="of:=[.B22]+([.$B$2]/[.C22])^2*(1/19.6)" office:value-type="float" office:value="30772.5492875727" calcext:value-type="float">
            <text:p>3.0773E+04</text:p>
          </table:table-cell>
        </table:table-row>
        <table:table-row table:style-name="ro1">
          <table:table-cell office:value-type="float" office:value="0.19" calcext:value-type="float">
            <text:p>0.190</text:p>
          </table:table-cell>
          <table:table-cell table:formula="of:=([.$B$1]/2)*(1-COS([.A23]))" office:value-type="float" office:value="0.0179957648827297" calcext:value-type="float">
            <text:p>0.0180</text:p>
          </table:table-cell>
          <table:table-cell table:formula="of:=([.$B$1]^2/8)*(2*[.A23]-SIN(2*[.A23]))" office:value-type="float" office:value="0.00453976529350866" calcext:value-type="float">
            <text:p>0.0045</text:p>
          </table:table-cell>
          <table:table-cell table:formula="of:=[.B23]+([.$B$2]/[.C23])^2*(1/19.6)" office:value-type="float" office:value="22280.2463339408" calcext:value-type="float">
            <text:p>2.2280E+04</text:p>
          </table:table-cell>
        </table:table-row>
        <table:table-row table:style-name="ro1">
          <table:table-cell office:value-type="float" office:value="0.2" calcext:value-type="float">
            <text:p>0.200</text:p>
          </table:table-cell>
          <table:table-cell table:formula="of:=([.$B$1]/2)*(1-COS([.A24]))" office:value-type="float" office:value="0.0199334221587584" calcext:value-type="float">
            <text:p>0.0199</text:p>
          </table:table-cell>
          <table:table-cell table:formula="of:=([.$B$1]^2/8)*(2*[.A24]-SIN(2*[.A24]))" office:value-type="float" office:value="0.00529082884567475" calcext:value-type="float">
            <text:p>0.0053</text:p>
          </table:table-cell>
          <table:table-cell table:formula="of:=[.B24]+([.$B$2]/[.C24])^2*(1/19.6)" office:value-type="float" office:value="16403.6139747822" calcext:value-type="float">
            <text:p>1.6404E+04</text:p>
          </table:table-cell>
        </table:table-row>
        <table:table-row table:style-name="ro1">
          <table:table-cell office:value-type="float" office:value="0.21" calcext:value-type="float">
            <text:p>0.210</text:p>
          </table:table-cell>
          <table:table-cell table:formula="of:=([.$B$1]/2)*(1-COS([.A25]))" office:value-type="float" office:value="0.0219690852758517" calcext:value-type="float">
            <text:p>0.0220</text:p>
          </table:table-cell>
          <table:table-cell table:formula="of:=([.$B$1]^2/8)*(2*[.A25]-SIN(2*[.A25]))" office:value-type="float" office:value="0.00611977347021492" calcext:value-type="float">
            <text:p>0.0061</text:p>
          </table:table-cell>
          <table:table-cell table:formula="of:=[.B25]+([.$B$2]/[.C25])^2*(1/19.6)" office:value-type="float" office:value="12260.7354879731" calcext:value-type="float">
            <text:p>1.2261E+04</text:p>
          </table:table-cell>
        </table:table-row>
        <table:table-row table:style-name="ro1">
          <table:table-cell office:value-type="float" office:value="0.22" calcext:value-type="float">
            <text:p>0.220</text:p>
          </table:table-cell>
          <table:table-cell table:formula="of:=([.$B$1]/2)*(1-COS([.A26]))" office:value-type="float" office:value="0.0241025506693945" calcext:value-type="float">
            <text:p>0.0241</text:p>
          </table:table-cell>
          <table:table-cell table:formula="of:=([.$B$1]^2/8)*(2*[.A26]-SIN(2*[.A26]))" office:value-type="float" office:value="0.0070302674670002" calcext:value-type="float">
            <text:p>0.0070</text:p>
          </table:table-cell>
          <table:table-cell table:formula="of:=[.B26]+([.$B$2]/[.C26])^2*(1/19.6)" office:value-type="float" office:value="9290.60227466683" calcext:value-type="float">
            <text:p>9.2906E+03</text:p>
          </table:table-cell>
        </table:table-row>
        <table:table-row table:style-name="ro1">
          <table:table-cell office:value-type="float" office:value="0.23" calcext:value-type="float">
            <text:p>0.230</text:p>
          </table:table-cell>
          <table:table-cell table:formula="of:=([.$B$1]/2)*(1-COS([.A27]))" office:value-type="float" office:value="0.0263336049946251" calcext:value-type="float">
            <text:p>0.0263</text:p>
          </table:table-cell>
          <table:table-cell table:formula="of:=([.$B$1]^2/8)*(2*[.A27]-SIN(2*[.A27]))" office:value-type="float" office:value="0.00802594651724012" calcext:value-type="float">
            <text:p>0.0080</text:p>
          </table:table-cell>
          <table:table-cell table:formula="of:=[.B27]+([.$B$2]/[.C27])^2*(1/19.6)" office:value-type="float" office:value="7128.45676121704" calcext:value-type="float">
            <text:p>7.1285E+03</text:p>
          </table:table-cell>
        </table:table-row>
        <table:table-row table:style-name="ro1">
          <table:table-cell office:value-type="float" office:value="0.24" calcext:value-type="float">
            <text:p>0.240</text:p>
          </table:table-cell>
          <table:table-cell table:formula="of:=([.$B$1]/2)*(1-COS([.A28]))" office:value-type="float" office:value="0.0286620251479703" calcext:value-type="float">
            <text:p>0.0287</text:p>
          </table:table-cell>
          <table:table-cell table:formula="of:=([.$B$1]^2/8)*(2*[.A28]-SIN(2*[.A28]))" office:value-type="float" office:value="0.00911041222925854" calcext:value-type="float">
            <text:p>0.0091</text:p>
          </table:table-cell>
          <table:table-cell table:formula="of:=[.B28]+([.$B$2]/[.C28])^2*(1/19.6)" office:value-type="float" office:value="5532.38800695242" calcext:value-type="float">
            <text:p>5.5324E+03</text:p>
          </table:table-cell>
        </table:table-row>
        <table:table-row table:style-name="ro1">
          <table:table-cell office:value-type="float" office:value="0.25" calcext:value-type="float">
            <text:p>0.250</text:p>
          </table:table-cell>
          <table:table-cell table:formula="of:=([.$B$1]/2)*(1-COS([.A29]))" office:value-type="float" office:value="0.0310875782893553" calcext:value-type="float">
            <text:p>0.0311</text:p>
          </table:table-cell>
          <table:table-cell table:formula="of:=([.$B$1]^2/8)*(2*[.A29]-SIN(2*[.A29]))" office:value-type="float" office:value="0.0102872306978985" calcext:value-type="float">
            <text:p>0.0103</text:p>
          </table:table-cell>
          <table:table-cell table:formula="of:=[.B29]+([.$B$2]/[.C29])^2*(1/19.6)" office:value-type="float" office:value="4339.02938301394" calcext:value-type="float">
            <text:p>4.3390E+03</text:p>
          </table:table-cell>
        </table:table-row>
        <table:table-row table:style-name="ro1">
          <table:table-cell office:value-type="float" office:value="0.26" calcext:value-type="float">
            <text:p>0.260</text:p>
          </table:table-cell>
          <table:table-cell table:formula="of:=([.$B$1]/2)*(1-COS([.A30]))" office:value-type="float" office:value="0.0336100218654868" calcext:value-type="float">
            <text:p>0.0336</text:p>
          </table:table-cell>
          <table:table-cell table:formula="of:=([.$B$1]^2/8)*(2*[.A30]-SIN(2*[.A30]))" office:value-type="float" office:value="0.0115599310781316" calcext:value-type="float">
            <text:p>0.0116</text:p>
          </table:table-cell>
          <table:table-cell table:formula="of:=[.B30]+([.$B$2]/[.C30])^2*(1/19.6)" office:value-type="float" office:value="3436.21394876682" calcext:value-type="float">
            <text:p>3.4362E+03</text:p>
          </table:table-cell>
        </table:table-row>
        <table:table-row table:style-name="ro1">
          <table:table-cell office:value-type="float" office:value="0.27" calcext:value-type="float">
            <text:p>0.270</text:p>
          </table:table-cell>
          <table:table-cell table:formula="of:=([.$B$1]/2)*(1-COS([.A31]))" office:value-type="float" office:value="0.0362291036341095" calcext:value-type="float">
            <text:p>0.0362</text:p>
          </table:table-cell>
          <table:table-cell table:formula="of:=([.$B$1]^2/8)*(2*[.A31]-SIN(2*[.A31]))" office:value-type="float" office:value="0.0129320041734434" calcext:value-type="float">
            <text:p>0.0129</text:p>
          </table:table-cell>
          <table:table-cell table:formula="of:=[.B31]+([.$B$2]/[.C31])^2*(1/19.6)" office:value-type="float" office:value="2745.74686418561" calcext:value-type="float">
            <text:p>2.7457E+03</text:p>
          </table:table-cell>
        </table:table-row>
        <table:table-row table:style-name="ro1">
          <table:table-cell office:value-type="float" office:value="0.28" calcext:value-type="float">
            <text:p>0.280</text:p>
          </table:table-cell>
          <table:table-cell table:formula="of:=([.$B$1]/2)*(1-COS([.A32]))" office:value-type="float" office:value="0.0389445616892291" calcext:value-type="float">
            <text:p>0.0389</text:p>
          </table:table-cell>
          <table:table-cell table:formula="of:=([.$B$1]^2/8)*(2*[.A32]-SIN(2*[.A32]))" office:value-type="float" office:value="0.0144069010395583" calcext:value-type="float">
            <text:p>0.0144</text:p>
          </table:table-cell>
          <table:table-cell table:formula="of:=[.B32]+([.$B$2]/[.C32])^2*(1/19.6)" office:value-type="float" office:value="2212.34542763729" calcext:value-type="float">
            <text:p>2.2123E+03</text:p>
          </table:table-cell>
        </table:table-row>
        <table:table-row table:style-name="ro1">
          <table:table-cell office:value-type="float" office:value="0.29" calcext:value-type="float">
            <text:p>0.290</text:p>
          </table:table-cell>
          <table:table-cell table:formula="of:=([.$B$1]/2)*(1-COS([.A33]))" office:value-type="float" office:value="0.0417561244873028" calcext:value-type="float">
            <text:p>0.0418</text:p>
          </table:table-cell>
          <table:table-cell table:formula="of:=([.$B$1]^2/8)*(2*[.A33]-SIN(2*[.A33]))" office:value-type="float" office:value="0.0159880316040632" calcext:value-type="float">
            <text:p>0.0160</text:p>
          </table:table-cell>
          <table:table-cell table:formula="of:=[.B33]+([.$B$2]/[.C33])^2*(1/19.6)" office:value-type="float" office:value="1796.41443790828" calcext:value-type="float">
            <text:p>1.7964E+03</text:p>
          </table:table-cell>
        </table:table-row>
        <table:table-row table:style-name="ro1">
          <table:table-cell office:value-type="float" office:value="0.3" calcext:value-type="float">
            <text:p>0.300</text:p>
          </table:table-cell>
          <table:table-cell table:formula="of:=([.$B$1]/2)*(1-COS([.A34]))" office:value-type="float" office:value="0.044663510874394" calcext:value-type="float">
            <text:p>0.0447</text:p>
          </table:table-cell>
          <table:table-cell table:formula="of:=([.$B$1]^2/8)*(2*[.A34]-SIN(2*[.A34]))" office:value-type="float" office:value="0.0176787633024823" calcext:value-type="float">
            <text:p>0.0177</text:p>
          </table:table-cell>
          <table:table-cell table:formula="of:=[.B34]+([.$B$2]/[.C34])^2*(1/19.6)" office:value-type="float" office:value="1469.25060423579" calcext:value-type="float">
            <text:p>1.4693E+03</text:p>
          </table:table-cell>
        </table:table-row>
        <table:table-row table:style-name="ro1">
          <table:table-cell office:value-type="float" office:value="0.31" calcext:value-type="float">
            <text:p>0.310</text:p>
          </table:table-cell>
          <table:table-cell table:formula="of:=([.$B$1]/2)*(1-COS([.A35]))" office:value-type="float" office:value="0.0476664301142866" calcext:value-type="float">
            <text:p>0.0477</text:p>
          </table:table-cell>
          <table:table-cell table:formula="of:=([.$B$1]^2/8)*(2*[.A35]-SIN(2*[.A35]))" office:value-type="float" office:value="0.0194824197313475" calcext:value-type="float">
            <text:p>0.0195</text:p>
          </table:table-cell>
          <table:table-cell table:formula="of:=[.B35]+([.$B$2]/[.C35])^2*(1/19.6)" office:value-type="float" office:value="1209.81163913984" calcext:value-type="float">
            <text:p>1.2098E+03</text:p>
          </table:table-cell>
        </table:table-row>
        <table:table-row table:style-name="ro1">
          <table:table-cell office:value-type="float" office:value="0.32" calcext:value-type="float">
            <text:p>0.320</text:p>
          </table:table-cell>
          <table:table-cell table:formula="of:=([.$B$1]/2)*(1-COS([.A36]))" office:value-type="float" office:value="0.0507645819175592" calcext:value-type="float">
            <text:p>0.0508</text:p>
          </table:table-cell>
          <table:table-cell table:formula="of:=([.$B$1]^2/8)*(2*[.A36]-SIN(2*[.A36]))" office:value-type="float" office:value="0.0214022793188039" calcext:value-type="float">
            <text:p>0.0214</text:p>
          </table:table-cell>
          <table:table-cell table:formula="of:=[.B36]+([.$B$2]/[.C36])^2*(1/19.6)" office:value-type="float" office:value="1002.50921855697" calcext:value-type="float">
            <text:p>1.0025E+03</text:p>
          </table:table-cell>
        </table:table-row>
        <table:table-row table:style-name="ro1">
          <table:table-cell office:value-type="float" office:value="0.33" calcext:value-type="float">
            <text:p>0.330</text:p>
          </table:table-cell>
          <table:table-cell table:formula="of:=([.$B$1]/2)*(1-COS([.A37]))" office:value-type="float" office:value="0.053957656471613" calcext:value-type="float">
            <text:p>0.0540</text:p>
          </table:table-cell>
          <table:table-cell table:formula="of:=([.$B$1]^2/8)*(2*[.A37]-SIN(2*[.A37]))" office:value-type="float" office:value="0.0234415740132831" calcext:value-type="float">
            <text:p>0.0234</text:p>
          </table:table-cell>
          <table:table-cell table:formula="of:=[.B37]+([.$B$2]/[.C37])^2*(1/19.6)" office:value-type="float" office:value="835.681794461545" calcext:value-type="float">
            <text:p>8.3568E+02</text:p>
          </table:table-cell>
        </table:table-row>
        <table:table-row table:style-name="ro1">
          <table:table-cell office:value-type="float" office:value="0.34" calcext:value-type="float">
            <text:p>0.340</text:p>
          </table:table-cell>
          <table:table-cell table:formula="of:=([.$B$1]/2)*(1-COS([.A38]))" office:value-type="float" office:value="0.0572453344716538" calcext:value-type="float">
            <text:p>0.0572</text:p>
          </table:table-cell>
          <table:table-cell table:formula="of:=([.$B$1]^2/8)*(2*[.A38]-SIN(2*[.A38]))" office:value-type="float" office:value="0.0256034879907657" calcext:value-type="float">
            <text:p>0.0256</text:p>
          </table:table-cell>
          <table:table-cell table:formula="of:=[.B38]+([.$B$2]/[.C38])^2*(1/19.6)" office:value-type="float" office:value="700.5250368045" calcext:value-type="float">
            <text:p>7.0053E+02</text:p>
          </table:table-cell>
        </table:table-row>
        <table:table-row table:style-name="ro1">
          <table:table-cell office:value-type="float" office:value="0.35" calcext:value-type="float">
            <text:p>0.350</text:p>
          </table:table-cell>
          <table:table-cell table:formula="of:=([.$B$1]/2)*(1-COS([.A39]))" office:value-type="float" office:value="0.0606272871526211" calcext:value-type="float">
            <text:p>0.0606</text:p>
          </table:table-cell>
          <table:table-cell table:formula="of:=([.$B$1]^2/8)*(2*[.A39]-SIN(2*[.A39]))" office:value-type="float" office:value="0.0278911563811545" calcext:value-type="float">
            <text:p>0.0279</text:p>
          </table:table-cell>
          <table:table-cell table:formula="of:=[.B39]+([.$B$2]/[.C39])^2*(1/19.6)" office:value-type="float" office:value="590.334277372765" calcext:value-type="float">
            <text:p>5.9033E+02</text:p>
          </table:table-cell>
        </table:table-row>
        <table:table-row table:style-name="ro1">
          <table:table-cell office:value-type="float" office:value="0.36" calcext:value-type="float">
            <text:p>0.360</text:p>
          </table:table-cell>
          <table:table-cell table:formula="of:=([.$B$1]/2)*(1-COS([.A40]))" office:value-type="float" office:value="0.0641031763220652" calcext:value-type="float">
            <text:p>0.0641</text:p>
          </table:table-cell>
          <table:table-cell table:formula="of:=([.$B$1]^2/8)*(2*[.A40]-SIN(2*[.A40]))" office:value-type="float" office:value="0.0303076640142634" calcext:value-type="float">
            <text:p>0.0303</text:p>
          </table:table-cell>
          <table:table-cell table:formula="of:=[.B40]+([.$B$2]/[.C40])^2*(1/19.6)" office:value-type="float" office:value="499.962230580243" calcext:value-type="float">
            <text:p>4.9996E+02</text:p>
          </table:table-cell>
        </table:table-row>
        <table:table-row table:style-name="ro1">
          <table:table-cell office:value-type="float" office:value="0.37" calcext:value-type="float">
            <text:p>0.370</text:p>
          </table:table-cell>
          <table:table-cell table:formula="of:=([.$B$1]/2)*(1-COS([.A41]))" office:value-type="float" office:value="0.0676726543939655" calcext:value-type="float">
            <text:p>0.0677</text:p>
          </table:table-cell>
          <table:table-cell table:formula="of:=([.$B$1]^2/8)*(2*[.A41]-SIN(2*[.A41]))" office:value-type="float" office:value="0.0328560441859275" calcext:value-type="float">
            <text:p>0.0329</text:p>
          </table:table-cell>
          <table:table-cell table:formula="of:=[.B41]+([.$B$2]/[.C41])^2*(1/19.6)" office:value-type="float" office:value="425.426931205551" calcext:value-type="float">
            <text:p>4.2543E+02</text:p>
          </table:table-cell>
        </table:table-row>
        <table:table-row table:style-name="ro1">
          <table:table-cell office:value-type="float" office:value="0.38" calcext:value-type="float">
            <text:p>0.380</text:p>
          </table:table-cell>
          <table:table-cell table:formula="of:=([.$B$1]/2)*(1-COS([.A42]))" office:value-type="float" office:value="0.0713353644234898" calcext:value-type="float">
            <text:p>0.0713</text:p>
          </table:table-cell>
          <table:table-cell table:formula="of:=([.$B$1]^2/8)*(2*[.A42]-SIN(2*[.A42]))" office:value-type="float" office:value="0.0355392774447243" calcext:value-type="float">
            <text:p>0.0355</text:p>
          </table:table-cell>
          <table:table-cell table:formula="of:=[.B42]+([.$B$2]/[.C42])^2*(1/19.6)" office:value-type="float" office:value="363.625605812116" calcext:value-type="float">
            <text:p>3.6363E+02</text:p>
          </table:table-cell>
        </table:table-row>
        <table:table-row table:style-name="ro1">
          <table:table-cell office:value-type="float" office:value="0.39" calcext:value-type="float">
            <text:p>0.390</text:p>
          </table:table-cell>
          <table:table-cell table:formula="of:=([.$B$1]/2)*(1-COS([.A43]))" office:value-type="float" office:value="0.0750909401426869" calcext:value-type="float">
            <text:p>0.0751</text:p>
          </table:table-cell>
          <table:table-cell table:formula="of:=([.$B$1]^2/8)*(2*[.A43]-SIN(2*[.A43]))" office:value-type="float" office:value="0.0383602903997949" calcext:value-type="float">
            <text:p>0.0384</text:p>
          </table:table-cell>
          <table:table-cell table:formula="of:=[.B43]+([.$B$2]/[.C43])^2*(1/19.6)" office:value-type="float" office:value="312.123997815261" calcext:value-type="float">
            <text:p>3.1212E+02</text:p>
          </table:table-cell>
        </table:table-row>
        <table:table-row table:style-name="ro1">
          <table:table-cell office:value-type="float" office:value="0.4" calcext:value-type="float">
            <text:p>0.400</text:p>
          </table:table-cell>
          <table:table-cell table:formula="of:=([.$B$1]/2)*(1-COS([.A44]))" office:value-type="float" office:value="0.0789390059971149" calcext:value-type="float">
            <text:p>0.0789</text:p>
          </table:table-cell>
          <table:table-cell table:formula="of:=([.$B$1]^2/8)*(2*[.A44]-SIN(2*[.A44]))" office:value-type="float" office:value="0.0413219545502386" calcext:value-type="float">
            <text:p>0.0413</text:p>
          </table:table-cell>
          <table:table-cell table:formula="of:=[.B44]+([.$B$2]/[.C44])^2*(1/19.6)" office:value-type="float" office:value="268.999944679485" calcext:value-type="float">
            <text:p>2.6900E+02</text:p>
          </table:table-cell>
        </table:table-row>
        <table:table-row table:style-name="ro1">
          <table:table-cell office:value-type="float" office:value="0.41" calcext:value-type="float">
            <text:p>0.410</text:p>
          </table:table-cell>
          <table:table-cell table:formula="of:=([.$B$1]/2)*(1-COS([.A45]))" office:value-type="float" office:value="0.0828791771833949" calcext:value-type="float">
            <text:p>0.0829</text:p>
          </table:table-cell>
          <table:table-cell table:formula="of:=([.$B$1]^2/8)*(2*[.A45]-SIN(2*[.A45]))" office:value-type="float" office:value="0.0444270851365521" calcext:value-type="float">
            <text:p>0.0444</text:p>
          </table:table-cell>
          <table:table-cell table:formula="of:=[.B45]+([.$B$2]/[.C45])^2*(1/19.6)" office:value-type="float" office:value="232.726312184086" calcext:value-type="float">
            <text:p>2.3273E+02</text:p>
          </table:table-cell>
        </table:table-row>
        <table:table-row table:style-name="ro1">
          <table:table-cell office:value-type="float" office:value="0.42" calcext:value-type="float">
            <text:p>0.420</text:p>
          </table:table-cell>
          <table:table-cell table:formula="of:=([.$B$1]/2)*(1-COS([.A46]))" office:value-type="float" office:value="0.0869110596876918" calcext:value-type="float">
            <text:p>0.0869</text:p>
          </table:table-cell>
          <table:table-cell table:formula="of:=([.$B$1]^2/8)*(2*[.A46]-SIN(2*[.A46]))" office:value-type="float" office:value="0.0476784400145703" calcext:value-type="float">
            <text:p>0.0477</text:p>
          </table:table-cell>
          <table:table-cell table:formula="of:=[.B46]+([.$B$2]/[.C46])^2*(1/19.6)" office:value-type="float" office:value="202.082722198729" calcext:value-type="float">
            <text:p>2.0208E+02</text:p>
          </table:table-cell>
        </table:table-row>
        <table:table-row table:style-name="ro1">
          <table:table-cell office:value-type="float" office:value="0.43" calcext:value-type="float">
            <text:p>0.430</text:p>
          </table:table-cell>
          <table:table-cell table:formula="of:=([.$B$1]/2)*(1-COS([.A47]))" office:value-type="float" office:value="0.0910342503251149" calcext:value-type="float">
            <text:p>0.0910</text:p>
          </table:table-cell>
          <table:table-cell table:formula="of:=([.$B$1]^2/8)*(2*[.A47]-SIN(2*[.A47]))" office:value-type="float" office:value="0.0510787185523615" calcext:value-type="float">
            <text:p>0.0511</text:p>
          </table:table-cell>
          <table:table-cell table:formula="of:=[.B47]+([.$B$2]/[.C47])^2*(1/19.6)" office:value-type="float" office:value="176.088515087179" calcext:value-type="float">
            <text:p>1.7609E+02</text:p>
          </table:table-cell>
        </table:table-row>
        <table:table-row table:style-name="ro1">
          <table:table-cell office:value-type="float" office:value="0.44" calcext:value-type="float">
            <text:p>0.440</text:p>
          </table:table-cell>
          <table:table-cell table:formula="of:=([.$B$1]/2)*(1-COS([.A48]))" office:value-type="float" office:value="0.0952483367800366" calcext:value-type="float">
            <text:p>0.0952</text:p>
          </table:table-cell>
          <table:table-cell table:formula="of:=([.$B$1]^2/8)*(2*[.A48]-SIN(2*[.A48]))" office:value-type="float" office:value="0.0546305605505154" calcext:value-type="float">
            <text:p>0.0546</text:p>
          </table:table-cell>
          <table:table-cell table:formula="of:=[.B48]+([.$B$2]/[.C48])^2*(1/19.6)" office:value-type="float" office:value="153.951491831198" calcext:value-type="float">
            <text:p>1.5395E+02</text:p>
          </table:table-cell>
        </table:table-row>
        <table:table-row table:style-name="ro1">
          <table:table-cell office:value-type="float" office:value="0.45" calcext:value-type="float">
            <text:p>0.450</text:p>
          </table:table-cell>
          <table:table-cell table:formula="of:=([.$B$1]/2)*(1-COS([.A49]))" office:value-type="float" office:value="0.0995528976473231" calcext:value-type="float">
            <text:p>0.0996</text:p>
          </table:table-cell>
          <table:table-cell table:formula="of:=([.$B$1]^2/8)*(2*[.A49]-SIN(2*[.A49]))" office:value-type="float" office:value="0.0583365451862583" calcext:value-type="float">
            <text:p>0.0583</text:p>
          </table:table-cell>
          <table:table-cell table:formula="of:=[.B49]+([.$B$2]/[.C49])^2*(1/19.6)" office:value-type="float" office:value="135.028467453625" calcext:value-type="float">
            <text:p>1.3503E+02</text:p>
          </table:table-cell>
        </table:table-row>
        <table:table-row table:style-name="ro1">
          <table:table-cell office:value-type="float" office:value="0.46" calcext:value-type="float">
            <text:p>0.460</text:p>
          </table:table-cell>
          <table:table-cell table:formula="of:=([.$B$1]/2)*(1-COS([.A50]))" office:value-type="float" office:value="0.103947502474475" calcext:value-type="float">
            <text:p>0.1039</text:p>
          </table:table-cell>
          <table:table-cell table:formula="of:=([.$B$1]^2/8)*(2*[.A50]-SIN(2*[.A50]))" office:value-type="float" office:value="0.062199189981817" calcext:value-type="float">
            <text:p>0.0622</text:p>
          </table:table-cell>
          <table:table-cell table:formula="of:=[.B50]+([.$B$2]/[.C50])^2*(1/19.6)" office:value-type="float" office:value="118.794726500221" calcext:value-type="float">
            <text:p>1.1879E+02</text:p>
          </table:table-cell>
        </table:table-row>
        <table:table-row table:style-name="ro1">
          <table:table-cell office:value-type="float" office:value="0.47" calcext:value-type="float">
            <text:p>0.470</text:p>
          </table:table-cell>
          <table:table-cell table:formula="of:=([.$B$1]/2)*(1-COS([.A51]))" office:value-type="float" office:value="0.108431711804671" calcext:value-type="float">
            <text:p>0.1084</text:p>
          </table:table-cell>
          <table:table-cell table:formula="of:=([.$B$1]^2/8)*(2*[.A51]-SIN(2*[.A51]))" office:value-type="float" office:value="0.0662209497974429" calcext:value-type="float">
            <text:p>0.0662</text:p>
          </table:table-cell>
          <table:table-cell table:formula="of:=[.B51]+([.$B$2]/[.C51])^2*(1/19.6)" office:value-type="float" office:value="104.820232175094" calcext:value-type="float">
            <text:p>1.0482E+02</text:p>
          </table:table-cell>
        </table:table-row>
        <table:table-row table:style-name="ro1">
          <table:table-cell office:value-type="float" office:value="0.48" calcext:value-type="float">
            <text:p>0.480</text:p>
          </table:table-cell>
          <table:table-cell table:formula="of:=([.$B$1]/2)*(1-COS([.A52]))" office:value-type="float" office:value="0.113005077220716" calcext:value-type="float">
            <text:p>0.1130</text:p>
          </table:table-cell>
          <table:table-cell table:formula="of:=([.$B$1]^2/8)*(2*[.A52]-SIN(2*[.A52]))" office:value-type="float" office:value="0.0704042158495009" calcext:value-type="float">
            <text:p>0.0704</text:p>
          </table:table-cell>
          <table:table-cell table:formula="of:=[.B52]+([.$B$2]/[.C52])^2*(1/19.6)" office:value-type="float" office:value="92.7509914802882" calcext:value-type="float">
            <text:p>9.2751E+01</text:p>
          </table:table-cell>
        </table:table-row>
        <table:table-row table:style-name="ro1">
          <table:table-cell office:value-type="float" office:value="0.49" calcext:value-type="float">
            <text:p>0.490</text:p>
          </table:table-cell>
          <table:table-cell table:formula="of:=([.$B$1]/2)*(1-COS([.A53]))" office:value-type="float" office:value="0.117667141389879" calcext:value-type="float">
            <text:p>0.1177</text:p>
          </table:table-cell>
          <table:table-cell table:formula="of:=([.$B$1]^2/8)*(2*[.A53]-SIN(2*[.A53]))" office:value-type="float" office:value="0.0747513147540148" calcext:value-type="float">
            <text:p>0.0748</text:p>
          </table:table-cell>
          <table:table-cell table:formula="of:=[.B53]+([.$B$2]/[.C53])^2*(1/19.6)" office:value-type="float" office:value="82.2943803367916" calcext:value-type="float">
            <text:p>8.2294E+01</text:p>
          </table:table-cell>
        </table:table-row>
        <table:table-row table:style-name="ro1">
          <table:table-cell office:value-type="float" office:value="0.5" calcext:value-type="float">
            <text:p>0.500</text:p>
          </table:table-cell>
          <table:table-cell table:formula="of:=([.$B$1]/2)*(1-COS([.A54]))" office:value-type="float" office:value="0.122417438109627" calcext:value-type="float">
            <text:p>0.1224</text:p>
          </table:table-cell>
          <table:table-cell table:formula="of:=([.$B$1]^2/8)*(2*[.A54]-SIN(2*[.A54]))" office:value-type="float" office:value="0.0792645075960517" calcext:value-type="float">
            <text:p>0.0793</text:p>
          </table:table-cell>
          <table:table-cell table:formula="of:=[.B54]+([.$B$2]/[.C54])^2*(1/19.6)" office:value-type="float" office:value="73.2075276077966" calcext:value-type="float">
            <text:p>7.3208E+01</text:p>
          </table:table-cell>
        </table:table-row>
        <table:table-row table:style-name="ro1">
          <table:table-cell office:value-type="float" office:value="0.51" calcext:value-type="float">
            <text:p>0.510</text:p>
          </table:table-cell>
          <table:table-cell table:formula="of:=([.$B$1]/2)*(1-COS([.A55]))" office:value-type="float" office:value="0.127255492354249" calcext:value-type="float">
            <text:p>0.1273</text:p>
          </table:table-cell>
          <table:table-cell table:formula="of:=([.$B$1]^2/8)*(2*[.A55]-SIN(2*[.A55]))" office:value-type="float" office:value="0.0839459890253185" calcext:value-type="float">
            <text:p>0.0839</text:p>
          </table:table-cell>
          <table:table-cell table:formula="of:=[.B55]+([.$B$2]/[.C55])^2*(1/19.6)" office:value-type="float" office:value="65.2880750045203" calcext:value-type="float">
            <text:p>6.5288E+01</text:p>
          </table:table-cell>
        </table:table-row>
        <table:table-row table:style-name="ro1">
          <table:table-cell office:value-type="float" office:value="0.52" calcext:value-type="float">
            <text:p>0.520</text:p>
          </table:table-cell>
          <table:table-cell table:formula="of:=([.$B$1]/2)*(1-COS([.A56]))" office:value-type="float" office:value="0.13218082032235" calcext:value-type="float">
            <text:p>0.1322</text:p>
          </table:table-cell>
          <table:table-cell table:formula="of:=([.$B$1]^2/8)*(2*[.A56]-SIN(2*[.A56]))" office:value-type="float" office:value="0.0887978863783308" calcext:value-type="float">
            <text:p>0.0888</text:p>
          </table:table-cell>
          <table:table-cell table:formula="of:=[.B56]+([.$B$2]/[.C56])^2*(1/19.6)" office:value-type="float" office:value="58.3667921129734" calcext:value-type="float">
            <text:p>5.8367E+01</text:p>
          </table:table-cell>
        </table:table-row>
        <table:table-row table:style-name="ro1">
          <table:table-cell office:value-type="float" office:value="0.53" calcext:value-type="float">
            <text:p>0.530</text:p>
          </table:table-cell>
          <table:table-cell table:formula="of:=([.$B$1]/2)*(1-COS([.A57]))" office:value-type="float" office:value="0.137192929485239" calcext:value-type="float">
            <text:p>0.1372</text:p>
          </table:table-cell>
          <table:table-cell table:formula="of:=([.$B$1]^2/8)*(2*[.A57]-SIN(2*[.A57]))" office:value-type="float" office:value="0.0938222588275069" calcext:value-type="float">
            <text:p>0.0938</text:p>
          </table:table-cell>
          <table:table-cell table:formula="of:=[.B57]+([.$B$2]/[.C57])^2*(1/19.6)" office:value-type="float" office:value="52.3016472633165" calcext:value-type="float">
            <text:p>5.2302E+01</text:p>
          </table:table-cell>
        </table:table-row>
        <table:table-row table:style-name="ro1">
          <table:table-cell office:value-type="float" office:value="0.54" calcext:value-type="float">
            <text:p>0.540</text:p>
          </table:table-cell>
          <table:table-cell table:formula="of:=([.$B$1]/2)*(1-COS([.A58]))" office:value-type="float" office:value="0.142291318636176" calcext:value-type="float">
            <text:p>0.1423</text:p>
          </table:table-cell>
          <table:table-cell table:formula="of:=([.$B$1]^2/8)*(2*[.A58]-SIN(2*[.A58]))" office:value-type="float" office:value="0.0990210965575263" calcext:value-type="float">
            <text:p>0.0990</text:p>
          </table:table-cell>
          <table:table-cell table:formula="of:=[.B58]+([.$B$2]/[.C58])^2*(1/19.6)" office:value-type="float" office:value="46.9730264580812" calcext:value-type="float">
            <text:p>4.6973E+01</text:p>
          </table:table-cell>
        </table:table-row>
        <table:table-row table:style-name="ro1">
          <table:table-cell office:value-type="float" office:value="0.55" calcext:value-type="float">
            <text:p>0.550</text:p>
          </table:table-cell>
          <table:table-cell table:formula="of:=([.$B$1]/2)*(1-COS([.A59]))" office:value-type="float" office:value="0.147475477940494" calcext:value-type="float">
            <text:p>0.1475</text:p>
          </table:table-cell>
          <table:table-cell table:formula="of:=([.$B$1]^2/8)*(2*[.A59]-SIN(2*[.A59]))" office:value-type="float" office:value="0.104396319969282" calcext:value-type="float">
            <text:p>0.1044</text:p>
          </table:table-cell>
          <table:table-cell table:formula="of:=[.B59]+([.$B$2]/[.C59])^2*(1/19.6)" office:value-type="float" office:value="42.2798618768324" calcext:value-type="float">
            <text:p>4.2280E+01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table:formula="of:=([.$B$1]/2)*(1-COS([.A60]))" office:value-type="float" office:value="0.152744888986584" calcext:value-type="float">
            <text:p>0.1527</text:p>
          </table:table-cell>
          <table:table-cell table:formula="of:=([.$B$1]^2/8)*(2*[.A60]-SIN(2*[.A60]))" office:value-type="float" office:value="0.109949778911748" calcext:value-type="float">
            <text:p>0.1099</text:p>
          </table:table-cell>
          <table:table-cell table:formula="of:=[.B60]+([.$B$2]/[.C60])^2*(1/19.6)" office:value-type="float" office:value="38.1364842533087" calcext:value-type="float">
            <text:p>3.8136E+01</text:p>
          </table:table-cell>
        </table:table-row>
        <table:table-row table:style-name="ro1">
          <table:table-cell office:value-type="float" office:value="0.57" calcext:value-type="float">
            <text:p>0.570</text:p>
          </table:table-cell>
          <table:table-cell table:formula="of:=([.$B$1]/2)*(1-COS([.A61]))" office:value-type="float" office:value="0.158099024837731" calcext:value-type="float">
            <text:p>0.1581</text:p>
          </table:table-cell>
          <table:table-cell table:formula="of:=([.$B$1]^2/8)*(2*[.A61]-SIN(2*[.A61]))" office:value-type="float" office:value="0.115683251942058" calcext:value-type="float">
            <text:p>0.1157</text:p>
          </table:table-cell>
          <table:table-cell table:formula="of:=[.B61]+([.$B$2]/[.C61])^2*(1/19.6)" office:value-type="float" office:value="34.4700538275277" calcext:value-type="float">
            <text:p>3.4470E+01</text:p>
          </table:table-cell>
        </table:table-row>
        <table:table-row table:style-name="ro1">
          <table:table-cell office:value-type="float" office:value="0.58" calcext:value-type="float">
            <text:p>0.580</text:p>
          </table:table-cell>
          <table:table-cell table:formula="of:=([.$B$1]/2)*(1-COS([.A62]))" office:value-type="float" office:value="0.163537350084813" calcext:value-type="float">
            <text:p>0.1635</text:p>
          </table:table-cell>
          <table:table-cell table:formula="of:=([.$B$1]^2/8)*(2*[.A62]-SIN(2*[.A62]))" office:value-type="float" office:value="0.121598445614117" calcext:value-type="float">
            <text:p>0.1216</text:p>
          </table:table-cell>
          <table:table-cell table:formula="of:=[.B62]+([.$B$2]/[.C62])^2*(1/19.6)" office:value-type="float" office:value="31.2184556665151" calcext:value-type="float">
            <text:p>3.1218E+01</text:p>
          </table:table-cell>
        </table:table-row>
        <table:table-row table:style-name="ro1">
          <table:table-cell office:value-type="float" office:value="0.59" calcext:value-type="float">
            <text:p>0.590</text:p>
          </table:table-cell>
          <table:table-cell table:formula="of:=([.$B$1]/2)*(1-COS([.A63]))" office:value-type="float" office:value="0.169059320899836" calcext:value-type="float">
            <text:p>0.1691</text:p>
          </table:table-cell>
          <table:table-cell table:formula="of:=([.$B$1]^2/8)*(2*[.A63]-SIN(2*[.A63]))" office:value-type="float" office:value="0.12769699379599" calcext:value-type="float">
            <text:p>0.1277</text:p>
          </table:table-cell>
          <table:table-cell table:formula="of:=[.B63]+([.$B$2]/[.C63])^2*(1/19.6)" office:value-type="float" office:value="28.3285691873598" calcext:value-type="float">
            <text:p>2.8329E+01</text:p>
          </table:table-cell>
        </table:table-row>
        <table:table-row table:style-name="ro1">
          <table:table-cell office:value-type="float" office:value="0.6" calcext:value-type="float">
            <text:p>0.600</text:p>
          </table:table-cell>
          <table:table-cell table:formula="of:=([.$B$1]/2)*(1-COS([.A64]))" office:value-type="float" office:value="0.174664385090322" calcext:value-type="float">
            <text:p>0.1747</text:p>
          </table:table-cell>
          <table:table-cell table:formula="of:=([.$B$1]^2/8)*(2*[.A64]-SIN(2*[.A64]))" office:value-type="float" office:value="0.133980457016387" calcext:value-type="float">
            <text:p>0.1340</text:p>
          </table:table-cell>
          <table:table-cell table:formula="of:=[.B64]+([.$B$2]/[.C64])^2*(1/19.6)" office:value-type="float" office:value="25.7548403916071" calcext:value-type="float">
            <text:p>2.5755E+01</text:p>
          </table:table-cell>
        </table:table-row>
        <table:table-row table:style-name="ro1">
          <table:table-cell office:value-type="float" office:value="0.61" calcext:value-type="float">
            <text:p>0.610</text:p>
          </table:table-cell>
          <table:table-cell table:formula="of:=([.$B$1]/2)*(1-COS([.A65]))" office:value-type="float" office:value="0.180351982154521" calcext:value-type="float">
            <text:p>0.1804</text:p>
          </table:table-cell>
          <table:table-cell table:formula="of:=([.$B$1]^2/8)*(2*[.A65]-SIN(2*[.A65]))" office:value-type="float" office:value="0.140450321840466" calcext:value-type="float">
            <text:p>0.1405</text:p>
          </table:table-cell>
          <table:table-cell table:formula="of:=[.B65]+([.$B$2]/[.C65])^2*(1/19.6)" office:value-type="float" office:value="23.4580998934659" calcext:value-type="float">
            <text:p>2.3458E+01</text:p>
          </table:table-cell>
        </table:table-row>
        <table:table-row table:style-name="ro1">
          <table:table-cell office:value-type="float" office:value="0.62" calcext:value-type="float">
            <text:p>0.620</text:p>
          </table:table-cell>
          <table:table-cell table:formula="of:=([.$B$1]/2)*(1-COS([.A66]))" office:value-type="float" office:value="0.186121543337466" calcext:value-type="float">
            <text:p>0.1861</text:p>
          </table:table-cell>
          <table:table-cell table:formula="of:=([.$B$1]^2/8)*(2*[.A66]-SIN(2*[.A66]))" office:value-type="float" office:value="0.147108000275231" calcext:value-type="float">
            <text:p>0.1471</text:p>
          </table:table-cell>
          <table:table-cell table:formula="of:=[.B66]+([.$B$2]/[.C66])^2*(1/19.6)" office:value-type="float" office:value="21.4045812465429" calcext:value-type="float">
            <text:p>2.1405E+01</text:p>
          </table:table-cell>
        </table:table-row>
        <table:table-row table:style-name="ro1">
          <table:table-cell office:value-type="float" office:value="0.63" calcext:value-type="float">
            <text:p>0.630</text:p>
          </table:table-cell>
          <table:table-cell table:formula="of:=([.$B$1]/2)*(1-COS([.A67]))" office:value-type="float" office:value="0.191972491687848" calcext:value-type="float">
            <text:p>0.1920</text:p>
          </table:table-cell>
          <table:table-cell table:formula="of:=([.$B$1]^2/8)*(2*[.A67]-SIN(2*[.A67]))" office:value-type="float" office:value="0.153954829204742" calcext:value-type="float">
            <text:p>0.1540</text:p>
          </table:table-cell>
          <table:table-cell table:formula="of:=[.B67]+([.$B$2]/[.C67])^2*(1/19.6)" office:value-type="float" office:value="19.5651030639821" calcext:value-type="float">
            <text:p>1.9565E+01</text:p>
          </table:table-cell>
        </table:table-row>
        <table:table-row table:style-name="ro1">
          <table:table-cell office:value-type="float" office:value="0.64" calcext:value-type="float">
            <text:p>0.640</text:p>
          </table:table-cell>
          <table:table-cell table:formula="of:=([.$B$1]/2)*(1-COS([.A68]))" office:value-type="float" office:value="0.197904242115707" calcext:value-type="float">
            <text:p>0.1979</text:p>
          </table:table-cell>
          <table:table-cell table:formula="of:=([.$B$1]^2/8)*(2*[.A68]-SIN(2*[.A68]))" office:value-type="float" office:value="0.160992069855388" calcext:value-type="float">
            <text:p>0.1610</text:p>
          </table:table-cell>
          <table:table-cell table:formula="of:=[.B68]+([.$B$2]/[.C68])^2*(1/19.6)" office:value-type="float" office:value="17.9143855316699" calcext:value-type="float">
            <text:p>1.7914E+01</text:p>
          </table:table-cell>
        </table:table-row>
        <table:table-row table:style-name="ro1">
          <table:table-cell office:value-type="float" office:value="0.65" calcext:value-type="float">
            <text:p>0.650</text:p>
          </table:table-cell>
          <table:table-cell table:formula="of:=([.$B$1]/2)*(1-COS([.A69]))" office:value-type="float" office:value="0.203916201450944" calcext:value-type="float">
            <text:p>0.2039</text:p>
          </table:table-cell>
          <table:table-cell table:formula="of:=([.$B$1]^2/8)*(2*[.A69]-SIN(2*[.A69]))" office:value-type="float" office:value="0.168220907291404" calcext:value-type="float">
            <text:p>0.1682</text:p>
          </table:table-cell>
          <table:table-cell table:formula="of:=[.B69]+([.$B$2]/[.C69])^2*(1/19.6)" office:value-type="float" office:value="16.4304775510799" calcext:value-type="float">
            <text:p>1.6430E+01</text:p>
          </table:table-cell>
        </table:table-row>
        <table:table-row table:style-name="ro1">
          <table:table-cell office:value-type="float" office:value="0.66" calcext:value-type="float">
            <text:p>0.660</text:p>
          </table:table-cell>
          <table:table-cell table:formula="of:=([.$B$1]/2)*(1-COS([.A70]))" office:value-type="float" office:value="0.210007768502635" calcext:value-type="float">
            <text:p>0.2100</text:p>
          </table:table-cell>
          <table:table-cell table:formula="of:=([.$B$1]^2/8)*(2*[.A70]-SIN(2*[.A70]))" office:value-type="float" office:value="0.175642449940867" calcext:value-type="float">
            <text:p>0.1756</text:p>
          </table:table-cell>
          <table:table-cell table:formula="of:=[.B70]+([.$B$2]/[.C70])^2*(1/19.6)" office:value-type="float" office:value="15.0942752376865" calcext:value-type="float">
            <text:p>1.5094E+01</text:p>
          </table:table-cell>
        </table:table-row>
        <table:table-row table:style-name="ro1">
          <table:table-cell office:value-type="float" office:value="0.67" calcext:value-type="float">
            <text:p>0.670</text:p>
          </table:table-cell>
          <table:table-cell table:formula="of:=([.$B$1]/2)*(1-COS([.A71]))" office:value-type="float" office:value="0.216178334119151" calcext:value-type="float">
            <text:p>0.2162</text:p>
          </table:table-cell>
          <table:table-cell table:formula="of:=([.$B$1]^2/8)*(2*[.A71]-SIN(2*[.A71]))" office:value-type="float" office:value="0.18325772915234" calcext:value-type="float">
            <text:p>0.1833</text:p>
          </table:table-cell>
          <table:table-cell table:formula="of:=[.B71]+([.$B$2]/[.C71])^2*(1/19.6)" office:value-type="float" office:value="13.8891160894757" calcext:value-type="float">
            <text:p>1.3889E+01</text:p>
          </table:table-cell>
        </table:table-row>
        <table:table-row table:style-name="ro1">
          <table:table-cell office:value-type="float" office:value="0.68" calcext:value-type="float">
            <text:p>0.680</text:p>
          </table:table-cell>
          <table:table-cell table:formula="of:=([.$B$1]/2)*(1-COS([.A72]))" office:value-type="float" office:value="0.222427281249072" calcext:value-type="float">
            <text:p>0.2224</text:p>
          </table:table-cell>
          <table:table-cell table:formula="of:=([.$B$1]^2/8)*(2*[.A72]-SIN(2*[.A72]))" office:value-type="float" office:value="0.191067698782342" calcext:value-type="float">
            <text:p>0.1911</text:p>
          </table:table-cell>
          <table:table-cell table:formula="of:=[.B72]+([.$B$2]/[.C72])^2*(1/19.6)" office:value-type="float" office:value="12.8004360188998" calcext:value-type="float">
            <text:p>1.2800E+01</text:p>
          </table:table-cell>
        </table:table-row>
        <table:table-row table:style-name="ro1">
          <table:table-cell office:value-type="float" office:value="0.69" calcext:value-type="float">
            <text:p>0.690</text:p>
          </table:table-cell>
          <table:table-cell table:formula="of:=([.$B$1]/2)*(1-COS([.A73]))" office:value-type="float" office:value="0.228753985002893" calcext:value-type="float">
            <text:p>0.2288</text:p>
          </table:table-cell>
          <table:table-cell table:formula="of:=([.$B$1]^2/8)*(2*[.A73]-SIN(2*[.A73]))" office:value-type="float" office:value="0.19907323481382" calcext:value-type="float">
            <text:p>0.1991</text:p>
          </table:table-cell>
          <table:table-cell table:formula="of:=[.B73]+([.$B$2]/[.C73])^2*(1/19.6)" office:value-type="float" office:value="11.815478759036" calcext:value-type="float">
            <text:p>1.1815E+01</text:p>
          </table:table-cell>
        </table:table-row>
        <table:table-row table:style-name="ro1">
          <table:table-cell office:value-type="float" office:value="0.7" calcext:value-type="float">
            <text:p>0.700</text:p>
          </table:table-cell>
          <table:table-cell table:formula="of:=([.$B$1]/2)*(1-COS([.A74]))" office:value-type="float" office:value="0.235157812715512" calcext:value-type="float">
            <text:p>0.2352</text:p>
          </table:table-cell>
          <table:table-cell table:formula="of:=([.$B$1]^2/8)*(2*[.A74]-SIN(2*[.A74]))" office:value-type="float" office:value="0.20727513500577" calcext:value-type="float">
            <text:p>0.2073</text:p>
          </table:table-cell>
          <table:table-cell table:formula="of:=[.B74]+([.$B$2]/[.C74])^2*(1/19.6)" office:value-type="float" office:value="10.9230490264511" calcext:value-type="float">
            <text:p>1.0923E+01</text:p>
          </table:table-cell>
        </table:table-row>
        <table:table-row table:style-name="ro1">
          <table:table-cell office:value-type="float" office:value="0.71" calcext:value-type="float">
            <text:p>0.710</text:p>
          </table:table-cell>
          <table:table-cell table:formula="of:=([.$B$1]/2)*(1-COS([.A75]))" office:value-type="float" office:value="0.241638124009492" calcext:value-type="float">
            <text:p>0.2416</text:p>
          </table:table-cell>
          <table:table-cell table:formula="of:=([.$B$1]^2/8)*(2*[.A75]-SIN(2*[.A75]))" office:value-type="float" office:value="0.21567411857414" calcext:value-type="float">
            <text:p>0.2157</text:p>
          </table:table-cell>
          <table:table-cell table:formula="of:=[.B75]+([.$B$2]/[.C75])^2*(1/19.6)" office:value-type="float" office:value="10.1133023399709" calcext:value-type="float">
            <text:p>1.0113E+01</text:p>
          </table:table-cell>
        </table:table-row>
        <table:table-row table:style-name="ro1">
          <table:table-cell office:value-type="float" office:value="0.72" calcext:value-type="float">
            <text:p>0.720</text:p>
          </table:table-cell>
          <table:table-cell table:formula="of:=([.$B$1]/2)*(1-COS([.A76]))" office:value-type="float" office:value="0.248194270859105" calcext:value-type="float">
            <text:p>0.2482</text:p>
          </table:table-cell>
          <table:table-cell table:formula="of:=([.$B$1]^2/8)*(2*[.A76]-SIN(2*[.A76]))" office:value-type="float" office:value="0.224270825904157" calcext:value-type="float">
            <text:p>0.2243</text:p>
          </table:table-cell>
          <table:table-cell table:formula="of:=[.B76]+([.$B$2]/[.C76])^2*(1/19.6)" office:value-type="float" office:value="9.37756562743372" calcext:value-type="float">
            <text:p>9.3776E+00</text:p>
          </table:table-cell>
        </table:table-row>
        <table:table-row table:style-name="ro1">
          <table:table-cell office:value-type="float" office:value="0.73" calcext:value-type="float">
            <text:p>0.730</text:p>
          </table:table-cell>
          <table:table-cell table:formula="of:=([.$B$1]/2)*(1-COS([.A77]))" office:value-type="float" office:value="0.25482559765513" calcext:value-type="float">
            <text:p>0.2548</text:p>
          </table:table-cell>
          <table:table-cell table:formula="of:=([.$B$1]^2/8)*(2*[.A77]-SIN(2*[.A77]))" office:value-type="float" office:value="0.233065818294178" calcext:value-type="float">
            <text:p>0.2331</text:p>
          </table:table-cell>
          <table:table-cell table:formula="of:=[.B77]+([.$B$2]/[.C77])^2*(1/19.6)" office:value-type="float" office:value="8.70818375773973" calcext:value-type="float">
            <text:p>8.7082E+00</text:p>
          </table:table-cell>
        </table:table-row>
        <table:table-row table:style-name="ro1">
          <table:table-cell office:value-type="float" office:value="0.74" calcext:value-type="float">
            <text:p>0.740</text:p>
          </table:table-cell>
          <table:table-cell table:formula="of:=([.$B$1]/2)*(1-COS([.A78]))" office:value-type="float" office:value="0.261531441270412" calcext:value-type="float">
            <text:p>0.2615</text:p>
          </table:table-cell>
          <table:table-cell table:formula="of:=([.$B$1]^2/8)*(2*[.A78]-SIN(2*[.A78]))" office:value-type="float" office:value="0.24205957773118" calcext:value-type="float">
            <text:p>0.2421</text:p>
          </table:table-cell>
          <table:table-cell table:formula="of:=[.B78]+([.$B$2]/[.C78])^2*(1/19.6)" office:value-type="float" office:value="8.09838795757905" calcext:value-type="float">
            <text:p>8.0984E+00</text:p>
          </table:table-cell>
        </table:table-row>
        <table:table-row table:style-name="ro1">
          <table:table-cell office:value-type="float" office:value="0.75" calcext:value-type="float">
            <text:p>0.750</text:p>
          </table:table-cell>
          <table:table-cell table:formula="of:=([.$B$1]/2)*(1-COS([.A79]))" office:value-type="float" office:value="0.268311131126179" calcext:value-type="float">
            <text:p>0.2683</text:p>
          </table:table-cell>
          <table:table-cell table:formula="of:=([.$B$1]^2/8)*(2*[.A79]-SIN(2*[.A79]))" office:value-type="float" office:value="0.251252506697973" calcext:value-type="float">
            <text:p>0.2513</text:p>
          </table:table-cell>
          <table:table-cell table:formula="of:=[.B79]+([.$B$2]/[.C79])^2*(1/19.6)" office:value-type="float" office:value="7.54218274643183" calcext:value-type="float">
            <text:p>7.5422E+00</text:p>
          </table:table-cell>
        </table:table-row>
        <table:table-row table:style-name="ro1">
          <table:table-cell office:value-type="float" office:value="0.76" calcext:value-type="float">
            <text:p>0.760</text:p>
          </table:table-cell>
          <table:table-cell table:formula="of:=([.$B$1]/2)*(1-COS([.A80]))" office:value-type="float" office:value="0.275163989259095" calcext:value-type="float">
            <text:p>0.2752</text:p>
          </table:table-cell>
          <table:table-cell table:formula="of:=([.$B$1]^2/8)*(2*[.A80]-SIN(2*[.A80]))" office:value-type="float" office:value="0.260644928012208" calcext:value-type="float">
            <text:p>0.2606</text:p>
          </table:table-cell>
          <table:table-cell table:formula="of:=[.B80]+([.$B$2]/[.C80])^2*(1/19.6)" office:value-type="float" office:value="7.03424857794307" calcext:value-type="float">
            <text:p>7.0342E+00</text:p>
          </table:table-cell>
        </table:table-row>
        <table:table-row table:style-name="ro1">
          <table:table-cell office:value-type="float" office:value="0.77" calcext:value-type="float">
            <text:p>0.770</text:p>
          </table:table-cell>
          <table:table-cell table:formula="of:=([.$B$1]/2)*(1-COS([.A81]))" office:value-type="float" office:value="0.282089330389057" calcext:value-type="float">
            <text:p>0.2821</text:p>
          </table:table-cell>
          <table:table-cell table:formula="of:=([.$B$1]^2/8)*(2*[.A81]-SIN(2*[.A81]))" office:value-type="float" office:value="0.27023708469726" calcext:value-type="float">
            <text:p>0.2702</text:p>
          </table:table-cell>
          <table:table-cell table:formula="of:=[.B81]+([.$B$2]/[.C81])^2*(1/19.6)" office:value-type="float" office:value="6.56985783307238" calcext:value-type="float">
            <text:p>6.5699E+00</text:p>
          </table:table-cell>
        </table:table-row>
        <table:table-row table:style-name="ro1">
          <table:table-cell office:value-type="float" office:value="0.78" calcext:value-type="float">
            <text:p>0.780</text:p>
          </table:table-cell>
          <table:table-cell table:formula="of:=([.$B$1]/2)*(1-COS([.A82]))" office:value-type="float" office:value="0.289086461987723" calcext:value-type="float">
            <text:p>0.2891</text:p>
          </table:table-cell>
          <table:table-cell table:formula="of:=([.$B$1]^2/8)*(2*[.A82]-SIN(2*[.A82]))" office:value-type="float" office:value="0.280029139885017" calcext:value-type="float">
            <text:p>0.2800</text:p>
          </table:table-cell>
          <table:table-cell table:formula="of:=[.B82]+([.$B$2]/[.C82])^2*(1/19.6)" office:value-type="float" office:value="6.1448021885521" calcext:value-type="float">
            <text:p>6.1448E+00</text:p>
          </table:table-cell>
        </table:table-row>
        <table:table-row table:style-name="ro1">
          <table:table-cell office:value-type="float" office:value="0.79" calcext:value-type="float">
            <text:p>0.790</text:p>
          </table:table-cell>
          <table:table-cell table:formula="of:=([.$B$1]/2)*(1-COS([.A83]))" office:value-type="float" office:value="0.296154684347764" calcext:value-type="float">
            <text:p>0.2962</text:p>
          </table:table-cell>
          <table:table-cell table:formula="of:=([.$B$1]^2/8)*(2*[.A83]-SIN(2*[.A83]))" office:value-type="float" office:value="0.29002117675063" calcext:value-type="float">
            <text:p>0.2900</text:p>
          </table:table-cell>
          <table:table-cell table:formula="of:=[.B83]+([.$B$2]/[.C83])^2*(1/19.6)" office:value-type="float" office:value="5.75532969766775" calcext:value-type="float">
            <text:p>5.7553E+00</text:p>
          </table:table-cell>
        </table:table-row>
        <table:table-row table:style-name="ro1">
          <table:table-cell office:value-type="float" office:value="0.8" calcext:value-type="float">
            <text:p>0.800</text:p>
          </table:table-cell>
          <table:table-cell table:formula="of:=([.$B$1]/2)*(1-COS([.A84]))" office:value-type="float" office:value="0.303293290652835" calcext:value-type="float">
            <text:p>0.3033</text:p>
          </table:table-cell>
          <table:table-cell table:formula="of:=([.$B$1]^2/8)*(2*[.A84]-SIN(2*[.A84]))" office:value-type="float" office:value="0.300213198479247" calcext:value-type="float">
            <text:p>0.3002</text:p>
          </table:table-cell>
          <table:table-cell table:formula="of:=[.B84]+([.$B$2]/[.C84])^2*(1/19.6)" office:value-type="float" office:value="5.39809018090977" calcext:value-type="float">
            <text:p>5.3981E+00</text:p>
          </table:table-cell>
        </table:table-row>
        <table:table-row table:style-name="ro1">
          <table:table-cell office:value-type="float" office:value="0.81" calcext:value-type="float">
            <text:p>0.810</text:p>
          </table:table-cell>
          <table:table-cell table:formula="of:=([.$B$1]/2)*(1-COS([.A85]))" office:value-type="float" office:value="0.310501567048253" calcext:value-type="float">
            <text:p>0.3105</text:p>
          </table:table-cell>
          <table:table-cell table:formula="of:=([.$B$1]^2/8)*(2*[.A85]-SIN(2*[.A85]))" office:value-type="float" office:value="0.310605128264738" calcext:value-type="float">
            <text:p>0.3106</text:p>
          </table:table-cell>
          <table:table-cell table:formula="of:=[.B85]+([.$B$2]/[.C85])^2*(1/19.6)" office:value-type="float" office:value="5.07008774110876" calcext:value-type="float">
            <text:p>5.0701E+00</text:p>
          </table:table-cell>
        </table:table-row>
        <table:table-row table:style-name="ro1">
          <table:table-cell office:value-type="float" office:value="0.82" calcext:value-type="float">
            <text:p>0.820</text:p>
          </table:table-cell>
          <table:table-cell table:formula="of:=([.$B$1]/2)*(1-COS([.A86]))" office:value-type="float" office:value="0.317778792712387" calcext:value-type="float">
            <text:p>0.3178</text:p>
          </table:table-cell>
          <table:table-cell table:formula="of:=([.$B$1]^2/8)*(2*[.A86]-SIN(2*[.A86]))" office:value-type="float" office:value="0.321196809340413" calcext:value-type="float">
            <text:p>0.3212</text:p>
          </table:table-cell>
          <table:table-cell table:formula="of:=[.B86]+([.$B$2]/[.C86])^2*(1/19.6)" office:value-type="float" office:value="4.76863939894221" calcext:value-type="float">
            <text:p>4.7686E+00</text:p>
          </table:table-cell>
        </table:table-row>
        <table:table-row table:style-name="ro1">
          <table:table-cell office:value-type="float" office:value="0.83" calcext:value-type="float">
            <text:p>0.830</text:p>
          </table:table-cell>
          <table:table-cell table:formula="of:=([.$B$1]/2)*(1-COS([.A87]))" office:value-type="float" office:value="0.325124239928733" calcext:value-type="float">
            <text:p>0.3251</text:p>
          </table:table-cell>
          <table:table-cell table:formula="of:=([.$B$1]^2/8)*(2*[.A87]-SIN(2*[.A87]))" office:value-type="float" office:value="0.331988005041732" calcext:value-type="float">
            <text:p>0.3320</text:p>
          </table:table-cell>
          <table:table-cell table:formula="of:=[.B87]+([.$B$2]/[.C87])^2*(1/19.6)" office:value-type="float" office:value="4.49133899644146" calcext:value-type="float">
            <text:p>4.4913E+00</text:p>
          </table:table-cell>
        </table:table-row>
        <table:table-row table:style-name="ro1">
          <table:table-cell office:value-type="float" office:value="0.84" calcext:value-type="float">
            <text:p>0.840</text:p>
          </table:table-cell>
          <table:table-cell table:formula="of:=([.$B$1]/2)*(1-COS([.A88]))" office:value-type="float" office:value="0.332537174158692" calcext:value-type="float">
            <text:p>0.3325</text:p>
          </table:table-cell>
          <table:table-cell table:formula="of:=([.$B$1]^2/8)*(2*[.A88]-SIN(2*[.A88]))" office:value-type="float" office:value="0.342978398900962" calcext:value-type="float">
            <text:p>0.3430</text:p>
          </table:table-cell>
          <table:table-cell table:formula="of:=[.B88]+([.$B$2]/[.C88])^2*(1/19.6)" office:value-type="float" office:value="4.23602564343365" calcext:value-type="float">
            <text:p>4.2360E+00</text:p>
          </table:table-cell>
        </table:table-row>
        <table:table-row table:style-name="ro1">
          <table:table-cell office:value-type="float" office:value="0.85" calcext:value-type="float">
            <text:p>0.850</text:p>
          </table:table-cell>
          <table:table-cell table:formula="of:=([.$B$1]/2)*(1-COS([.A89]))" office:value-type="float" office:value="0.340016854115018" calcext:value-type="float">
            <text:p>0.3400</text:p>
          </table:table-cell>
          <table:table-cell table:formula="of:=([.$B$1]^2/8)*(2*[.A89]-SIN(2*[.A89]))" office:value-type="float" office:value="0.354167594773766" calcext:value-type="float">
            <text:p>0.3542</text:p>
          </table:table-cell>
          <table:table-cell table:formula="of:=[.B89]+([.$B$2]/[.C89])^2*(1/19.6)" office:value-type="float" office:value="4.00075608889506" calcext:value-type="float">
            <text:p>4.0008E+00</text:p>
          </table:table-cell>
        </table:table-row>
        <table:table-row table:style-name="ro1">
          <table:table-cell office:value-type="float" office:value="0.86" calcext:value-type="float">
            <text:p>0.860</text:p>
          </table:table-cell>
          <table:table-cell table:formula="of:=([.$B$1]/2)*(1-COS([.A90]))" office:value-type="float" office:value="0.347562531835948" calcext:value-type="float">
            <text:p>0.3476</text:p>
          </table:table-cell>
          <table:table-cell table:formula="of:=([.$B$1]^2/8)*(2*[.A90]-SIN(2*[.A90]))" office:value-type="float" office:value="0.365555116997649" calcext:value-type="float">
            <text:p>0.3656</text:p>
          </table:table-cell>
          <table:table-cell table:formula="of:=[.B90]+([.$B$2]/[.C90])^2*(1/19.6)" office:value-type="float" office:value="3.78378048938948" calcext:value-type="float">
            <text:p>3.7838E+00</text:p>
          </table:table-cell>
        </table:table-row>
        <table:table-row table:style-name="ro1">
          <table:table-cell office:value-type="float" office:value="0.87" calcext:value-type="float">
            <text:p>0.870</text:p>
          </table:table-cell>
          <table:table-cell table:formula="of:=([.$B$1]/2)*(1-COS([.A91]))" office:value-type="float" office:value="0.355173452759999" calcext:value-type="float">
            <text:p>0.3552</text:p>
          </table:table-cell>
          <table:table-cell table:formula="of:=([.$B$1]^2/8)*(2*[.A91]-SIN(2*[.A91]))" office:value-type="float" office:value="0.377140410582223" calcext:value-type="float">
            <text:p>0.3771</text:p>
          </table:table-cell>
          <table:table-cell table:formula="of:=[.B91]+([.$B$2]/[.C91])^2*(1/19.6)" office:value-type="float" office:value="3.58352112292861" calcext:value-type="float">
            <text:p>3.5835E+00</text:p>
          </table:table-cell>
        </table:table-row>
        <table:table-row table:style-name="ro1">
          <table:table-cell office:value-type="float" office:value="0.88" calcext:value-type="float">
            <text:p>0.880</text:p>
          </table:table-cell>
          <table:table-cell table:formula="of:=([.$B$1]/2)*(1-COS([.A92]))" office:value-type="float" office:value="0.36284885580142" calcext:value-type="float">
            <text:p>0.3628</text:p>
          </table:table-cell>
          <table:table-cell table:formula="of:=([.$B$1]^2/8)*(2*[.A92]-SIN(2*[.A92]))" office:value-type="float" office:value="0.388922841431191" calcext:value-type="float">
            <text:p>0.3889</text:p>
          </table:table-cell>
          <table:table-cell table:formula="of:=[.B92]+([.$B$2]/[.C92])^2*(1/19.6)" office:value-type="float" office:value="3.39855366103617" calcext:value-type="float">
            <text:p>3.3986E+00</text:p>
          </table:table-cell>
        </table:table-row>
        <table:table-row table:style-name="ro1">
          <table:table-cell office:value-type="float" office:value="0.89" calcext:value-type="float">
            <text:p>0.890</text:p>
          </table:table-cell>
          <table:table-cell table:formula="of:=([.$B$1]/2)*(1-COS([.A93]))" office:value-type="float" office:value="0.370587973426303" calcext:value-type="float">
            <text:p>0.3706</text:p>
          </table:table-cell>
          <table:table-cell table:formula="of:=([.$B$1]^2/8)*(2*[.A93]-SIN(2*[.A93]))" office:value-type="float" office:value="0.400901696595978" calcext:value-type="float">
            <text:p>0.4009</text:p>
          </table:table-cell>
          <table:table-cell table:formula="of:=[.B93]+([.$B$2]/[.C93])^2*(1/19.6)" office:value-type="float" office:value="3.22759066643674" calcext:value-type="float">
            <text:p>3.2276E+00</text:p>
          </table:table-cell>
        </table:table-row>
        <table:table-row table:style-name="ro1">
          <table:table-cell office:value-type="float" office:value="0.9" calcext:value-type="float">
            <text:p>0.900</text:p>
          </table:table-cell>
          <table:table-cell table:formula="of:=([.$B$1]/2)*(1-COS([.A94]))" office:value-type="float" office:value="0.378390031729336" calcext:value-type="float">
            <text:p>0.3784</text:p>
          </table:table-cell>
          <table:table-cell table:formula="of:=([.$B$1]^2/8)*(2*[.A94]-SIN(2*[.A94]))" office:value-type="float" office:value="0.413076184560902" calcext:value-type="float">
            <text:p>0.4131</text:p>
          </table:table-cell>
          <table:table-cell table:formula="of:=[.B94]+([.$B$2]/[.C94])^2*(1/19.6)" office:value-type="float" office:value="3.06946703020531" calcext:value-type="float">
            <text:p>3.0695E+00</text:p>
          </table:table-cell>
        </table:table-row>
        <table:table-row table:style-name="ro1">
          <table:table-cell office:value-type="float" office:value="0.91" calcext:value-type="float">
            <text:p>0.910</text:p>
          </table:table-cell>
          <table:table-cell table:formula="of:=([.$B$1]/2)*(1-COS([.A95]))" office:value-type="float" office:value="0.386254250511188" calcext:value-type="float">
            <text:p>0.3863</text:p>
          </table:table-cell>
          <table:table-cell table:formula="of:=([.$B$1]^2/8)*(2*[.A95]-SIN(2*[.A95]))" office:value-type="float" office:value="0.425445435559772" calcext:value-type="float">
            <text:p>0.4254</text:p>
          </table:table-cell>
          <table:table-cell table:formula="of:=[.B95]+([.$B$2]/[.C95])^2*(1/19.6)" office:value-type="float" office:value="2.92312710171938" calcext:value-type="float">
            <text:p>2.9231E+00</text:p>
          </table:table-cell>
        </table:table-row>
        <table:table-row table:style-name="ro1">
          <table:table-cell office:value-type="float" office:value="0.92" calcext:value-type="float">
            <text:p>0.920</text:p>
          </table:table-cell>
          <table:table-cell table:formula="of:=([.$B$1]/2)*(1-COS([.A96]))" office:value-type="float" office:value="0.394179843356537" calcext:value-type="float">
            <text:p>0.3942</text:p>
          </table:table-cell>
          <table:table-cell table:formula="of:=([.$B$1]^2/8)*(2*[.A96]-SIN(2*[.A96]))" office:value-type="float" office:value="0.438008501923776" calcext:value-type="float">
            <text:p>0.4380</text:p>
          </table:table-cell>
          <table:table-cell table:formula="of:=[.B96]+([.$B$2]/[.C96])^2*(1/19.6)" office:value-type="float" office:value="2.7876132984419" calcext:value-type="float">
            <text:p>2.7876E+00</text:p>
          </table:table-cell>
        </table:table-row>
        <table:table-row table:style-name="ro1">
          <table:table-cell office:value-type="float" office:value="0.93" calcext:value-type="float">
            <text:p>0.930</text:p>
          </table:table-cell>
          <table:table-cell table:formula="of:=([.$B$1]/2)*(1-COS([.A97]))" office:value-type="float" office:value="0.402166017712702" calcext:value-type="float">
            <text:p>0.4022</text:p>
          </table:table-cell>
          <table:table-cell table:formula="of:=([.$B$1]^2/8)*(2*[.A97]-SIN(2*[.A97]))" office:value-type="float" office:value="0.450764358460543" calcext:value-type="float">
            <text:p>0.4508</text:p>
          </table:table-cell>
          <table:table-cell table:formula="of:=[.B97]+([.$B$2]/[.C97])^2*(1/19.6)" office:value-type="float" office:value="2.6620560113407" calcext:value-type="float">
            <text:p>2.6621E+00</text:p>
          </table:table-cell>
        </table:table-row>
        <table:table-row table:style-name="ro1">
          <table:table-cell office:value-type="float" office:value="0.94" calcext:value-type="float">
            <text:p>0.940</text:p>
          </table:table-cell>
          <table:table-cell table:formula="of:=([.$B$1]/2)*(1-COS([.A98]))" office:value-type="float" office:value="0.410211974968902" calcext:value-type="float">
            <text:p>0.4102</text:p>
          </table:table-cell>
          <table:table-cell table:formula="of:=([.$B$1]^2/8)*(2*[.A98]-SIN(2*[.A98]))" office:value-type="float" office:value="0.463711902864202" calcext:value-type="float">
            <text:p>0.4637</text:p>
          </table:table-cell>
          <table:table-cell table:formula="of:=[.B98]+([.$B$2]/[.C98])^2*(1/19.6)" office:value-type="float" office:value="2.54566464637799" calcext:value-type="float">
            <text:p>2.5457E+00</text:p>
          </table:table-cell>
        </table:table-row>
        <table:table-row table:style-name="ro1">
          <table:table-cell office:value-type="float" office:value="0.95" calcext:value-type="float">
            <text:p>0.950</text:p>
          </table:table-cell>
          <table:table-cell table:formula="of:=([.$B$1]/2)*(1-COS([.A99]))" office:value-type="float" office:value="0.418316910536116" calcext:value-type="float">
            <text:p>0.4183</text:p>
          </table:table-cell>
          <table:table-cell table:formula="of:=([.$B$1]^2/8)*(2*[.A99]-SIN(2*[.A99]))" office:value-type="float" office:value="0.476849956156293" calcext:value-type="float">
            <text:p>0.4768</text:p>
          </table:table-cell>
          <table:table-cell table:formula="of:=[.B99]+([.$B$2]/[.C99])^2*(1/19.6)" office:value-type="float" office:value="2.43771966361628" calcext:value-type="float">
            <text:p>2.4377E+00</text:p>
          </table:table-cell>
        </table:table-row>
        <table:table-row table:style-name="ro1">
          <table:table-cell office:value-type="float" office:value="0.96" calcext:value-type="float">
            <text:p>0.960</text:p>
          </table:table-cell>
          <table:table-cell table:formula="of:=([.$B$1]/2)*(1-COS([.A100]))" office:value-type="float" office:value="0.426480013927543" calcext:value-type="float">
            <text:p>0.4265</text:p>
          </table:table-cell>
          <table:table-cell table:formula="of:=([.$B$1]^2/8)*(2*[.A100]-SIN(2*[.A100]))" office:value-type="float" office:value="0.490177263157338" calcext:value-type="float">
            <text:p>0.4902</text:p>
          </table:table-cell>
          <table:table-cell table:formula="of:=[.B100]+([.$B$2]/[.C100])^2*(1/19.6)" office:value-type="float" office:value="2.33756549361799" calcext:value-type="float">
            <text:p>2.3376E+00</text:p>
          </table:table-cell>
        </table:table-row>
        <table:table-row table:style-name="ro1">
          <table:table-cell office:value-type="float" office:value="0.97" calcext:value-type="float">
            <text:p>0.970</text:p>
          </table:table-cell>
          <table:table-cell table:formula="of:=([.$B$1]/2)*(1-COS([.A101]))" office:value-type="float" office:value="0.434700468839646" calcext:value-type="float">
            <text:p>0.4347</text:p>
          </table:table-cell>
          <table:table-cell table:formula="of:=([.$B$1]^2/8)*(2*[.A101]-SIN(2*[.A101]))" office:value-type="float" office:value="0.5036924929889" calcext:value-type="float">
            <text:p>0.5037</text:p>
          </table:table-cell>
          <table:table-cell table:formula="of:=[.B101]+([.$B$2]/[.C101])^2*(1/19.6)" office:value-type="float" office:value="2.24460422641201" calcext:value-type="float">
            <text:p>2.2446E+00</text:p>
          </table:table-cell>
        </table:table-row>
        <table:table-row table:style-name="ro1">
          <table:table-cell office:value-type="float" office:value="0.98" calcext:value-type="float">
            <text:p>0.980</text:p>
          </table:table-cell>
          <table:table-cell table:formula="of:=([.$B$1]/2)*(1-COS([.A102]))" office:value-type="float" office:value="0.442977453233783" calcext:value-type="float">
            <text:p>0.4430</text:p>
          </table:table-cell>
          <table:table-cell table:formula="of:=([.$B$1]^2/8)*(2*[.A102]-SIN(2*[.A102]))" office:value-type="float" office:value="0.517394239605916" calcext:value-type="float">
            <text:p>0.5174</text:p>
          </table:table-cell>
          <table:table-cell table:formula="of:=[.B102]+([.$B$2]/[.C102])^2*(1/19.6)" office:value-type="float" office:value="2.15828998173779" calcext:value-type="float">
            <text:p>2.1583E+00</text:p>
          </table:table-cell>
        </table:table-row>
        <table:table-row table:style-name="ro1">
          <table:table-cell office:value-type="float" office:value="0.99" calcext:value-type="float">
            <text:p>0.990</text:p>
          </table:table-cell>
          <table:table-cell table:formula="of:=([.$B$1]/2)*(1-COS([.A103]))" office:value-type="float" office:value="0.451310139418412" calcext:value-type="float">
            <text:p>0.4513</text:p>
          </table:table-cell>
          <table:table-cell table:formula="of:=([.$B$1]^2/8)*(2*[.A103]-SIN(2*[.A103]))" office:value-type="float" office:value="0.531281022359095" calcext:value-type="float">
            <text:p>0.5313</text:p>
          </table:table-cell>
          <table:table-cell table:formula="of:=[.B103]+([.$B$2]/[.C103])^2*(1/19.6)" office:value-type="float" office:value="2.07812388087371" calcext:value-type="float">
            <text:p>2.0781E+00</text:p>
          </table:table-cell>
        </table:table-row>
        <table:table-row table:style-name="ro1">
          <table:table-cell office:value-type="float" office:value="1" calcext:value-type="float">
            <text:p>1.000</text:p>
          </table:table-cell>
          <table:table-cell table:formula="of:=([.$B$1]/2)*(1-COS([.A104]))" office:value-type="float" office:value="0.45969769413186" calcext:value-type="float">
            <text:p>0.4597</text:p>
          </table:table-cell>
          <table:table-cell table:formula="of:=([.$B$1]^2/8)*(2*[.A104]-SIN(2*[.A104]))" office:value-type="float" office:value="0.545351286587159" calcext:value-type="float">
            <text:p>0.5454</text:p>
          </table:table-cell>
          <table:table-cell table:formula="of:=[.B104]+([.$B$2]/[.C104])^2*(1/19.6)" office:value-type="float" office:value="2.00364955037919" calcext:value-type="float">
            <text:p>2.0036E+00</text:p>
          </table:table-cell>
        </table:table-row>
        <table:table-row table:style-name="ro1">
          <table:table-cell office:value-type="float" office:value="1.01" calcext:value-type="float">
            <text:p>1.010</text:p>
          </table:table-cell>
          <table:table-cell table:formula="of:=([.$B$1]/2)*(1-COS([.A105]))" office:value-type="float" office:value="0.468139278625644" calcext:value-type="float">
            <text:p>0.4681</text:p>
          </table:table-cell>
          <table:table-cell table:formula="of:=([.$B$1]^2/8)*(2*[.A105]-SIN(2*[.A105]))" office:value-type="float" office:value="0.559603404238686" calcext:value-type="float">
            <text:p>0.5596</text:p>
          </table:table-cell>
          <table:table-cell table:formula="of:=[.B105]+([.$B$2]/[.C105])^2*(1/19.6)" office:value-type="float" office:value="1.93444909675651" calcext:value-type="float">
            <text:p>1.9344E+00</text:p>
          </table:table-cell>
        </table:table-row>
        <table:table-row table:style-name="ro1">
          <table:table-cell office:value-type="float" office:value="1.02" calcext:value-type="float">
            <text:p>1.020</text:p>
          </table:table-cell>
          <table:table-cell table:formula="of:=([.$B$1]/2)*(1-COS([.A106]))" office:value-type="float" office:value="0.476634048748351" calcext:value-type="float">
            <text:p>0.4766</text:p>
          </table:table-cell>
          <table:table-cell table:formula="of:=([.$B$1]^2/8)*(2*[.A106]-SIN(2*[.A106]))" office:value-type="float" office:value="0.57403567452331" calcext:value-type="float">
            <text:p>0.5740</text:p>
          </table:table-cell>
          <table:table-cell table:formula="of:=[.B106]+([.$B$2]/[.C106])^2*(1/19.6)" office:value-type="float" office:value="1.87013949856002" calcext:value-type="float">
            <text:p>1.8701E+00</text:p>
          </table:table-cell>
        </table:table-row>
        <table:table-row table:style-name="ro1">
          <table:table-cell office:value-type="float" office:value="1.03" calcext:value-type="float">
            <text:p>1.030</text:p>
          </table:table-cell>
          <table:table-cell table:formula="of:=([.$B$1]/2)*(1-COS([.A107]))" office:value-type="float" office:value="0.485181155030045" calcext:value-type="float">
            <text:p>0.4852</text:p>
          </table:table-cell>
          <table:table-cell table:formula="of:=([.$B$1]^2/8)*(2*[.A107]-SIN(2*[.A107]))" office:value-type="float" office:value="0.588646324592013" calcext:value-type="float">
            <text:p>0.5886</text:p>
          </table:table-cell>
          <table:table-cell table:formula="of:=[.B107]+([.$B$2]/[.C107])^2*(1/19.6)" office:value-type="float" office:value="1.81036936901128" calcext:value-type="float">
            <text:p>1.8104E+00</text:p>
          </table:table-cell>
        </table:table-row>
        <table:table-row table:style-name="ro1">
          <table:table-cell office:value-type="float" office:value="1.04" calcext:value-type="float">
            <text:p>1.040</text:p>
          </table:table-cell>
          <table:table-cell table:formula="of:=([.$B$1]/2)*(1-COS([.A108]))" office:value-type="float" office:value="0.493779742767222" calcext:value-type="float">
            <text:p>0.4938</text:p>
          </table:table-cell>
          <table:table-cell table:formula="of:=([.$B$1]^2/8)*(2*[.A108]-SIN(2*[.A108]))" office:value-type="float" office:value="0.603433510246242" calcext:value-type="float">
            <text:p>0.6034</text:p>
          </table:table-cell>
          <table:table-cell table:formula="of:=[.B108]+([.$B$2]/[.C108])^2*(1/19.6)" office:value-type="float" office:value="1.75481604785726" calcext:value-type="float">
            <text:p>1.7548E+00</text:p>
          </table:table-cell>
        </table:table-row>
        <table:table-row table:style-name="ro1">
          <table:table-cell office:value-type="float" office:value="1.05" calcext:value-type="float">
            <text:p>1.050</text:p>
          </table:table-cell>
          <table:table-cell table:formula="of:=([.$B$1]/2)*(1-COS([.A109]))" office:value-type="float" office:value="0.502428952108273" calcext:value-type="float">
            <text:p>0.5024</text:p>
          </table:table-cell>
          <table:table-cell table:formula="of:=([.$B$1]^2/8)*(2*[.A109]-SIN(2*[.A109]))" office:value-type="float" office:value="0.618395316675563" calcext:value-type="float">
            <text:p>0.6184</text:p>
          </table:table-cell>
          <table:table-cell table:formula="of:=[.B109]+([.$B$2]/[.C109])^2*(1/19.6)" office:value-type="float" office:value="1.70318298615271" calcext:value-type="float">
            <text:p>1.7032E+00</text:p>
          </table:table-cell>
        </table:table-row>
        <table:table-row table:style-name="ro1">
          <table:table-cell office:value-type="float" office:value="1.06" calcext:value-type="float">
            <text:p>1.060</text:p>
          </table:table-cell>
          <table:table-cell table:formula="of:=([.$B$1]/2)*(1-COS([.A110]))" office:value-type="float" office:value="0.511127918139473" calcext:value-type="float">
            <text:p>0.5111</text:p>
          </table:table-cell>
          <table:table-cell table:formula="of:=([.$B$1]^2/8)*(2*[.A110]-SIN(2*[.A110]))" office:value-type="float" office:value="0.633529759223562" calcext:value-type="float">
            <text:p>0.6335</text:p>
          </table:table-cell>
          <table:table-cell table:formula="of:=[.B110]+([.$B$2]/[.C110])^2*(1/19.6)" office:value-type="float" office:value="1.6551973919591" calcext:value-type="float">
            <text:p>1.6552E+00</text:p>
          </table:table-cell>
        </table:table-row>
        <table:table-row table:style-name="ro1">
          <table:table-cell office:value-type="float" office:value="1.07" calcext:value-type="float">
            <text:p>1.070</text:p>
          </table:table-cell>
          <table:table-cell table:formula="of:=([.$B$1]/2)*(1-COS([.A111]))" office:value-type="float" office:value="0.519875770971466" calcext:value-type="float">
            <text:p>0.5199</text:p>
          </table:table-cell>
          <table:table-cell table:formula="of:=([.$B$1]^2/8)*(2*[.A111]-SIN(2*[.A111]))" office:value-type="float" office:value="0.648834784181677" calcext:value-type="float">
            <text:p>0.6488</text:p>
          </table:table-cell>
          <table:table-cell table:formula="of:=[.B111]+([.$B$2]/[.C111])^2*(1/19.6)" office:value-type="float" office:value="1.61060810871633" calcext:value-type="float">
            <text:p>1.6106E+00</text:p>
          </table:table-cell>
        </table:table-row>
        <table:table-row table:style-name="ro1">
          <table:table-cell office:value-type="float" office:value="1.08" calcext:value-type="float">
            <text:p>1.080</text:p>
          </table:table-cell>
          <table:table-cell table:formula="of:=([.$B$1]/2)*(1-COS([.A112]))" office:value-type="float" office:value="0.52867163582626" calcext:value-type="float">
            <text:p>0.5287</text:p>
          </table:table-cell>
          <table:table-cell table:formula="of:=([.$B$1]^2/8)*(2*[.A112]-SIN(2*[.A112]))" office:value-type="float" office:value="0.664308269610659" calcext:value-type="float">
            <text:p>0.6643</text:p>
          </table:table-cell>
          <table:table-cell table:formula="of:=[.B112]+([.$B$2]/[.C112])^2*(1/19.6)" office:value-type="float" office:value="1.56918370133439" calcext:value-type="float">
            <text:p>1.5692E+00</text:p>
          </table:table-cell>
        </table:table-row>
        <table:table-row table:style-name="ro1">
          <table:table-cell office:value-type="float" office:value="1.09" calcext:value-type="float">
            <text:p>1.090</text:p>
          </table:table-cell>
          <table:table-cell table:formula="of:=([.$B$1]/2)*(1-COS([.A113]))" office:value-type="float" office:value="0.537514633124699" calcext:value-type="float">
            <text:p>0.5375</text:p>
          </table:table-cell>
          <table:table-cell table:formula="of:=([.$B$1]^2/8)*(2*[.A113]-SIN(2*[.A113]))" office:value-type="float" office:value="0.679948026189313" calcext:value-type="float">
            <text:p>0.6799</text:p>
          </table:table-cell>
          <table:table-cell table:formula="of:=[.B113]+([.$B$2]/[.C113])^2*(1/19.6)" office:value-type="float" office:value="1.53071072793263" calcext:value-type="float">
            <text:p>1.5307E+00</text:p>
          </table:table-cell>
        </table:table-row>
        <table:table-row table:style-name="ro1">
          <table:table-cell office:value-type="float" office:value="1.1" calcext:value-type="float">
            <text:p>1.100</text:p>
          </table:table-cell>
          <table:table-cell table:formula="of:=([.$B$1]/2)*(1-COS([.A114]))" office:value-type="float" office:value="0.546403878574423" calcext:value-type="float">
            <text:p>0.5464</text:p>
          </table:table-cell>
          <table:table-cell table:formula="of:=([.$B$1]^2/8)*(2*[.A114]-SIN(2*[.A114]))" office:value-type="float" office:value="0.695751798090205" calcext:value-type="float">
            <text:p>0.6958</text:p>
          </table:table-cell>
          <table:table-cell table:formula="of:=[.B114]+([.$B$2]/[.C114])^2*(1/19.6)" office:value-type="float" office:value="1.4949921776797" calcext:value-type="float">
            <text:p>1.4950E+00</text:p>
          </table:table-cell>
        </table:table-row>
        <table:table-row table:style-name="ro1">
          <table:table-cell office:value-type="float" office:value="1.11" calcext:value-type="float">
            <text:p>1.110</text:p>
          </table:table-cell>
          <table:table-cell table:formula="of:=([.$B$1]/2)*(1-COS([.A115]))" office:value-type="float" office:value="0.555338483258293" calcext:value-type="float">
            <text:p>0.5553</text:p>
          </table:table-cell>
          <table:table-cell table:formula="of:=([.$B$1]^2/8)*(2*[.A115]-SIN(2*[.A115]))" office:value-type="float" office:value="0.711717263881957" calcext:value-type="float">
            <text:p>0.7117</text:p>
          </table:table-cell>
          <table:table-cell table:formula="of:=[.B115]+([.$B$2]/[.C115])^2*(1/19.6)" office:value-type="float" office:value="1.46184605740317" calcext:value-type="float">
            <text:p>1.4618E+00</text:p>
          </table:table-cell>
        </table:table-row>
        <table:table-row table:style-name="ro1">
          <table:table-cell office:value-type="float" office:value="1.12" calcext:value-type="float">
            <text:p>1.120</text:p>
          </table:table-cell>
          <table:table-cell table:formula="of:=([.$B$1]/2)*(1-COS([.A116]))" office:value-type="float" office:value="0.564317553723288" calcext:value-type="float">
            <text:p>0.5643</text:p>
          </table:table-cell>
          <table:table-cell table:formula="of:=([.$B$1]^2/8)*(2*[.A116]-SIN(2*[.A116]))" office:value-type="float" office:value="0.72784203745779" calcext:value-type="float">
            <text:p>0.7278</text:p>
          </table:table-cell>
          <table:table-cell table:formula="of:=[.B116]+([.$B$2]/[.C116])^2*(1/19.6)" office:value-type="float" office:value="1.43110411158536" calcext:value-type="float">
            <text:p>1.4311E+00</text:p>
          </table:table-cell>
        </table:table-row>
        <table:table-row table:style-name="ro1">
          <table:table-cell office:value-type="float" office:value="1.13" calcext:value-type="float">
            <text:p>1.130</text:p>
          </table:table-cell>
          <table:table-cell table:formula="of:=([.$B$1]/2)*(1-COS([.A117]))" office:value-type="float" office:value="0.573340192069843" calcext:value-type="float">
            <text:p>0.5733</text:p>
          </table:table-cell>
          <table:table-cell table:formula="of:=([.$B$1]^2/8)*(2*[.A117]-SIN(2*[.A117]))" office:value-type="float" office:value="0.744123668989937" calcext:value-type="float">
            <text:p>0.7441</text:p>
          </table:table-cell>
          <table:table-cell table:formula="of:=[.B117]+([.$B$2]/[.C117])^2*(1/19.6)" office:value-type="float" office:value="1.40261066207521" calcext:value-type="float">
            <text:p>1.4026E+00</text:p>
          </table:table-cell>
        </table:table-row>
        <table:table-row table:style-name="ro1">
          <table:table-cell office:value-type="float" office:value="1.14" calcext:value-type="float">
            <text:p>1.140</text:p>
          </table:table-cell>
          <table:table-cell table:formula="of:=([.$B$1]/2)*(1-COS([.A118]))" office:value-type="float" office:value="0.582405496041642" calcext:value-type="float">
            <text:p>0.5824</text:p>
          </table:table-cell>
          <table:table-cell table:formula="of:=([.$B$1]^2/8)*(2*[.A118]-SIN(2*[.A118]))" office:value-type="float" office:value="0.760559645909539" calcext:value-type="float">
            <text:p>0.7606</text:p>
          </table:table-cell>
          <table:table-cell table:formula="of:=[.B118]+([.$B$2]/[.C118])^2*(1/19.6)" office:value-type="float" office:value="1.37622155535499" calcext:value-type="float">
            <text:p>1.3762E+00</text:p>
          </table:table-cell>
        </table:table-row>
        <table:table-row table:style-name="ro1">
          <table:table-cell office:value-type="float" office:value="1.15" calcext:value-type="float">
            <text:p>1.150</text:p>
          </table:table-cell>
          <table:table-cell table:formula="of:=([.$B$1]/2)*(1-COS([.A119]))" office:value-type="float" office:value="0.591512559115843" calcext:value-type="float">
            <text:p>0.5915</text:p>
          </table:table-cell>
          <table:table-cell table:formula="of:=([.$B$1]^2/8)*(2*[.A119]-SIN(2*[.A119]))" office:value-type="float" office:value="0.77714739391164" calcext:value-type="float">
            <text:p>0.7771</text:p>
          </table:table-cell>
          <table:table-cell table:formula="of:=[.B119]+([.$B$2]/[.C119])^2*(1/19.6)" office:value-type="float" office:value="1.35180320653193" calcext:value-type="float">
            <text:p>1.3518E+00</text:p>
          </table:table-cell>
        </table:table-row>
        <table:table-row table:style-name="ro1">
          <table:table-cell office:value-type="float" office:value="1.16" calcext:value-type="float">
            <text:p>1.160</text:p>
          </table:table-cell>
          <table:table-cell table:formula="of:=([.$B$1]/2)*(1-COS([.A120]))" office:value-type="float" office:value="0.600660470593727" calcext:value-type="float">
            <text:p>0.6007</text:p>
          </table:table-cell>
          <table:table-cell table:formula="of:=([.$B$1]^2/8)*(2*[.A120]-SIN(2*[.A120]))" office:value-type="float" office:value="0.793884277984874" calcext:value-type="float">
            <text:p>0.7939</text:p>
          </table:table-cell>
          <table:table-cell table:formula="of:=[.B120]+([.$B$2]/[.C120])^2*(1/19.6)" office:value-type="float" office:value="1.32923173039933" calcext:value-type="float">
            <text:p>1.3292E+00</text:p>
          </table:table-cell>
        </table:table-row>
        <table:table-row table:style-name="ro1">
          <table:table-cell office:value-type="float" office:value="1.17" calcext:value-type="float">
            <text:p>1.170</text:p>
          </table:table-cell>
          <table:table-cell table:formula="of:=([.$B$1]/2)*(1-COS([.A121]))" office:value-type="float" office:value="0.60984831569177" calcext:value-type="float">
            <text:p>0.6098</text:p>
          </table:table-cell>
          <table:table-cell table:formula="of:=([.$B$1]^2/8)*(2*[.A121]-SIN(2*[.A121]))" office:value-type="float" office:value="0.810767603465437" calcext:value-type="float">
            <text:p>0.8108</text:p>
          </table:table-cell>
          <table:table-cell table:formula="of:=[.B121]+([.$B$2]/[.C121])^2*(1/19.6)" office:value-type="float" office:value="1.30839215095091" calcext:value-type="float">
            <text:p>1.3084E+00</text:p>
          </table:table-cell>
        </table:table-row>
        <table:table-row table:style-name="ro1">
          <table:table-cell office:value-type="float" office:value="1.18" calcext:value-type="float">
            <text:p>1.180</text:p>
          </table:table-cell>
          <table:table-cell table:formula="of:=([.$B$1]/2)*(1-COS([.A122]))" office:value-type="float" office:value="0.619075175633118" calcext:value-type="float">
            <text:p>0.6191</text:p>
          </table:table-cell>
          <table:table-cell table:formula="of:=([.$B$1]^2/8)*(2*[.A122]-SIN(2*[.A122]))" office:value-type="float" office:value="0.827794617114912" calcext:value-type="float">
            <text:p>0.8278</text:p>
          </table:table-cell>
          <table:table-cell table:formula="of:=[.B122]+([.$B$2]/[.C122])^2*(1/19.6)" office:value-type="float" office:value="1.28917768165052" calcext:value-type="float">
            <text:p>1.2892E+00</text:p>
          </table:table-cell>
        </table:table-row>
        <table:table-row table:style-name="ro1">
          <table:table-cell office:value-type="float" office:value="1.19" calcext:value-type="float">
            <text:p>1.190</text:p>
          </table:table-cell>
          <table:table-cell table:formula="of:=([.$B$1]/2)*(1-COS([.A123]))" office:value-type="float" office:value="0.628340127739467" calcext:value-type="float">
            <text:p>0.6283</text:p>
          </table:table-cell>
          <table:table-cell table:formula="of:=([.$B$1]^2/8)*(2*[.A123]-SIN(2*[.A123]))" office:value-type="float" office:value="0.844962508221532" calcext:value-type="float">
            <text:p>0.8450</text:p>
          </table:table-cell>
          <table:table-cell table:formula="of:=[.B123]+([.$B$2]/[.C123])^2*(1/19.6)" office:value-type="float" office:value="1.27148906957397" calcext:value-type="float">
            <text:p>1.2715E+00</text:p>
          </table:table-cell>
        </table:table-row>
        <table:table-row table:style-name="ro1">
          <table:table-cell office:value-type="float" office:value="1.2" calcext:value-type="float">
            <text:p>1.200</text:p>
          </table:table-cell>
          <table:table-cell table:formula="of:=([.$B$1]/2)*(1-COS([.A124]))" office:value-type="float" office:value="0.637642245523326" calcext:value-type="float">
            <text:p>0.6376</text:p>
          </table:table-cell>
          <table:table-cell table:formula="of:=([.$B$1]^2/8)*(2*[.A124]-SIN(2*[.A124]))" office:value-type="float" office:value="0.862268409724424" calcext:value-type="float">
            <text:p>0.8623</text:p>
          </table:table-cell>
          <table:table-cell table:formula="of:=[.B124]+([.$B$2]/[.C124])^2*(1/19.6)" office:value-type="float" office:value="1.25523399726126" calcext:value-type="float">
            <text:p>1.2552E+00</text:p>
          </table:table-cell>
        </table:table-row>
        <table:table-row table:style-name="ro1">
          <table:table-cell office:value-type="float" office:value="1.21" calcext:value-type="float">
            <text:p>1.210</text:p>
          </table:table-cell>
          <table:table-cell table:formula="of:=([.$B$1]/2)*(1-COS([.A125]))" office:value-type="float" office:value="0.64698059878067" calcext:value-type="float">
            <text:p>0.6470</text:p>
          </table:table-cell>
          <table:table-cell table:formula="of:=([.$B$1]^2/8)*(2*[.A125]-SIN(2*[.A125]))" office:value-type="float" office:value="0.8797093993604" calcext:value-type="float">
            <text:p>0.8797</text:p>
          </table:table-cell>
          <table:table-cell table:formula="of:=[.B125]+([.$B$2]/[.C125])^2*(1/19.6)" office:value-type="float" office:value="1.24032653675853" calcext:value-type="float">
            <text:p>1.2403E+00</text:p>
          </table:table-cell>
        </table:table-row>
        <table:table-row table:style-name="ro1">
          <table:table-cell office:value-type="float" office:value="1.22" calcext:value-type="float">
            <text:p>1.220</text:p>
          </table:table-cell>
          <table:table-cell table:formula="of:=([.$B$1]/2)*(1-COS([.A126]))" office:value-type="float" office:value="0.656354253683953" calcext:value-type="float">
            <text:p>0.6564</text:p>
          </table:table-cell>
          <table:table-cell table:formula="of:=([.$B$1]^2/8)*(2*[.A126]-SIN(2*[.A126]))" office:value-type="float" office:value="0.897282500832815" calcext:value-type="float">
            <text:p>0.8973</text:p>
          </table:table-cell>
          <table:table-cell table:formula="of:=[.B126]+([.$B$2]/[.C126])^2*(1/19.6)" office:value-type="float" office:value="1.22668665089843" calcext:value-type="float">
            <text:p>1.2267E+00</text:p>
          </table:table-cell>
        </table:table-row>
        <table:table-row table:style-name="ro1">
          <table:table-cell office:value-type="float" office:value="1.23" calcext:value-type="float">
            <text:p>1.230</text:p>
          </table:table-cell>
          <table:table-cell table:formula="of:=([.$B$1]/2)*(1-COS([.A127]))" office:value-type="float" office:value="0.665762272875497" calcext:value-type="float">
            <text:p>0.6658</text:p>
          </table:table-cell>
          <table:table-cell table:formula="of:=([.$B$1]^2/8)*(2*[.A127]-SIN(2*[.A127]))" office:value-type="float" office:value="0.914984685002054" calcext:value-type="float">
            <text:p>0.9150</text:p>
          </table:table-cell>
          <table:table-cell table:formula="of:=[.B127]+([.$B$2]/[.C127])^2*(1/19.6)" office:value-type="float" office:value="1.21423973737419" calcext:value-type="float">
            <text:p>1.2142E+00</text:p>
          </table:table-cell>
        </table:table-row>
        <table:table-row table:style-name="ro1">
          <table:table-cell office:value-type="float" office:value="1.24" calcext:value-type="float">
            <text:p>1.240</text:p>
          </table:table-cell>
          <table:table-cell table:formula="of:=([.$B$1]/2)*(1-COS([.A128]))" office:value-type="float" office:value="0.675203715561224" calcext:value-type="float">
            <text:p>0.6752</text:p>
          </table:table-cell>
          <table:table-cell table:formula="of:=([.$B$1]^2/8)*(2*[.A128]-SIN(2*[.A128]))" office:value-type="float" office:value="0.932812871097144" calcext:value-type="float">
            <text:p>0.9328</text:p>
          </table:table-cell>
          <table:table-cell table:formula="of:=[.B128]+([.$B$2]/[.C128])^2*(1/19.6)" office:value-type="float" office:value="1.20291621161377" calcext:value-type="float">
            <text:p>1.2029E+00</text:p>
          </table:table-cell>
        </table:table-row>
        <table:table-row table:style-name="ro1">
          <table:table-cell office:value-type="float" office:value="1.25" calcext:value-type="float">
            <text:p>1.250</text:p>
          </table:table-cell>
          <table:table-cell table:formula="of:=([.$B$1]/2)*(1-COS([.A129]))" office:value-type="float" office:value="0.684677637604731" calcext:value-type="float">
            <text:p>0.6847</text:p>
          </table:table-cell>
          <table:table-cell table:formula="of:=([.$B$1]^2/8)*(2*[.A129]-SIN(2*[.A129]))" office:value-type="float" office:value="0.950763927948022" calcext:value-type="float">
            <text:p>0.9508</text:p>
          </table:table-cell>
          <table:table-cell table:formula="of:=[.B129]+([.$B$2]/[.C129])^2*(1/19.6)" office:value-type="float" office:value="1.19265112486241" calcext:value-type="float">
            <text:p>1.1927E+00</text:p>
          </table:table-cell>
        </table:table-row>
        <table:table-row table:style-name="ro1">
          <table:table-cell office:value-type="float" office:value="1.26" calcext:value-type="float">
            <text:p>1.260</text:p>
          </table:table-cell>
          <table:table-cell table:formula="of:=([.$B$1]/2)*(1-COS([.A130]))" office:value-type="float" office:value="0.694183091621711" calcext:value-type="float">
            <text:p>0.6942</text:p>
          </table:table-cell>
          <table:table-cell table:formula="of:=([.$B$1]^2/8)*(2*[.A130]-SIN(2*[.A130]))" office:value-type="float" office:value="0.968834675237959" calcext:value-type="float">
            <text:p>0.9688</text:p>
          </table:table-cell>
          <table:table-cell table:formula="of:=[.B130]+([.$B$2]/[.C130])^2*(1/19.6)" office:value-type="float" office:value="1.18338381424061" calcext:value-type="float">
            <text:p>1.1834E+00</text:p>
          </table:table-cell>
        </table:table-row>
        <table:table-row table:style-name="ro1">
          <table:table-cell office:value-type="float" office:value="1.27" calcext:value-type="float">
            <text:p>1.270</text:p>
          </table:table-cell>
          <table:table-cell table:formula="of:=([.$B$1]/2)*(1-COS([.A131]))" office:value-type="float" office:value="0.703719127074681" calcext:value-type="float">
            <text:p>0.7037</text:p>
          </table:table-cell>
          <table:table-cell table:formula="of:=([.$B$1]^2/8)*(2*[.A131]-SIN(2*[.A131]))" office:value-type="float" office:value="0.987021884775649" calcext:value-type="float">
            <text:p>0.9870</text:p>
          </table:table-cell>
          <table:table-cell table:formula="of:=[.B131]+([.$B$2]/[.C131])^2*(1/19.6)" office:value-type="float" office:value="1.17505758186488" calcext:value-type="float">
            <text:p>1.1751E+00</text:p>
          </table:table-cell>
        </table:table-row>
        <table:table-row table:style-name="ro1">
          <table:table-cell office:value-type="float" office:value="1.28" calcext:value-type="float">
            <text:p>1.280</text:p>
          </table:table-cell>
          <table:table-cell table:formula="of:=([.$B$1]/2)*(1-COS([.A132]))" office:value-type="float" office:value="0.713284790368044" calcext:value-type="float">
            <text:p>0.7133</text:p>
          </table:table-cell>
          <table:table-cell table:formula="of:=([.$B$1]^2/8)*(2*[.A132]-SIN(2*[.A132]))" office:value-type="float" office:value="1.00532228178644" calcext:value-type="float">
            <text:p>1.0053</text:p>
          </table:table-cell>
          <table:table-cell table:formula="of:=[.B132]+([.$B$2]/[.C132])^2*(1/19.6)" office:value-type="float" office:value="1.16761940040488" calcext:value-type="float">
            <text:p>1.1676E+00</text:p>
          </table:table-cell>
        </table:table-row>
        <table:table-row table:style-name="ro1">
          <table:table-cell office:value-type="float" office:value="1.29" calcext:value-type="float">
            <text:p>1.290</text:p>
          </table:table-cell>
          <table:table-cell table:formula="of:=([.$B$1]/2)*(1-COS([.A133]))" office:value-type="float" office:value="0.722879124943442" calcext:value-type="float">
            <text:p>0.7229</text:p>
          </table:table-cell>
          <table:table-cell table:formula="of:=([.$B$1]^2/8)*(2*[.A133]-SIN(2*[.A133]))" office:value-type="float" office:value="1.02373254622219" calcext:value-type="float">
            <text:p>1.0237</text:p>
          </table:table-cell>
          <table:table-cell table:formula="of:=[.B133]+([.$B$2]/[.C133])^2*(1/19.6)" office:value-type="float" office:value="1.16101964270664" calcext:value-type="float">
            <text:p>1.1610E+00</text:p>
          </table:table-cell>
        </table:table-row>
        <table:table-row table:style-name="ro1">
          <table:table-cell office:value-type="float" office:value="1.3" calcext:value-type="float">
            <text:p>1.300</text:p>
          </table:table-cell>
          <table:table-cell table:formula="of:=([.$B$1]/2)*(1-COS([.A134]))" office:value-type="float" office:value="0.732501171375413" calcext:value-type="float">
            <text:p>0.7325</text:p>
          </table:table-cell>
          <table:table-cell table:formula="of:=([.$B$1]^2/8)*(2*[.A134]-SIN(2*[.A134]))" office:value-type="float" office:value="1.04224931408927" calcext:value-type="float">
            <text:p>1.0422</text:p>
          </table:table-cell>
          <table:table-cell table:formula="of:=[.B134]+([.$B$2]/[.C134])^2*(1/19.6)" office:value-type="float" office:value="1.15521183334111" calcext:value-type="float">
            <text:p>1.1552E+00</text:p>
          </table:table-cell>
        </table:table-row>
        <table:table-row table:style-name="ro1">
          <table:table-cell office:value-type="float" office:value="1.31" calcext:value-type="float">
            <text:p>1.310</text:p>
          </table:table-cell>
          <table:table-cell table:formula="of:=([.$B$1]/2)*(1-COS([.A135]))" office:value-type="float" office:value="0.74214996746733" calcext:value-type="float">
            <text:p>0.7421</text:p>
          </table:table-cell>
          <table:table-cell table:formula="of:=([.$B$1]^2/8)*(2*[.A135]-SIN(2*[.A135]))" office:value-type="float" office:value="1.06086917879408" calcext:value-type="float">
            <text:p>1.0609</text:p>
          </table:table-cell>
          <table:table-cell table:formula="of:=[.B135]+([.$B$2]/[.C135])^2*(1/19.6)" office:value-type="float" office:value="1.15015242014255" calcext:value-type="float">
            <text:p>1.1502E+00</text:p>
          </table:table-cell>
        </table:table-row>
        <table:table-row table:style-name="ro1">
          <table:table-cell office:value-type="float" office:value="1.32" calcext:value-type="float">
            <text:p>1.320</text:p>
          </table:table-cell>
          <table:table-cell table:formula="of:=([.$B$1]/2)*(1-COS([.A136]))" office:value-type="float" office:value="0.751824548347627" calcext:value-type="float">
            <text:p>0.7518</text:p>
          </table:table-cell>
          <table:table-cell table:formula="of:=([.$B$1]^2/8)*(2*[.A136]-SIN(2*[.A136]))" office:value-type="float" office:value="1.07958869250568" calcext:value-type="float">
            <text:p>1.0796</text:p>
          </table:table-cell>
          <table:table-cell table:formula="of:=[.B136]+([.$B$2]/[.C136])^2*(1/19.6)" office:value-type="float" office:value="1.14580056398603" calcext:value-type="float">
            <text:p>1.1458E+00</text:p>
          </table:table-cell>
        </table:table-row>
        <table:table-row table:style-name="ro1">
          <table:table-cell office:value-type="float" office:value="1.33" calcext:value-type="float">
            <text:p>1.330</text:p>
          </table:table-cell>
          <table:table-cell table:formula="of:=([.$B$1]/2)*(1-COS([.A137]))" office:value-type="float" office:value="0.761523946566277" calcext:value-type="float">
            <text:p>0.7615</text:p>
          </table:table-cell>
          <table:table-cell table:formula="of:=([.$B$1]^2/8)*(2*[.A137]-SIN(2*[.A137]))" office:value-type="float" office:value="1.09840436753483" calcext:value-type="float">
            <text:p>1.0984</text:p>
          </table:table-cell>
          <table:table-cell table:formula="of:=[.B137]+([.$B$2]/[.C137])^2*(1/19.6)" office:value-type="float" office:value="1.14211794521865" calcext:value-type="float">
            <text:p>1.1421E+00</text:p>
          </table:table-cell>
        </table:table-row>
        <table:table-row table:style-name="ro1">
          <table:table-cell office:value-type="float" office:value="1.34" calcext:value-type="float">
            <text:p>1.340</text:p>
          </table:table-cell>
          <table:table-cell table:formula="of:=([.$B$1]/2)*(1-COS([.A138]))" office:value-type="float" office:value="0.771247192191541" calcext:value-type="float">
            <text:p>0.7712</text:p>
          </table:table-cell>
          <table:table-cell table:formula="of:=([.$B$1]^2/8)*(2*[.A138]-SIN(2*[.A138]))" office:value-type="float" office:value="1.11731267772906" calcext:value-type="float">
            <text:p>1.1173</text:p>
          </table:table-cell>
          <table:table-cell table:formula="of:=[.B138]+([.$B$2]/[.C138])^2*(1/19.6)" office:value-type="float" office:value="1.13906858530802" calcext:value-type="float">
            <text:p>1.1391E+00</text:p>
          </table:table-cell>
        </table:table-row>
        <table:table-row table:style-name="ro1">
          <table:table-cell office:value-type="float" office:value="1.35" calcext:value-type="float">
            <text:p>1.350</text:p>
          </table:table-cell>
          <table:table-cell table:formula="of:=([.$B$1]/2)*(1-COS([.A139]))" office:value-type="float" office:value="0.780993312906958" calcext:value-type="float">
            <text:p>0.7810</text:p>
          </table:table-cell>
          <table:table-cell table:formula="of:=([.$B$1]^2/8)*(2*[.A139]-SIN(2*[.A139]))" office:value-type="float" office:value="1.13631005988309" calcext:value-type="float">
            <text:p>1.1363</text:p>
          </table:table-cell>
          <table:table-cell table:formula="of:=[.B139]+([.$B$2]/[.C139])^2*(1/19.6)" office:value-type="float" office:value="1.13661868240516" calcext:value-type="float">
            <text:p>1.1366E+00</text:p>
          </table:table-cell>
        </table:table-row>
        <table:table-row table:style-name="ro1">
          <table:table-cell office:value-type="float" office:value="1.36" calcext:value-type="float">
            <text:p>1.360</text:p>
          </table:table-cell>
          <table:table-cell table:formula="of:=([.$B$1]/2)*(1-COS([.A140]))" office:value-type="float" office:value="0.790761334108581" calcext:value-type="float">
            <text:p>0.7908</text:p>
          </table:table-cell>
          <table:table-cell table:formula="of:=([.$B$1]^2/8)*(2*[.A140]-SIN(2*[.A140]))" office:value-type="float" office:value="1.15539291516399" calcext:value-type="float">
            <text:p>1.1554</text:p>
          </table:table-cell>
          <table:table-cell table:formula="of:=[.B140]+([.$B$2]/[.C140])^2*(1/19.6)" office:value-type="float" office:value="1.13473645963974" calcext:value-type="float">
            <text:p>1.1347E+00</text:p>
          </table:table-cell>
        </table:table-row>
        <table:table-row table:style-name="ro1">
          <table:table-cell office:value-type="float" office:value="1.37" calcext:value-type="float">
            <text:p>1.370</text:p>
          </table:table-cell>
          <table:table-cell table:formula="of:=([.$B$1]/2)*(1-COS([.A141]))" office:value-type="float" office:value="0.800550279002427" calcext:value-type="float">
            <text:p>0.8006</text:p>
          </table:table-cell>
          <table:table-cell table:formula="of:=([.$B$1]^2/8)*(2*[.A141]-SIN(2*[.A141]))" office:value-type="float" office:value="1.17455761055077" calcext:value-type="float">
            <text:p>1.1746</text:p>
          </table:table-cell>
          <table:table-cell table:formula="of:=[.B141]+([.$B$2]/[.C141])^2*(1/19.6)" office:value-type="float" office:value="1.13339202507378" calcext:value-type="float">
            <text:p>1.1334E+00</text:p>
          </table:table-cell>
        </table:table-row>
        <table:table-row table:style-name="ro1">
          <table:table-cell office:value-type="float" office:value="1.38" calcext:value-type="float">
            <text:p>1.380</text:p>
          </table:table-cell>
          <table:table-cell table:formula="of:=([.$B$1]/2)*(1-COS([.A142]))" office:value-type="float" office:value="0.810359168702166" calcext:value-type="float">
            <text:p>0.8104</text:p>
          </table:table-cell>
          <table:table-cell table:formula="of:=([.$B$1]^2/8)*(2*[.A142]-SIN(2*[.A142]))" office:value-type="float" office:value="1.19380048028747" calcext:value-type="float">
            <text:p>1.1938</text:p>
          </table:table-cell>
          <table:table-cell table:formula="of:=[.B142]+([.$B$2]/[.C142])^2*(1/19.6)" office:value-type="float" office:value="1.1325572423379" calcext:value-type="float">
            <text:p>1.1326E+00</text:p>
          </table:table-cell>
        </table:table-row>
        <table:table-row table:style-name="ro1">
          <table:table-cell office:value-type="float" office:value="1.39" calcext:value-type="float">
            <text:p>1.390</text:p>
          </table:table-cell>
          <table:table-cell table:formula="of:=([.$B$1]/2)*(1-COS([.A143]))" office:value-type="float" office:value="0.820187022327001" calcext:value-type="float">
            <text:p>0.8202</text:p>
          </table:table-cell>
          <table:table-cell table:formula="of:=([.$B$1]^2/8)*(2*[.A143]-SIN(2*[.A143]))" office:value-type="float" office:value="1.21311782734943" calcext:value-type="float">
            <text:p>1.2131</text:p>
          </table:table-cell>
          <table:table-cell table:formula="of:=[.B143]+([.$B$2]/[.C143])^2*(1/19.6)" office:value-type="float" office:value="1.13220561106257" calcext:value-type="float">
            <text:p>1.1322E+00</text:p>
          </table:table-cell>
        </table:table-row>
        <table:table-row table:style-name="ro1">
          <table:table-cell office:value-type="float" office:value="1.4" calcext:value-type="float">
            <text:p>1.400</text:p>
          </table:table-cell>
          <table:table-cell table:formula="of:=([.$B$1]/2)*(1-COS([.A144]))" office:value-type="float" office:value="0.830032857099759" calcext:value-type="float">
            <text:p>0.8300</text:p>
          </table:table-cell>
          <table:table-cell table:formula="of:=([.$B$1]^2/8)*(2*[.A144]-SIN(2*[.A144]))" office:value-type="float" office:value="1.23250592492205" calcext:value-type="float">
            <text:p>1.2325</text:p>
          </table:table-cell>
          <table:table-cell table:formula="of:=[.B144]+([.$B$2]/[.C144])^2*(1/19.6)" office:value-type="float" office:value="1.13231215629616" calcext:value-type="float">
            <text:p>1.1323E+00</text:p>
          </table:table-cell>
        </table:table-row>
        <table:table-row table:style-name="ro1">
          <table:table-cell office:value-type="float" office:value="1.41" calcext:value-type="float">
            <text:p>1.410</text:p>
          </table:table-cell>
          <table:table-cell table:formula="of:=([.$B$1]/2)*(1-COS([.A145]))" office:value-type="float" office:value="0.839895688445169" calcext:value-type="float">
            <text:p>0.8399</text:p>
          </table:table-cell>
          <table:table-cell table:formula="of:=([.$B$1]^2/8)*(2*[.A145]-SIN(2*[.A145]))" office:value-type="float" office:value="1.25196101789147" calcext:value-type="float">
            <text:p>1.2520</text:p>
          </table:table-cell>
          <table:table-cell table:formula="of:=[.B145]+([.$B$2]/[.C145])^2*(1/19.6)" office:value-type="float" office:value="1.13285332617413" calcext:value-type="float">
            <text:p>1.1329E+00</text:p>
          </table:table-cell>
        </table:table-row>
        <table:table-row table:style-name="ro1">
          <table:table-cell office:value-type="float" office:value="1.42" calcext:value-type="float">
            <text:p>1.420</text:p>
          </table:table-cell>
          <table:table-cell table:formula="of:=([.$B$1]/2)*(1-COS([.A146]))" office:value-type="float" office:value="0.849774530088314" calcext:value-type="float">
            <text:p>0.8498</text:p>
          </table:table-cell>
          <table:table-cell table:formula="of:=([.$B$1]^2/8)*(2*[.A146]-SIN(2*[.A146]))" office:value-type="float" office:value="1.27147932434658" calcext:value-type="float">
            <text:p>1.2715</text:p>
          </table:table-cell>
          <table:table-cell table:formula="of:=[.B146]+([.$B$2]/[.C146])^2*(1/19.6)" office:value-type="float" office:value="1.13380689716834" calcext:value-type="float">
            <text:p>1.1338E+00</text:p>
          </table:table-cell>
        </table:table-row>
        <table:table-row table:style-name="ro1">
          <table:table-cell office:value-type="float" office:value="1.43" calcext:value-type="float">
            <text:p>1.430</text:p>
          </table:table-cell>
          <table:table-cell table:formula="of:=([.$B$1]/2)*(1-COS([.A147]))" office:value-type="float" office:value="0.859668394153263" calcext:value-type="float">
            <text:p>0.8597</text:p>
          </table:table-cell>
          <table:table-cell table:formula="of:=([.$B$1]^2/8)*(2*[.A147]-SIN(2*[.A147]))" office:value-type="float" office:value="1.29105703709171" calcext:value-type="float">
            <text:p>1.2911</text:p>
          </table:table-cell>
          <table:table-cell table:formula="of:=[.B147]+([.$B$2]/[.C147])^2*(1/19.6)" office:value-type="float" office:value="1.13515188630469" calcext:value-type="float">
            <text:p>1.1352E+00</text:p>
          </table:table-cell>
        </table:table-row>
        <table:table-row table:style-name="ro1">
          <table:table-cell office:value-type="float" office:value="1.44" calcext:value-type="float">
            <text:p>1.440</text:p>
          </table:table-cell>
          <table:table-cell table:formula="of:=([.$B$1]/2)*(1-COS([.A148]))" office:value-type="float" office:value="0.869576291261854" calcext:value-type="float">
            <text:p>0.8696</text:p>
          </table:table-cell>
          <table:table-cell table:formula="of:=([.$B$1]^2/8)*(2*[.A148]-SIN(2*[.A148]))" office:value-type="float" office:value="1.31069032516944" calcext:value-type="float">
            <text:p>1.3107</text:p>
          </table:table-cell>
          <table:table-cell table:formula="of:=[.B148]+([.$B$2]/[.C148])^2*(1/19.6)" office:value-type="float" office:value="1.13686846979068" calcext:value-type="float">
            <text:p>1.1369E+00</text:p>
          </table:table-cell>
        </table:table-row>
        <table:table-row table:style-name="ro1">
          <table:table-cell office:value-type="float" office:value="1.45" calcext:value-type="float">
            <text:p>1.450</text:p>
          </table:table-cell>
          <table:table-cell table:formula="of:=([.$B$1]/2)*(1-COS([.A149]))" office:value-type="float" office:value="0.879497230632633" calcext:value-type="float">
            <text:p>0.8795</text:p>
          </table:table-cell>
          <table:table-cell table:formula="of:=([.$B$1]^2/8)*(2*[.A149]-SIN(2*[.A149]))" office:value-type="float" office:value="1.33037533539301" calcext:value-type="float">
            <text:p>1.3304</text:p>
          </table:table-cell>
          <table:table-cell table:formula="of:=[.B149]+([.$B$2]/[.C149])^2*(1/19.6)" office:value-type="float" office:value="1.13893790754271" calcext:value-type="float">
            <text:p>1.1389E+00</text:p>
          </table:table-cell>
        </table:table-row>
        <table:table-row table:style-name="ro1">
          <table:table-cell office:value-type="float" office:value="1.46" calcext:value-type="float">
            <text:p>1.460</text:p>
          </table:table-cell>
          <table:table-cell table:formula="of:=([.$B$1]/2)*(1-COS([.A150]))" office:value-type="float" office:value="0.88943022017993" calcext:value-type="float">
            <text:p>0.8894</text:p>
          </table:table-cell>
          <table:table-cell table:formula="of:=([.$B$1]^2/8)*(2*[.A150]-SIN(2*[.A150]))" office:value-type="float" office:value="1.35010819388744" calcext:value-type="float">
            <text:p>1.3501</text:p>
          </table:table-cell>
          <table:table-cell table:formula="of:=[.B150]+([.$B$2]/[.C150])^2*(1/19.6)" office:value-type="float" office:value="1.141342473147" calcext:value-type="float">
            <text:p>1.1413E+00</text:p>
          </table:table-cell>
        </table:table-row>
        <table:table-row table:style-name="ro1">
          <table:table-cell office:value-type="float" office:value="1.47" calcext:value-type="float">
            <text:p>1.470</text:p>
          </table:table-cell>
          <table:table-cell table:formula="of:=([.$B$1]/2)*(1-COS([.A151]))" office:value-type="float" office:value="0.899374266613068" calcext:value-type="float">
            <text:p>0.8994</text:p>
          </table:table-cell>
          <table:table-cell table:formula="of:=([.$B$1]^2/8)*(2*[.A151]-SIN(2*[.A151]))" office:value-type="float" office:value="1.36988500763911" calcext:value-type="float">
            <text:p>1.3699</text:p>
          </table:table-cell>
          <table:table-cell table:formula="of:=[.B151]+([.$B$2]/[.C151])^2*(1/19.6)" office:value-type="float" office:value="1.14406538882774" calcext:value-type="float">
            <text:p>1.1441E+00</text:p>
          </table:table-cell>
        </table:table-row>
        <table:table-row table:style-name="ro1">
          <table:table-cell office:value-type="float" office:value="1.48" calcext:value-type="float">
            <text:p>1.480</text:p>
          </table:table-cell>
          <table:table-cell table:formula="of:=([.$B$1]/2)*(1-COS([.A152]))" office:value-type="float" office:value="0.90932837553569" calcext:value-type="float">
            <text:p>0.9093</text:p>
          </table:table-cell>
          <table:table-cell table:formula="of:=([.$B$1]^2/8)*(2*[.A152]-SIN(2*[.A152]))" office:value-type="float" office:value="1.38970186605288" calcext:value-type="float">
            <text:p>1.3897</text:p>
          </table:table-cell>
          <table:table-cell table:formula="of:=[.B152]+([.$B$2]/[.C152])^2*(1/19.6)" office:value-type="float" office:value="1.1470907650323" calcext:value-type="float">
            <text:p>1.1471E+00</text:p>
          </table:table-cell>
        </table:table-row>
        <table:table-row table:style-name="ro1">
          <table:table-cell office:value-type="float" office:value="1.49" calcext:value-type="float">
            <text:p>1.490</text:p>
          </table:table-cell>
          <table:table-cell table:formula="of:=([.$B$1]/2)*(1-COS([.A153]))" office:value-type="float" office:value="0.919291551545199" calcext:value-type="float">
            <text:p>0.9193</text:p>
          </table:table-cell>
          <table:table-cell table:formula="of:=([.$B$1]^2/8)*(2*[.A153]-SIN(2*[.A153]))" office:value-type="float" office:value="1.40955484251627" calcext:value-type="float">
            <text:p>1.4096</text:p>
          </table:table-cell>
          <table:table-cell table:formula="of:=[.B153]+([.$B$2]/[.C153])^2*(1/19.6)" office:value-type="float" office:value="1.1504035442762" calcext:value-type="float">
            <text:p>1.1504E+00</text:p>
          </table:table-cell>
        </table:table-row>
        <table:table-row table:style-name="ro1">
          <table:table-cell office:value-type="float" office:value="1.5" calcext:value-type="float">
            <text:p>1.500</text:p>
          </table:table-cell>
          <table:table-cell table:formula="of:=([.$B$1]/2)*(1-COS([.A154]))" office:value-type="float" office:value="0.929262798332297" calcext:value-type="float">
            <text:p>0.9293</text:p>
          </table:table-cell>
          <table:table-cell table:formula="of:=([.$B$1]^2/8)*(2*[.A154]-SIN(2*[.A154]))" office:value-type="float" office:value="1.42943999597007" calcext:value-type="float">
            <text:p>1.4294</text:p>
          </table:table-cell>
          <table:table-cell table:formula="of:=[.B154]+([.$B$2]/[.C154])^2*(1/19.6)" office:value-type="float" office:value="1.15398944892049" calcext:value-type="float">
            <text:p>1.1540E+00</text:p>
          </table:table-cell>
        </table:table-row>
        <table:table-row table:style-name="ro1">
          <table:table-cell office:value-type="float" office:value="1.51" calcext:value-type="float">
            <text:p>1.510</text:p>
          </table:table-cell>
          <table:table-cell table:formula="of:=([.$B$1]/2)*(1-COS([.A155]))" office:value-type="float" office:value="0.939241118780614" calcext:value-type="float">
            <text:p>0.9392</text:p>
          </table:table-cell>
          <table:table-cell table:formula="of:=([.$B$1]^2/8)*(2*[.A155]-SIN(2*[.A155]))" office:value-type="float" office:value="1.44935337248469" calcext:value-type="float">
            <text:p>1.4494</text:p>
          </table:table-cell>
          <table:table-cell table:formula="of:=[.B155]+([.$B$2]/[.C155])^2*(1/19.6)" office:value-type="float" office:value="1.15783493258131" calcext:value-type="float">
            <text:p>1.1578E+00</text:p>
          </table:table-cell>
        </table:table-row>
        <table:table-row table:style-name="ro1">
          <table:table-cell office:value-type="float" office:value="1.52" calcext:value-type="float">
            <text:p>1.520</text:p>
          </table:table-cell>
          <table:table-cell table:formula="of:=([.$B$1]/2)*(1-COS([.A156]))" office:value-type="float" office:value="0.949225515066421" calcext:value-type="float">
            <text:p>0.9492</text:p>
          </table:table-cell>
          <table:table-cell table:formula="of:=([.$B$1]^2/8)*(2*[.A156]-SIN(2*[.A156]))" office:value-type="float" office:value="1.4692910068417" calcext:value-type="float">
            <text:p>1.4693</text:p>
          </table:table-cell>
          <table:table-cell table:formula="of:=[.B156]+([.$B$2]/[.C156])^2*(1/19.6)" office:value-type="float" office:value="1.16192713489633" calcext:value-type="float">
            <text:p>1.1619E+00</text:p>
          </table:table-cell>
        </table:table-row>
        <table:table-row table:style-name="ro1">
          <table:table-cell office:value-type="float" office:value="1.53" calcext:value-type="float">
            <text:p>1.530</text:p>
          </table:table-cell>
          <table:table-cell table:formula="of:=([.$B$1]/2)*(1-COS([.A157]))" office:value-type="float" office:value="0.959214988758409" calcext:value-type="float">
            <text:p>0.9592</text:p>
          </table:table-cell>
          <table:table-cell table:formula="of:=([.$B$1]^2/8)*(2*[.A157]-SIN(2*[.A157]))" office:value-type="float" office:value="1.48924892411987" calcext:value-type="float">
            <text:p>1.4892</text:p>
          </table:table-cell>
          <table:table-cell table:formula="of:=[.B157]+([.$B$2]/[.C157])^2*(1/19.6)" office:value-type="float" office:value="1.16625383939524" calcext:value-type="float">
            <text:p>1.1663E+00</text:p>
          </table:table-cell>
        </table:table-row>
        <table:table-row table:style-name="ro1">
          <table:table-cell office:value-type="float" office:value="1.54" calcext:value-type="float">
            <text:p>1.540</text:p>
          </table:table-cell>
          <table:table-cell table:formula="of:=([.$B$1]/2)*(1-COS([.A158]))" office:value-type="float" office:value="0.969208540917534" calcext:value-type="float">
            <text:p>0.9692</text:p>
          </table:table-cell>
          <table:table-cell table:formula="of:=([.$B$1]^2/8)*(2*[.A158]-SIN(2*[.A158]))" office:value-type="float" office:value="1.50922314128504" calcext:value-type="float">
            <text:p>1.5092</text:p>
          </table:table-cell>
          <table:table-cell table:formula="of:=[.B158]+([.$B$2]/[.C158])^2*(1/19.6)" office:value-type="float" office:value="1.17080343424207" calcext:value-type="float">
            <text:p>1.1708E+00</text:p>
          </table:table-cell>
        </table:table-row>
        <table:table-row table:style-name="ro1">
          <table:table-cell office:value-type="float" office:value="1.55" calcext:value-type="float">
            <text:p>1.550</text:p>
          </table:table-cell>
          <table:table-cell table:formula="of:=([.$B$1]/2)*(1-COS([.A159]))" office:value-type="float" office:value="0.979205172196908" calcext:value-type="float">
            <text:p>0.9792</text:p>
          </table:table-cell>
          <table:table-cell table:formula="of:=([.$B$1]^2/8)*(2*[.A159]-SIN(2*[.A159]))" office:value-type="float" office:value="1.52920966878335" calcext:value-type="float">
            <text:p>1.5292</text:p>
          </table:table-cell>
          <table:table-cell table:formula="of:=[.B159]+([.$B$2]/[.C159])^2*(1/19.6)" office:value-type="float" office:value="1.17556487563604" calcext:value-type="float">
            <text:p>1.1756E+00</text:p>
          </table:table-cell>
        </table:table-row>
        <table:table-row table:style-name="ro1">
          <table:table-cell office:value-type="float" office:value="1.56" calcext:value-type="float">
            <text:p>1.560</text:p>
          </table:table-cell>
          <table:table-cell table:formula="of:=([.$B$1]/2)*(1-COS([.A160]))" office:value-type="float" office:value="0.989203882941733" calcext:value-type="float">
            <text:p>0.9892</text:p>
          </table:table-cell>
          <table:table-cell table:formula="of:=([.$B$1]^2/8)*(2*[.A160]-SIN(2*[.A160]))" office:value-type="float" office:value="1.54920451213695" calcext:value-type="float">
            <text:p>1.5492</text:p>
          </table:table-cell>
          <table:table-cell table:formula="of:=[.B160]+([.$B$2]/[.C160])^2*(1/19.6)" office:value-type="float" office:value="1.18052765367467" calcext:value-type="float">
            <text:p>1.1805E+00</text:p>
          </table:table-cell>
        </table:table-row>
        <table:table-row table:style-name="ro1">
          <table:table-cell office:value-type="float" office:value="1.57" calcext:value-type="float">
            <text:p>1.570</text:p>
          </table:table-cell>
          <table:table-cell table:formula="of:=([.$B$1]/2)*(1-COS([.A161]))" office:value-type="float" office:value="0.999203673289267" calcext:value-type="float">
            <text:p>0.9992</text:p>
          </table:table-cell>
          <table:table-cell table:formula="of:=([.$B$1]^2/8)*(2*[.A161]-SIN(2*[.A161]))" office:value-type="float" office:value="1.56920367354176" calcext:value-type="float">
            <text:p>1.5692</text:p>
          </table:table-cell>
          <table:table-cell table:formula="of:=[.B161]+([.$B$2]/[.C161])^2*(1/19.6)" office:value-type="float" office:value="1.18568176049848" calcext:value-type="float">
            <text:p>1.1857E+00</text:p>
          </table:table-cell>
        </table:table-row>
        <table:table-row table:style-name="ro1">
          <table:table-cell office:value-type="float" office:value="1.58" calcext:value-type="float">
            <text:p>1.580</text:p>
          </table:table-cell>
          <table:table-cell table:formula="of:=([.$B$1]/2)*(1-COS([.A162]))" office:value-type="float" office:value="1.00920354326881" calcext:value-type="float">
            <text:p>1.0092</text:p>
          </table:table-cell>
          <table:table-cell table:formula="of:=([.$B$1]^2/8)*(2*[.A162]-SIN(2*[.A162]))" office:value-type="float" office:value="1.58920315346653" calcext:value-type="float">
            <text:p>1.5892</text:p>
          </table:table-cell>
          <table:table-cell table:formula="of:=[.B162]+([.$B$2]/[.C162])^2*(1/19.6)" office:value-type="float" office:value="1.19101766055136" calcext:value-type="float">
            <text:p>1.1910E+00</text:p>
          </table:table-cell>
        </table:table-row>
        <table:table-row table:style-name="ro1">
          <table:table-cell office:value-type="float" office:value="1.59" calcext:value-type="float">
            <text:p>1.590</text:p>
          </table:table-cell>
          <table:table-cell table:formula="of:=([.$B$1]/2)*(1-COS([.A163]))" office:value-type="float" office:value="1.01920249290169" calcext:value-type="float">
            <text:p>1.0192</text:p>
          </table:table-cell>
          <table:table-cell table:formula="of:=([.$B$1]^2/8)*(2*[.A163]-SIN(2*[.A163]))" office:value-type="float" office:value="1.60919895225262" calcext:value-type="float">
            <text:p>1.6092</text:p>
          </table:table-cell>
          <table:table-cell table:formula="of:=[.B163]+([.$B$2]/[.C163])^2*(1/19.6)" office:value-type="float" office:value="1.1965262628031" calcext:value-type="float">
            <text:p>1.1965E+00</text:p>
          </table:table-cell>
        </table:table-row>
        <table:table-row table:style-name="ro1">
          <table:table-cell office:value-type="float" office:value="1.6" calcext:value-type="float">
            <text:p>1.600</text:p>
          </table:table-cell>
          <table:table-cell table:formula="of:=([.$B$1]/2)*(1-COS([.A164]))" office:value-type="float" office:value="1.02919952230129" calcext:value-type="float">
            <text:p>1.0292</text:p>
          </table:table-cell>
          <table:table-cell table:formula="of:=([.$B$1]^2/8)*(2*[.A164]-SIN(2*[.A164]))" office:value-type="float" office:value="1.62918707171379" calcext:value-type="float">
            <text:p>1.6292</text:p>
          </table:table-cell>
          <table:table-cell table:formula="of:=[.B164]+([.$B$2]/[.C164])^2*(1/19.6)" office:value-type="float" office:value="1.20219889479337" calcext:value-type="float">
            <text:p>1.2022E+00</text:p>
          </table:table-cell>
        </table:table-row>
        <table:table-row table:style-name="ro1">
          <table:table-cell office:value-type="float" office:value="1.61" calcext:value-type="float">
            <text:p>1.610</text:p>
          </table:table-cell>
          <table:table-cell table:formula="of:=([.$B$1]/2)*(1-COS([.A165]))" office:value-type="float" office:value="1.03919363177299" calcext:value-type="float">
            <text:p>1.0392</text:p>
          </table:table-cell>
          <table:table-cell table:formula="of:=([.$B$1]^2/8)*(2*[.A165]-SIN(2*[.A165]))" office:value-type="float" office:value="1.64916351673543" calcext:value-type="float">
            <text:p>1.6492</text:p>
          </table:table-cell>
          <table:table-cell table:formula="of:=[.B165]+([.$B$2]/[.C165])^2*(1/19.6)" office:value-type="float" office:value="1.20802727836669" calcext:value-type="float">
            <text:p>1.2080E+00</text:p>
          </table:table-cell>
        </table:table-row>
        <table:table-row table:style-name="ro1">
          <table:table-cell office:value-type="float" office:value="1.62" calcext:value-type="float">
            <text:p>1.620</text:p>
          </table:table-cell>
          <table:table-cell table:formula="of:=([.$B$1]/2)*(1-COS([.A166]))" office:value-type="float" office:value="1.04918382191417" calcext:value-type="float">
            <text:p>1.0492</text:p>
          </table:table-cell>
          <table:table-cell table:formula="of:=([.$B$1]^2/8)*(2*[.A166]-SIN(2*[.A166]))" office:value-type="float" office:value="1.66912429687255" calcext:value-type="float">
            <text:p>1.6691</text:p>
          </table:table-cell>
          <table:table-cell table:formula="of:=[.B166]+([.$B$2]/[.C166])^2*(1/19.6)" office:value-type="float" office:value="1.21400350697857" calcext:value-type="float">
            <text:p>1.2140E+00</text:p>
          </table:table-cell>
        </table:table-row>
        <table:table-row table:style-name="ro1">
          <table:table-cell office:value-type="float" office:value="1.63" calcext:value-type="float">
            <text:p>1.630</text:p>
          </table:table-cell>
          <table:table-cell table:formula="of:=([.$B$1]/2)*(1-COS([.A167]))" office:value-type="float" office:value="1.05916909371415" calcext:value-type="float">
            <text:p>1.0592</text:p>
          </table:table-cell>
          <table:table-cell table:formula="of:=([.$B$1]^2/8)*(2*[.A167]-SIN(2*[.A167]))" office:value-type="float" office:value="1.68906542794591" calcext:value-type="float">
            <text:p>1.6891</text:p>
          </table:table-cell>
          <table:table-cell table:formula="of:=[.B167]+([.$B$2]/[.C167])^2*(1/19.6)" office:value-type="float" office:value="1.2201200244619" calcext:value-type="float">
            <text:p>1.2201E+00</text:p>
          </table:table-cell>
        </table:table-row>
        <table:table-row table:style-name="ro1">
          <table:table-cell office:value-type="float" office:value="1.64" calcext:value-type="float">
            <text:p>1.640</text:p>
          </table:table-cell>
          <table:table-cell table:formula="of:=([.$B$1]/2)*(1-COS([.A168]))" office:value-type="float" office:value="1.06914844865406" calcext:value-type="float">
            <text:p>1.0691</text:p>
          </table:table-cell>
          <table:table-cell table:formula="of:=([.$B$1]^2/8)*(2*[.A168]-SIN(2*[.A168]))" office:value-type="float" office:value="1.70898293363561" calcext:value-type="float">
            <text:p>1.7090</text:p>
          </table:table-cell>
          <table:table-cell table:formula="of:=[.B168]+([.$B$2]/[.C168])^2*(1/19.6)" office:value-type="float" office:value="1.22636960515117" calcext:value-type="float">
            <text:p>1.2264E+00</text:p>
          </table:table-cell>
        </table:table-row>
        <table:table-row table:style-name="ro1">
          <table:table-cell office:value-type="float" office:value="1.65" calcext:value-type="float">
            <text:p>1.650</text:p>
          </table:table-cell>
          <table:table-cell table:formula="of:=([.$B$1]/2)*(1-COS([.A169]))" office:value-type="float" office:value="1.07912088880673" calcext:value-type="float">
            <text:p>1.0791</text:p>
          </table:table-cell>
          <table:table-cell table:formula="of:=([.$B$1]^2/8)*(2*[.A169]-SIN(2*[.A169]))" office:value-type="float" office:value="1.72887284707162" calcext:value-type="float">
            <text:p>1.7289</text:p>
          </table:table-cell>
          <table:table-cell table:formula="of:=[.B169]+([.$B$2]/[.C169])^2*(1/19.6)" office:value-type="float" office:value="1.23274533527011" calcext:value-type="float">
            <text:p>1.2327E+00</text:p>
          </table:table-cell>
        </table:table-row>
        <table:table-row table:style-name="ro1">
          <table:table-cell office:value-type="float" office:value="1.66" calcext:value-type="float">
            <text:p>1.660</text:p>
          </table:table-cell>
          <table:table-cell table:formula="of:=([.$B$1]/2)*(1-COS([.A170]))" office:value-type="float" office:value="1.08908541693646" calcext:value-type="float">
            <text:p>1.0891</text:p>
          </table:table-cell>
          <table:table-cell table:formula="of:=([.$B$1]^2/8)*(2*[.A170]-SIN(2*[.A170]))" office:value-type="float" office:value="1.74873121242043" calcext:value-type="float">
            <text:p>1.7487</text:p>
          </table:table-cell>
          <table:table-cell table:formula="of:=[.B170]+([.$B$2]/[.C170])^2*(1/19.6)" office:value-type="float" office:value="1.23924059549508" calcext:value-type="float">
            <text:p>1.2392E+00</text:p>
          </table:table-cell>
        </table:table-row>
        <table:table-row table:style-name="ro1">
          <table:table-cell office:value-type="float" office:value="1.67" calcext:value-type="float">
            <text:p>1.670</text:p>
          </table:table-cell>
          <table:table-cell table:formula="of:=([.$B$1]/2)*(1-COS([.A171]))" office:value-type="float" office:value="1.09904103659873" calcext:value-type="float">
            <text:p>1.0990</text:p>
          </table:table-cell>
          <table:table-cell table:formula="of:=([.$B$1]^2/8)*(2*[.A171]-SIN(2*[.A171]))" office:value-type="float" office:value="1.76855408646733" calcext:value-type="float">
            <text:p>1.7686</text:p>
          </table:table-cell>
          <table:table-cell table:formula="of:=[.B171]+([.$B$2]/[.C171])^2*(1/19.6)" office:value-type="float" office:value="1.24584904461352" calcext:value-type="float">
            <text:p>1.2458E+00</text:p>
          </table:table-cell>
        </table:table-row>
        <table:table-row table:style-name="ro1">
          <table:table-cell office:value-type="float" office:value="1.68" calcext:value-type="float">
            <text:p>1.680</text:p>
          </table:table-cell>
          <table:table-cell table:formula="of:=([.$B$1]/2)*(1-COS([.A172]))" office:value-type="float" office:value="1.10898675223987" calcext:value-type="float">
            <text:p>1.1090</text:p>
          </table:table-cell>
          <table:table-cell table:formula="of:=([.$B$1]^2/8)*(2*[.A172]-SIN(2*[.A172]))" office:value-type="float" office:value="1.78833754019369" calcext:value-type="float">
            <text:p>1.7883</text:p>
          </table:table-cell>
          <table:table-cell table:formula="of:=[.B172]+([.$B$2]/[.C172])^2*(1/19.6)" office:value-type="float" office:value="1.25256460420247" calcext:value-type="float">
            <text:p>1.2526E+00</text:p>
          </table:table-cell>
        </table:table-row>
        <table:table-row table:style-name="ro1">
          <table:table-cell office:value-type="float" office:value="1.69" calcext:value-type="float">
            <text:p>1.690</text:p>
          </table:table-cell>
          <table:table-cell table:formula="of:=([.$B$1]/2)*(1-COS([.A173]))" office:value-type="float" office:value="1.11892156929661" calcext:value-type="float">
            <text:p>1.1189</text:p>
          </table:table-cell>
          <table:table-cell table:formula="of:=([.$B$1]^2/8)*(2*[.A173]-SIN(2*[.A173]))" office:value-type="float" office:value="1.80807766034845" calcext:value-type="float">
            <text:p>1.8081</text:p>
          </table:table-cell>
          <table:table-cell table:formula="of:=[.B173]+([.$B$2]/[.C173])^2*(1/19.6)" office:value-type="float" office:value="1.2593814442579" calcext:value-type="float">
            <text:p>1.2594E+00</text:p>
          </table:table-cell>
        </table:table-row>
        <table:table-row table:style-name="ro1">
          <table:table-cell office:value-type="float" office:value="1.7" calcext:value-type="float">
            <text:p>1.700</text:p>
          </table:table-cell>
          <table:table-cell table:formula="of:=([.$B$1]/2)*(1-COS([.A174]))" office:value-type="float" office:value="1.12884449429552" calcext:value-type="float">
            <text:p>1.1288</text:p>
          </table:table-cell>
          <table:table-cell table:formula="of:=([.$B$1]^2/8)*(2*[.A174]-SIN(2*[.A174]))" office:value-type="float" office:value="1.82777055101342" calcext:value-type="float">
            <text:p>1.8278</text:p>
          </table:table-cell>
          <table:table-cell table:formula="of:=[.B174]+([.$B$2]/[.C174])^2*(1/19.6)" office:value-type="float" office:value="1.26629396971058" calcext:value-type="float">
            <text:p>1.2663E+00</text:p>
          </table:table-cell>
        </table:table-row>
        <table:table-row table:style-name="ro1">
          <table:table-cell office:value-type="float" office:value="1.71" calcext:value-type="float">
            <text:p>1.710</text:p>
          </table:table-cell>
          <table:table-cell table:formula="of:=([.$B$1]/2)*(1-COS([.A175]))" office:value-type="float" office:value="1.13875453495238" calcext:value-type="float">
            <text:p>1.1388</text:p>
          </table:table-cell>
          <table:table-cell table:formula="of:=([.$B$1]^2/8)*(2*[.A175]-SIN(2*[.A175]))" office:value-type="float" office:value="1.84741233516156" calcext:value-type="float">
            <text:p>1.8474</text:p>
          </table:table-cell>
          <table:table-cell table:formula="of:=[.B175]+([.$B$2]/[.C175])^2*(1/19.6)" office:value-type="float" office:value="1.27329680776906" calcext:value-type="float">
            <text:p>1.2733E+00</text:p>
          </table:table-cell>
        </table:table-row>
        <table:table-row table:style-name="ro1">
          <table:table-cell office:value-type="float" office:value="1.72" calcext:value-type="float">
            <text:p>1.720</text:p>
          </table:table-cell>
          <table:table-cell table:formula="of:=([.$B$1]/2)*(1-COS([.A176]))" office:value-type="float" office:value="1.14865070027136" calcext:value-type="float">
            <text:p>1.1487</text:p>
          </table:table-cell>
          <table:table-cell table:formula="of:=([.$B$1]^2/8)*(2*[.A176]-SIN(2*[.A176]))" office:value-type="float" office:value="1.86699915620778" calcext:value-type="float">
            <text:p>1.8670</text:p>
          </table:table-cell>
          <table:table-cell table:formula="of:=[.B176]+([.$B$2]/[.C176])^2*(1/19.6)" office:value-type="float" office:value="1.28038479603451" calcext:value-type="float">
            <text:p>1.2804E+00</text:p>
          </table:table-cell>
        </table:table-row>
        <table:table-row table:style-name="ro1">
          <table:table-cell office:value-type="float" office:value="1.73" calcext:value-type="float">
            <text:p>1.730</text:p>
          </table:table-cell>
          <table:table-cell table:formula="of:=([.$B$1]/2)*(1-COS([.A177]))" office:value-type="float" office:value="1.1585320006442" calcext:value-type="float">
            <text:p>1.1585</text:p>
          </table:table-cell>
          <table:table-cell table:formula="of:=([.$B$1]^2/8)*(2*[.A177]-SIN(2*[.A177]))" office:value-type="float" office:value="1.88652717955149" calcext:value-type="float">
            <text:p>1.8865</text:p>
          </table:table-cell>
          <table:table-cell table:formula="of:=[.B177]+([.$B$2]/[.C177])^2*(1/19.6)" office:value-type="float" office:value="1.28755297133628" calcext:value-type="float">
            <text:p>1.2876E+00</text:p>
          </table:table-cell>
        </table:table-row>
        <table:table-row table:style-name="ro1">
          <table:table-cell office:value-type="float" office:value="1.74" calcext:value-type="float">
            <text:p>1.740</text:p>
          </table:table-cell>
          <table:table-cell table:formula="of:=([.$B$1]/2)*(1-COS([.A178]))" office:value-type="float" office:value="1.16839744794908" calcext:value-type="float">
            <text:p>1.1684</text:p>
          </table:table-cell>
          <table:table-cell table:formula="of:=([.$B$1]^2/8)*(2*[.A178]-SIN(2*[.A178]))" office:value-type="float" office:value="1.90599259411037" calcext:value-type="float">
            <text:p>1.9060</text:p>
          </table:table-cell>
          <table:table-cell table:formula="of:=[.B178]+([.$B$2]/[.C178])^2*(1/19.6)" office:value-type="float" office:value="1.29479655924051" calcext:value-type="float">
            <text:p>1.2948E+00</text:p>
          </table:table-cell>
        </table:table-row>
        <table:table-row table:style-name="ro1">
          <table:table-cell office:value-type="float" office:value="1.75" calcext:value-type="float">
            <text:p>1.750</text:p>
          </table:table-cell>
          <table:table-cell table:formula="of:=([.$B$1]/2)*(1-COS([.A179]))" office:value-type="float" office:value="1.17824605564949" calcext:value-type="float">
            <text:p>1.1782</text:p>
          </table:table-cell>
          <table:table-cell table:formula="of:=([.$B$1]^2/8)*(2*[.A179]-SIN(2*[.A179]))" office:value-type="float" office:value="1.92539161384481" calcext:value-type="float">
            <text:p>1.9254</text:p>
          </table:table-cell>
          <table:table-cell table:formula="of:=[.B179]+([.$B$2]/[.C179])^2*(1/19.6)" office:value-type="float" office:value="1.30211096418799" calcext:value-type="float">
            <text:p>1.3021E+00</text:p>
          </table:table-cell>
        </table:table-row>
        <table:table-row table:style-name="ro1">
          <table:table-cell office:value-type="float" office:value="1.76" calcext:value-type="float">
            <text:p>1.760</text:p>
          </table:table-cell>
          <table:table-cell table:formula="of:=([.$B$1]/2)*(1-COS([.A180]))" office:value-type="float" office:value="1.18807683889288" calcext:value-type="float">
            <text:p>1.1881</text:p>
          </table:table-cell>
          <table:table-cell table:formula="of:=([.$B$1]^2/8)*(2*[.A180]-SIN(2*[.A180]))" office:value-type="float" office:value="1.94472047927224" calcext:value-type="float">
            <text:p>1.9447</text:p>
          </table:table-cell>
          <table:table-cell table:formula="of:=[.B180]+([.$B$2]/[.C180])^2*(1/19.6)" office:value-type="float" office:value="1.30949176021989" calcext:value-type="float">
            <text:p>1.3095E+00</text:p>
          </table:table-cell>
        </table:table-row>
        <table:table-row table:style-name="ro1">
          <table:table-cell office:value-type="float" office:value="1.77" calcext:value-type="float">
            <text:p>1.770</text:p>
          </table:table-cell>
          <table:table-cell table:formula="of:=([.$B$1]/2)*(1-COS([.A181]))" office:value-type="float" office:value="1.19788881460911" calcext:value-type="float">
            <text:p>1.1979</text:p>
          </table:table-cell>
          <table:table-cell table:formula="of:=([.$B$1]^2/8)*(2*[.A181]-SIN(2*[.A181]))" office:value-type="float" office:value="1.96397545897087" calcext:value-type="float">
            <text:p>1.9640</text:p>
          </table:table-cell>
          <table:table-cell table:formula="of:=[.B181]+([.$B$2]/[.C181])^2*(1/19.6)" office:value-type="float" office:value="1.31693468225358" calcext:value-type="float">
            <text:p>1.3169E+00</text:p>
          </table:table-cell>
        </table:table-row>
        <table:table-row table:style-name="ro1">
          <table:table-cell office:value-type="float" office:value="1.78" calcext:value-type="float">
            <text:p>1.780</text:p>
          </table:table-cell>
          <table:table-cell table:formula="of:=([.$B$1]/2)*(1-COS([.A182]))" office:value-type="float" office:value="1.20768100160878" calcext:value-type="float">
            <text:p>1.2077</text:p>
          </table:table-cell>
          <table:table-cell table:formula="of:=([.$B$1]^2/8)*(2*[.A182]-SIN(2*[.A182]))" office:value-type="float" office:value="1.98315285107221" calcext:value-type="float">
            <text:p>1.9832</text:p>
          </table:table-cell>
          <table:table-cell table:formula="of:=[.B182]+([.$B$2]/[.C182])^2*(1/19.6)" office:value-type="float" office:value="1.32443561787295" calcext:value-type="float">
            <text:p>1.3244E+00</text:p>
          </table:table-cell>
        </table:table-row>
        <table:table-row table:style-name="ro1">
          <table:table-cell office:value-type="float" office:value="1.79" calcext:value-type="float">
            <text:p>1.790</text:p>
          </table:table-cell>
          <table:table-cell table:formula="of:=([.$B$1]/2)*(1-COS([.A183]))" office:value-type="float" office:value="1.21745242068136" calcext:value-type="float">
            <text:p>1.2175</text:p>
          </table:table-cell>
          <table:table-cell table:formula="of:=([.$B$1]^2/8)*(2*[.A183]-SIN(2*[.A183]))" office:value-type="float" office:value="2.00224898474179" calcext:value-type="float">
            <text:p>2.0022</text:p>
          </table:table-cell>
          <table:table-cell table:formula="of:=[.B183]+([.$B$2]/[.C183])^2*(1/19.6)" office:value-type="float" office:value="1.33199059960038" calcext:value-type="float">
            <text:p>1.3320E+00</text:p>
          </table:table-cell>
        </table:table-row>
        <table:table-row table:style-name="ro1">
          <table:table-cell office:value-type="float" office:value="1.8" calcext:value-type="float">
            <text:p>1.800</text:p>
          </table:table-cell>
          <table:table-cell table:formula="of:=([.$B$1]/2)*(1-COS([.A184]))" office:value-type="float" office:value="1.22720209469309" calcext:value-type="float">
            <text:p>1.2272</text:p>
          </table:table-cell>
          <table:table-cell table:formula="of:=([.$B$1]^2/8)*(2*[.A184]-SIN(2*[.A184]))" office:value-type="float" office:value="2.02126022164743" calcext:value-type="float">
            <text:p>2.0213</text:p>
          </table:table-cell>
          <table:table-cell table:formula="of:=[.B184]+([.$B$2]/[.C184])^2*(1/19.6)" office:value-type="float" office:value="1.33959579761962" calcext:value-type="float">
            <text:p>1.3396E+00</text:p>
          </table:table-cell>
        </table:table-row>
        <table:table-row table:style-name="ro1">
          <table:table-cell office:value-type="float" office:value="1.81" calcext:value-type="float">
            <text:p>1.810</text:p>
          </table:table-cell>
          <table:table-cell table:formula="of:=([.$B$1]/2)*(1-COS([.A185]))" office:value-type="float" office:value="1.23692904868467" calcext:value-type="float">
            <text:p>1.2369</text:p>
          </table:table-cell>
          <table:table-cell table:formula="of:=([.$B$1]^2/8)*(2*[.A185]-SIN(2*[.A185]))" office:value-type="float" office:value="2.0401829574145" calcext:value-type="float">
            <text:p>2.0402</text:p>
          </table:table-cell>
          <table:table-cell table:formula="of:=[.B185]+([.$B$2]/[.C185])^2*(1/19.6)" office:value-type="float" office:value="1.34724751292108" calcext:value-type="float">
            <text:p>1.3472E+00</text:p>
          </table:table-cell>
        </table:table-row>
        <table:table-row table:style-name="ro1">
          <table:table-cell office:value-type="float" office:value="1.82" calcext:value-type="float">
            <text:p>1.820</text:p>
          </table:table-cell>
          <table:table-cell table:formula="of:=([.$B$1]/2)*(1-COS([.A186]))" office:value-type="float" office:value="1.24663230996883" calcext:value-type="float">
            <text:p>1.2466</text:p>
          </table:table-cell>
          <table:table-cell table:formula="of:=([.$B$1]^2/8)*(2*[.A186]-SIN(2*[.A186]))" office:value-type="float" office:value="2.05901362306767" calcext:value-type="float">
            <text:p>2.0590</text:p>
          </table:table-cell>
          <table:table-cell table:formula="of:=[.B186]+([.$B$2]/[.C186])^2*(1/19.6)" office:value-type="float" office:value="1.35494217084297" calcext:value-type="float">
            <text:p>1.3549E+00</text:p>
          </table:table-cell>
        </table:table-row>
        <table:table-row table:style-name="ro1">
          <table:table-cell office:value-type="float" office:value="1.83" calcext:value-type="float">
            <text:p>1.830</text:p>
          </table:table-cell>
          <table:table-cell table:formula="of:=([.$B$1]/2)*(1-COS([.A187]))" office:value-type="float" office:value="1.25631090822752" calcext:value-type="float">
            <text:p>1.2563</text:p>
          </table:table-cell>
          <table:table-cell table:formula="of:=([.$B$1]^2/8)*(2*[.A187]-SIN(2*[.A187]))" office:value-type="float" office:value="2.07774868645842" calcext:value-type="float">
            <text:p>2.0777</text:p>
          </table:table-cell>
          <table:table-cell table:formula="of:=[.B187]+([.$B$2]/[.C187])^2*(1/19.6)" office:value-type="float" office:value="1.36267631498345" calcext:value-type="float">
            <text:p>1.3627E+00</text:p>
          </table:table-cell>
        </table:table-row>
        <table:table-row table:style-name="ro1">
          <table:table-cell office:value-type="float" office:value="1.84" calcext:value-type="float">
            <text:p>1.840</text:p>
          </table:table-cell>
          <table:table-cell table:formula="of:=([.$B$1]/2)*(1-COS([.A188]))" office:value-type="float" office:value="1.26596387560898" calcext:value-type="float">
            <text:p>1.2660</text:p>
          </table:table-cell>
          <table:table-cell table:formula="of:=([.$B$1]^2/8)*(2*[.A188]-SIN(2*[.A188]))" office:value-type="float" office:value="2.09638465367786" calcext:value-type="float">
            <text:p>2.0964</text:p>
          </table:table-cell>
          <table:table-cell table:formula="of:=[.B188]+([.$B$2]/[.C188])^2*(1/19.6)" office:value-type="float" office:value="1.37044660146074" calcext:value-type="float">
            <text:p>1.3704E+00</text:p>
          </table:table-cell>
        </table:table-row>
        <table:table-row table:style-name="ro1">
          <table:table-cell office:value-type="float" office:value="1.85" calcext:value-type="float">
            <text:p>1.850</text:p>
          </table:table-cell>
          <table:table-cell table:formula="of:=([.$B$1]/2)*(1-COS([.A189]))" office:value-type="float" office:value="1.27559024682451" calcext:value-type="float">
            <text:p>1.2756</text:p>
          </table:table-cell>
          <table:table-cell table:formula="of:=([.$B$1]^2/8)*(2*[.A189]-SIN(2*[.A189]))" office:value-type="float" office:value="2.11491807045425" calcext:value-type="float">
            <text:p>2.1149</text:p>
          </table:table-cell>
          <table:table-cell table:formula="of:=[.B189]+([.$B$2]/[.C189])^2*(1/19.6)" office:value-type="float" office:value="1.37824979349965" calcext:value-type="float">
            <text:p>1.3782E+00</text:p>
          </table:table-cell>
        </table:table-row>
        <table:table-row table:style-name="ro1">
          <table:table-cell office:value-type="float" office:value="1.86" calcext:value-type="float">
            <text:p>1.860</text:p>
          </table:table-cell>
          <table:table-cell table:formula="of:=([.$B$1]/2)*(1-COS([.A190]))" office:value-type="float" office:value="1.28518905924502" calcext:value-type="float">
            <text:p>1.2852</text:p>
          </table:table-cell>
          <table:table-cell table:formula="of:=([.$B$1]^2/8)*(2*[.A190]-SIN(2*[.A190]))" office:value-type="float" office:value="2.13334552353464" calcext:value-type="float">
            <text:p>2.1333</text:p>
          </table:table-cell>
          <table:table-cell table:formula="of:=[.B190]+([.$B$2]/[.C190])^2*(1/19.6)" office:value-type="float" office:value="1.38608275632445" calcext:value-type="float">
            <text:p>1.3861E+00</text:p>
          </table:table-cell>
        </table:table-row>
        <table:table-row table:style-name="ro1">
          <table:table-cell office:value-type="float" office:value="1.87" calcext:value-type="float">
            <text:p>1.870</text:p>
          </table:table-cell>
          <table:table-cell table:formula="of:=([.$B$1]/2)*(1-COS([.A191]))" office:value-type="float" office:value="1.29475935299726" calcext:value-type="float">
            <text:p>1.2948</text:p>
          </table:table-cell>
          <table:table-cell table:formula="of:=([.$B$1]^2/8)*(2*[.A191]-SIN(2*[.A191]))" office:value-type="float" office:value="2.15166364205019" calcext:value-type="float">
            <text:p>2.1517</text:p>
          </table:table-cell>
          <table:table-cell table:formula="of:=[.B191]+([.$B$2]/[.C191])^2*(1/19.6)" office:value-type="float" office:value="1.39394245233928" calcext:value-type="float">
            <text:p>1.3939E+00</text:p>
          </table:table-cell>
        </table:table-row>
        <table:table-row table:style-name="ro1">
          <table:table-cell office:value-type="float" office:value="1.88" calcext:value-type="float">
            <text:p>1.880</text:p>
          </table:table-cell>
          <table:table-cell table:formula="of:=([.$B$1]/2)*(1-COS([.A192]))" office:value-type="float" office:value="1.30430017105983" calcext:value-type="float">
            <text:p>1.3043</text:p>
          </table:table-cell>
          <table:table-cell table:formula="of:=([.$B$1]^2/8)*(2*[.A192]-SIN(2*[.A192]))" office:value-type="float" office:value="2.16986909886437" calcext:value-type="float">
            <text:p>2.1699</text:p>
          </table:table-cell>
          <table:table-cell table:formula="of:=[.B192]+([.$B$2]/[.C192])^2*(1/19.6)" office:value-type="float" office:value="1.40182593657864" calcext:value-type="float">
            <text:p>1.4018E+00</text:p>
          </table:table-cell>
        </table:table-row>
        <table:table-row table:style-name="ro1">
          <table:table-cell office:value-type="float" office:value="1.89" calcext:value-type="float">
            <text:p>1.890</text:p>
          </table:table-cell>
          <table:table-cell table:formula="of:=([.$B$1]/2)*(1-COS([.A193]))" office:value-type="float" office:value="1.31381055935888" calcext:value-type="float">
            <text:p>1.3138</text:p>
          </table:table-cell>
          <table:table-cell table:formula="of:=([.$B$1]^2/8)*(2*[.A193]-SIN(2*[.A193]))" office:value-type="float" office:value="2.18795861190388" calcext:value-type="float">
            <text:p>2.1880</text:p>
          </table:table-cell>
          <table:table-cell table:formula="of:=[.B193]+([.$B$2]/[.C193])^2*(1/19.6)" office:value-type="float" office:value="1.40973035241158" calcext:value-type="float">
            <text:p>1.4097E+00</text:p>
          </table:table-cell>
        </table:table-row>
        <table:table-row table:style-name="ro1">
          <table:table-cell office:value-type="float" office:value="1.9" calcext:value-type="float">
            <text:p>1.900</text:p>
          </table:table-cell>
          <table:table-cell table:formula="of:=([.$B$1]/2)*(1-COS([.A194]))" office:value-type="float" office:value="1.3232895668635" calcext:value-type="float">
            <text:p>1.3233</text:p>
          </table:table-cell>
          <table:table-cell table:formula="of:=([.$B$1]^2/8)*(2*[.A194]-SIN(2*[.A194]))" office:value-type="float" office:value="2.20592894547136" calcext:value-type="float">
            <text:p>2.2059</text:p>
          </table:table-cell>
          <table:table-cell table:formula="of:=[.B194]+([.$B$2]/[.C194])^2*(1/19.6)" office:value-type="float" office:value="1.41765292748437" calcext:value-type="float">
            <text:p>1.4177E+00</text:p>
          </table:table-cell>
        </table:table-row>
        <table:table-row table:style-name="ro1">
          <table:table-cell office:value-type="float" office:value="1.91" calcext:value-type="float">
            <text:p>1.910</text:p>
          </table:table-cell>
          <table:table-cell table:formula="of:=([.$B$1]/2)*(1-COS([.A195]))" office:value-type="float" office:value="1.33273624568085" calcext:value-type="float">
            <text:p>1.3327</text:p>
          </table:table-cell>
          <table:table-cell table:formula="of:=([.$B$1]^2/8)*(2*[.A195]-SIN(2*[.A195]))" office:value-type="float" office:value="2.22377691153965" calcext:value-type="float">
            <text:p>2.2238</text:p>
          </table:table-cell>
          <table:table-cell table:formula="of:=[.B195]+([.$B$2]/[.C195])^2*(1/19.6)" office:value-type="float" office:value="1.42559096988722" calcext:value-type="float">
            <text:p>1.4256E+00</text:p>
          </table:table-cell>
        </table:table-row>
        <table:table-row table:style-name="ro1">
          <table:table-cell office:value-type="float" office:value="1.92" calcext:value-type="float">
            <text:p>1.920</text:p>
          </table:table-cell>
          <table:table-cell table:formula="of:=([.$B$1]/2)*(1-COS([.A196]))" office:value-type="float" office:value="1.3421496511509" calcext:value-type="float">
            <text:p>1.3421</text:p>
          </table:table-cell>
          <table:table-cell table:formula="of:=([.$B$1]^2/8)*(2*[.A196]-SIN(2*[.A196]))" office:value-type="float" office:value="2.24149937102695" calcext:value-type="float">
            <text:p>2.2415</text:p>
          </table:table-cell>
          <table:table-cell table:formula="of:=[.B196]+([.$B$2]/[.C196])^2*(1/19.6)" office:value-type="float" office:value="1.43354186453186" calcext:value-type="float">
            <text:p>1.4335E+00</text:p>
          </table:table-cell>
        </table:table-row>
        <table:table-row table:style-name="ro1">
          <table:table-cell office:value-type="float" office:value="1.93" calcext:value-type="float">
            <text:p>1.930</text:p>
          </table:table-cell>
          <table:table-cell table:formula="of:=([.$B$1]/2)*(1-COS([.A197]))" office:value-type="float" office:value="1.35152884194096" calcext:value-type="float">
            <text:p>1.3515</text:p>
          </table:table-cell>
          <table:table-cell table:formula="of:=([.$B$1]^2/8)*(2*[.A197]-SIN(2*[.A197]))" office:value-type="float" office:value="2.25909323505245" calcext:value-type="float">
            <text:p>2.2591</text:p>
          </table:table-cell>
          <table:table-cell table:formula="of:=[.B197]+([.$B$2]/[.C197])^2*(1/19.6)" office:value-type="float" office:value="1.44150306972735" calcext:value-type="float">
            <text:p>1.4415E+00</text:p>
          </table:table-cell>
        </table:table-row>
        <table:table-row table:style-name="ro1">
          <table:table-cell office:value-type="float" office:value="1.94" calcext:value-type="float">
            <text:p>1.940</text:p>
          </table:table-cell>
          <table:table-cell table:formula="of:=([.$B$1]/2)*(1-COS([.A198]))" office:value-type="float" office:value="1.36087288013977" calcext:value-type="float">
            <text:p>1.3609</text:p>
          </table:table-cell>
          <table:table-cell table:formula="of:=([.$B$1]^2/8)*(2*[.A198]-SIN(2*[.A198]))" office:value-type="float" office:value="2.27655546617178" calcext:value-type="float">
            <text:p>2.2766</text:p>
          </table:table-cell>
          <table:table-cell table:formula="of:=[.B198]+([.$B$2]/[.C198])^2*(1/19.6)" office:value-type="float" office:value="1.44947211394256" calcext:value-type="float">
            <text:p>1.4495E+00</text:p>
          </table:table-cell>
        </table:table-row>
        <table:table-row table:style-name="ro1">
          <table:table-cell office:value-type="float" office:value="1.95" calcext:value-type="float">
            <text:p>1.950</text:p>
          </table:table-cell>
          <table:table-cell table:formula="of:=([.$B$1]/2)*(1-COS([.A199]))" office:value-type="float" office:value="1.37018083135129" calcext:value-type="float">
            <text:p>1.3702</text:p>
          </table:table-cell>
          <table:table-cell table:formula="of:=([.$B$1]^2/8)*(2*[.A199]-SIN(2*[.A199]))" office:value-type="float" office:value="2.29388307959199" calcext:value-type="float">
            <text:p>2.2939</text:p>
          </table:table-cell>
          <table:table-cell table:formula="of:=[.B199]+([.$B$2]/[.C199])^2*(1/19.6)" office:value-type="float" office:value="1.45744659274419" calcext:value-type="float">
            <text:p>1.4574E+00</text:p>
          </table:table-cell>
        </table:table-row>
        <table:table-row table:style-name="ro1">
          <table:table-cell office:value-type="float" office:value="1.96" calcext:value-type="float">
            <text:p>1.960</text:p>
          </table:table-cell>
          <table:table-cell table:formula="of:=([.$B$1]/2)*(1-COS([.A200]))" office:value-type="float" office:value="1.37945176478815" calcext:value-type="float">
            <text:p>1.3795</text:p>
          </table:table-cell>
          <table:table-cell table:formula="of:=([.$B$1]^2/8)*(2*[.A200]-SIN(2*[.A200]))" office:value-type="float" office:value="2.3110731443654" calcext:value-type="float">
            <text:p>2.3111</text:p>
          </table:table-cell>
          <table:table-cell table:formula="of:=[.B200]+([.$B$2]/[.C200])^2*(1/19.6)" office:value-type="float" office:value="1.46542416590025" calcext:value-type="float">
            <text:p>1.4654E+00</text:p>
          </table:table-cell>
        </table:table-row>
        <table:table-row table:style-name="ro1">
          <table:table-cell office:value-type="float" office:value="1.97" calcext:value-type="float">
            <text:p>1.970</text:p>
          </table:table-cell>
          <table:table-cell table:formula="of:=([.$B$1]/2)*(1-COS([.A201]))" office:value-type="float" office:value="1.38868475336475" calcext:value-type="float">
            <text:p>1.3887</text:p>
          </table:table-cell>
          <table:table-cell table:formula="of:=([.$B$1]^2/8)*(2*[.A201]-SIN(2*[.A201]))" office:value-type="float" office:value="2.32812278456199" calcext:value-type="float">
            <text:p>2.3281</text:p>
          </table:table-cell>
          <table:table-cell table:formula="of:=[.B201]+([.$B$2]/[.C201])^2*(1/19.6)" office:value-type="float" office:value="1.47340255463929" calcext:value-type="float">
            <text:p>1.4734E+00</text:p>
          </table:table-cell>
        </table:table-row>
        <table:table-row table:style-name="ro1">
          <table:table-cell office:value-type="float" office:value="1.98" calcext:value-type="float">
            <text:p>1.980</text:p>
          </table:table-cell>
          <table:table-cell table:formula="of:=([.$B$1]/2)*(1-COS([.A202]))" office:value-type="float" office:value="1.39787887378992" calcext:value-type="float">
            <text:p>1.3979</text:p>
          </table:table-cell>
          <table:table-cell table:formula="of:=([.$B$1]^2/8)*(2*[.A202]-SIN(2*[.A202]))" office:value-type="float" office:value="2.34502918041965" calcext:value-type="float">
            <text:p>2.3450</text:p>
          </table:table-cell>
          <table:table-cell table:formula="of:=[.B202]+([.$B$2]/[.C202])^2*(1/19.6)" office:value-type="float" office:value="1.48137953905643" calcext:value-type="float">
            <text:p>1.4814E+00</text:p>
          </table:table-cell>
        </table:table-row>
        <table:table-row table:style-name="ro1">
          <table:table-cell office:value-type="float" office:value="1.99" calcext:value-type="float">
            <text:p>1.990</text:p>
          </table:table-cell>
          <table:table-cell table:formula="of:=([.$B$1]/2)*(1-COS([.A203]))" office:value-type="float" office:value="1.40703320665927" calcext:value-type="float">
            <text:p>1.4070</text:p>
          </table:table-cell>
          <table:table-cell table:formula="of:=([.$B$1]^2/8)*(2*[.A203]-SIN(2*[.A203]))" office:value-type="float" office:value="2.36178956947214" calcext:value-type="float">
            <text:p>2.3618</text:p>
          </table:table-cell>
          <table:table-cell table:formula="of:=[.B203]+([.$B$2]/[.C203])^2*(1/19.6)" office:value-type="float" office:value="1.48935295565766" calcext:value-type="float">
            <text:p>1.4894E+00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formula="of:=([.$B$1]/2)*(1-COS([.A204]))" office:value-type="float" office:value="1.41614683654714" calcext:value-type="float">
            <text:p>1.4161</text:p>
          </table:table-cell>
          <table:table-cell table:formula="of:=([.$B$1]^2/8)*(2*[.A204]-SIN(2*[.A204]))" office:value-type="float" office:value="2.37840124765396" calcext:value-type="float">
            <text:p>2.3784</text:p>
          </table:table-cell>
          <table:table-cell table:formula="of:=[.B204]+([.$B$2]/[.C204])^2*(1/19.6)" office:value-type="float" office:value="1.49732069503463" calcext:value-type="float">
            <text:p>1.4973E+00</text:p>
          </table:table-cell>
        </table:table-row>
        <table:table-row table:style-name="ro1">
          <table:table-cell office:value-type="float" office:value="2.01" calcext:value-type="float">
            <text:p>2.010</text:p>
          </table:table-cell>
          <table:table-cell table:formula="of:=([.$B$1]/2)*(1-COS([.A205]))" office:value-type="float" office:value="1.42521885209815" calcext:value-type="float">
            <text:p>1.4252</text:p>
          </table:table-cell>
          <table:table-cell table:formula="of:=([.$B$1]^2/8)*(2*[.A205]-SIN(2*[.A205]))" office:value-type="float" office:value="2.39486157038201" calcext:value-type="float">
            <text:p>2.3949</text:p>
          </table:table-cell>
          <table:table-cell table:formula="of:=[.B205]+([.$B$2]/[.C205])^2*(1/19.6)" office:value-type="float" office:value="1.50528069966237" calcext:value-type="float">
            <text:p>1.5053E+00</text:p>
          </table:table-cell>
        </table:table-row>
        <table:table-row table:style-name="ro1">
          <table:table-cell office:value-type="float" office:value="2.02" calcext:value-type="float">
            <text:p>2.020</text:p>
          </table:table-cell>
          <table:table-cell table:formula="of:=([.$B$1]/2)*(1-COS([.A206]))" office:value-type="float" office:value="1.4342483461183" calcext:value-type="float">
            <text:p>1.4342</text:p>
          </table:table-cell>
          <table:table-cell table:formula="of:=([.$B$1]^2/8)*(2*[.A206]-SIN(2*[.A206]))" office:value-type="float" office:value="2.41116795361333" calcext:value-type="float">
            <text:p>2.4112</text:p>
          </table:table-cell>
          <table:table-cell table:formula="of:=[.B206]+([.$B$2]/[.C206])^2*(1/19.6)" office:value-type="float" office:value="1.51323096181305" calcext:value-type="float">
            <text:p>1.5132E+00</text:p>
          </table:table-cell>
        </table:table-row>
        <table:table-row table:style-name="ro1">
          <table:table-cell office:value-type="float" office:value="2.03" calcext:value-type="float">
            <text:p>2.030</text:p>
          </table:table-cell>
          <table:table-cell table:formula="of:=([.$B$1]/2)*(1-COS([.A207]))" office:value-type="float" office:value="1.44323441566571" calcext:value-type="float">
            <text:p>1.4432</text:p>
          </table:table-cell>
          <table:table-cell table:formula="of:=([.$B$1]^2/8)*(2*[.A207]-SIN(2*[.A207]))" office:value-type="float" office:value="2.4273178748787" calcext:value-type="float">
            <text:p>2.4273</text:p>
          </table:table-cell>
          <table:table-cell table:formula="of:=[.B207]+([.$B$2]/[.C207])^2*(1/19.6)" office:value-type="float" office:value="1.52116952157918" calcext:value-type="float">
            <text:p>1.5212E+00</text:p>
          </table:table-cell>
        </table:table-row>
        <table:table-row table:style-name="ro1">
          <table:table-cell office:value-type="float" office:value="2.04" calcext:value-type="float">
            <text:p>2.040</text:p>
          </table:table-cell>
          <table:table-cell table:formula="of:=([.$B$1]/2)*(1-COS([.A208]))" office:value-type="float" office:value="1.45217616214091" calcext:value-type="float">
            <text:p>1.4522</text:p>
          </table:table-cell>
          <table:table-cell table:formula="of:=([.$B$1]^2/8)*(2*[.A208]-SIN(2*[.A208]))" office:value-type="float" office:value="2.44330887429162" calcext:value-type="float">
            <text:p>2.4433</text:p>
          </table:table-cell>
          <table:table-cell table:formula="of:=[.B208]+([.$B$2]/[.C208])^2*(1/19.6)" office:value-type="float" office:value="1.52909446500016" calcext:value-type="float">
            <text:p>1.5291E+00</text:p>
          </table:table-cell>
        </table:table-row>
        <table:table-row table:style-name="ro1">
          <table:table-cell office:value-type="float" office:value="2.05" calcext:value-type="float">
            <text:p>2.050</text:p>
          </table:table-cell>
          <table:table-cell table:formula="of:=([.$B$1]/2)*(1-COS([.A209]))" office:value-type="float" office:value="1.46107269137671" calcext:value-type="float">
            <text:p>1.4611</text:p>
          </table:table-cell>
          <table:table-cell table:formula="of:=([.$B$1]^2/8)*(2*[.A209]-SIN(2*[.A209]))" office:value-type="float" office:value="2.4591385555322" calcext:value-type="float">
            <text:p>2.4591</text:p>
          </table:table-cell>
          <table:table-cell table:formula="of:=[.B209]+([.$B$2]/[.C209])^2*(1/19.6)" office:value-type="float" office:value="1.53700392228635" calcext:value-type="float">
            <text:p>1.5370E+00</text:p>
          </table:table-cell>
        </table:table-row>
        <table:table-row table:style-name="ro1">
          <table:table-cell office:value-type="float" office:value="2.06" calcext:value-type="float">
            <text:p>2.060</text:p>
          </table:table-cell>
          <table:table-cell table:formula="of:=([.$B$1]/2)*(1-COS([.A210]))" office:value-type="float" office:value="1.4699231137276" calcext:value-type="float">
            <text:p>1.4699</text:p>
          </table:table-cell>
          <table:table-cell table:formula="of:=([.$B$1]^2/8)*(2*[.A210]-SIN(2*[.A210]))" office:value-type="float" office:value="2.47480458680569" calcext:value-type="float">
            <text:p>2.4748</text:p>
          </table:table-cell>
          <table:table-cell table:formula="of:=[.B210]+([.$B$2]/[.C210])^2*(1/19.6)" office:value-type="float" office:value="1.54489606613521" calcext:value-type="float">
            <text:p>1.5449E+00</text:p>
          </table:table-cell>
        </table:table-row>
        <table:table-row table:style-name="ro1">
          <table:table-cell office:value-type="float" office:value="2.07" calcext:value-type="float">
            <text:p>2.070</text:p>
          </table:table-cell>
          <table:table-cell table:formula="of:=([.$B$1]/2)*(1-COS([.A211]))" office:value-type="float" office:value="1.47872654415872" calcext:value-type="float">
            <text:p>1.4787</text:p>
          </table:table-cell>
          <table:table-cell table:formula="of:=([.$B$1]^2/8)*(2*[.A211]-SIN(2*[.A211]))" office:value-type="float" office:value="2.4903047017751" calcext:value-type="float">
            <text:p>2.4903</text:p>
          </table:table-cell>
          <table:table-cell table:formula="of:=[.B211]+([.$B$2]/[.C211])^2*(1/19.6)" office:value-type="float" office:value="1.55276911013453" calcext:value-type="float">
            <text:p>1.5528E+00</text:p>
          </table:table-cell>
        </table:table-row>
        <table:table-row table:style-name="ro1">
          <table:table-cell office:value-type="float" office:value="2.08" calcext:value-type="float">
            <text:p>2.080</text:p>
          </table:table-cell>
          <table:table-cell table:formula="of:=([.$B$1]/2)*(1-COS([.A212]))" office:value-type="float" office:value="1.48748210233436" calcext:value-type="float">
            <text:p>1.4875</text:p>
          </table:table-cell>
          <table:table-cell table:formula="of:=([.$B$1]^2/8)*(2*[.A212]-SIN(2*[.A212]))" office:value-type="float" office:value="2.50563670046779" calcext:value-type="float">
            <text:p>2.5056</text:p>
          </table:table-cell>
          <table:table-cell table:formula="of:=[.B212]+([.$B$2]/[.C212])^2*(1/19.6)" office:value-type="float" office:value="1.56062130724782" calcext:value-type="float">
            <text:p>1.5606E+00</text:p>
          </table:table-cell>
        </table:table-row>
        <table:table-row table:style-name="ro1">
          <table:table-cell office:value-type="float" office:value="2.09" calcext:value-type="float">
            <text:p>2.090</text:p>
          </table:table-cell>
          <table:table-cell table:formula="of:=([.$B$1]/2)*(1-COS([.A213]))" office:value-type="float" office:value="1.496188912706" calcext:value-type="float">
            <text:p>1.4962</text:p>
          </table:table-cell>
          <table:table-cell table:formula="of:=([.$B$1]^2/8)*(2*[.A213]-SIN(2*[.A213]))" office:value-type="float" office:value="2.52079845015537" calcext:value-type="float">
            <text:p>2.5208</text:p>
          </table:table-cell>
          <table:table-cell table:formula="of:=[.B213]+([.$B$2]/[.C213])^2*(1/19.6)" office:value-type="float" office:value="1.56845094837734" calcext:value-type="float">
            <text:p>1.5685E+00</text:p>
          </table:table-cell>
        </table:table-row>
        <table:table-row table:style-name="ro1">
          <table:table-cell office:value-type="float" office:value="2.1" calcext:value-type="float">
            <text:p>2.100</text:p>
          </table:table-cell>
          <table:table-cell table:formula="of:=([.$B$1]/2)*(1-COS([.A214]))" office:value-type="float" office:value="1.50484610459986" calcext:value-type="float">
            <text:p>1.5048</text:p>
          </table:table-cell>
          <table:table-cell table:formula="of:=([.$B$1]^2/8)*(2*[.A214]-SIN(2*[.A214]))" office:value-type="float" office:value="2.53578788620679" calcext:value-type="float">
            <text:p>2.5358</text:p>
          </table:table-cell>
          <table:table-cell table:formula="of:=[.B214]+([.$B$2]/[.C214])^2*(1/19.6)" office:value-type="float" office:value="1.57625636100067" calcext:value-type="float">
            <text:p>1.5763E+00</text:p>
          </table:table-cell>
        </table:table-row>
        <table:table-row table:style-name="ro1">
          <table:table-cell office:value-type="float" office:value="2.11" calcext:value-type="float">
            <text:p>2.110</text:p>
          </table:table-cell>
          <table:table-cell table:formula="of:=([.$B$1]/2)*(1-COS([.A215]))" office:value-type="float" office:value="1.51345281230396" calcext:value-type="float">
            <text:p>1.5135</text:p>
          </table:table-cell>
          <table:table-cell table:formula="of:=([.$B$1]^2/8)*(2*[.A215]-SIN(2*[.A215]))" office:value-type="float" office:value="2.55060301291416" calcext:value-type="float">
            <text:p>2.5506</text:p>
          </table:table-cell>
          <table:table-cell table:formula="of:=[.B215]+([.$B$2]/[.C215])^2*(1/19.6)" office:value-type="float" office:value="1.5840359078766" calcext:value-type="float">
            <text:p>1.5840E+00</text:p>
          </table:table-cell>
        </table:table-row>
        <table:table-row table:style-name="ro1">
          <table:table-cell office:value-type="float" office:value="2.12" calcext:value-type="float">
            <text:p>2.120</text:p>
          </table:table-cell>
          <table:table-cell table:formula="of:=([.$B$1]/2)*(1-COS([.A216]))" office:value-type="float" office:value="1.52200817515471" calcext:value-type="float">
            <text:p>1.5220</text:p>
          </table:table-cell>
          <table:table-cell table:formula="of:=([.$B$1]^2/8)*(2*[.A216]-SIN(2*[.A216]))" office:value-type="float" office:value="2.56524190429099" calcext:value-type="float">
            <text:p>2.5652</text:p>
          </table:table-cell>
          <table:table-cell table:formula="of:=[.B216]+([.$B$2]/[.C216])^2*(1/19.6)" office:value-type="float" office:value="1.5917879858168" calcext:value-type="float">
            <text:p>1.5918E+00</text:p>
          </table:table-cell>
        </table:table-row>
        <table:table-row table:style-name="ro1">
          <table:table-cell office:value-type="float" office:value="2.13" calcext:value-type="float">
            <text:p>2.130</text:p>
          </table:table-cell>
          <table:table-cell table:formula="of:=([.$B$1]/2)*(1-COS([.A217]))" office:value-type="float" office:value="1.53051133762294" calcext:value-type="float">
            <text:p>1.5305</text:p>
          </table:table-cell>
          <table:table-cell table:formula="of:=([.$B$1]^2/8)*(2*[.A217]-SIN(2*[.A217]))" office:value-type="float" office:value="2.57970270484259" calcext:value-type="float">
            <text:p>2.5797</text:p>
          </table:table-cell>
          <table:table-cell table:formula="of:=[.B217]+([.$B$2]/[.C217])^2*(1/19.6)" office:value-type="float" office:value="1.59951102451953" calcext:value-type="float">
            <text:p>1.5995E+00</text:p>
          </table:table-cell>
        </table:table-row>
        <table:table-row table:style-name="ro1">
          <table:table-cell office:value-type="float" office:value="2.14" calcext:value-type="float">
            <text:p>2.140</text:p>
          </table:table-cell>
          <table:table-cell table:formula="of:=([.$B$1]/2)*(1-COS([.A218]))" office:value-type="float" office:value="1.53896144939951" calcext:value-type="float">
            <text:p>1.5390</text:p>
          </table:table-cell>
          <table:table-cell table:formula="of:=([.$B$1]^2/8)*(2*[.A218]-SIN(2*[.A218]))" office:value-type="float" office:value="2.5939836303082" calcext:value-type="float">
            <text:p>2.5940</text:p>
          </table:table-cell>
          <table:table-cell table:formula="of:=[.B218]+([.$B$2]/[.C218])^2*(1/19.6)" office:value-type="float" office:value="1.60720348546215" calcext:value-type="float">
            <text:p>1.6072E+00</text:p>
          </table:table-cell>
        </table:table-row>
        <table:table-row table:style-name="ro1">
          <table:table-cell office:value-type="float" office:value="2.15" calcext:value-type="float">
            <text:p>2.150</text:p>
          </table:table-cell>
          <table:table-cell table:formula="of:=([.$B$1]/2)*(1-COS([.A219]))" office:value-type="float" office:value="1.54735766548027" calcext:value-type="float">
            <text:p>1.5474</text:p>
          </table:table-cell>
          <table:table-cell table:formula="of:=([.$B$1]^2/8)*(2*[.A219]-SIN(2*[.A219]))" office:value-type="float" office:value="2.60808296837473" calcext:value-type="float">
            <text:p>2.6081</text:p>
          </table:table-cell>
          <table:table-cell table:formula="of:=[.B219]+([.$B$2]/[.C219])^2*(1/19.6)" office:value-type="float" office:value="1.61486386084926" calcext:value-type="float">
            <text:p>1.6149E+00</text:p>
          </table:table-cell>
        </table:table-row>
        <table:table-row table:style-name="ro1">
          <table:table-cell office:value-type="float" office:value="2.16" calcext:value-type="float">
            <text:p>2.160</text:p>
          </table:table-cell>
          <table:table-cell table:formula="of:=([.$B$1]/2)*(1-COS([.A220]))" office:value-type="float" office:value="1.55569914625061" calcext:value-type="float">
            <text:p>1.5557</text:p>
          </table:table-cell>
          <table:table-cell table:formula="of:=([.$B$1]^2/8)*(2*[.A220]-SIN(2*[.A220]))" office:value-type="float" office:value="2.62199907936159" calcext:value-type="float">
            <text:p>2.6220</text:p>
          </table:table-cell>
          <table:table-cell table:formula="of:=[.B220]+([.$B$2]/[.C220])^2*(1/19.6)" office:value-type="float" office:value="1.62249067261343" calcext:value-type="float">
            <text:p>1.6225E+00</text:p>
          </table:table-cell>
        </table:table-row>
        <table:table-row table:style-name="ro1">
          <table:table-cell office:value-type="float" office:value="2.17" calcext:value-type="float">
            <text:p>2.170</text:p>
          </table:table-cell>
          <table:table-cell table:formula="of:=([.$B$1]/2)*(1-COS([.A221]))" office:value-type="float" office:value="1.56398505756941" calcext:value-type="float">
            <text:p>1.5640</text:p>
          </table:table-cell>
          <table:table-cell table:formula="of:=([.$B$1]^2/8)*(2*[.A221]-SIN(2*[.A221]))" office:value-type="float" office:value="2.63573039687662" calcext:value-type="float">
            <text:p>2.6357</text:p>
          </table:table-cell>
          <table:table-cell table:formula="of:=[.B221]+([.$B$2]/[.C221])^2*(1/19.6)" office:value-type="float" office:value="1.63008247146589" calcext:value-type="float">
            <text:p>1.6301E+00</text:p>
          </table:table-cell>
        </table:table-row>
        <table:table-row table:style-name="ro1">
          <table:table-cell office:value-type="float" office:value="2.18" calcext:value-type="float">
            <text:p>2.180</text:p>
          </table:table-cell>
          <table:table-cell table:formula="of:=([.$B$1]/2)*(1-COS([.A222]))" office:value-type="float" office:value="1.57221457085244" calcext:value-type="float">
            <text:p>1.5722</text:p>
          </table:table-cell>
          <table:table-cell table:formula="of:=([.$B$1]^2/8)*(2*[.A222]-SIN(2*[.A222]))" office:value-type="float" office:value="2.64927542844255" calcext:value-type="float">
            <text:p>2.6493</text:p>
          </table:table-cell>
          <table:table-cell table:formula="of:=[.B222]+([.$B$2]/[.C222])^2*(1/19.6)" office:value-type="float" office:value="1.63763783599429" calcext:value-type="float">
            <text:p>1.6376E+00</text:p>
          </table:table-cell>
        </table:table-row>
        <table:table-row table:style-name="ro1">
          <table:table-cell office:value-type="float" office:value="2.19" calcext:value-type="float">
            <text:p>2.190</text:p>
          </table:table-cell>
          <table:table-cell table:formula="of:=([.$B$1]/2)*(1-COS([.A223]))" office:value-type="float" office:value="1.58038686315522" calcext:value-type="float">
            <text:p>1.5804</text:p>
          </table:table-cell>
          <table:table-cell table:formula="of:=([.$B$1]^2/8)*(2*[.A223]-SIN(2*[.A223]))" office:value-type="float" office:value="2.66263275609403" calcext:value-type="float">
            <text:p>2.6626</text:p>
          </table:table-cell>
          <table:table-cell table:formula="of:=[.B223]+([.$B$2]/[.C223])^2*(1/19.6)" office:value-type="float" office:value="1.64515537180522" calcext:value-type="float">
            <text:p>1.6452E+00</text:p>
          </table:table-cell>
        </table:table-row>
        <table:table-row table:style-name="ro1">
          <table:table-cell office:value-type="float" office:value="2.2" calcext:value-type="float">
            <text:p>2.200</text:p>
          </table:table-cell>
          <table:table-cell table:formula="of:=([.$B$1]/2)*(1-COS([.A224]))" office:value-type="float" office:value="1.58850111725535" calcext:value-type="float">
            <text:p>1.5885</text:p>
          </table:table-cell>
          <table:table-cell table:formula="of:=([.$B$1]^2/8)*(2*[.A224]-SIN(2*[.A224]))" office:value-type="float" office:value="2.67580103694476" calcext:value-type="float">
            <text:p>2.6758</text:p>
          </table:table-cell>
          <table:table-cell table:formula="of:=[.B224]+([.$B$2]/[.C224])^2*(1/19.6)" office:value-type="float" office:value="1.65263371070911" calcext:value-type="float">
            <text:p>1.6526E+00</text:p>
          </table:table-cell>
        </table:table-row>
        <table:table-row table:style-name="ro1">
          <table:table-cell office:value-type="float" office:value="2.21" calcext:value-type="float">
            <text:p>2.210</text:p>
          </table:table-cell>
          <table:table-cell table:formula="of:=([.$B$1]/2)*(1-COS([.A225]))" office:value-type="float" office:value="1.59655652173416" calcext:value-type="float">
            <text:p>1.5966</text:p>
          </table:table-cell>
          <table:table-cell table:formula="of:=([.$B$1]^2/8)*(2*[.A225]-SIN(2*[.A225]))" office:value-type="float" office:value="2.68877900372464" calcext:value-type="float">
            <text:p>2.6888</text:p>
          </table:table-cell>
          <table:table-cell table:formula="of:=[.B225]+([.$B$2]/[.C225])^2*(1/19.6)" office:value-type="float" office:value="1.66007150994518" calcext:value-type="float">
            <text:p>1.6601E+00</text:p>
          </table:table-cell>
        </table:table-row>
        <table:table-row table:style-name="ro1">
          <table:table-cell office:value-type="float" office:value="2.22" calcext:value-type="float">
            <text:p>2.220</text:p>
          </table:table-cell>
          <table:table-cell table:formula="of:=([.$B$1]/2)*(1-COS([.A226]))" office:value-type="float" office:value="1.60455227105793" calcext:value-type="float">
            <text:p>1.6046</text:p>
          </table:table-cell>
          <table:table-cell table:formula="of:=([.$B$1]^2/8)*(2*[.A226]-SIN(2*[.A226]))" office:value-type="float" office:value="2.70156546528666" calcext:value-type="float">
            <text:p>2.7016</text:p>
          </table:table-cell>
          <table:table-cell table:formula="of:=[.B226]+([.$B$2]/[.C226])^2*(1/19.6)" office:value-type="float" office:value="1.66746745144441" calcext:value-type="float">
            <text:p>1.6675E+00</text:p>
          </table:table-cell>
        </table:table-row>
        <table:table-row table:style-name="ro1">
          <table:table-cell office:value-type="float" office:value="2.23" calcext:value-type="float">
            <text:p>2.230</text:p>
          </table:table-cell>
          <table:table-cell table:formula="of:=([.$B$1]/2)*(1-COS([.A227]))" office:value-type="float" office:value="1.61248756565839" calcext:value-type="float">
            <text:p>1.6125</text:p>
          </table:table-cell>
          <table:table-cell table:formula="of:=([.$B$1]^2/8)*(2*[.A227]-SIN(2*[.A227]))" office:value-type="float" office:value="2.71415930708335" calcext:value-type="float">
            <text:p>2.7142</text:p>
          </table:table-cell>
          <table:table-cell table:formula="of:=[.B227]+([.$B$2]/[.C227])^2*(1/19.6)" office:value-type="float" office:value="1.67482024112864" calcext:value-type="float">
            <text:p>1.6748E+00</text:p>
          </table:table-cell>
        </table:table-row>
        <table:table-row table:style-name="ro1">
          <table:table-cell office:value-type="float" office:value="2.24" calcext:value-type="float">
            <text:p>2.240</text:p>
          </table:table-cell>
          <table:table-cell table:formula="of:=([.$B$1]/2)*(1-COS([.A228]))" office:value-type="float" office:value="1.62036161201268" calcext:value-type="float">
            <text:p>1.6204</text:p>
          </table:table-cell>
          <table:table-cell table:formula="of:=([.$B$1]^2/8)*(2*[.A228]-SIN(2*[.A228]))" office:value-type="float" office:value="2.72655949161259" calcext:value-type="float">
            <text:p>2.7266</text:p>
          </table:table-cell>
          <table:table-cell table:formula="of:=[.B228]+([.$B$2]/[.C228])^2*(1/19.6)" office:value-type="float" office:value="1.68212860824367" calcext:value-type="float">
            <text:p>1.6821E+00</text:p>
          </table:table-cell>
        </table:table-row>
        <table:table-row table:style-name="ro1">
          <table:table-cell office:value-type="float" office:value="2.25" calcext:value-type="float">
            <text:p>2.250</text:p>
          </table:table-cell>
          <table:table-cell table:formula="of:=([.$B$1]/2)*(1-COS([.A229]))" office:value-type="float" office:value="1.62817362272274" calcext:value-type="float">
            <text:p>1.6282</text:p>
          </table:table-cell>
          <table:table-cell table:formula="of:=([.$B$1]^2/8)*(2*[.A229]-SIN(2*[.A229]))" office:value-type="float" office:value="2.73876505883255" calcext:value-type="float">
            <text:p>2.7388</text:p>
          </table:table-cell>
          <table:table-cell table:formula="of:=[.B229]+([.$B$2]/[.C229])^2*(1/19.6)" office:value-type="float" office:value="1.68939130472485" calcext:value-type="float">
            <text:p>1.6894E+00</text:p>
          </table:table-cell>
        </table:table-row>
        <table:table-row table:style-name="ro1">
          <table:table-cell office:value-type="float" office:value="2.26" calcext:value-type="float">
            <text:p>2.260</text:p>
          </table:table-cell>
          <table:table-cell table:formula="of:=([.$B$1]/2)*(1-COS([.A230]))" office:value-type="float" office:value="1.635922816594" calcext:value-type="float">
            <text:p>1.6359</text:p>
          </table:table-cell>
          <table:table-cell table:formula="of:=([.$B$1]^2/8)*(2*[.A230]-SIN(2*[.A230]))" office:value-type="float" office:value="2.75077512654576" calcext:value-type="float">
            <text:p>2.7508</text:p>
          </table:table-cell>
          <table:table-cell table:formula="of:=[.B230]+([.$B$2]/[.C230])^2*(1/19.6)" office:value-type="float" office:value="1.69660710459334" calcext:value-type="float">
            <text:p>1.6966E+00</text:p>
          </table:table-cell>
        </table:table-row>
        <table:table-row table:style-name="ro1">
          <table:table-cell office:value-type="float" office:value="2.27" calcext:value-type="float">
            <text:p>2.270</text:p>
          </table:table-cell>
          <table:table-cell table:formula="of:=([.$B$1]/2)*(1-COS([.A231]))" office:value-type="float" office:value="1.64360841871354" calcext:value-type="float">
            <text:p>1.6436</text:p>
          </table:table-cell>
          <table:table-cell table:formula="of:=([.$B$1]^2/8)*(2*[.A231]-SIN(2*[.A231]))" office:value-type="float" office:value="2.76258889075193" calcext:value-type="float">
            <text:p>2.7626</text:p>
          </table:table-cell>
          <table:table-cell table:formula="of:=[.B231]+([.$B$2]/[.C231])^2*(1/19.6)" office:value-type="float" office:value="1.70377480338146" calcext:value-type="float">
            <text:p>1.7038E+00</text:p>
          </table:table-cell>
        </table:table-row>
        <table:table-row table:style-name="ro1">
          <table:table-cell office:value-type="float" office:value="2.28" calcext:value-type="float">
            <text:p>2.280</text:p>
          </table:table-cell>
          <table:table-cell table:formula="of:=([.$B$1]/2)*(1-COS([.A232]))" office:value-type="float" office:value="1.65122966052755" calcext:value-type="float">
            <text:p>1.6512</text:p>
          </table:table-cell>
          <table:table-cell table:formula="of:=([.$B$1]^2/8)*(2*[.A232]-SIN(2*[.A232]))" office:value-type="float" office:value="2.77420562596957" calcext:value-type="float">
            <text:p>2.7742</text:p>
          </table:table-cell>
          <table:table-cell table:formula="of:=[.B232]+([.$B$2]/[.C232])^2*(1/19.6)" office:value-type="float" office:value="1.71089321758564" calcext:value-type="float">
            <text:p>1.7109E+00</text:p>
          </table:table-cell>
        </table:table-row>
        <table:table-row table:style-name="ro1">
          <table:table-cell office:value-type="float" office:value="2.29" calcext:value-type="float">
            <text:p>2.290</text:p>
          </table:table-cell>
          <table:table-cell table:formula="of:=([.$B$1]/2)*(1-COS([.A233]))" office:value-type="float" office:value="1.65878577991819" calcext:value-type="float">
            <text:p>1.6588</text:p>
          </table:table-cell>
          <table:table-cell table:formula="of:=([.$B$1]^2/8)*(2*[.A233]-SIN(2*[.A233]))" office:value-type="float" office:value="2.78562468552613" calcext:value-type="float">
            <text:p>2.7856</text:p>
          </table:table-cell>
          <table:table-cell table:formula="of:=[.B233]+([.$B$2]/[.C233])^2*(1/19.6)" office:value-type="float" office:value="1.71796118414564" calcext:value-type="float">
            <text:p>1.7180E+00</text:p>
          </table:table-cell>
        </table:table-row>
        <table:table-row table:style-name="ro1">
          <table:table-cell office:value-type="float" office:value="2.3" calcext:value-type="float">
            <text:p>2.300</text:p>
          </table:table-cell>
          <table:table-cell table:formula="of:=([.$B$1]/2)*(1-COS([.A234]))" office:value-type="float" office:value="1.66627602127982" calcext:value-type="float">
            <text:p>1.6663</text:p>
          </table:table-cell>
          <table:table-cell table:formula="of:=([.$B$1]^2/8)*(2*[.A234]-SIN(2*[.A234]))" office:value-type="float" office:value="2.79684550181673" calcext:value-type="float">
            <text:p>2.7968</text:p>
          </table:table-cell>
          <table:table-cell table:formula="of:=[.B234]+([.$B$2]/[.C234])^2*(1/19.6)" office:value-type="float" office:value="1.72497755994849" calcext:value-type="float">
            <text:p>1.7250E+00</text:p>
          </table:table-cell>
        </table:table-row>
        <table:table-row table:style-name="ro1">
          <table:table-cell office:value-type="float" office:value="2.31" calcext:value-type="float">
            <text:p>2.310</text:p>
          </table:table-cell>
          <table:table-cell table:formula="of:=([.$B$1]/2)*(1-COS([.A235]))" office:value-type="float" office:value="1.67369963559456" calcext:value-type="float">
            <text:p>1.6737</text:p>
          </table:table-cell>
          <table:table-cell table:formula="of:=([.$B$1]^2/8)*(2*[.A235]-SIN(2*[.A235]))" office:value-type="float" office:value="2.80786758653112" calcext:value-type="float">
            <text:p>2.8079</text:p>
          </table:table-cell>
          <table:table-cell table:formula="of:=[.B235]+([.$B$2]/[.C235])^2*(1/19.6)" office:value-type="float" office:value="1.73194122135609" calcext:value-type="float">
            <text:p>1.7319E+00</text:p>
          </table:table-cell>
        </table:table-row>
        <table:table-row table:style-name="ro1">
          <table:table-cell office:value-type="float" office:value="2.32" calcext:value-type="float">
            <text:p>2.320</text:p>
          </table:table-cell>
          <table:table-cell table:formula="of:=([.$B$1]/2)*(1-COS([.A236]))" office:value-type="float" office:value="1.68105588050715" calcext:value-type="float">
            <text:p>1.6811</text:p>
          </table:table-cell>
          <table:table-cell table:formula="of:=([.$B$1]^2/8)*(2*[.A236]-SIN(2*[.A236]))" office:value-type="float" office:value="2.81869053084905" calcext:value-type="float">
            <text:p>2.8187</text:p>
          </table:table-cell>
          <table:table-cell table:formula="of:=[.B236]+([.$B$2]/[.C236])^2*(1/19.6)" office:value-type="float" office:value="1.73885106375513" calcext:value-type="float">
            <text:p>1.7389E+00</text:p>
          </table:table-cell>
        </table:table-row>
        <table:table-row table:style-name="ro1">
          <table:table-cell office:value-type="float" office:value="2.33" calcext:value-type="float">
            <text:p>2.330</text:p>
          </table:table-cell>
          <table:table-cell table:formula="of:=([.$B$1]/2)*(1-COS([.A237]))" office:value-type="float" office:value="1.68834402039924" calcext:value-type="float">
            <text:p>1.6883</text:p>
          </table:table-cell>
          <table:table-cell table:formula="of:=([.$B$1]^2/8)*(2*[.A237]-SIN(2*[.A237]))" office:value-type="float" office:value="2.82931400560375" calcext:value-type="float">
            <text:p>2.8293</text:p>
          </table:table-cell>
          <table:table-cell table:formula="of:=[.B237]+([.$B$2]/[.C237])^2*(1/19.6)" office:value-type="float" office:value="1.74570600112823" calcext:value-type="float">
            <text:p>1.7457E+00</text:p>
          </table:table-cell>
        </table:table-row>
        <table:table-row table:style-name="ro1">
          <table:table-cell office:value-type="float" office:value="2.34" calcext:value-type="float">
            <text:p>2.340</text:p>
          </table:table-cell>
          <table:table-cell table:formula="of:=([.$B$1]/2)*(1-COS([.A238]))" office:value-type="float" office:value="1.6955633264629" calcext:value-type="float">
            <text:p>1.6956</text:p>
          </table:table-cell>
          <table:table-cell table:formula="of:=([.$B$1]^2/8)*(2*[.A238]-SIN(2*[.A238]))" office:value-type="float" office:value="2.83973776141364" calcext:value-type="float">
            <text:p>2.8397</text:p>
          </table:table-cell>
          <table:table-cell table:formula="of:=[.B238]+([.$B$2]/[.C238])^2*(1/19.6)" office:value-type="float" office:value="1.75250496564523" calcext:value-type="float">
            <text:p>1.7525E+00</text:p>
          </table:table-cell>
        </table:table-row>
        <table:table-row table:style-name="ro1">
          <table:table-cell office:value-type="float" office:value="2.35" calcext:value-type="float">
            <text:p>2.350</text:p>
          </table:table-cell>
          <table:table-cell table:formula="of:=([.$B$1]/2)*(1-COS([.A239]))" office:value-type="float" office:value="1.70271307677355" calcext:value-type="float">
            <text:p>1.7027</text:p>
          </table:table-cell>
          <table:table-cell table:formula="of:=([.$B$1]^2/8)*(2*[.A239]-SIN(2*[.A239]))" office:value-type="float" office:value="2.84996162878205" calcext:value-type="float">
            <text:p>2.8500</text:p>
          </table:table-cell>
          <table:table-cell table:formula="of:=[.B239]+([.$B$2]/[.C239])^2*(1/19.6)" office:value-type="float" office:value="1.75924690727354" calcext:value-type="float">
            <text:p>1.7592E+00</text:p>
          </table:table-cell>
        </table:table-row>
        <table:table-row table:style-name="ro1">
          <table:table-cell office:value-type="float" office:value="2.36" calcext:value-type="float">
            <text:p>2.360</text:p>
          </table:table-cell>
          <table:table-cell table:formula="of:=([.$B$1]/2)*(1-COS([.A240]))" office:value-type="float" office:value="1.70979255636212" calcext:value-type="float">
            <text:p>1.7098</text:p>
          </table:table-cell>
          <table:table-cell table:formula="of:=([.$B$1]^2/8)*(2*[.A240]-SIN(2*[.A240]))" office:value-type="float" office:value="2.85998551816501" calcext:value-type="float">
            <text:p>2.8600</text:p>
          </table:table-cell>
          <table:table-cell table:formula="of:=[.B240]+([.$B$2]/[.C240])^2*(1/19.6)" office:value-type="float" office:value="1.76593079340672" calcext:value-type="float">
            <text:p>1.7659E+00</text:p>
          </table:table-cell>
        </table:table-row>
        <table:table-row table:style-name="ro1">
          <table:table-cell office:value-type="float" office:value="2.37" calcext:value-type="float">
            <text:p>2.370</text:p>
          </table:table-cell>
          <table:table-cell table:formula="of:=([.$B$1]/2)*(1-COS([.A241]))" office:value-type="float" office:value="1.71680105728654" calcext:value-type="float">
            <text:p>1.7168</text:p>
          </table:table-cell>
          <table:table-cell table:formula="of:=([.$B$1]^2/8)*(2*[.A241]-SIN(2*[.A241]))" office:value-type="float" office:value="2.86980942000709" calcext:value-type="float">
            <text:p>2.8698</text:p>
          </table:table-cell>
          <table:table-cell table:formula="of:=[.B241]+([.$B$2]/[.C241])^2*(1/19.6)" office:value-type="float" office:value="1.77255560851015" calcext:value-type="float">
            <text:p>1.7726E+00</text:p>
          </table:table-cell>
        </table:table-row>
        <table:table-row table:style-name="ro1">
          <table:table-cell office:value-type="float" office:value="2.38" calcext:value-type="float">
            <text:p>2.380</text:p>
          </table:table-cell>
          <table:table-cell table:formula="of:=([.$B$1]/2)*(1-COS([.A242]))" office:value-type="float" office:value="1.72373787870257" calcext:value-type="float">
            <text:p>1.7237</text:p>
          </table:table-cell>
          <table:table-cell table:formula="of:=([.$B$1]^2/8)*(2*[.A242]-SIN(2*[.A242]))" office:value-type="float" office:value="2.87943340474521" calcext:value-type="float">
            <text:p>2.8794</text:p>
          </table:table-cell>
          <table:table-cell table:formula="of:=[.B242]+([.$B$2]/[.C242])^2*(1/19.6)" office:value-type="float" office:value="1.7791203537831" calcext:value-type="float">
            <text:p>1.7791E+00</text:p>
          </table:table-cell>
        </table:table-row>
        <table:table-row table:style-name="ro1">
          <table:table-cell office:value-type="float" office:value="2.39" calcext:value-type="float">
            <text:p>2.390</text:p>
          </table:table-cell>
          <table:table-cell table:formula="of:=([.$B$1]/2)*(1-COS([.A243]))" office:value-type="float" office:value="1.73060232693384" calcext:value-type="float">
            <text:p>1.7306</text:p>
          </table:table-cell>
          <table:table-cell table:formula="of:=([.$B$1]^2/8)*(2*[.A243]-SIN(2*[.A243]))" office:value-type="float" office:value="2.88885762278045" calcext:value-type="float">
            <text:p>2.8889</text:p>
          </table:table-cell>
          <table:table-cell table:formula="of:=[.B243]+([.$B$2]/[.C243])^2*(1/19.6)" office:value-type="float" office:value="1.78562404683637" calcext:value-type="float">
            <text:p>1.7856E+00</text:p>
          </table:table-cell>
        </table:table-row>
        <table:table-row table:style-name="ro1">
          <table:table-cell office:value-type="float" office:value="2.4" calcext:value-type="float">
            <text:p>2.400</text:p>
          </table:table-cell>
          <table:table-cell table:formula="of:=([.$B$1]/2)*(1-COS([.A244]))" office:value-type="float" office:value="1.73739371554125" calcext:value-type="float">
            <text:p>1.7374</text:p>
          </table:table-cell>
          <table:table-cell table:formula="of:=([.$B$1]^2/8)*(2*[.A244]-SIN(2*[.A244]))" office:value-type="float" office:value="2.89808230441792" calcext:value-type="float">
            <text:p>2.8981</text:p>
          </table:table-cell>
          <table:table-cell table:formula="of:=[.B244]+([.$B$2]/[.C244])^2*(1/19.6)" office:value-type="float" office:value="1.79206572138448" calcext:value-type="float">
            <text:p>1.7921E+00</text:p>
          </table:table-cell>
        </table:table-row>
        <table:table-row table:style-name="ro1">
          <table:table-cell office:value-type="float" office:value="2.41" calcext:value-type="float">
            <text:p>2.410</text:p>
          </table:table-cell>
          <table:table-cell table:formula="of:=([.$B$1]/2)*(1-COS([.A245]))" office:value-type="float" office:value="1.74411136539159" calcext:value-type="float">
            <text:p>1.7441</text:p>
          </table:table-cell>
          <table:table-cell table:formula="of:=([.$B$1]^2/8)*(2*[.A245]-SIN(2*[.A245]))" office:value-type="float" office:value="2.90710775977464" calcext:value-type="float">
            <text:p>2.9071</text:p>
          </table:table-cell>
          <table:table-cell table:formula="of:=[.B245]+([.$B$2]/[.C245])^2*(1/19.6)" office:value-type="float" office:value="1.79844442695201" calcext:value-type="float">
            <text:p>1.7984E+00</text:p>
          </table:table-cell>
        </table:table-row>
        <table:table-row table:style-name="ro1">
          <table:table-cell office:value-type="float" office:value="2.42" calcext:value-type="float">
            <text:p>2.420</text:p>
          </table:table-cell>
          <table:table-cell table:formula="of:=([.$B$1]/2)*(1-COS([.A246]))" office:value-type="float" office:value="1.75075460472549" calcext:value-type="float">
            <text:p>1.7508</text:p>
          </table:table-cell>
          <table:table-cell table:formula="of:=([.$B$1]^2/8)*(2*[.A246]-SIN(2*[.A246]))" office:value-type="float" office:value="2.91593437865546" calcext:value-type="float">
            <text:p>2.9159</text:p>
          </table:table-cell>
          <table:table-cell table:formula="of:=[.B246]+([.$B$2]/[.C246])^2*(1/19.6)" office:value-type="float" office:value="1.8047592285931" calcext:value-type="float">
            <text:p>1.8048E+00</text:p>
          </table:table-cell>
        </table:table-row>
        <table:table-row table:style-name="ro1">
          <table:table-cell office:value-type="float" office:value="2.43" calcext:value-type="float">
            <text:p>2.430</text:p>
          </table:table-cell>
          <table:table-cell table:formula="of:=([.$B$1]/2)*(1-COS([.A247]))" office:value-type="float" office:value="1.75732276922454" calcext:value-type="float">
            <text:p>1.7573</text:p>
          </table:table-cell>
          <table:table-cell table:formula="of:=([.$B$1]^2/8)*(2*[.A247]-SIN(2*[.A247]))" office:value-type="float" office:value="2.92456263039718" calcext:value-type="float">
            <text:p>2.9246</text:p>
          </table:table-cell>
          <table:table-cell table:formula="of:=[.B247]+([.$B$2]/[.C247])^2*(1/19.6)" office:value-type="float" office:value="1.81100920662357" calcext:value-type="float">
            <text:p>1.8110E+00</text:p>
          </table:table-cell>
        </table:table-row>
        <table:table-row table:style-name="ro1">
          <table:table-cell office:value-type="float" office:value="2.44" calcext:value-type="float">
            <text:p>2.440</text:p>
          </table:table-cell>
          <table:table-cell table:formula="of:=([.$B$1]/2)*(1-COS([.A248]))" office:value-type="float" office:value="1.76381520207777" calcext:value-type="float">
            <text:p>1.7638</text:p>
          </table:table-cell>
          <table:table-cell table:formula="of:=([.$B$1]^2/8)*(2*[.A248]-SIN(2*[.A248]))" office:value-type="float" office:value="2.93299306368083" calcext:value-type="float">
            <text:p>2.9330</text:p>
          </table:table-cell>
          <table:table-cell table:formula="of:=[.B248]+([.$B$2]/[.C248])^2*(1/19.6)" office:value-type="float" office:value="1.81719345636501" calcext:value-type="float">
            <text:p>1.8172E+00</text:p>
          </table:table-cell>
        </table:table-row>
        <table:table-row table:style-name="ro1">
          <table:table-cell office:value-type="float" office:value="2.45" calcext:value-type="float">
            <text:p>2.450</text:p>
          </table:table-cell>
          <table:table-cell table:formula="of:=([.$B$1]/2)*(1-COS([.A249]))" office:value-type="float" office:value="1.77023125404731" calcext:value-type="float">
            <text:p>1.7702</text:p>
          </table:table-cell>
          <table:table-cell table:formula="of:=([.$B$1]^2/8)*(2*[.A249]-SIN(2*[.A249]))" office:value-type="float" office:value="2.94122630631217" calcext:value-type="float">
            <text:p>2.9412</text:p>
          </table:table-cell>
          <table:table-cell table:formula="of:=[.B249]+([.$B$2]/[.C249])^2*(1/19.6)" office:value-type="float" office:value="1.82331108790021" calcext:value-type="float">
            <text:p>1.8233E+00</text:p>
          </table:table-cell>
        </table:table-row>
        <table:table-row table:style-name="ro1">
          <table:table-cell office:value-type="float" office:value="2.46" calcext:value-type="float">
            <text:p>2.460</text:p>
          </table:table-cell>
          <table:table-cell table:formula="of:=([.$B$1]/2)*(1-COS([.A250]))" office:value-type="float" office:value="1.77657028353329" calcext:value-type="float">
            <text:p>1.7766</text:p>
          </table:table-cell>
          <table:table-cell table:formula="of:=([.$B$1]^2/8)*(2*[.A250]-SIN(2*[.A250]))" office:value-type="float" office:value="2.94926306497057" calcext:value-type="float">
            <text:p>2.9493</text:p>
          </table:table-cell>
          <table:table-cell table:formula="of:=[.B250]+([.$B$2]/[.C250])^2*(1/19.6)" office:value-type="float" office:value="1.82936122583933" calcext:value-type="float">
            <text:p>1.8294E+00</text:p>
          </table:table-cell>
        </table:table-row>
        <table:table-row table:style-name="ro1">
          <table:table-cell office:value-type="float" office:value="2.47" calcext:value-type="float">
            <text:p>2.470</text:p>
          </table:table-cell>
          <table:table-cell table:formula="of:=([.$B$1]/2)*(1-COS([.A251]))" office:value-type="float" office:value="1.78283165663807" calcext:value-type="float">
            <text:p>1.7828</text:p>
          </table:table-cell>
          <table:table-cell table:formula="of:=([.$B$1]^2/8)*(2*[.A251]-SIN(2*[.A251]))" office:value-type="float" office:value="2.9571041249264" calcext:value-type="float">
            <text:p>2.9571</text:p>
          </table:table-cell>
          <table:table-cell table:formula="of:=[.B251]+([.$B$2]/[.C251])^2*(1/19.6)" office:value-type="float" office:value="1.8353430090964" calcext:value-type="float">
            <text:p>1.8353E+00</text:p>
          </table:table-cell>
        </table:table-row>
        <table:table-row table:style-name="ro1">
          <table:table-cell office:value-type="float" office:value="2.48" calcext:value-type="float">
            <text:p>2.480</text:p>
          </table:table-cell>
          <table:table-cell table:formula="of:=([.$B$1]/2)*(1-COS([.A252]))" office:value-type="float" office:value="1.78901474722953" calcext:value-type="float">
            <text:p>1.7890</text:p>
          </table:table-cell>
          <table:table-cell table:formula="of:=([.$B$1]^2/8)*(2*[.A252]-SIN(2*[.A252]))" office:value-type="float" office:value="2.9647503497269" calcext:value-type="float">
            <text:p>2.9648</text:p>
          </table:table-cell>
          <table:table-cell table:formula="of:=[.B252]+([.$B$2]/[.C252])^2*(1/19.6)" office:value-type="float" office:value="1.84125559067542" calcext:value-type="float">
            <text:p>1.8413E+00</text:p>
          </table:table-cell>
        </table:table-row>
        <table:table-row table:style-name="ro1">
          <table:table-cell office:value-type="float" office:value="2.49" calcext:value-type="float">
            <text:p>2.490</text:p>
          </table:table-cell>
          <table:table-cell table:formula="of:=([.$B$1]/2)*(1-COS([.A253]))" office:value-type="float" office:value="1.79511893700378" calcext:value-type="float">
            <text:p>1.7951</text:p>
          </table:table-cell>
          <table:table-cell table:formula="of:=([.$B$1]^2/8)*(2*[.A253]-SIN(2*[.A253]))" office:value-type="float" office:value="2.97220268085077" calcext:value-type="float">
            <text:p>2.9722</text:p>
          </table:table-cell>
          <table:table-cell table:formula="of:=[.B253]+([.$B$2]/[.C253])^2*(1/19.6)" office:value-type="float" office:value="1.84709813746575" calcext:value-type="float">
            <text:p>1.8471E+00</text:p>
          </table:table-cell>
        </table:table-row>
        <table:table-row table:style-name="ro1">
          <table:table-cell office:value-type="float" office:value="2.5" calcext:value-type="float">
            <text:p>2.500</text:p>
          </table:table-cell>
          <table:table-cell table:formula="of:=([.$B$1]/2)*(1-COS([.A254]))" office:value-type="float" office:value="1.80114361554693" calcext:value-type="float">
            <text:p>1.8011</text:p>
          </table:table-cell>
          <table:table-cell table:formula="of:=([.$B$1]^2/8)*(2*[.A254]-SIN(2*[.A254]))" office:value-type="float" office:value="2.97946213733157" calcext:value-type="float">
            <text:p>2.9795</text:p>
          </table:table-cell>
          <table:table-cell table:formula="of:=[.B254]+([.$B$2]/[.C254])^2*(1/19.6)" office:value-type="float" office:value="1.85286983004625" calcext:value-type="float">
            <text:p>1.8529E+00</text:p>
          </table:table-cell>
        </table:table-row>
        <table:table-row table:style-name="ro1">
          <table:table-cell office:value-type="float" office:value="2.51" calcext:value-type="float">
            <text:p>2.510</text:p>
          </table:table-cell>
          <table:table-cell table:formula="of:=([.$B$1]/2)*(1-COS([.A255]))" office:value-type="float" office:value="1.80708818039615" calcext:value-type="float">
            <text:p>1.8071</text:p>
          </table:table-cell>
          <table:table-cell table:formula="of:=([.$B$1]^2/8)*(2*[.A255]-SIN(2*[.A255]))" office:value-type="float" office:value="2.98652981535018" calcext:value-type="float">
            <text:p>2.9865</text:p>
          </table:table-cell>
          <table:table-cell table:formula="of:=[.B255]+([.$B$2]/[.C255])^2*(1/19.6)" office:value-type="float" office:value="1.85856986249776" calcext:value-type="float">
            <text:p>1.8586E+00</text:p>
          </table:table-cell>
        </table:table-row>
        <table:table-row table:style-name="ro1">
          <table:table-cell office:value-type="float" office:value="2.52" calcext:value-type="float">
            <text:p>2.520</text:p>
          </table:table-cell>
          <table:table-cell table:formula="of:=([.$B$1]/2)*(1-COS([.A256]))" office:value-type="float" office:value="1.81295203709989" calcext:value-type="float">
            <text:p>1.8130</text:p>
          </table:table-cell>
          <table:table-cell table:formula="of:=([.$B$1]^2/8)*(2*[.A256]-SIN(2*[.A256]))" office:value-type="float" office:value="2.9934068877963" calcext:value-type="float">
            <text:p>2.9934</text:p>
          </table:table-cell>
          <table:table-cell table:formula="of:=[.B256]+([.$B$2]/[.C256])^2*(1/19.6)" office:value-type="float" office:value="1.86419744222341" calcext:value-type="float">
            <text:p>1.8642E+00</text:p>
          </table:table-cell>
        </table:table-row>
        <table:table-row table:style-name="ro1">
          <table:table-cell office:value-type="float" office:value="2.53" calcext:value-type="float">
            <text:p>2.530</text:p>
          </table:table-cell>
          <table:table-cell table:formula="of:=([.$B$1]/2)*(1-COS([.A257]))" office:value-type="float" office:value="1.81873459927738" calcext:value-type="float">
            <text:p>1.8187</text:p>
          </table:table-cell>
          <table:table-cell table:formula="of:=([.$B$1]^2/8)*(2*[.A257]-SIN(2*[.A257]))" office:value-type="float" office:value="3.00009460379931" calcext:value-type="float">
            <text:p>3.0001</text:p>
          </table:table-cell>
          <table:table-cell table:formula="of:=[.B257]+([.$B$2]/[.C257])^2*(1/19.6)" office:value-type="float" office:value="1.86975178977655" calcext:value-type="float">
            <text:p>1.8698E+00</text:p>
          </table:table-cell>
        </table:table-row>
        <table:table-row table:style-name="ro1">
          <table:table-cell office:value-type="float" office:value="2.54" calcext:value-type="float">
            <text:p>2.540</text:p>
          </table:table-cell>
          <table:table-cell table:formula="of:=([.$B$1]/2)*(1-COS([.A258]))" office:value-type="float" office:value="1.82443528867722" calcext:value-type="float">
            <text:p>1.8244</text:p>
          </table:table-cell>
          <table:table-cell table:formula="of:=([.$B$1]^2/8)*(2*[.A258]-SIN(2*[.A258]))" office:value-type="float" office:value="3.00659428822865" calcext:value-type="float">
            <text:p>3.0066</text:p>
          </table:table-cell>
          <table:table-cell table:formula="of:=[.B258]+([.$B$2]/[.C258])^2*(1/19.6)" office:value-type="float" office:value="1.87523213869567" calcext:value-type="float">
            <text:p>1.8752E+00</text:p>
          </table:table-cell>
        </table:table-row>
        <table:table-row table:style-name="ro1">
          <table:table-cell office:value-type="float" office:value="2.55" calcext:value-type="float">
            <text:p>2.550</text:p>
          </table:table-cell>
          <table:table-cell table:formula="of:=([.$B$1]/2)*(1-COS([.A259]))" office:value-type="float" office:value="1.83005353523522" calcext:value-type="float">
            <text:p>1.8301</text:p>
          </table:table-cell>
          <table:table-cell table:formula="of:=([.$B$1]^2/8)*(2*[.A259]-SIN(2*[.A259]))" office:value-type="float" office:value="3.01290734116387" calcext:value-type="float">
            <text:p>3.0129</text:p>
          </table:table-cell>
          <table:table-cell table:formula="of:=[.B259]+([.$B$2]/[.C259])^2*(1/19.6)" office:value-type="float" office:value="1.88063773534624" calcext:value-type="float">
            <text:p>1.8806E+00</text:p>
          </table:table-cell>
        </table:table-row>
        <table:table-row table:style-name="ro1">
          <table:table-cell office:value-type="float" office:value="2.56" calcext:value-type="float">
            <text:p>2.560</text:p>
          </table:table-cell>
          <table:table-cell table:formula="of:=([.$B$1]/2)*(1-COS([.A260]))" office:value-type="float" office:value="1.83558877713141" calcext:value-type="float">
            <text:p>1.8356</text:p>
          </table:table-cell>
          <table:table-cell table:formula="of:=([.$B$1]^2/8)*(2*[.A260]-SIN(2*[.A260]))" office:value-type="float" office:value="3.01903523733463" calcext:value-type="float">
            <text:p>3.0190</text:p>
          </table:table-cell>
          <table:table-cell table:formula="of:=[.B260]+([.$B$2]/[.C260])^2*(1/19.6)" office:value-type="float" office:value="1.88596783876888" calcext:value-type="float">
            <text:p>1.8860E+00</text:p>
          </table:table-cell>
        </table:table-row>
        <table:table-row table:style-name="ro1">
          <table:table-cell office:value-type="float" office:value="2.57" calcext:value-type="float">
            <text:p>2.570</text:p>
          </table:table-cell>
          <table:table-cell table:formula="of:=([.$B$1]/2)*(1-COS([.A261]))" office:value-type="float" office:value="1.8410404608462" calcext:value-type="float">
            <text:p>1.8410</text:p>
          </table:table-cell>
          <table:table-cell table:formula="of:=([.$B$1]^2/8)*(2*[.A261]-SIN(2*[.A261]))" office:value-type="float" office:value="3.02497952553086" calcext:value-type="float">
            <text:p>3.0250</text:p>
          </table:table-cell>
          <table:table-cell table:formula="of:=[.B261]+([.$B$2]/[.C261])^2*(1/19.6)" office:value-type="float" office:value="1.89122172053371" calcext:value-type="float">
            <text:p>1.8912E+00</text:p>
          </table:table-cell>
        </table:table-row>
        <table:table-row table:style-name="ro1">
          <table:table-cell office:value-type="float" office:value="2.58" calcext:value-type="float">
            <text:p>2.580</text:p>
          </table:table-cell>
          <table:table-cell table:formula="of:=([.$B$1]/2)*(1-COS([.A262]))" office:value-type="float" office:value="1.84640804121578" calcext:value-type="float">
            <text:p>1.8464</text:p>
          </table:table-cell>
          <table:table-cell table:formula="of:=([.$B$1]^2/8)*(2*[.A262]-SIN(2*[.A262]))" office:value-type="float" office:value="3.03074182798318" calcext:value-type="float">
            <text:p>3.0307</text:p>
          </table:table-cell>
          <table:table-cell table:formula="of:=[.B262]+([.$B$2]/[.C262])^2*(1/19.6)" office:value-type="float" office:value="1.89639866460047" calcext:value-type="float">
            <text:p>1.8964E+00</text:p>
          </table:table-cell>
        </table:table-row>
        <table:table-row table:style-name="ro1">
          <table:table-cell office:value-type="float" office:value="2.59" calcext:value-type="float">
            <text:p>2.590</text:p>
          </table:table-cell>
          <table:table-cell table:formula="of:=([.$B$1]/2)*(1-COS([.A263]))" office:value-type="float" office:value="1.85169098148657" calcext:value-type="float">
            <text:p>1.8517</text:p>
          </table:table-cell>
          <table:table-cell table:formula="of:=([.$B$1]^2/8)*(2*[.A263]-SIN(2*[.A263]))" office:value-type="float" office:value="3.03632383971412" calcext:value-type="float">
            <text:p>3.0363</text:p>
          </table:table-cell>
          <table:table-cell table:formula="of:=[.B263]+([.$B$2]/[.C263])^2*(1/19.6)" office:value-type="float" office:value="1.90149796718426" calcext:value-type="float">
            <text:p>1.9015E+00</text:p>
          </table:table-cell>
        </table:table-row>
        <table:table-row table:style-name="ro1">
          <table:table-cell office:value-type="float" office:value="2.6" calcext:value-type="float">
            <text:p>2.600</text:p>
          </table:table-cell>
          <table:table-cell table:formula="of:=([.$B$1]/2)*(1-COS([.A264]))" office:value-type="float" office:value="1.85688875336895" calcext:value-type="float">
            <text:p>1.8569</text:p>
          </table:table-cell>
          <table:table-cell table:formula="of:=([.$B$1]^2/8)*(2*[.A264]-SIN(2*[.A264]))" office:value-type="float" office:value="3.04172732786008" calcext:value-type="float">
            <text:p>3.0417</text:p>
          </table:table-cell>
          <table:table-cell table:formula="of:=[.B264]+([.$B$2]/[.C264])^2*(1/19.6)" office:value-type="float" office:value="1.90651893662644" calcext:value-type="float">
            <text:p>1.9065E+00</text:p>
          </table:table-cell>
        </table:table-row>
        <table:table-row table:style-name="ro1">
          <table:table-cell office:value-type="float" office:value="2.61" calcext:value-type="float">
            <text:p>2.610</text:p>
          </table:table-cell>
          <table:table-cell table:formula="of:=([.$B$1]/2)*(1-COS([.A265]))" office:value-type="float" office:value="1.86200083709006" calcext:value-type="float">
            <text:p>1.8620</text:p>
          </table:table-cell>
          <table:table-cell table:formula="of:=([.$B$1]^2/8)*(2*[.A265]-SIN(2*[.A265]))" office:value-type="float" office:value="3.04695413096451" calcext:value-type="float">
            <text:p>3.0470</text:p>
          </table:table-cell>
          <table:table-cell table:formula="of:=[.B265]+([.$B$2]/[.C265])^2*(1/19.6)" office:value-type="float" office:value="1.91146089327063" calcext:value-type="float">
            <text:p>1.9115E+00</text:p>
          </table:table-cell>
        </table:table-row>
        <table:table-row table:style-name="ro1">
          <table:table-cell office:value-type="float" office:value="2.62" calcext:value-type="float">
            <text:p>2.620</text:p>
          </table:table-cell>
          <table:table-cell table:formula="of:=([.$B$1]/2)*(1-COS([.A266]))" office:value-type="float" office:value="1.8670267214458" calcext:value-type="float">
            <text:p>1.8670</text:p>
          </table:table-cell>
          <table:table-cell table:formula="of:=([.$B$1]^2/8)*(2*[.A266]-SIN(2*[.A266]))" office:value-type="float" office:value="3.05200615824254" calcext:value-type="float">
            <text:p>3.0520</text:p>
          </table:table-cell>
          <table:table-cell table:formula="of:=[.B266]+([.$B$2]/[.C266])^2*(1/19.6)" office:value-type="float" office:value="1.91632316934349" calcext:value-type="float">
            <text:p>1.9163E+00</text:p>
          </table:table-cell>
        </table:table-row>
        <table:table-row table:style-name="ro1">
          <table:table-cell office:value-type="float" office:value="2.63" calcext:value-type="float">
            <text:p>2.630</text:p>
          </table:table-cell>
          <table:table-cell table:formula="of:=([.$B$1]/2)*(1-COS([.A267]))" office:value-type="float" office:value="1.87196590385192" calcext:value-type="float">
            <text:p>1.8720</text:p>
          </table:table-cell>
          <table:table-cell table:formula="of:=([.$B$1]^2/8)*(2*[.A267]-SIN(2*[.A267]))" office:value-type="float" office:value="3.05688538881727" calcext:value-type="float">
            <text:p>3.0569</text:p>
          </table:table-cell>
          <table:table-cell table:formula="of:=[.B267]+([.$B$2]/[.C267])^2*(1/19.6)" office:value-type="float" office:value="1.92110510883995" calcext:value-type="float">
            <text:p>1.9211E+00</text:p>
          </table:table-cell>
        </table:table-row>
        <table:table-row table:style-name="ro1">
          <table:table-cell office:value-type="float" office:value="2.64" calcext:value-type="float">
            <text:p>2.640</text:p>
          </table:table-cell>
          <table:table-cell table:formula="of:=([.$B$1]/2)*(1-COS([.A268]))" office:value-type="float" office:value="1.87681789039428" calcext:value-type="float">
            <text:p>1.8768</text:p>
          </table:table-cell>
          <table:table-cell table:formula="of:=([.$B$1]^2/8)*(2*[.A268]-SIN(2*[.A268]))" office:value-type="float" office:value="3.06159387092821" calcext:value-type="float">
            <text:p>3.0616</text:p>
          </table:table-cell>
          <table:table-cell table:formula="of:=[.B268]+([.$B$2]/[.C268])^2*(1/19.6)" office:value-type="float" office:value="1.92580606741293" calcext:value-type="float">
            <text:p>1.9258E+00</text:p>
          </table:table-cell>
        </table:table-row>
        <table:table-row table:style-name="ro1">
          <table:table-cell office:value-type="float" office:value="2.65" calcext:value-type="float">
            <text:p>2.650</text:p>
          </table:table-cell>
          <table:table-cell table:formula="of:=([.$B$1]/2)*(1-COS([.A269]))" office:value-type="float" office:value="1.88158219587829" calcext:value-type="float">
            <text:p>1.8816</text:p>
          </table:table-cell>
          <table:table-cell table:formula="of:=([.$B$1]^2/8)*(2*[.A269]-SIN(2*[.A269]))" office:value-type="float" office:value="3.06613372111195" calcext:value-type="float">
            <text:p>3.0661</text:p>
          </table:table-cell>
          <table:table-cell table:formula="of:=[.B269]+([.$B$2]/[.C269])^2*(1/19.6)" office:value-type="float" office:value="1.93042541226712" calcext:value-type="float">
            <text:p>1.9304E+00</text:p>
          </table:table-cell>
        </table:table-row>
        <table:table-row table:style-name="ro1">
          <table:table-cell office:value-type="float" office:value="2.66" calcext:value-type="float">
            <text:p>2.660</text:p>
          </table:table-cell>
          <table:table-cell table:formula="of:=([.$B$1]/2)*(1-COS([.A270]))" office:value-type="float" office:value="1.88625834387735" calcext:value-type="float">
            <text:p>1.8863</text:p>
          </table:table-cell>
          <table:table-cell table:formula="of:=([.$B$1]^2/8)*(2*[.A270]-SIN(2*[.A270]))" office:value-type="float" office:value="3.07050712335562" calcext:value-type="float">
            <text:p>3.0705</text:p>
          </table:table-cell>
          <table:table-cell table:formula="of:=[.B270]+([.$B$2]/[.C270])^2*(1/19.6)" office:value-type="float" office:value="1.93496252205671" calcext:value-type="float">
            <text:p>1.9350E+00</text:p>
          </table:table-cell>
        </table:table-row>
        <table:table-row table:style-name="ro1">
          <table:table-cell office:value-type="float" office:value="2.67" calcext:value-type="float">
            <text:p>2.670</text:p>
          </table:table-cell>
          <table:table-cell table:formula="of:=([.$B$1]/2)*(1-COS([.A271]))" office:value-type="float" office:value="1.89084586678058" calcext:value-type="float">
            <text:p>1.8908</text:p>
          </table:table-cell>
          <table:table-cell table:formula="of:=([.$B$1]^2/8)*(2*[.A271]-SIN(2*[.A271]))" office:value-type="float" office:value="3.07471632822331" calcext:value-type="float">
            <text:p>3.0747</text:p>
          </table:table-cell>
          <table:table-cell table:formula="of:=[.B271]+([.$B$2]/[.C271])^2*(1/19.6)" office:value-type="float" office:value="1.93941678678701" calcext:value-type="float">
            <text:p>1.9394E+00</text:p>
          </table:table-cell>
        </table:table-row>
        <table:table-row table:style-name="ro1">
          <table:table-cell office:value-type="float" office:value="2.68" calcext:value-type="float">
            <text:p>2.680</text:p>
          </table:table-cell>
          <table:table-cell table:formula="of:=([.$B$1]/2)*(1-COS([.A272]))" office:value-type="float" office:value="1.89534430583949" calcext:value-type="float">
            <text:p>1.8953</text:p>
          </table:table-cell>
          <table:table-cell table:formula="of:=([.$B$1]^2/8)*(2*[.A272]-SIN(2*[.A272]))" office:value-type="float" office:value="3.07876365195585" calcext:value-type="float">
            <text:p>3.0788</text:p>
          </table:table-cell>
          <table:table-cell table:formula="of:=[.B272]+([.$B$2]/[.C272])^2*(1/19.6)" office:value-type="float" office:value="1.94378760771958" calcext:value-type="float">
            <text:p>1.9438E+00</text:p>
          </table:table-cell>
        </table:table-row>
        <table:table-row table:style-name="ro1">
          <table:table-cell office:value-type="float" office:value="2.69" calcext:value-type="float">
            <text:p>2.690</text:p>
          </table:table-cell>
          <table:table-cell table:formula="of:=([.$B$1]/2)*(1-COS([.A273]))" office:value-type="float" office:value="1.89975321121394" calcext:value-type="float">
            <text:p>1.8998</text:p>
          </table:table-cell>
          <table:table-cell table:formula="of:=([.$B$1]^2/8)*(2*[.A273]-SIN(2*[.A273]))" office:value-type="float" office:value="3.08265147554439" calcext:value-type="float">
            <text:p>3.0827</text:p>
          </table:table-cell>
          <table:table-cell table:formula="of:=[.B273]+([.$B$2]/[.C273])^2*(1/19.6)" office:value-type="float" office:value="1.94807439728096" calcext:value-type="float">
            <text:p>1.9481E+00</text:p>
          </table:table-cell>
        </table:table-row>
        <table:table-row table:style-name="ro1">
          <table:table-cell office:value-type="float" office:value="2.7" calcext:value-type="float">
            <text:p>2.700</text:p>
          </table:table-cell>
          <table:table-cell table:formula="of:=([.$B$1]/2)*(1-COS([.A274]))" office:value-type="float" office:value="1.90407214201706" calcext:value-type="float">
            <text:p>1.9041</text:p>
          </table:table-cell>
          <table:table-cell table:formula="of:=([.$B$1]^2/8)*(2*[.A274]-SIN(2*[.A274]))" office:value-type="float" office:value="3.08638224377799" calcext:value-type="float">
            <text:p>3.0864</text:p>
          </table:table-cell>
          <table:table-cell table:formula="of:=[.B274]+([.$B$2]/[.C274])^2*(1/19.6)" office:value-type="float" office:value="1.95227657897464" calcext:value-type="float">
            <text:p>1.9523E+00</text:p>
          </table:table-cell>
        </table:table-row>
        <table:table-row table:style-name="ro1">
          <table:table-cell office:value-type="float" office:value="2.71" calcext:value-type="float">
            <text:p>2.710</text:p>
          </table:table-cell>
          <table:table-cell table:formula="of:=([.$B$1]/2)*(1-COS([.A275]))" office:value-type="float" office:value="1.90830066635937" calcext:value-type="float">
            <text:p>1.9083</text:p>
          </table:table-cell>
          <table:table-cell table:formula="of:=([.$B$1]^2/8)*(2*[.A275]-SIN(2*[.A275]))" office:value-type="float" office:value="3.08995846426578" calcext:value-type="float">
            <text:p>3.0900</text:p>
          </table:table-cell>
          <table:table-cell table:formula="of:=[.B275]+([.$B$2]/[.C275])^2*(1/19.6)" office:value-type="float" office:value="1.95639358729637" calcext:value-type="float">
            <text:p>1.9564E+00</text:p>
          </table:table-cell>
        </table:table-row>
        <table:table-row table:style-name="ro1">
          <table:table-cell office:value-type="float" office:value="2.72" calcext:value-type="float">
            <text:p>2.720</text:p>
          </table:table-cell>
          <table:table-cell table:formula="of:=([.$B$1]/2)*(1-COS([.A276]))" office:value-type="float" office:value="1.91243836139196" calcext:value-type="float">
            <text:p>1.9124</text:p>
          </table:table-cell>
          <table:table-cell table:formula="of:=([.$B$1]^2/8)*(2*[.A276]-SIN(2*[.A276]))" office:value-type="float" office:value="3.09338270643391" calcext:value-type="float">
            <text:p>3.0934</text:p>
          </table:table-cell>
          <table:table-cell table:formula="of:=[.B276]+([.$B$2]/[.C276])^2*(1/19.6)" office:value-type="float" office:value="1.96042486765245" calcext:value-type="float">
            <text:p>1.9604E+00</text:p>
          </table:table-cell>
        </table:table-row>
        <table:table-row table:style-name="ro1">
          <table:table-cell office:value-type="float" office:value="2.73" calcext:value-type="float">
            <text:p>2.730</text:p>
          </table:table-cell>
          <table:table-cell table:formula="of:=([.$B$1]/2)*(1-COS([.A277]))" office:value-type="float" office:value="1.91648481334877" calcext:value-type="float">
            <text:p>1.9165</text:p>
          </table:table-cell>
          <table:table-cell table:formula="of:=([.$B$1]^2/8)*(2*[.A277]-SIN(2*[.A277]))" office:value-type="float" office:value="3.09665760049783" calcext:value-type="float">
            <text:p>3.0967</text:p>
          </table:table-cell>
          <table:table-cell table:formula="of:=[.B277]+([.$B$2]/[.C277])^2*(1/19.6)" office:value-type="float" office:value="1.96436987628114" calcext:value-type="float">
            <text:p>1.9644E+00</text:p>
          </table:table-cell>
        </table:table-row>
        <table:table-row table:style-name="ro1">
          <table:table-cell office:value-type="float" office:value="2.74" calcext:value-type="float">
            <text:p>2.740</text:p>
          </table:table-cell>
          <table:table-cell table:formula="of:=([.$B$1]/2)*(1-COS([.A278]))" office:value-type="float" office:value="1.92043961758798" calcext:value-type="float">
            <text:p>1.9204</text:p>
          </table:table-cell>
          <table:table-cell table:formula="of:=([.$B$1]^2/8)*(2*[.A278]-SIN(2*[.A278]))" office:value-type="float" office:value="3.09978583641025" calcext:value-type="float">
            <text:p>3.0998</text:p>
          </table:table-cell>
          <table:table-cell table:formula="of:=[.B278]+([.$B$2]/[.C278])^2*(1/19.6)" office:value-type="float" office:value="1.96822808017689" calcext:value-type="float">
            <text:p>1.9682E+00</text:p>
          </table:table-cell>
        </table:table-row>
        <table:table-row table:style-name="ro1">
          <table:table-cell office:value-type="float" office:value="2.75" calcext:value-type="float">
            <text:p>2.750</text:p>
          </table:table-cell>
          <table:table-cell table:formula="of:=([.$B$1]/2)*(1-COS([.A279]))" office:value-type="float" office:value="1.92430237863246" calcext:value-type="float">
            <text:p>1.9243</text:p>
          </table:table-cell>
          <table:table-cell table:formula="of:=([.$B$1]^2/8)*(2*[.A279]-SIN(2*[.A279]))" office:value-type="float" office:value="3.1027701627852" calcext:value-type="float">
            <text:p>3.1028</text:p>
          </table:table-cell>
          <table:table-cell table:formula="of:=[.B279]+([.$B$2]/[.C279])^2*(1/19.6)" office:value-type="float" office:value="1.97199895701742" calcext:value-type="float">
            <text:p>1.9720E+00</text:p>
          </table:table-cell>
        </table:table-row>
        <table:table-row table:style-name="ro1">
          <table:table-cell office:value-type="float" office:value="2.76" calcext:value-type="float">
            <text:p>2.760</text:p>
          </table:table-cell>
          <table:table-cell table:formula="of:=([.$B$1]/2)*(1-COS([.A280]))" office:value-type="float" office:value="1.92807271020933" calcext:value-type="float">
            <text:p>1.9281</text:p>
          </table:table-cell>
          <table:table-cell table:formula="of:=([.$B$1]^2/8)*(2*[.A280]-SIN(2*[.A280]))" office:value-type="float" office:value="3.10561338579856" calcext:value-type="float">
            <text:p>3.1056</text:p>
          </table:table-cell>
          <table:table-cell table:formula="of:=[.B280]+([.$B$2]/[.C280])^2*(1/19.6)" office:value-type="float" office:value="1.97568199509356" calcext:value-type="float">
            <text:p>1.9757E+00</text:p>
          </table:table-cell>
        </table:table-row>
        <table:table-row table:style-name="ro1">
          <table:table-cell office:value-type="float" office:value="2.77" calcext:value-type="float">
            <text:p>2.770</text:p>
          </table:table-cell>
          <table:table-cell table:formula="of:=([.$B$1]/2)*(1-COS([.A281]))" office:value-type="float" office:value="1.93175023528857" calcext:value-type="float">
            <text:p>1.9318</text:p>
          </table:table-cell>
          <table:table-cell table:formula="of:=([.$B$1]^2/8)*(2*[.A281]-SIN(2*[.A281]))" office:value-type="float" office:value="3.10831836806573" calcext:value-type="float">
            <text:p>3.1083</text:p>
          </table:table-cell>
          <table:table-cell table:formula="of:=[.B281]+([.$B$2]/[.C281])^2*(1/19.6)" office:value-type="float" office:value="1.97927669324171" calcext:value-type="float">
            <text:p>1.9793E+00</text:p>
          </table:table-cell>
        </table:table-row>
        <table:table-row table:style-name="ro1">
          <table:table-cell office:value-type="float" office:value="2.78" calcext:value-type="float">
            <text:p>2.780</text:p>
          </table:table-cell>
          <table:table-cell table:formula="of:=([.$B$1]/2)*(1-COS([.A282]))" office:value-type="float" office:value="1.93533458612074" calcext:value-type="float">
            <text:p>1.9353</text:p>
          </table:table-cell>
          <table:table-cell table:formula="of:=([.$B$1]^2/8)*(2*[.A282]-SIN(2*[.A282]))" office:value-type="float" office:value="3.11088802749652" calcext:value-type="float">
            <text:p>3.1109</text:p>
          </table:table-cell>
          <table:table-cell table:formula="of:=[.B282]+([.$B$2]/[.C282])^2*(1/19.6)" office:value-type="float" office:value="1.98278256077898" calcext:value-type="float">
            <text:p>1.9828E+00</text:p>
          </table:table-cell>
        </table:table-row>
        <table:table-row table:style-name="ro1">
          <table:table-cell office:value-type="float" office:value="2.79" calcext:value-type="float">
            <text:p>2.790</text:p>
          </table:table-cell>
          <table:table-cell table:formula="of:=([.$B$1]/2)*(1-COS([.A283]))" office:value-type="float" office:value="1.93882540427374" calcext:value-type="float">
            <text:p>1.9388</text:p>
          </table:table-cell>
          <table:table-cell table:formula="of:=([.$B$1]^2/8)*(2*[.A283]-SIN(2*[.A283]))" office:value-type="float" office:value="3.11332533612809" calcext:value-type="float">
            <text:p>3.1133</text:p>
          </table:table-cell>
          <table:table-cell table:formula="of:=[.B283]+([.$B$2]/[.C283])^2*(1/19.6)" office:value-type="float" office:value="1.98619911744085" calcext:value-type="float">
            <text:p>1.9862E+00</text:p>
          </table:table-cell>
        </table:table-row>
        <table:table-row table:style-name="ro1">
          <table:table-cell office:value-type="float" office:value="2.8" calcext:value-type="float">
            <text:p>2.800</text:p>
          </table:table-cell>
          <table:table-cell table:formula="of:=([.$B$1]/2)*(1-COS([.A284]))" office:value-type="float" office:value="1.94222234066866" calcext:value-type="float">
            <text:p>1.9422</text:p>
          </table:table-cell>
          <table:table-cell table:formula="of:=([.$B$1]^2/8)*(2*[.A284]-SIN(2*[.A284]))" office:value-type="float" office:value="3.11563331893616" calcext:value-type="float">
            <text:p>3.1156</text:p>
          </table:table-cell>
          <table:table-cell table:formula="of:=[.B284]+([.$B$2]/[.C284])^2*(1/19.6)" office:value-type="float" office:value="1.98952589332133" calcext:value-type="float">
            <text:p>1.9895E+00</text:p>
          </table:table-cell>
        </table:table-row>
        <table:table-row table:style-name="ro1">
          <table:table-cell office:value-type="float" office:value="2.81" calcext:value-type="float">
            <text:p>2.810</text:p>
          </table:table-cell>
          <table:table-cell table:formula="of:=([.$B$1]/2)*(1-COS([.A285]))" office:value-type="float" office:value="1.9455250556147" calcext:value-type="float">
            <text:p>1.9455</text:p>
          </table:table-cell>
          <table:table-cell table:formula="of:=([.$B$1]^2/8)*(2*[.A285]-SIN(2*[.A285]))" office:value-type="float" office:value="3.11781505262504" calcext:value-type="float">
            <text:p>3.1178</text:p>
          </table:table-cell>
          <table:table-cell table:formula="of:=[.B285]+([.$B$2]/[.C285])^2*(1/19.6)" office:value-type="float" office:value="1.99276242881569" calcext:value-type="float">
            <text:p>1.9928E+00</text:p>
          </table:table-cell>
        </table:table-row>
        <table:table-row table:style-name="ro1">
          <table:table-cell office:value-type="float" office:value="2.82" calcext:value-type="float">
            <text:p>2.820</text:p>
          </table:table-cell>
          <table:table-cell table:formula="of:=([.$B$1]/2)*(1-COS([.A286]))" office:value-type="float" office:value="1.94873321884311" calcext:value-type="float">
            <text:p>1.9487</text:p>
          </table:table-cell>
          <table:table-cell table:formula="of:=([.$B$1]^2/8)*(2*[.A286]-SIN(2*[.A286]))" office:value-type="float" office:value="3.11987366439702" calcext:value-type="float">
            <text:p>3.1199</text:p>
          </table:table-cell>
          <table:table-cell table:formula="of:=[.B286]+([.$B$2]/[.C286])^2*(1/19.6)" office:value-type="float" office:value="1.99590827456554" calcext:value-type="float">
            <text:p>1.9959E+00</text:p>
          </table:table-cell>
        </table:table-row>
        <table:table-row table:style-name="ro1">
          <table:table-cell office:value-type="float" office:value="2.83" calcext:value-type="float">
            <text:p>2.830</text:p>
          </table:table-cell>
          <table:table-cell table:formula="of:=([.$B$1]/2)*(1-COS([.A287]))" office:value-type="float" office:value="1.95184650954024" calcext:value-type="float">
            <text:p>1.9518</text:p>
          </table:table-cell>
          <table:table-cell table:formula="of:=([.$B$1]^2/8)*(2*[.A287]-SIN(2*[.A287]))" office:value-type="float" office:value="3.1218123307015" calcext:value-type="float">
            <text:p>3.1218</text:p>
          </table:table-cell>
          <table:table-cell table:formula="of:=[.B287]+([.$B$2]/[.C287])^2*(1/19.6)" office:value-type="float" office:value="1.99896299140644" calcext:value-type="float">
            <text:p>1.9990E+00</text:p>
          </table:table-cell>
        </table:table-row>
        <table:table-row table:style-name="ro1">
          <table:table-cell office:value-type="float" office:value="2.84" calcext:value-type="float">
            <text:p>2.840</text:p>
          </table:table-cell>
          <table:table-cell table:formula="of:=([.$B$1]/2)*(1-COS([.A288]))" office:value-type="float" office:value="1.95486461637963" calcext:value-type="float">
            <text:p>1.9549</text:p>
          </table:table-cell>
          <table:table-cell table:formula="of:=([.$B$1]^2/8)*(2*[.A288]-SIN(2*[.A288]))" office:value-type="float" office:value="3.12363427596448" calcext:value-type="float">
            <text:p>3.1236</text:p>
          </table:table-cell>
          <table:table-cell table:formula="of:=[.B288]+([.$B$2]/[.C288])^2*(1/19.6)" office:value-type="float" office:value="2.00192615031784" calcext:value-type="float">
            <text:p>2.0019E+00</text:p>
          </table:table-cell>
        </table:table-row>
        <table:table-row table:style-name="ro1">
          <table:table-cell office:value-type="float" office:value="2.85" calcext:value-type="float">
            <text:p>2.850</text:p>
          </table:table-cell>
          <table:table-cell table:formula="of:=([.$B$1]/2)*(1-COS([.A289]))" office:value-type="float" office:value="1.95778723755309" calcext:value-type="float">
            <text:p>1.9578</text:p>
          </table:table-cell>
          <table:table-cell table:formula="of:=([.$B$1]^2/8)*(2*[.A289]-SIN(2*[.A289]))" office:value-type="float" office:value="3.12534277129882" calcext:value-type="float">
            <text:p>3.1253</text:p>
          </table:table-cell>
          <table:table-cell table:formula="of:=[.B289]+([.$B$2]/[.C289])^2*(1/19.6)" office:value-type="float" office:value="2.00479733237556" calcext:value-type="float">
            <text:p>2.0048E+00</text:p>
          </table:table-cell>
        </table:table-row>
        <table:table-row table:style-name="ro1">
          <table:table-cell office:value-type="float" office:value="2.86" calcext:value-type="float">
            <text:p>2.860</text:p>
          </table:table-cell>
          <table:table-cell table:formula="of:=([.$B$1]/2)*(1-COS([.A290]))" office:value-type="float" office:value="1.96061408080095" calcext:value-type="float">
            <text:p>1.9606</text:p>
          </table:table-cell>
          <table:table-cell table:formula="of:=([.$B$1]^2/8)*(2*[.A290]-SIN(2*[.A290]))" office:value-type="float" office:value="3.12694113319582" calcext:value-type="float">
            <text:p>3.1269</text:p>
          </table:table-cell>
          <table:table-cell table:formula="of:=[.B290]+([.$B$2]/[.C290])^2*(1/19.6)" office:value-type="float" office:value="2.00757612870655" calcext:value-type="float">
            <text:p>2.0076E+00</text:p>
          </table:table-cell>
        </table:table-row>
        <table:table-row table:style-name="ro1">
          <table:table-cell office:value-type="float" office:value="2.87" calcext:value-type="float">
            <text:p>2.870</text:p>
          </table:table-cell>
          <table:table-cell table:formula="of:=([.$B$1]/2)*(1-COS([.A291]))" office:value-type="float" office:value="1.96334486344124" calcext:value-type="float">
            <text:p>1.9633</text:p>
          </table:table-cell>
          <table:table-cell table:formula="of:=([.$B$1]^2/8)*(2*[.A291]-SIN(2*[.A291]))" office:value-type="float" office:value="3.12843272219871" calcext:value-type="float">
            <text:p>3.1284</text:p>
          </table:table-cell>
          <table:table-cell table:formula="of:=[.B291]+([.$B$2]/[.C291])^2*(1/19.6)" office:value-type="float" office:value="2.01026214044621" calcext:value-type="float">
            <text:p>2.0103E+00</text:p>
          </table:table-cell>
        </table:table-row>
        <table:table-row table:style-name="ro1">
          <table:table-cell office:value-type="float" office:value="2.88" calcext:value-type="float">
            <text:p>2.880</text:p>
          </table:table-cell>
          <table:table-cell table:formula="of:=([.$B$1]/2)*(1-COS([.A292]))" office:value-type="float" office:value="1.96597931239797" calcext:value-type="float">
            <text:p>1.9660</text:p>
          </table:table-cell>
          <table:table-cell table:formula="of:=([.$B$1]^2/8)*(2*[.A292]-SIN(2*[.A292]))" office:value-type="float" office:value="3.12982094155845" calcext:value-type="float">
            <text:p>3.1298</text:p>
          </table:table-cell>
          <table:table-cell table:formula="of:=[.B292]+([.$B$2]/[.C292])^2*(1/19.6)" office:value-type="float" office:value="2.012854978698" calcext:value-type="float">
            <text:p>2.0129E+00</text:p>
          </table:table-cell>
        </table:table-row>
        <table:table-row table:style-name="ro1">
          <table:table-cell office:value-type="float" office:value="2.89" calcext:value-type="float">
            <text:p>2.890</text:p>
          </table:table-cell>
          <table:table-cell table:formula="of:=([.$B$1]/2)*(1-COS([.A293]))" office:value-type="float" office:value="1.96851716422845" calcext:value-type="float">
            <text:p>1.9685</text:p>
          </table:table-cell>
          <table:table-cell table:formula="of:=([.$B$1]^2/8)*(2*[.A293]-SIN(2*[.A293]))" office:value-type="float" office:value="3.13110923587247" calcext:value-type="float">
            <text:p>3.1311</text:p>
          </table:table-cell>
          <table:table-cell table:formula="of:=[.B293]+([.$B$2]/[.C293])^2*(1/19.6)" office:value-type="float" office:value="2.0153542644957" calcext:value-type="float">
            <text:p>2.0154E+00</text:p>
          </table:table-cell>
        </table:table-row>
        <table:table-row table:style-name="ro1">
          <table:table-cell office:value-type="float" office:value="2.9" calcext:value-type="float">
            <text:p>2.900</text:p>
          </table:table-cell>
          <table:table-cell table:formula="of:=([.$B$1]/2)*(1-COS([.A294]))" office:value-type="float" office:value="1.97095816514959" calcext:value-type="float">
            <text:p>1.9710</text:p>
          </table:table-cell>
          <table:table-cell table:formula="of:=([.$B$1]^2/8)*(2*[.A294]-SIN(2*[.A294]))" office:value-type="float" office:value="3.13230108970688" calcext:value-type="float">
            <text:p>3.1323</text:p>
          </table:table-cell>
          <table:table-cell table:formula="of:=[.B294]+([.$B$2]/[.C294])^2*(1/19.6)" office:value-type="float" office:value="2.01775962876794" calcext:value-type="float">
            <text:p>2.0178E+00</text:p>
          </table:table-cell>
        </table:table-row>
        <table:table-row table:style-name="ro1">
          <table:table-cell office:value-type="float" office:value="2.91" calcext:value-type="float">
            <text:p>2.910</text:p>
          </table:table-cell>
          <table:table-cell table:formula="of:=([.$B$1]/2)*(1-COS([.A295]))" office:value-type="float" office:value="1.97330207106335" calcext:value-type="float">
            <text:p>1.9733</text:p>
          </table:table-cell>
          <table:table-cell table:formula="of:=([.$B$1]^2/8)*(2*[.A295]-SIN(2*[.A295]))" office:value-type="float" office:value="3.13340002620271" calcext:value-type="float">
            <text:p>3.1334</text:p>
          </table:table-cell>
          <table:table-cell table:formula="of:=[.B295]+([.$B$2]/[.C295])^2*(1/19.6)" office:value-type="float" office:value="2.02007071230537" calcext:value-type="float">
            <text:p>2.0201E+00</text:p>
          </table:table-cell>
        </table:table-row>
        <table:table-row table:style-name="ro1">
          <table:table-cell office:value-type="float" office:value="2.92" calcext:value-type="float">
            <text:p>2.920</text:p>
          </table:table-cell>
          <table:table-cell table:formula="of:=([.$B$1]/2)*(1-COS([.A296]))" office:value-type="float" office:value="1.97554864758108" calcext:value-type="float">
            <text:p>1.9755</text:p>
          </table:table-cell>
          <table:table-cell table:formula="of:=([.$B$1]^2/8)*(2*[.A296]-SIN(2*[.A296]))" office:value-type="float" office:value="3.1344096056667" calcext:value-type="float">
            <text:p>3.1344</text:p>
          </table:table-cell>
          <table:table-cell table:formula="of:=[.B296]+([.$B$2]/[.C296])^2*(1/19.6)" office:value-type="float" office:value="2.02228716573036" calcext:value-type="float">
            <text:p>2.0223E+00</text:p>
          </table:table-cell>
        </table:table-row>
        <table:table-row table:style-name="ro1">
          <table:table-cell office:value-type="float" office:value="2.93" calcext:value-type="float">
            <text:p>2.930</text:p>
          </table:table-cell>
          <table:table-cell table:formula="of:=([.$B$1]/2)*(1-COS([.A297]))" office:value-type="float" office:value="1.97769767004701" calcext:value-type="float">
            <text:p>1.9777</text:p>
          </table:table-cell>
          <table:table-cell table:formula="of:=([.$B$1]^2/8)*(2*[.A297]-SIN(2*[.A297]))" office:value-type="float" office:value="3.13533342414717" calcext:value-type="float">
            <text:p>3.1353</text:p>
          </table:table-cell>
          <table:table-cell table:formula="of:=[.B297]+([.$B$2]/[.C297])^2*(1/19.6)" office:value-type="float" office:value="2.02440864946925" calcext:value-type="float">
            <text:p>2.0244E+00</text:p>
          </table:table-cell>
        </table:table-row>
        <table:table-row table:style-name="ro1">
          <table:table-cell office:value-type="float" office:value="2.94" calcext:value-type="float">
            <text:p>2.940</text:p>
          </table:table-cell>
          <table:table-cell table:formula="of:=([.$B$1]/2)*(1-COS([.A298]))" office:value-type="float" office:value="1.97974892356068" calcext:value-type="float">
            <text:p>1.9797</text:p>
          </table:table-cell>
          <table:table-cell table:formula="of:=([.$B$1]^2/8)*(2*[.A298]-SIN(2*[.A298]))" office:value-type="float" office:value="3.13617511199573" calcext:value-type="float">
            <text:p>3.1362</text:p>
          </table:table-cell>
          <table:table-cell table:formula="of:=[.B298]+([.$B$2]/[.C298])^2*(1/19.6)" office:value-type="float" office:value="2.02643483372719" calcext:value-type="float">
            <text:p>2.0264E+00</text:p>
          </table:table-cell>
        </table:table-row>
        <table:table-row table:style-name="ro1">
          <table:table-cell office:value-type="float" office:value="2.95" calcext:value-type="float">
            <text:p>2.950</text:p>
          </table:table-cell>
          <table:table-cell table:formula="of:=([.$B$1]/2)*(1-COS([.A299]))" office:value-type="float" office:value="1.98170220299845" calcext:value-type="float">
            <text:p>1.9817</text:p>
          </table:table-cell>
          <table:table-cell table:formula="of:=([.$B$1]^2/8)*(2*[.A299]-SIN(2*[.A299]))" office:value-type="float" office:value="3.13693833241512" calcext:value-type="float">
            <text:p>3.1369</text:p>
          </table:table-cell>
          <table:table-cell table:formula="of:=[.B299]+([.$B$2]/[.C299])^2*(1/19.6)" office:value-type="float" office:value="2.02836539846575" calcext:value-type="float">
            <text:p>2.0284E+00</text:p>
          </table:table-cell>
        </table:table-row>
        <table:table-row table:style-name="ro1">
          <table:table-cell office:value-type="float" office:value="2.96" calcext:value-type="float">
            <text:p>2.960</text:p>
          </table:table-cell>
          <table:table-cell table:formula="of:=([.$B$1]/2)*(1-COS([.A300]))" office:value-type="float" office:value="1.98355731303401" calcext:value-type="float">
            <text:p>1.9836</text:p>
          </table:table-cell>
          <table:table-cell table:formula="of:=([.$B$1]^2/8)*(2*[.A300]-SIN(2*[.A300]))" office:value-type="float" office:value="3.13762677999402" calcext:value-type="float">
            <text:p>3.1376</text:p>
          </table:table-cell>
          <table:table-cell table:formula="of:=[.B300]+([.$B$2]/[.C300])^2*(1/19.6)" office:value-type="float" office:value="2.03020003338314" calcext:value-type="float">
            <text:p>2.0302E+00</text:p>
          </table:table-cell>
        </table:table-row>
        <table:table-row table:style-name="ro1">
          <table:table-cell office:value-type="float" office:value="2.97" calcext:value-type="float">
            <text:p>2.970</text:p>
          </table:table-cell>
          <table:table-cell table:formula="of:=([.$B$1]/2)*(1-COS([.A301]))" office:value-type="float" office:value="1.98531406815788" calcext:value-type="float">
            <text:p>1.9853</text:p>
          </table:table-cell>
          <table:table-cell table:formula="of:=([.$B$1]^2/8)*(2*[.A301]-SIN(2*[.A301]))" office:value-type="float" office:value="3.13824417922925" calcext:value-type="float">
            <text:p>3.1382</text:p>
          </table:table-cell>
          <table:table-cell table:formula="of:=[.B301]+([.$B$2]/[.C301])^2*(1/19.6)" office:value-type="float" office:value="2.03193843789722" calcext:value-type="float">
            <text:p>2.0319E+00</text:p>
          </table:table-cell>
        </table:table-row>
        <table:table-row table:style-name="ro1">
          <table:table-cell office:value-type="float" office:value="2.98" calcext:value-type="float">
            <text:p>2.980</text:p>
          </table:table-cell>
          <table:table-cell table:formula="of:=([.$B$1]/2)*(1-COS([.A302]))" office:value-type="float" office:value="1.98697229269604" calcext:value-type="float">
            <text:p>1.9870</text:p>
          </table:table-cell>
          <table:table-cell table:formula="of:=([.$B$1]^2/8)*(2*[.A302]-SIN(2*[.A302]))" office:value-type="float" office:value="3.13879428303602" calcext:value-type="float">
            <text:p>3.1388</text:p>
          </table:table-cell>
          <table:table-cell table:formula="of:=[.B302]+([.$B$2]/[.C302])^2*(1/19.6)" office:value-type="float" office:value="2.03358032113141" calcext:value-type="float">
            <text:p>2.0336E+00</text:p>
          </table:table-cell>
        </table:table-row>
        <table:table-row table:style-name="ro1">
          <table:table-cell office:value-type="float" office:value="2.99" calcext:value-type="float">
            <text:p>2.990</text:p>
          </table:table-cell>
          <table:table-cell table:formula="of:=([.$B$1]/2)*(1-COS([.A303]))" office:value-type="float" office:value="1.9885318208274" calcext:value-type="float">
            <text:p>1.9885</text:p>
          </table:table-cell>
          <table:table-cell table:formula="of:=([.$B$1]^2/8)*(2*[.A303]-SIN(2*[.A303]))" office:value-type="float" office:value="3.1392808712468" calcext:value-type="float">
            <text:p>3.1393</text:p>
          </table:table-cell>
          <table:table-cell table:formula="of:=[.B303]+([.$B$2]/[.C303])^2*(1/19.6)" office:value-type="float" office:value="2.03512540190334" calcext:value-type="float">
            <text:p>2.0351E+00</text:p>
          </table:table-cell>
        </table:table-row>
        <table:table-row table:style-name="ro1">
          <table:table-cell office:value-type="float" office:value="3" calcext:value-type="float">
            <text:p>3.000</text:p>
          </table:table-cell>
          <table:table-cell table:formula="of:=([.$B$1]/2)*(1-COS([.A304]))" office:value-type="float" office:value="1.98999249660045" calcext:value-type="float">
            <text:p>1.9900</text:p>
          </table:table-cell>
          <table:table-cell table:formula="of:=([.$B$1]^2/8)*(2*[.A304]-SIN(2*[.A304]))" office:value-type="float" office:value="3.13970774909946" calcext:value-type="float">
            <text:p>3.1397</text:p>
          </table:table-cell>
          <table:table-cell table:formula="of:=[.B304]+([.$B$2]/[.C304])^2*(1/19.6)" office:value-type="float" office:value="2.03657340871653" calcext:value-type="float">
            <text:p>2.0366E+00</text:p>
          </table:table-cell>
        </table:table-row>
        <table:table-row table:style-name="ro1">
          <table:table-cell office:value-type="float" office:value="3.01" calcext:value-type="float">
            <text:p>3.010</text:p>
          </table:table-cell>
          <table:table-cell table:formula="of:=([.$B$1]/2)*(1-COS([.A305]))" office:value-type="float" office:value="1.99135417394883" calcext:value-type="float">
            <text:p>1.9914</text:p>
          </table:table-cell>
          <table:table-cell table:formula="of:=([.$B$1]^2/8)*(2*[.A305]-SIN(2*[.A305]))" office:value-type="float" office:value="3.14007874571523" calcext:value-type="float">
            <text:p>3.1401</text:p>
          </table:table-cell>
          <table:table-cell table:formula="of:=[.B305]+([.$B$2]/[.C305])^2*(1/19.6)" office:value-type="float" office:value="2.03792407975503" calcext:value-type="float">
            <text:p>2.0379E+00</text:p>
          </table:table-cell>
        </table:table-row>
        <table:table-row table:style-name="ro1">
          <table:table-cell office:value-type="float" office:value="3.02" calcext:value-type="float">
            <text:p>3.020</text:p>
          </table:table-cell>
          <table:table-cell table:formula="of:=([.$B$1]/2)*(1-COS([.A306]))" office:value-type="float" office:value="1.99261671670594" calcext:value-type="float">
            <text:p>1.9926</text:p>
          </table:table-cell>
          <table:table-cell table:formula="of:=([.$B$1]^2/8)*(2*[.A306]-SIN(2*[.A306]))" office:value-type="float" office:value="3.14039771256708" calcext:value-type="float">
            <text:p>3.1404</text:p>
          </table:table-cell>
          <table:table-cell table:formula="of:=[.B306]+([.$B$2]/[.C306])^2*(1/19.6)" office:value-type="float" office:value="2.03917716288107" calcext:value-type="float">
            <text:p>2.0392E+00</text:p>
          </table:table-cell>
        </table:table-row>
        <table:table-row table:style-name="ro1">
          <table:table-cell office:value-type="float" office:value="3.03" calcext:value-type="float">
            <text:p>3.030</text:p>
          </table:table-cell>
          <table:table-cell table:formula="of:=([.$B$1]/2)*(1-COS([.A307]))" office:value-type="float" office:value="1.99377999861856" calcext:value-type="float">
            <text:p>1.9938</text:p>
          </table:table-cell>
          <table:table-cell table:formula="of:=([.$B$1]^2/8)*(2*[.A307]-SIN(2*[.A307]))" office:value-type="float" office:value="3.14066852193918" calcext:value-type="float">
            <text:p>3.1407</text:p>
          </table:table-cell>
          <table:table-cell table:formula="of:=[.B307]+([.$B$2]/[.C307])^2*(1/19.6)" office:value-type="float" office:value="2.04033241563589" calcext:value-type="float">
            <text:p>2.0403E+00</text:p>
          </table:table-cell>
        </table:table-row>
        <table:table-row table:style-name="ro1">
          <table:table-cell office:value-type="float" office:value="3.04" calcext:value-type="float">
            <text:p>3.040</text:p>
          </table:table-cell>
          <table:table-cell table:formula="of:=([.$B$1]/2)*(1-COS([.A308]))" office:value-type="float" office:value="1.99484390335946" calcext:value-type="float">
            <text:p>1.9948</text:p>
          </table:table-cell>
          <table:table-cell table:formula="of:=([.$B$1]^2/8)*(2*[.A308]-SIN(2*[.A308]))" office:value-type="float" office:value="3.14089506537806" calcext:value-type="float">
            <text:p>3.1409</text:p>
          </table:table-cell>
          <table:table-cell table:formula="of:=[.B308]+([.$B$2]/[.C308])^2*(1/19.6)" office:value-type="float" office:value="2.04138960524363" calcext:value-type="float">
            <text:p>2.0414E+00</text:p>
          </table:table-cell>
        </table:table-row>
        <table:table-row table:style-name="ro1">
          <table:table-cell office:value-type="float" office:value="3.05" calcext:value-type="float">
            <text:p>3.050</text:p>
          </table:table-cell>
          <table:table-cell table:formula="of:=([.$B$1]/2)*(1-COS([.A309]))" office:value-type="float" office:value="1.99580832453906" calcext:value-type="float">
            <text:p>1.9958</text:p>
          </table:table-cell>
          <table:table-cell table:formula="of:=([.$B$1]^2/8)*(2*[.A309]-SIN(2*[.A309]))" office:value-type="float" office:value="3.14108125213605" calcext:value-type="float">
            <text:p>3.1411</text:p>
          </table:table-cell>
          <table:table-cell table:formula="of:=[.B309]+([.$B$2]/[.C309])^2*(1/19.6)" office:value-type="float" office:value="2.04234850861851" calcext:value-type="float">
            <text:p>2.0423E+00</text:p>
          </table:table-cell>
        </table:table-row>
        <table:table-row table:style-name="ro1">
          <table:table-cell office:value-type="float" office:value="3.06" calcext:value-type="float">
            <text:p>3.060</text:p>
          </table:table-cell>
          <table:table-cell table:formula="of:=([.$B$1]/2)*(1-COS([.A310]))" office:value-type="float" office:value="1.99667316571605" calcext:value-type="float">
            <text:p>1.9967</text:p>
          </table:table-cell>
          <table:table-cell table:formula="of:=([.$B$1]^2/8)*(2*[.A310]-SIN(2*[.A310]))" office:value-type="float" office:value="3.14123100760758" calcext:value-type="float">
            <text:p>3.1412</text:p>
          </table:table-cell>
          <table:table-cell table:formula="of:=[.B310]+([.$B$2]/[.C310])^2*(1/19.6)" office:value-type="float" office:value="2.04320891237522" calcext:value-type="float">
            <text:p>2.0432E+00</text:p>
          </table:table-cell>
        </table:table-row>
        <table:table-row table:style-name="ro1">
          <table:table-cell office:value-type="float" office:value="3.07" calcext:value-type="float">
            <text:p>3.070</text:p>
          </table:table-cell>
          <table:table-cell table:formula="of:=([.$B$1]/2)*(1-COS([.A311]))" office:value-type="float" office:value="1.99743834040702" calcext:value-type="float">
            <text:p>1.9974</text:p>
          </table:table-cell>
          <table:table-cell table:formula="of:=([.$B$1]^2/8)*(2*[.A311]-SIN(2*[.A311]))" office:value-type="float" office:value="3.14134827175913" calcext:value-type="float">
            <text:p>3.1413</text:p>
          </table:table-cell>
          <table:table-cell table:formula="of:=[.B311]+([.$B$2]/[.C311])^2*(1/19.6)" office:value-type="float" office:value="2.04397061284269" calcext:value-type="float">
            <text:p>2.0440E+00</text:p>
          </table:table-cell>
        </table:table-row>
        <table:table-row table:style-name="ro1">
          <table:table-cell office:value-type="float" office:value="3.08" calcext:value-type="float">
            <text:p>3.080</text:p>
          </table:table-cell>
          <table:table-cell table:formula="of:=([.$B$1]/2)*(1-COS([.A312]))" office:value-type="float" office:value="1.99810377209515" calcext:value-type="float">
            <text:p>1.9981</text:p>
          </table:table-cell>
          <table:table-cell table:formula="of:=([.$B$1]^2/8)*(2*[.A312]-SIN(2*[.A312]))" office:value-type="float" office:value="3.14143699755328" calcext:value-type="float">
            <text:p>3.1414</text:p>
          </table:table-cell>
          <table:table-cell table:formula="of:=[.B312]+([.$B$2]/[.C312])^2*(1/19.6)" office:value-type="float" office:value="2.04463341608115" calcext:value-type="float">
            <text:p>2.0446E+00</text:p>
          </table:table-cell>
        </table:table-row>
        <table:table-row table:style-name="ro1">
          <table:table-cell office:value-type="float" office:value="3.09" calcext:value-type="float">
            <text:p>3.090</text:p>
          </table:table-cell>
          <table:table-cell table:formula="of:=([.$B$1]/2)*(1-COS([.A313]))" office:value-type="float" office:value="1.99866939423781" calcext:value-type="float">
            <text:p>1.9987</text:p>
          </table:table-cell>
          <table:table-cell table:formula="of:=([.$B$1]^2/8)*(2*[.A313]-SIN(2*[.A313]))" office:value-type="float" office:value="3.14150114936755" calcext:value-type="float">
            <text:p>3.1415</text:p>
          </table:table-cell>
          <table:table-cell table:formula="of:=[.B313]+([.$B$2]/[.C313])^2*(1/19.6)" office:value-type="float" office:value="2.04519713790263" calcext:value-type="float">
            <text:p>2.0452E+00</text:p>
          </table:table-cell>
        </table:table-row>
        <table:table-row table:style-name="ro1">
          <table:table-cell office:value-type="float" office:value="3.1" calcext:value-type="float">
            <text:p>3.100</text:p>
          </table:table-cell>
          <table:table-cell table:formula="of:=([.$B$1]/2)*(1-COS([.A314]))" office:value-type="float" office:value="1.99913515027328" calcext:value-type="float">
            <text:p>1.9991</text:p>
          </table:table-cell>
          <table:table-cell table:formula="of:=([.$B$1]^2/8)*(2*[.A314]-SIN(2*[.A314]))" office:value-type="float" office:value="3.14154470140875" calcext:value-type="float">
            <text:p>3.1415</text:p>
          </table:table-cell>
          <table:table-cell table:formula="of:=[.B314]+([.$B$2]/[.C314])^2*(1/19.6)" office:value-type="float" office:value="2.04566160389491" calcext:value-type="float">
            <text:p>2.0457E+00</text:p>
          </table:table-cell>
        </table:table-row>
        <table:table-row table:style-name="ro1">
          <table:table-cell office:value-type="float" office:value="3.11" calcext:value-type="float">
            <text:p>3.110</text:p>
          </table:table-cell>
          <table:table-cell table:formula="of:=([.$B$1]/2)*(1-COS([.A315]))" office:value-type="float" office:value="1.99950099362633" calcext:value-type="float">
            <text:p>1.9995</text:p>
          </table:table-cell>
          <table:table-cell table:formula="of:=([.$B$1]^2/8)*(2*[.A315]-SIN(2*[.A315]))" office:value-type="float" office:value="3.14157163612331" calcext:value-type="float">
            <text:p>3.1416</text:p>
          </table:table-cell>
          <table:table-cell table:formula="of:=[.B315]+([.$B$2]/[.C315])^2*(1/19.6)" office:value-type="float" office:value="2.04602664944894" calcext:value-type="float">
            <text:p>2.0460E+00</text:p>
          </table:table-cell>
        </table:table-row>
        <table:table-row table:style-name="ro1">
          <table:table-cell office:value-type="float" office:value="3.12" calcext:value-type="float">
            <text:p>3.120</text:p>
          </table:table-cell>
          <table:table-cell table:formula="of:=([.$B$1]/2)*(1-COS([.A316]))" office:value-type="float" office:value="1.99976688771293" calcext:value-type="float">
            <text:p>1.9998</text:p>
          </table:table-cell>
          <table:table-cell table:formula="of:=([.$B$1]^2/8)*(2*[.A316]-SIN(2*[.A316]))" office:value-type="float" office:value="3.14158594260436" calcext:value-type="float">
            <text:p>3.1416</text:p>
          </table:table-cell>
          <table:table-cell table:formula="of:=[.B316]+([.$B$2]/[.C316])^2*(1/19.6)" office:value-type="float" office:value="2.04629211978976" calcext:value-type="float">
            <text:p>2.0463E+00</text:p>
          </table:table-cell>
        </table:table-row>
        <table:table-row table:style-name="ro1">
          <table:table-cell office:value-type="float" office:value="3.13" calcext:value-type="float">
            <text:p>3.130</text:p>
          </table:table-cell>
          <table:table-cell table:formula="of:=([.$B$1]/2)*(1-COS([.A317]))" office:value-type="float" office:value="1.99993280594389" calcext:value-type="float">
            <text:p>1.9999</text:p>
          </table:table-cell>
          <table:table-cell table:formula="of:=([.$B$1]^2/8)*(2*[.A317]-SIN(2*[.A317]))" office:value-type="float" office:value="3.14159161499619" calcext:value-type="float">
            <text:p>3.1416</text:p>
          </table:table-cell>
          <table:table-cell table:formula="of:=[.B317]+([.$B$2]/[.C317])^2*(1/19.6)" office:value-type="float" office:value="2.04645787001091" calcext:value-type="float">
            <text:p>2.0465E+00</text:p>
          </table:table-cell>
        </table:table-row>
        <table:table-row table:style-name="ro1">
          <table:table-cell office:value-type="float" office:value="3.14" calcext:value-type="float">
            <text:p>3.140</text:p>
          </table:table-cell>
          <table:table-cell table:formula="of:=([.$B$1]/2)*(1-COS([.A318]))" office:value-type="float" office:value="1.99999873172754" calcext:value-type="float">
            <text:p>2.0000</text:p>
          </table:table-cell>
          <table:table-cell table:formula="of:=([.$B$1]^2/8)*(2*[.A318]-SIN(2*[.A318]))" office:value-type="float" office:value="3.14159265089657" calcext:value-type="float">
            <text:p>3.1416</text:p>
          </table:table-cell>
          <table:table-cell table:formula="of:=[.B318]+([.$B$2]/[.C318])^2*(1/19.6)" office:value-type="float" office:value="2.04652376511246" calcext:value-type="float">
            <text:p>2.0465E+00</text:p>
          </table:table-cell>
        </table:table-row>
        <table:table-row table:style-name="ro1">
          <table:table-cell table:formula="of:= PI()" office:value-type="float" office:value="3.14159265358979" calcext:value-type="float">
            <text:p>3.142</text:p>
          </table:table-cell>
          <table:table-cell table:formula="of:=([.$B$1]/2)*(1-COS([.A319]))" office:value-type="float" office:value="2" calcext:value-type="float">
            <text:p>2.0000</text:p>
          </table:table-cell>
          <table:table-cell table:formula="of:=([.$B$1]^2/8)*(2*[.A319]-SIN(2*[.A319]))" office:value-type="float" office:value="3.14159265358979" calcext:value-type="float">
            <text:p>3.1416</text:p>
          </table:table-cell>
          <table:table-cell table:formula="of:=[.B319]+([.$B$2]/[.C319])^2*(1/19.6)" office:value-type="float" office:value="2.04652503330515" calcext:value-type="float">
            <text:p>2.0465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4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3:45:54.971015572</meta:creation-date>
    <dc:date>2020-11-04T19:55:43.333926794</dc:date>
    <meta:editing-duration>PT1H7M40S</meta:editing-duration>
    <meta:editing-cycles>2</meta:editing-cycles>
    <meta:generator>LibreOffice/6.1.5.2$Linux_X86_64 LibreOffice_project/10$Build-2</meta:generator>
    <meta:document-statistic meta:table-count="4" meta:cell-count="16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8">
      <style:chart-properties chart:display-label="true" chart:logarithmic="false" chart:maximum="4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72cm" svg:height="12.419cm" xlink:href=".." xlink:type="simple" chart:class="chart:scatter" chart:column-mapping="1 0" chart:style-name="ch1">
        <chart:legend chart:legend-position="end" svg:x="16.52cm" svg:y="5.91cm" style:legend-expansion="high" chart:style-name="ch2"/>
        <chart:plot-area chart:style-name="ch3" table:cell-range-address="Rectangulo.A4:Rectangulo.B82" svg:x="0.387cm" svg:y="0.248cm" svg:width="15.746cm" svg:height="11.923cm">
          <chartooo:coordinate-region svg:x="1.299cm" svg:y="0.447cm" svg:width="14.316cm" svg:height="11.07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ctangulo.A4:Rectangulo.A82" chart:class="chart:scatter">
            <chart:domain table:cell-range-address="Rectangulo.B4:Rectangulo.B82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4308390022676">
                <text:p>3.64308390022676</text:p>
                <draw:g>
                  <svg:desc>Rectangulo.B4:Rectangulo.B82</svg:desc>
                </draw:g>
              </table:table-cell>
              <table:table-cell office:value-type="float" office:value="0.1">
                <text:p>0.1</text:p>
                <draw:g>
                  <svg:desc>Rectangulo.A4:Rectangulo.A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2470395565634">
                <text:p>1.724703955656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8577097505669">
                <text:p>1.085770975056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6893424036281">
                <text:p>0.81689342403628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3675988914084">
                <text:p>0.69367598891408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9231338794021">
                <text:p>0.63923133879402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1442743764172">
                <text:p>0.62144274376417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4967106184037">
                <text:p>0.62496710618403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172335600907">
                <text:p>0.641723356009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7126740503364">
                <text:p>0.6671267405033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8418997228521">
                <text:p>0.6984189972285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3859973969864">
                <text:p>0.7338599739698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2307834698505">
                <text:p>0.77230783469850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2988158226253">
                <text:p>0.8129881582262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5360685941043">
                <text:p>0.85536068594104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903922353255">
                <text:p>0.8990392235325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43741776546009">
                <text:p>0.9437417765460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9258547370934">
                <text:p>0.98925854737093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3543083900227">
                <text:p>1.03543083900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213681542156">
                <text:p>1.082136815421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928168512584">
                <text:p>1.1292816851258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7679080453858">
                <text:p>1.1767908045385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2460474930713">
                <text:p>1.224604749307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7267573696145">
                <text:p>1.272675736961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096499349247">
                <text:p>1.3209649934924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69440789576">
                <text:p>1.36944078957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1807695867463">
                <text:p>1.4180769586746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6685176646957">
                <text:p>1.4668517664695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1574703955656">
                <text:p>1.5157470395565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6474748761801">
                <text:p>1.5647474876180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1384017148526">
                <text:p>1.6138401714852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6301408227815">
                <text:p>1.6630140822781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1225980588314">
                <text:p>1.7122598058831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6156925355176">
                <text:p>1.7615692535517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109354441365">
                <text:p>1.810935444136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6035232695464">
                <text:p>1.8603523269546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0981463684273">
                <text:p>1.9098146368427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5931777488554">
                <text:p>1.9593177748855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0885770975057">
                <text:p>2.008857709750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5843089565789">
                <text:p>2.05843089565789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0803420385539">
                <text:p>2.1080342038553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5766486511677">
                <text:p>2.1576648651167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0732042128146">
                <text:p>2.207320421281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5699868424736">
                <text:p>2.25699868424736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0669770113464">
                <text:p>2.3066977011346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5641572458167">
                <text:p>2.3564157245816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0615118732678">
                <text:p>2.4061511873267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5590268038355">
                <text:p>2.4559026803835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0566893424036">
                <text:p>2.5056689342403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5544880261473">
                <text:p>2.55544880261473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0524124837312">
                <text:p>2.6052412483731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550453312926">
                <text:p>2.655045331292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04860197394">
                <text:p>2.70486019739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5468506962013">
                <text:p>2.75468506962013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0451923966866">
                <text:p>2.804519239668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5436206081899">
                <text:p>2.8543620608189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0421294161739">
                <text:p>2.9042129416173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5407134030477">
                <text:p>2.9540713403047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0393675988914">
                <text:p>3.003936759889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538087437788">
                <text:p>3.053808743778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036868719045">
                <text:p>3.103686871904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5357075726906">
                <text:p>3.1535707572690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0346004287132">
                <text:p>3.2034600428713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533543989588">
                <text:p>3.253354398958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0325352056954">
                <text:p>3.3032535205695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5315712532878">
                <text:p>3.35315712532878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0306495147078">
                <text:p>3.4030649514707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5297675605984">
                <text:p>3.4529767560598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0289231338794">
                <text:p>3.5028923133879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5281141352924">
                <text:p>3.5528114135292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0273386103413">
                <text:p>3.6027338610341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5265947374759">
                <text:p>3.6526594737475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0258808173866">
                <text:p>3.7025880817386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5251952632905">
                <text:p>3.7525195263290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0245365921068">
                <text:p>3.8024536592106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5239034164293">
                <text:p>3.85239034164293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0232944372139">
                <text:p>3.902329443721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5227084371109">
                <text:p>3.9522708437110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0221442743764">
                <text:p>4.0022144274376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9">
      <style:chart-properties chart:display-label="true" chart:logarithmic="false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76cm" svg:height="11.29cm" xlink:href=".." xlink:type="simple" chart:class="chart:scatter" chart:column-mapping="1 0" chart:style-name="ch1">
        <chart:legend svg:x="7.805cm" svg:y="0.893cm" style:legend-expansion="custom" chartooo:width="2.642cm" chartooo:height="0.598cm" style:legend-expansion-aspect-ratio="4.4180602006689" chart:style-name="ch2"/>
        <chart:plot-area chart:style-name="ch3" table:cell-range-address="Triangulo.C4:Triangulo.C43 Triangulo.A4:Triangulo.A43" svg:x="0.369cm" svg:y="0.225cm" svg:width="17.738cm" svg:height="10.84cm">
          <chartooo:coordinate-region svg:x="1.281cm" svg:y="0.424cm" svg:width="16.401cm" svg:height="9.99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riangulo.A4:Triangulo.A43" chart:class="chart:scatter">
            <chart:domain table:cell-range-address="Triangulo.C4:Triangulo.C43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6274688211827">
                <text:p>39.6274688211827</text:p>
                <draw:g>
                  <svg:desc>Triangulo.C4:Triangulo.C43</svg:desc>
                </draw:g>
              </table:table-cell>
              <table:table-cell office:value-type="float" office:value="0.3">
                <text:p>0.3</text:p>
                <draw:g>
                  <svg:desc>Triangulo.A4:Triangulo.A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779881683685">
                <text:p>21.577988168368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434569317023">
                <text:p>12.84345693170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1838890294967">
                <text:p>8.218388902949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9683995922528">
                <text:p>5.596839959225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3121027199322">
                <text:p>4.0312102719932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5796680132392">
                <text:p>3.057966801323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3454534477969">
                <text:p>2.4345453447796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2674926052303">
                <text:p>2.0267492605230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5678320182228">
                <text:p>1.7567832018222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777160582314">
                <text:p>1.57771605823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6024651994412">
                <text:p>1.4602465199441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8552430643435">
                <text:p>1.385524306434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4109889881334">
                <text:p>1.3410988988133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1855249745158">
                <text:p>1.31855249745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1207468649626">
                <text:p>1.31207468649626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1757564199958">
                <text:p>1.3175756419995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3213342430971">
                <text:p>1.3321334243097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5362292508275">
                <text:p>1.353622925082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8047910295617">
                <text:p>1.3804791029561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1153408404873">
                <text:p>1.4115340840487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4590603583888">
                <text:p>1.4459060358388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8292182878269">
                <text:p>1.4829218287826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2206244702212">
                <text:p>1.5220624470221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292395011389">
                <text:p>1.5629239501138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0518921561313">
                <text:p>1.6051892156131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4860725363946">
                <text:p>1.6486072536394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9297790459251">
                <text:p>1.6929779045925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3814040749651">
                <text:p>1.7381404074965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8396478106939">
                <text:p>1.7839647810693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3034526915215">
                <text:p>1.8303452691521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7719531544635">
                <text:p>1.8771953154463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2444368117583">
                <text:p>1.9244436811758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7203142400963">
                <text:p>1.9720314240096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1990953109072">
                <text:p>2.019909531090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680370525293">
                <text:p>2.068037052529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1637962050028">
                <text:p>2.1163796205002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6490826742833">
                <text:p>2.164908267428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1359847762497">
                <text:p>2.2135984776249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6242942224472">
                <text:p>2.26242942224472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9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scatter" chart:column-mapping="1 0" chart:style-name="ch1">
        <chart:legend svg:x="5.718cm" svg:y="0.681cm" style:legend-expansion="custom" chartooo:width="2.642cm" chartooo:height="0.598cm" style:legend-expansion-aspect-ratio="4.4180602006689" chart:style-name="ch2"/>
        <chart:plot-area chart:style-name="ch3" table:cell-range-address="Trapecio.C5:Trapecio.C43 Trapecio.A5:Trapecio.A43" svg:x="0.32cm" svg:y="0.18cm" svg:width="15.374cm" svg:height="8.646cm">
          <chartooo:coordinate-region svg:x="1.232cm" svg:y="0.379cm" svg:width="14.038cm" svg:height="7.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rapecio.A5:Trapecio.A43" chart:class="chart:scatter">
            <chart:domain table:cell-range-address="Trapecio.C5:Trapecio.C43"/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6288584183673">
                <text:p>14.6288584183673</text:p>
                <draw:g>
                  <svg:desc>Trapecio.C5:Trapecio.C43</svg:desc>
                </draw:g>
              </table:table-cell>
              <table:table-cell office:value-type="float" office:value="0.1">
                <text:p>0.1</text:p>
                <draw:g>
                  <svg:desc>Trapecio.A5:Trapecio.A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2185022769438">
                <text:p>6.221850227694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1746345597062">
                <text:p>3.417463455970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9319033735943">
                <text:p>2.1931903373594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551020408163">
                <text:p>1.575510204081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371394892985">
                <text:p>1.237139489298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393832325174">
                <text:p>1.0439383232517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3033450066417">
                <text:p>0.93303345006641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1938775510204">
                <text:p>0.8719387755102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2575769448688">
                <text:p>0.84257576944868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4277384423157">
                <text:p>0.83427738442315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0444232070534">
                <text:p>0.84044423207053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6830315192361">
                <text:p>0.85683031519236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0612244897959">
                <text:p>0.88061224489795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9859042861001">
                <text:p>0.90985904286100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3217592205577">
                <text:p>0.94321759220557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79719387755102">
                <text:p>0.9797193877551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865814691897">
                <text:p>1.0186581469189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951020408163">
                <text:p>1.05951020408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0188149689648">
                <text:p>1.101881496896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4547151150548">
                <text:p>1.145471511505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9004829472754">
                <text:p>1.1900482947275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3543083900227">
                <text:p>1.2354308390022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8147647158037">
                <text:p>1.28147647158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80716984294">
                <text:p>1.328071698429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751254703174">
                <text:p>1.375125470317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2256417138915">
                <text:p>1.422564171389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7032784874357">
                <text:p>1.4703278487435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1836734693878">
                <text:p>1.5183673469387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6664210975747">
                <text:p>1.5666421097574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151184791034">
                <text:p>1.615118479103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6376836786325">
                <text:p>1.6637683678632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1256821662489">
                <text:p>1.7125682166248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6149816767668">
                <text:p>1.7614981676766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105414066453">
                <text:p>1.810541406645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5968363443431">
                <text:p>1.8596836344343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0891264115227">
                <text:p>1.9089126411522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5821796039811">
                <text:p>1.9582179603981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0759058725531">
                <text:p>2.0075905872553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minimum="0" chart:maximum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8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8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55cm" svg:height="12.538cm" xlink:href=".." xlink:type="simple" chart:class="chart:scatter" chart:column-mapping="1 0" chart:style-name="ch1">
        <chart:legend svg:x="16.568cm" svg:y="0.775cm" style:legend-expansion="custom" chartooo:width="2.642cm" chartooo:height="0.598cm" style:legend-expansion-aspect-ratio="4.4180602006689" chart:style-name="ch2"/>
        <chart:plot-area chart:style-name="ch3" table:cell-range-address="Alcantarilla.D5:Alcantarilla.D319 Alcantarilla.B5:Alcantarilla.B319" svg:x="0.435cm" svg:y="0.25cm" svg:width="20.885cm" svg:height="12.038cm">
          <chartooo:coordinate-region svg:x="1.718cm" svg:y="0.449cm" svg:width="18.859cm" svg:height="11.19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lcantarilla.B5:Alcantarilla.B319" chart:class="chart:scatter">
            <chart:domain table:cell-range-address="Alcantarilla.D5:Alcantarilla.D319"/>
            <chart:data-point chart:repeated="3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3204592683.6">
                <text:p>1033204592683.6</text:p>
                <draw:g>
                  <svg:desc>Alcantarilla.D5:Alcantarilla.D319</svg:desc>
                </draw:g>
              </table:table-cell>
              <table:table-cell office:value-type="float" office:value="0.0000499995833347366">
                <text:p>0.0000499995833347366</text:p>
                <draw:g>
                  <svg:desc>Alcantarilla.B5:Alcantarilla.B3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145759140.1376">
                <text:p>16145759140.1376</text:p>
              </table:table-cell>
              <table:table-cell office:value-type="float" office:value="0.000199993333422244">
                <text:p>0.000199993333422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7743858.20762">
                <text:p>1417743858.20762</text:p>
              </table:table-cell>
              <table:table-cell office:value-type="float" office:value="0.000449966251012457">
                <text:p>0.000449966251012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2398609.979674">
                <text:p>252398609.979674</text:p>
              </table:table-cell>
              <table:table-cell office:value-type="float" office:value="0.000799893339022084">
                <text:p>0.000799893339022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188605.2898508">
                <text:p>66188605.2898508</text:p>
              </table:table-cell>
              <table:table-cell office:value-type="float" office:value="0.00124973960503372">
                <text:p>0.00124973960503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76185.6507875">
                <text:p>22176185.6507875</text:p>
              </table:table-cell>
              <table:table-cell office:value-type="float" office:value="0.00179946006479581">
                <text:p>0.00179946006479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98972.35602075">
                <text:p>8798972.35602075</text:p>
              </table:table-cell>
              <table:table-cell office:value-type="float" office:value="0.00244899974672041">
                <text:p>0.00244899974672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51307.8049887">
                <text:p>3951307.8049887</text:p>
              </table:table-cell>
              <table:table-cell office:value-type="float" office:value="0.00319829369738056">
                <text:p>0.00319829369738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0388.23614848">
                <text:p>1950388.23614848</text:p>
              </table:table-cell>
              <table:table-cell office:value-type="float" office:value="0.00404726698800573">
                <text:p>0.00404726698800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7304.39710672">
                <text:p>1037304.39710672</text:p>
              </table:table-cell>
              <table:table-cell office:value-type="float" office:value="0.00499583472197418">
                <text:p>0.00499583472197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6023.397562865">
                <text:p>586023.397562865</text:p>
              </table:table-cell>
              <table:table-cell office:value-type="float" office:value="0.00604390204330318">
                <text:p>0.00604390204330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8003.167124095">
                <text:p>348003.167124095</text:p>
              </table:table-cell>
              <table:table-cell office:value-type="float" office:value="0.00719136414613375">
                <text:p>0.00719136414613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5498.834645146">
                <text:p>215498.834645146</text:p>
              </table:table-cell>
              <table:table-cell office:value-type="float" office:value="0.00843810628521191">
                <text:p>0.00843810628521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294.83446755">
                <text:p>138294.83446755</text:p>
              </table:table-cell>
              <table:table-cell office:value-type="float" office:value="0.00978400378736288">
                <text:p>0.00978400378736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523.058197446">
                <text:p>91523.058197446</text:p>
              </table:table-cell>
              <table:table-cell office:value-type="float" office:value="0.0112289220639578">
                <text:p>0.01122892206395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215.2521798609">
                <text:p>62215.2521798609</text:p>
              </table:table-cell>
              <table:table-cell office:value-type="float" office:value="0.0127727166243731">
                <text:p>0.0127727166243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300.8783322836">
                <text:p>43300.8783322836</text:p>
              </table:table-cell>
              <table:table-cell office:value-type="float" office:value="0.0144152330904392">
                <text:p>0.0144152330904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772.5492875727">
                <text:p>30772.5492875727</text:p>
              </table:table-cell>
              <table:table-cell office:value-type="float" office:value="0.0161563072118786">
                <text:p>0.0161563072118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280.2463339408">
                <text:p>22280.2463339408</text:p>
              </table:table-cell>
              <table:table-cell office:value-type="float" office:value="0.0179957648827297">
                <text:p>0.0179957648827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03.6139747822">
                <text:p>16403.6139747822</text:p>
              </table:table-cell>
              <table:table-cell office:value-type="float" office:value="0.0199334221587584">
                <text:p>0.0199334221587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60.7354879731">
                <text:p>12260.7354879731</text:p>
              </table:table-cell>
              <table:table-cell office:value-type="float" office:value="0.0219690852758517">
                <text:p>0.0219690852758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90.60227466683">
                <text:p>9290.60227466683</text:p>
              </table:table-cell>
              <table:table-cell office:value-type="float" office:value="0.0241025506693945">
                <text:p>0.02410255066939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28.45676121704">
                <text:p>7128.45676121704</text:p>
              </table:table-cell>
              <table:table-cell office:value-type="float" office:value="0.0263336049946251">
                <text:p>0.0263336049946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32.38800695242">
                <text:p>5532.38800695242</text:p>
              </table:table-cell>
              <table:table-cell office:value-type="float" office:value="0.0286620251479703">
                <text:p>0.0286620251479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39.02938301394">
                <text:p>4339.02938301394</text:p>
              </table:table-cell>
              <table:table-cell office:value-type="float" office:value="0.0310875782893553">
                <text:p>0.03108757828935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36.21394876682">
                <text:p>3436.21394876682</text:p>
              </table:table-cell>
              <table:table-cell office:value-type="float" office:value="0.0336100218654868">
                <text:p>0.0336100218654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45.74686418561">
                <text:p>2745.74686418561</text:p>
              </table:table-cell>
              <table:table-cell office:value-type="float" office:value="0.0362291036341095">
                <text:p>0.03622910363410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12.34542763729">
                <text:p>2212.34542763729</text:p>
              </table:table-cell>
              <table:table-cell office:value-type="float" office:value="0.0389445616892291">
                <text:p>0.0389445616892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6.41443790828">
                <text:p>1796.41443790828</text:p>
              </table:table-cell>
              <table:table-cell office:value-type="float" office:value="0.0417561244873028">
                <text:p>0.0417561244873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9.25060423579">
                <text:p>1469.25060423579</text:p>
              </table:table-cell>
              <table:table-cell office:value-type="float" office:value="0.044663510874394">
                <text:p>0.044663510874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9.81163913984">
                <text:p>1209.81163913984</text:p>
              </table:table-cell>
              <table:table-cell office:value-type="float" office:value="0.0476664301142866">
                <text:p>0.04766643011428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2.50921855697">
                <text:p>1002.50921855697</text:p>
              </table:table-cell>
              <table:table-cell office:value-type="float" office:value="0.0507645819175592">
                <text:p>0.0507645819175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5.681794461545">
                <text:p>835.681794461545</text:p>
              </table:table-cell>
              <table:table-cell office:value-type="float" office:value="0.053957656471613">
                <text:p>0.053957656471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5250368045">
                <text:p>700.5250368045</text:p>
              </table:table-cell>
              <table:table-cell office:value-type="float" office:value="0.0572453344716538">
                <text:p>0.0572453344716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.334277372765">
                <text:p>590.334277372765</text:p>
              </table:table-cell>
              <table:table-cell office:value-type="float" office:value="0.0606272871526211">
                <text:p>0.06062728715262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9.962230580243">
                <text:p>499.962230580243</text:p>
              </table:table-cell>
              <table:table-cell office:value-type="float" office:value="0.0641031763220652">
                <text:p>0.06410317632206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.426931205551">
                <text:p>425.426931205551</text:p>
              </table:table-cell>
              <table:table-cell office:value-type="float" office:value="0.0676726543939655">
                <text:p>0.0676726543939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3.625605812116">
                <text:p>363.625605812116</text:p>
              </table:table-cell>
              <table:table-cell office:value-type="float" office:value="0.0713353644234898">
                <text:p>0.07133536442348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2.123997815261">
                <text:p>312.123997815261</text:p>
              </table:table-cell>
              <table:table-cell office:value-type="float" office:value="0.0750909401426869">
                <text:p>0.0750909401426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8.999944679485">
                <text:p>268.999944679485</text:p>
              </table:table-cell>
              <table:table-cell office:value-type="float" office:value="0.0789390059971149">
                <text:p>0.0789390059971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2.726312184086">
                <text:p>232.726312184086</text:p>
              </table:table-cell>
              <table:table-cell office:value-type="float" office:value="0.0828791771833949">
                <text:p>0.0828791771833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.082722198729">
                <text:p>202.082722198729</text:p>
              </table:table-cell>
              <table:table-cell office:value-type="float" office:value="0.0869110596876918">
                <text:p>0.0869110596876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.088515087179">
                <text:p>176.088515087179</text:p>
              </table:table-cell>
              <table:table-cell office:value-type="float" office:value="0.0910342503251149">
                <text:p>0.0910342503251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.951491831198">
                <text:p>153.951491831198</text:p>
              </table:table-cell>
              <table:table-cell office:value-type="float" office:value="0.0952483367800366">
                <text:p>0.09524833678003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28467453625">
                <text:p>135.028467453625</text:p>
              </table:table-cell>
              <table:table-cell office:value-type="float" office:value="0.0995528976473231">
                <text:p>0.0995528976473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.794726500221">
                <text:p>118.794726500221</text:p>
              </table:table-cell>
              <table:table-cell office:value-type="float" office:value="0.103947502474475">
                <text:p>0.103947502474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.820232175094">
                <text:p>104.820232175094</text:p>
              </table:table-cell>
              <table:table-cell office:value-type="float" office:value="0.108431711804671">
                <text:p>0.1084317118046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7509914802882">
                <text:p>92.7509914802882</text:p>
              </table:table-cell>
              <table:table-cell office:value-type="float" office:value="0.113005077220716">
                <text:p>0.113005077220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2.2943803367916">
                <text:p>82.2943803367916</text:p>
              </table:table-cell>
              <table:table-cell office:value-type="float" office:value="0.117667141389879">
                <text:p>0.1176671413898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.2075276077966">
                <text:p>73.2075276077966</text:p>
              </table:table-cell>
              <table:table-cell office:value-type="float" office:value="0.122417438109627">
                <text:p>0.122417438109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.2880750045203">
                <text:p>65.2880750045203</text:p>
              </table:table-cell>
              <table:table-cell office:value-type="float" office:value="0.127255492354249">
                <text:p>0.127255492354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3667921129734">
                <text:p>58.3667921129734</text:p>
              </table:table-cell>
              <table:table-cell office:value-type="float" office:value="0.13218082032235">
                <text:p>0.13218082032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3016472633165">
                <text:p>52.3016472633165</text:p>
              </table:table-cell>
              <table:table-cell office:value-type="float" office:value="0.137192929485239">
                <text:p>0.1371929294852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9730264580812">
                <text:p>46.9730264580812</text:p>
              </table:table-cell>
              <table:table-cell office:value-type="float" office:value="0.142291318636176">
                <text:p>0.1422913186361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.2798618768324">
                <text:p>42.2798618768324</text:p>
              </table:table-cell>
              <table:table-cell office:value-type="float" office:value="0.147475477940494">
                <text:p>0.147475477940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.1364842533087">
                <text:p>38.1364842533087</text:p>
              </table:table-cell>
              <table:table-cell office:value-type="float" office:value="0.152744888986584">
                <text:p>0.152744888986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4700538275277">
                <text:p>34.4700538275277</text:p>
              </table:table-cell>
              <table:table-cell office:value-type="float" office:value="0.158099024837731">
                <text:p>0.158099024837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.2184556665151">
                <text:p>31.2184556665151</text:p>
              </table:table-cell>
              <table:table-cell office:value-type="float" office:value="0.163537350084813">
                <text:p>0.1635373500848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3285691873598">
                <text:p>28.3285691873598</text:p>
              </table:table-cell>
              <table:table-cell office:value-type="float" office:value="0.169059320899836">
                <text:p>0.169059320899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7548403916071">
                <text:p>25.7548403916071</text:p>
              </table:table-cell>
              <table:table-cell office:value-type="float" office:value="0.174664385090322">
                <text:p>0.174664385090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4580998934659">
                <text:p>23.4580998934659</text:p>
              </table:table-cell>
              <table:table-cell office:value-type="float" office:value="0.180351982154521">
                <text:p>0.1803519821545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4045812465429">
                <text:p>21.4045812465429</text:p>
              </table:table-cell>
              <table:table-cell office:value-type="float" office:value="0.186121543337466">
                <text:p>0.1861215433374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5651030639821">
                <text:p>19.5651030639821</text:p>
              </table:table-cell>
              <table:table-cell office:value-type="float" office:value="0.191972491687848">
                <text:p>0.191972491687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9143855316699">
                <text:p>17.9143855316699</text:p>
              </table:table-cell>
              <table:table-cell office:value-type="float" office:value="0.197904242115707">
                <text:p>0.1979042421157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4304775510799">
                <text:p>16.4304775510799</text:p>
              </table:table-cell>
              <table:table-cell office:value-type="float" office:value="0.203916201450944">
                <text:p>0.203916201450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0942752376865">
                <text:p>15.0942752376865</text:p>
              </table:table-cell>
              <table:table-cell office:value-type="float" office:value="0.210007768502635">
                <text:p>0.2100077685026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8891160894757">
                <text:p>13.8891160894757</text:p>
              </table:table-cell>
              <table:table-cell office:value-type="float" office:value="0.216178334119151">
                <text:p>0.2161783341191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8004360188998">
                <text:p>12.8004360188998</text:p>
              </table:table-cell>
              <table:table-cell office:value-type="float" office:value="0.222427281249072">
                <text:p>0.2224272812490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815478759036">
                <text:p>11.815478759036</text:p>
              </table:table-cell>
              <table:table-cell office:value-type="float" office:value="0.228753985002893">
                <text:p>0.2287539850028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9230490264511">
                <text:p>10.9230490264511</text:p>
              </table:table-cell>
              <table:table-cell office:value-type="float" office:value="0.235157812715512">
                <text:p>0.235157812715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1133023399709">
                <text:p>10.1133023399709</text:p>
              </table:table-cell>
              <table:table-cell office:value-type="float" office:value="0.241638124009492">
                <text:p>0.2416381240094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37756562743372">
                <text:p>9.37756562743372</text:p>
              </table:table-cell>
              <table:table-cell office:value-type="float" office:value="0.248194270859105">
                <text:p>0.248194270859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70818375773973">
                <text:p>8.70818375773973</text:p>
              </table:table-cell>
              <table:table-cell office:value-type="float" office:value="0.25482559765513">
                <text:p>0.254825597655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09838795757905">
                <text:p>8.09838795757905</text:p>
              </table:table-cell>
              <table:table-cell office:value-type="float" office:value="0.261531441270412">
                <text:p>0.2615314412704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4218274643183">
                <text:p>7.54218274643183</text:p>
              </table:table-cell>
              <table:table-cell office:value-type="float" office:value="0.268311131126179">
                <text:p>0.2683111311261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03424857794307">
                <text:p>7.03424857794307</text:p>
              </table:table-cell>
              <table:table-cell office:value-type="float" office:value="0.275163989259095">
                <text:p>0.2751639892590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56985783307238">
                <text:p>6.56985783307238</text:p>
              </table:table-cell>
              <table:table-cell office:value-type="float" office:value="0.282089330389057">
                <text:p>0.2820893303890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1448021885521">
                <text:p>6.1448021885521</text:p>
              </table:table-cell>
              <table:table-cell office:value-type="float" office:value="0.289086461987723">
                <text:p>0.289086461987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75532969766775">
                <text:p>5.75532969766775</text:p>
              </table:table-cell>
              <table:table-cell office:value-type="float" office:value="0.296154684347764">
                <text:p>0.296154684347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39809018090977">
                <text:p>5.39809018090977</text:p>
              </table:table-cell>
              <table:table-cell office:value-type="float" office:value="0.303293290652835">
                <text:p>0.303293290652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7008774110876">
                <text:p>5.07008774110876</text:p>
              </table:table-cell>
              <table:table-cell office:value-type="float" office:value="0.310501567048253">
                <text:p>0.3105015670482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76863939894221">
                <text:p>4.76863939894221</text:p>
              </table:table-cell>
              <table:table-cell office:value-type="float" office:value="0.317778792712387">
                <text:p>0.3177787927123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49133899644146">
                <text:p>4.49133899644146</text:p>
              </table:table-cell>
              <table:table-cell office:value-type="float" office:value="0.325124239928733">
                <text:p>0.3251242399287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23602564343365">
                <text:p>4.23602564343365</text:p>
              </table:table-cell>
              <table:table-cell office:value-type="float" office:value="0.332537174158692">
                <text:p>0.332537174158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0075608889506">
                <text:p>4.00075608889506</text:p>
              </table:table-cell>
              <table:table-cell office:value-type="float" office:value="0.340016854115018">
                <text:p>0.340016854115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78378048938948">
                <text:p>3.78378048938948</text:p>
              </table:table-cell>
              <table:table-cell office:value-type="float" office:value="0.347562531835948">
                <text:p>0.347562531835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8352112292861">
                <text:p>3.58352112292861</text:p>
              </table:table-cell>
              <table:table-cell office:value-type="float" office:value="0.355173452759999">
                <text:p>0.35517345275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9855366103617">
                <text:p>3.39855366103617</text:p>
              </table:table-cell>
              <table:table-cell office:value-type="float" office:value="0.36284885580142">
                <text:p>0.362848855801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22759066643674">
                <text:p>3.22759066643674</text:p>
              </table:table-cell>
              <table:table-cell office:value-type="float" office:value="0.370587973426303">
                <text:p>0.370587973426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6946703020531">
                <text:p>3.06946703020531</text:p>
              </table:table-cell>
              <table:table-cell office:value-type="float" office:value="0.378390031729336">
                <text:p>0.378390031729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92312710171938">
                <text:p>2.92312710171938</text:p>
              </table:table-cell>
              <table:table-cell office:value-type="float" office:value="0.386254250511188">
                <text:p>0.386254250511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876132984419">
                <text:p>2.7876132984419</text:p>
              </table:table-cell>
              <table:table-cell office:value-type="float" office:value="0.394179843356537">
                <text:p>0.394179843356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620560113407">
                <text:p>2.6620560113407</text:p>
              </table:table-cell>
              <table:table-cell office:value-type="float" office:value="0.402166017712702">
                <text:p>0.4021660177127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4566464637799">
                <text:p>2.54566464637799</text:p>
              </table:table-cell>
              <table:table-cell office:value-type="float" office:value="0.410211974968902">
                <text:p>0.4102119749689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43771966361628">
                <text:p>2.43771966361628</text:p>
              </table:table-cell>
              <table:table-cell office:value-type="float" office:value="0.418316910536116">
                <text:p>0.4183169105361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3756549361799">
                <text:p>2.33756549361799</text:p>
              </table:table-cell>
              <table:table-cell office:value-type="float" office:value="0.426480013927543">
                <text:p>0.4264800139275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4460422641201">
                <text:p>2.24460422641201</text:p>
              </table:table-cell>
              <table:table-cell office:value-type="float" office:value="0.434700468839646">
                <text:p>0.4347004688396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5828998173779">
                <text:p>2.15828998173779</text:p>
              </table:table-cell>
              <table:table-cell office:value-type="float" office:value="0.442977453233783">
                <text:p>0.4429774532337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7812388087371">
                <text:p>2.07812388087371</text:p>
              </table:table-cell>
              <table:table-cell office:value-type="float" office:value="0.451310139418412">
                <text:p>0.4513101394184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0364955037919">
                <text:p>2.00364955037919</text:p>
              </table:table-cell>
              <table:table-cell office:value-type="float" office:value="0.45969769413186">
                <text:p>0.459697694131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3444909675651">
                <text:p>1.93444909675651</text:p>
              </table:table-cell>
              <table:table-cell office:value-type="float" office:value="0.468139278625644">
                <text:p>0.4681392786256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7013949856002">
                <text:p>1.87013949856002</text:p>
              </table:table-cell>
              <table:table-cell office:value-type="float" office:value="0.476634048748351">
                <text:p>0.4766340487483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1036936901128">
                <text:p>1.81036936901128</text:p>
              </table:table-cell>
              <table:table-cell office:value-type="float" office:value="0.485181155030045">
                <text:p>0.4851811550300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5481604785726">
                <text:p>1.75481604785726</text:p>
              </table:table-cell>
              <table:table-cell office:value-type="float" office:value="0.493779742767222">
                <text:p>0.493779742767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0318298615271">
                <text:p>1.70318298615271</text:p>
              </table:table-cell>
              <table:table-cell office:value-type="float" office:value="0.502428952108273">
                <text:p>0.5024289521082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551973919591">
                <text:p>1.6551973919591</text:p>
              </table:table-cell>
              <table:table-cell office:value-type="float" office:value="0.511127918139473">
                <text:p>0.511127918139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1060810871633">
                <text:p>1.61060810871633</text:p>
              </table:table-cell>
              <table:table-cell office:value-type="float" office:value="0.519875770971466">
                <text:p>0.5198757709714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6918370133439">
                <text:p>1.56918370133439</text:p>
              </table:table-cell>
              <table:table-cell office:value-type="float" office:value="0.52867163582626">
                <text:p>0.528671635826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3071072793263">
                <text:p>1.53071072793263</text:p>
              </table:table-cell>
              <table:table-cell office:value-type="float" office:value="0.537514633124699">
                <text:p>0.5375146331246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949921776797">
                <text:p>1.4949921776797</text:p>
              </table:table-cell>
              <table:table-cell office:value-type="float" office:value="0.546403878574423">
                <text:p>0.5464038785744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6184605740317">
                <text:p>1.46184605740317</text:p>
              </table:table-cell>
              <table:table-cell office:value-type="float" office:value="0.555338483258293">
                <text:p>0.5553384832582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3110411158536">
                <text:p>1.43110411158536</text:p>
              </table:table-cell>
              <table:table-cell office:value-type="float" office:value="0.564317553723288">
                <text:p>0.5643175537232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0261066207521">
                <text:p>1.40261066207521</text:p>
              </table:table-cell>
              <table:table-cell office:value-type="float" office:value="0.573340192069843">
                <text:p>0.5733401920698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7622155535499">
                <text:p>1.37622155535499</text:p>
              </table:table-cell>
              <table:table-cell office:value-type="float" office:value="0.582405496041642">
                <text:p>0.5824054960416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5180320653193">
                <text:p>1.35180320653193</text:p>
              </table:table-cell>
              <table:table-cell office:value-type="float" office:value="0.591512559115843">
                <text:p>0.5915125591158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923173039933">
                <text:p>1.32923173039933</text:p>
              </table:table-cell>
              <table:table-cell office:value-type="float" office:value="0.600660470593727">
                <text:p>0.6006604705937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0839215095091">
                <text:p>1.30839215095091</text:p>
              </table:table-cell>
              <table:table-cell office:value-type="float" office:value="0.60984831569177">
                <text:p>0.609848315691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8917768165052">
                <text:p>1.28917768165052</text:p>
              </table:table-cell>
              <table:table-cell office:value-type="float" office:value="0.619075175633118">
                <text:p>0.6190751756331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7148906957397">
                <text:p>1.27148906957397</text:p>
              </table:table-cell>
              <table:table-cell office:value-type="float" office:value="0.628340127739467">
                <text:p>0.6283401277394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5523399726126">
                <text:p>1.25523399726126</text:p>
              </table:table-cell>
              <table:table-cell office:value-type="float" office:value="0.637642245523326">
                <text:p>0.6376422455233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4032653675853">
                <text:p>1.24032653675853</text:p>
              </table:table-cell>
              <table:table-cell office:value-type="float" office:value="0.64698059878067">
                <text:p>0.646980598780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668665089843">
                <text:p>1.22668665089843</text:p>
              </table:table-cell>
              <table:table-cell office:value-type="float" office:value="0.656354253683953">
                <text:p>0.6563542536839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1423973737419">
                <text:p>1.21423973737419</text:p>
              </table:table-cell>
              <table:table-cell office:value-type="float" office:value="0.665762272875497">
                <text:p>0.6657622728754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0291621161377">
                <text:p>1.20291621161377</text:p>
              </table:table-cell>
              <table:table-cell office:value-type="float" office:value="0.675203715561224">
                <text:p>0.675203715561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9265112486241">
                <text:p>1.19265112486241</text:p>
              </table:table-cell>
              <table:table-cell office:value-type="float" office:value="0.684677637604731">
                <text:p>0.6846776376047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8338381424061">
                <text:p>1.18338381424061</text:p>
              </table:table-cell>
              <table:table-cell office:value-type="float" office:value="0.694183091621711">
                <text:p>0.6941830916217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7505758186488">
                <text:p>1.17505758186488</text:p>
              </table:table-cell>
              <table:table-cell office:value-type="float" office:value="0.703719127074681">
                <text:p>0.7037191270746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6761940040488">
                <text:p>1.16761940040488</text:p>
              </table:table-cell>
              <table:table-cell office:value-type="float" office:value="0.713284790368044">
                <text:p>0.7132847903680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6101964270664">
                <text:p>1.16101964270664</text:p>
              </table:table-cell>
              <table:table-cell office:value-type="float" office:value="0.722879124943442">
                <text:p>0.7228791249434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5521183334111">
                <text:p>1.15521183334111</text:p>
              </table:table-cell>
              <table:table-cell office:value-type="float" office:value="0.732501171375413">
                <text:p>0.7325011713754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5015242014255">
                <text:p>1.15015242014255</text:p>
              </table:table-cell>
              <table:table-cell office:value-type="float" office:value="0.74214996746733">
                <text:p>0.742149967467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4580056398603">
                <text:p>1.14580056398603</text:p>
              </table:table-cell>
              <table:table-cell office:value-type="float" office:value="0.751824548347627">
                <text:p>0.7518245483476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4211794521865">
                <text:p>1.14211794521865</text:p>
              </table:table-cell>
              <table:table-cell office:value-type="float" office:value="0.761523946566277">
                <text:p>0.7615239465662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3906858530802">
                <text:p>1.13906858530802</text:p>
              </table:table-cell>
              <table:table-cell office:value-type="float" office:value="0.771247192191541">
                <text:p>0.7712471921915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3661868240516">
                <text:p>1.13661868240516</text:p>
              </table:table-cell>
              <table:table-cell office:value-type="float" office:value="0.780993312906958">
                <text:p>0.7809933129069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3473645963974">
                <text:p>1.13473645963974</text:p>
              </table:table-cell>
              <table:table-cell office:value-type="float" office:value="0.790761334108581">
                <text:p>0.7907613341085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3339202507378">
                <text:p>1.13339202507378</text:p>
              </table:table-cell>
              <table:table-cell office:value-type="float" office:value="0.800550279002427">
                <text:p>0.8005502790024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325572423379">
                <text:p>1.1325572423379</text:p>
              </table:table-cell>
              <table:table-cell office:value-type="float" office:value="0.810359168702166">
                <text:p>0.8103591687021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3220561106257">
                <text:p>1.13220561106257</text:p>
              </table:table-cell>
              <table:table-cell office:value-type="float" office:value="0.820187022327001">
                <text:p>0.820187022327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3231215629616">
                <text:p>1.13231215629616</text:p>
              </table:table-cell>
              <table:table-cell office:value-type="float" office:value="0.830032857099759">
                <text:p>0.8300328570997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3285332617413">
                <text:p>1.13285332617413</text:p>
              </table:table-cell>
              <table:table-cell office:value-type="float" office:value="0.839895688445169">
                <text:p>0.8398956884451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3380689716834">
                <text:p>1.13380689716834</text:p>
              </table:table-cell>
              <table:table-cell office:value-type="float" office:value="0.849774530088314">
                <text:p>0.8497745300883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3515188630469">
                <text:p>1.13515188630469</text:p>
              </table:table-cell>
              <table:table-cell office:value-type="float" office:value="0.859668394153263">
                <text:p>0.8596683941532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3686846979068">
                <text:p>1.13686846979068</text:p>
              </table:table-cell>
              <table:table-cell office:value-type="float" office:value="0.869576291261854">
                <text:p>0.8695762912618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3893790754271">
                <text:p>1.13893790754271</text:p>
              </table:table-cell>
              <table:table-cell office:value-type="float" office:value="0.879497230632633">
                <text:p>0.8794972306326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41342473147">
                <text:p>1.141342473147</text:p>
              </table:table-cell>
              <table:table-cell office:value-type="float" office:value="0.88943022017993">
                <text:p>0.889430220179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4406538882774">
                <text:p>1.14406538882774</text:p>
              </table:table-cell>
              <table:table-cell office:value-type="float" office:value="0.899374266613068">
                <text:p>0.8993742666130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470907650323">
                <text:p>1.1470907650323</text:p>
              </table:table-cell>
              <table:table-cell office:value-type="float" office:value="0.90932837553569">
                <text:p>0.909328375535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504035442762">
                <text:p>1.1504035442762</text:p>
              </table:table-cell>
              <table:table-cell office:value-type="float" office:value="0.919291551545199">
                <text:p>0.9192915515451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5398944892049">
                <text:p>1.15398944892049</text:p>
              </table:table-cell>
              <table:table-cell office:value-type="float" office:value="0.929262798332297">
                <text:p>0.9292627983322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5783493258131">
                <text:p>1.15783493258131</text:p>
              </table:table-cell>
              <table:table-cell office:value-type="float" office:value="0.939241118780614">
                <text:p>0.9392411187806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6192713489633">
                <text:p>1.16192713489633</text:p>
              </table:table-cell>
              <table:table-cell office:value-type="float" office:value="0.949225515066421">
                <text:p>0.9492255150664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6625383939524">
                <text:p>1.16625383939524</text:p>
              </table:table-cell>
              <table:table-cell office:value-type="float" office:value="0.959214988758409">
                <text:p>0.9592149887584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7080343424207">
                <text:p>1.17080343424207</text:p>
              </table:table-cell>
              <table:table-cell office:value-type="float" office:value="0.969208540917534">
                <text:p>0.9692085409175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7556487563604">
                <text:p>1.17556487563604</text:p>
              </table:table-cell>
              <table:table-cell office:value-type="float" office:value="0.979205172196908">
                <text:p>0.9792051721969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8052765367467">
                <text:p>1.18052765367467</text:p>
              </table:table-cell>
              <table:table-cell office:value-type="float" office:value="0.989203882941733">
                <text:p>0.9892038829417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8568176049848">
                <text:p>1.18568176049848</text:p>
              </table:table-cell>
              <table:table-cell office:value-type="float" office:value="0.999203673289267">
                <text:p>0.9992036732892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9101766055136">
                <text:p>1.19101766055136</text:p>
              </table:table-cell>
              <table:table-cell office:value-type="float" office:value="1.00920354326881">
                <text:p>1.009203543268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965262628031">
                <text:p>1.1965262628031</text:p>
              </table:table-cell>
              <table:table-cell office:value-type="float" office:value="1.01920249290169">
                <text:p>1.019202492901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0219889479337">
                <text:p>1.20219889479337</text:p>
              </table:table-cell>
              <table:table-cell office:value-type="float" office:value="1.02919952230129">
                <text:p>1.029199522301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0802727836669">
                <text:p>1.20802727836669</text:p>
              </table:table-cell>
              <table:table-cell office:value-type="float" office:value="1.03919363177299">
                <text:p>1.039193631772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1400350697857">
                <text:p>1.21400350697857</text:p>
              </table:table-cell>
              <table:table-cell office:value-type="float" office:value="1.04918382191417">
                <text:p>1.049183821914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201200244619">
                <text:p>1.2201200244619</text:p>
              </table:table-cell>
              <table:table-cell office:value-type="float" office:value="1.05916909371415">
                <text:p>1.059169093714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22636960515117">
                <text:p>1.22636960515117</text:p>
              </table:table-cell>
              <table:table-cell office:value-type="float" office:value="1.06914844865406">
                <text:p>1.069148448654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3274533527011">
                <text:p>1.23274533527011</text:p>
              </table:table-cell>
              <table:table-cell office:value-type="float" office:value="1.07912088880673">
                <text:p>1.079120888806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3924059549508">
                <text:p>1.23924059549508</text:p>
              </table:table-cell>
              <table:table-cell office:value-type="float" office:value="1.08908541693646">
                <text:p>1.08908541693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4584904461352">
                <text:p>1.24584904461352</text:p>
              </table:table-cell>
              <table:table-cell office:value-type="float" office:value="1.09904103659873">
                <text:p>1.09904103659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25256460420247">
                <text:p>1.25256460420247</text:p>
              </table:table-cell>
              <table:table-cell office:value-type="float" office:value="1.10898675223987">
                <text:p>1.108986752239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593814442579">
                <text:p>1.2593814442579</text:p>
              </table:table-cell>
              <table:table-cell office:value-type="float" office:value="1.11892156929661">
                <text:p>1.118921569296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6629396971058">
                <text:p>1.26629396971058</text:p>
              </table:table-cell>
              <table:table-cell office:value-type="float" office:value="1.12884449429552">
                <text:p>1.128844494295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7329680776906">
                <text:p>1.27329680776906</text:p>
              </table:table-cell>
              <table:table-cell office:value-type="float" office:value="1.13875453495238">
                <text:p>1.13875453495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8038479603451">
                <text:p>1.28038479603451</text:p>
              </table:table-cell>
              <table:table-cell office:value-type="float" office:value="1.14865070027136">
                <text:p>1.148650700271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8755297133628">
                <text:p>1.28755297133628</text:p>
              </table:table-cell>
              <table:table-cell office:value-type="float" office:value="1.1585320006442">
                <text:p>1.15853200064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9479655924051">
                <text:p>1.29479655924051</text:p>
              </table:table-cell>
              <table:table-cell office:value-type="float" office:value="1.16839744794908">
                <text:p>1.168397447949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0211096418799">
                <text:p>1.30211096418799</text:p>
              </table:table-cell>
              <table:table-cell office:value-type="float" office:value="1.17824605564949">
                <text:p>1.178246055649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0949176021989">
                <text:p>1.30949176021989</text:p>
              </table:table-cell>
              <table:table-cell office:value-type="float" office:value="1.18807683889288">
                <text:p>1.188076838892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1693468225358">
                <text:p>1.31693468225358</text:p>
              </table:table-cell>
              <table:table-cell office:value-type="float" office:value="1.19788881460911">
                <text:p>1.197888814609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2443561787295">
                <text:p>1.32443561787295</text:p>
              </table:table-cell>
              <table:table-cell office:value-type="float" office:value="1.20768100160878">
                <text:p>1.207681001608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3199059960038">
                <text:p>1.33199059960038</text:p>
              </table:table-cell>
              <table:table-cell office:value-type="float" office:value="1.21745242068136">
                <text:p>1.217452420681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3959579761962">
                <text:p>1.33959579761962</text:p>
              </table:table-cell>
              <table:table-cell office:value-type="float" office:value="1.22720209469309">
                <text:p>1.227202094693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4724751292108">
                <text:p>1.34724751292108</text:p>
              </table:table-cell>
              <table:table-cell office:value-type="float" office:value="1.23692904868467">
                <text:p>1.236929048684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5494217084297">
                <text:p>1.35494217084297</text:p>
              </table:table-cell>
              <table:table-cell office:value-type="float" office:value="1.24663230996883">
                <text:p>1.246632309968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6267631498345">
                <text:p>1.36267631498345</text:p>
              </table:table-cell>
              <table:table-cell office:value-type="float" office:value="1.25631090822752">
                <text:p>1.256310908227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7044660146074">
                <text:p>1.37044660146074</text:p>
              </table:table-cell>
              <table:table-cell office:value-type="float" office:value="1.26596387560898">
                <text:p>1.265963875608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7824979349965">
                <text:p>1.37824979349965</text:p>
              </table:table-cell>
              <table:table-cell office:value-type="float" office:value="1.27559024682451">
                <text:p>1.275590246824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8608275632445">
                <text:p>1.38608275632445</text:p>
              </table:table-cell>
              <table:table-cell office:value-type="float" office:value="1.28518905924502">
                <text:p>1.285189059245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39394245233928">
                <text:p>1.39394245233928</text:p>
              </table:table-cell>
              <table:table-cell office:value-type="float" office:value="1.29475935299726">
                <text:p>1.294759352997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40182593657864">
                <text:p>1.40182593657864</text:p>
              </table:table-cell>
              <table:table-cell office:value-type="float" office:value="1.30430017105983">
                <text:p>1.304300171059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0973035241158">
                <text:p>1.40973035241158</text:p>
              </table:table-cell>
              <table:table-cell office:value-type="float" office:value="1.31381055935888">
                <text:p>1.313810559358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41765292748437">
                <text:p>1.41765292748437</text:p>
              </table:table-cell>
              <table:table-cell office:value-type="float" office:value="1.3232895668635">
                <text:p>1.32328956686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42559096988722">
                <text:p>1.42559096988722</text:p>
              </table:table-cell>
              <table:table-cell office:value-type="float" office:value="1.33273624568085">
                <text:p>1.332736245680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43354186453186">
                <text:p>1.43354186453186</text:p>
              </table:table-cell>
              <table:table-cell office:value-type="float" office:value="1.3421496511509">
                <text:p>1.34214965115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4150306972735">
                <text:p>1.44150306972735</text:p>
              </table:table-cell>
              <table:table-cell office:value-type="float" office:value="1.35152884194096">
                <text:p>1.35152884194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4947211394256">
                <text:p>1.44947211394256</text:p>
              </table:table-cell>
              <table:table-cell office:value-type="float" office:value="1.36087288013977">
                <text:p>1.360872880139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5744659274419">
                <text:p>1.45744659274419</text:p>
              </table:table-cell>
              <table:table-cell office:value-type="float" office:value="1.37018083135129">
                <text:p>1.370180831351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6542416590025">
                <text:p>1.46542416590025</text:p>
              </table:table-cell>
              <table:table-cell office:value-type="float" office:value="1.37945176478815">
                <text:p>1.379451764788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7340255463929">
                <text:p>1.47340255463929</text:p>
              </table:table-cell>
              <table:table-cell office:value-type="float" office:value="1.38868475336475">
                <text:p>1.388684753364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8137953905643">
                <text:p>1.48137953905643</text:p>
              </table:table-cell>
              <table:table-cell office:value-type="float" office:value="1.39787887378992">
                <text:p>1.397878873789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8935295565766">
                <text:p>1.48935295565766</text:p>
              </table:table-cell>
              <table:table-cell office:value-type="float" office:value="1.40703320665927">
                <text:p>1.407033206659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9732069503463">
                <text:p>1.49732069503463</text:p>
              </table:table-cell>
              <table:table-cell office:value-type="float" office:value="1.41614683654714">
                <text:p>1.416146836547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0528069966237">
                <text:p>1.50528069966237</text:p>
              </table:table-cell>
              <table:table-cell office:value-type="float" office:value="1.42521885209815">
                <text:p>1.425218852098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1323096181305">
                <text:p>1.51323096181305</text:p>
              </table:table-cell>
              <table:table-cell office:value-type="float" office:value="1.4342483461183">
                <text:p>1.43424834611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2116952157918">
                <text:p>1.52116952157918</text:p>
              </table:table-cell>
              <table:table-cell office:value-type="float" office:value="1.44323441566571">
                <text:p>1.443234415665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2909446500016">
                <text:p>1.52909446500016</text:p>
              </table:table-cell>
              <table:table-cell office:value-type="float" office:value="1.45217616214091">
                <text:p>1.452176162140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3700392228635">
                <text:p>1.53700392228635</text:p>
              </table:table-cell>
              <table:table-cell office:value-type="float" office:value="1.46107269137671">
                <text:p>1.461072691376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4489606613521">
                <text:p>1.54489606613521</text:p>
              </table:table-cell>
              <table:table-cell office:value-type="float" office:value="1.4699231137276">
                <text:p>1.46992311372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5276911013453">
                <text:p>1.55276911013453</text:p>
              </table:table-cell>
              <table:table-cell office:value-type="float" office:value="1.47872654415872">
                <text:p>1.478726544158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6062130724782">
                <text:p>1.56062130724782</text:p>
              </table:table-cell>
              <table:table-cell office:value-type="float" office:value="1.48748210233436">
                <text:p>1.487482102334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6845094837734">
                <text:p>1.56845094837734</text:p>
              </table:table-cell>
              <table:table-cell office:value-type="float" office:value="1.496188912706">
                <text:p>1.4961889127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7625636100067">
                <text:p>1.57625636100067</text:p>
              </table:table-cell>
              <table:table-cell office:value-type="float" office:value="1.50484610459986">
                <text:p>1.504846104599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840359078766">
                <text:p>1.5840359078766</text:p>
              </table:table-cell>
              <table:table-cell office:value-type="float" office:value="1.51345281230396">
                <text:p>1.51345281230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917879858168">
                <text:p>1.5917879858168</text:p>
              </table:table-cell>
              <table:table-cell office:value-type="float" office:value="1.52200817515471">
                <text:p>1.522008175154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9951102451953">
                <text:p>1.59951102451953</text:p>
              </table:table-cell>
              <table:table-cell office:value-type="float" office:value="1.53051133762294">
                <text:p>1.530511337622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0720348546215">
                <text:p>1.60720348546215</text:p>
              </table:table-cell>
              <table:table-cell office:value-type="float" office:value="1.53896144939951">
                <text:p>1.538961449399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61486386084926">
                <text:p>1.61486386084926</text:p>
              </table:table-cell>
              <table:table-cell office:value-type="float" office:value="1.54735766548027">
                <text:p>1.547357665480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62249067261343">
                <text:p>1.62249067261343</text:p>
              </table:table-cell>
              <table:table-cell office:value-type="float" office:value="1.55569914625061">
                <text:p>1.555699146250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3008247146589">
                <text:p>1.63008247146589</text:p>
              </table:table-cell>
              <table:table-cell office:value-type="float" office:value="1.56398505756941">
                <text:p>1.563985057569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63763783599429">
                <text:p>1.63763783599429</text:p>
              </table:table-cell>
              <table:table-cell office:value-type="float" office:value="1.57221457085244">
                <text:p>1.572214570852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64515537180522">
                <text:p>1.64515537180522</text:p>
              </table:table-cell>
              <table:table-cell office:value-type="float" office:value="1.58038686315522">
                <text:p>1.580386863155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5263371070911">
                <text:p>1.65263371070911</text:p>
              </table:table-cell>
              <table:table-cell office:value-type="float" office:value="1.58850111725535">
                <text:p>1.588501117255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66007150994518">
                <text:p>1.66007150994518</text:p>
              </table:table-cell>
              <table:table-cell office:value-type="float" office:value="1.59655652173416">
                <text:p>1.596556521734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66746745144441">
                <text:p>1.66746745144441</text:p>
              </table:table-cell>
              <table:table-cell office:value-type="float" office:value="1.60455227105793">
                <text:p>1.604552271057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67482024112864">
                <text:p>1.67482024112864</text:p>
              </table:table-cell>
              <table:table-cell office:value-type="float" office:value="1.61248756565839">
                <text:p>1.612487565658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68212860824367">
                <text:p>1.68212860824367</text:p>
              </table:table-cell>
              <table:table-cell office:value-type="float" office:value="1.62036161201268">
                <text:p>1.620361612012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68939130472485">
                <text:p>1.68939130472485</text:p>
              </table:table-cell>
              <table:table-cell office:value-type="float" office:value="1.62817362272274">
                <text:p>1.628173622722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69660710459334">
                <text:p>1.69660710459334</text:p>
              </table:table-cell>
              <table:table-cell office:value-type="float" office:value="1.635922816594">
                <text:p>1.6359228165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70377480338146">
                <text:p>1.70377480338146</text:p>
              </table:table-cell>
              <table:table-cell office:value-type="float" office:value="1.64360841871354">
                <text:p>1.643608418713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71089321758564">
                <text:p>1.71089321758564</text:p>
              </table:table-cell>
              <table:table-cell office:value-type="float" office:value="1.65122966052755">
                <text:p>1.651229660527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71796118414564">
                <text:p>1.71796118414564</text:p>
              </table:table-cell>
              <table:table-cell office:value-type="float" office:value="1.65878577991819">
                <text:p>1.658785779918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72497755994849">
                <text:p>1.72497755994849</text:p>
              </table:table-cell>
              <table:table-cell office:value-type="float" office:value="1.66627602127982">
                <text:p>1.666276021279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73194122135609">
                <text:p>1.73194122135609</text:p>
              </table:table-cell>
              <table:table-cell office:value-type="float" office:value="1.67369963559456">
                <text:p>1.673699635594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73885106375513">
                <text:p>1.73885106375513</text:p>
              </table:table-cell>
              <table:table-cell office:value-type="float" office:value="1.68105588050715">
                <text:p>1.681055880507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74570600112823">
                <text:p>1.74570600112823</text:p>
              </table:table-cell>
              <table:table-cell office:value-type="float" office:value="1.68834402039924">
                <text:p>1.688344020399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75250496564523">
                <text:p>1.75250496564523</text:p>
              </table:table-cell>
              <table:table-cell office:value-type="float" office:value="1.6955633264629">
                <text:p>1.69556332646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5924690727354">
                <text:p>1.75924690727354</text:p>
              </table:table-cell>
              <table:table-cell office:value-type="float" office:value="1.70271307677355">
                <text:p>1.702713076773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76593079340672">
                <text:p>1.76593079340672</text:p>
              </table:table-cell>
              <table:table-cell office:value-type="float" office:value="1.70979255636212">
                <text:p>1.709792556362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77255560851015">
                <text:p>1.77255560851015</text:p>
              </table:table-cell>
              <table:table-cell office:value-type="float" office:value="1.71680105728654">
                <text:p>1.716801057286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791203537831">
                <text:p>1.7791203537831</text:p>
              </table:table-cell>
              <table:table-cell office:value-type="float" office:value="1.72373787870257">
                <text:p>1.723737878702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8562404683637">
                <text:p>1.78562404683637</text:p>
              </table:table-cell>
              <table:table-cell office:value-type="float" office:value="1.73060232693384">
                <text:p>1.730602326933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9206572138448">
                <text:p>1.79206572138448</text:p>
              </table:table-cell>
              <table:table-cell office:value-type="float" office:value="1.73739371554125">
                <text:p>1.73739371554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9844442695201">
                <text:p>1.79844442695201</text:p>
              </table:table-cell>
              <table:table-cell office:value-type="float" office:value="1.74411136539159">
                <text:p>1.744111365391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8047592285931">
                <text:p>1.8047592285931</text:p>
              </table:table-cell>
              <table:table-cell office:value-type="float" office:value="1.75075460472549">
                <text:p>1.750754604725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81100920662357">
                <text:p>1.81100920662357</text:p>
              </table:table-cell>
              <table:table-cell office:value-type="float" office:value="1.75732276922454">
                <text:p>1.757322769224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81719345636501">
                <text:p>1.81719345636501</text:p>
              </table:table-cell>
              <table:table-cell office:value-type="float" office:value="1.76381520207777">
                <text:p>1.763815202077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82331108790021">
                <text:p>1.82331108790021</text:p>
              </table:table-cell>
              <table:table-cell office:value-type="float" office:value="1.77023125404731">
                <text:p>1.770231254047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82936122583933">
                <text:p>1.82936122583933</text:p>
              </table:table-cell>
              <table:table-cell office:value-type="float" office:value="1.77657028353329">
                <text:p>1.776570283533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8353430090964">
                <text:p>1.8353430090964</text:p>
              </table:table-cell>
              <table:table-cell office:value-type="float" office:value="1.78283165663807">
                <text:p>1.782831656638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84125559067542">
                <text:p>1.84125559067542</text:p>
              </table:table-cell>
              <table:table-cell office:value-type="float" office:value="1.78901474722953">
                <text:p>1.789014747229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84709813746575">
                <text:p>1.84709813746575</text:p>
              </table:table-cell>
              <table:table-cell office:value-type="float" office:value="1.79511893700378">
                <text:p>1.795118937003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85286983004625">
                <text:p>1.85286983004625</text:p>
              </table:table-cell>
              <table:table-cell office:value-type="float" office:value="1.80114361554693">
                <text:p>1.801143615546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85856986249776">
                <text:p>1.85856986249776</text:p>
              </table:table-cell>
              <table:table-cell office:value-type="float" office:value="1.80708818039615">
                <text:p>1.807088180396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86419744222341">
                <text:p>1.86419744222341</text:p>
              </table:table-cell>
              <table:table-cell office:value-type="float" office:value="1.81295203709989">
                <text:p>1.812952037099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86975178977655">
                <text:p>1.86975178977655</text:p>
              </table:table-cell>
              <table:table-cell office:value-type="float" office:value="1.81873459927738">
                <text:p>1.818734599277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87523213869567">
                <text:p>1.87523213869567</text:p>
              </table:table-cell>
              <table:table-cell office:value-type="float" office:value="1.82443528867722">
                <text:p>1.824435288677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88063773534624">
                <text:p>1.88063773534624</text:p>
              </table:table-cell>
              <table:table-cell office:value-type="float" office:value="1.83005353523522">
                <text:p>1.830053535235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88596783876888">
                <text:p>1.88596783876888</text:p>
              </table:table-cell>
              <table:table-cell office:value-type="float" office:value="1.83558877713141">
                <text:p>1.835588777131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89122172053371">
                <text:p>1.89122172053371</text:p>
              </table:table-cell>
              <table:table-cell office:value-type="float" office:value="1.8410404608462">
                <text:p>1.84104046084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89639866460047">
                <text:p>1.89639866460047</text:p>
              </table:table-cell>
              <table:table-cell office:value-type="float" office:value="1.84640804121578">
                <text:p>1.846408041215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0149796718426">
                <text:p>1.90149796718426</text:p>
              </table:table-cell>
              <table:table-cell office:value-type="float" office:value="1.85169098148657">
                <text:p>1.851690981486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0651893662644">
                <text:p>1.90651893662644</text:p>
              </table:table-cell>
              <table:table-cell office:value-type="float" office:value="1.85688875336895">
                <text:p>1.856888753368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1146089327063">
                <text:p>1.91146089327063</text:p>
              </table:table-cell>
              <table:table-cell office:value-type="float" office:value="1.86200083709006">
                <text:p>1.862000837090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1632316934349">
                <text:p>1.91632316934349</text:p>
              </table:table-cell>
              <table:table-cell office:value-type="float" office:value="1.8670267214458">
                <text:p>1.86702672144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2110510883995">
                <text:p>1.92110510883995</text:p>
              </table:table-cell>
              <table:table-cell office:value-type="float" office:value="1.87196590385192">
                <text:p>1.871965903851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2580606741293">
                <text:p>1.92580606741293</text:p>
              </table:table-cell>
              <table:table-cell office:value-type="float" office:value="1.87681789039428">
                <text:p>1.876817890394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3042541226712">
                <text:p>1.93042541226712</text:p>
              </table:table-cell>
              <table:table-cell office:value-type="float" office:value="1.88158219587829">
                <text:p>1.881582195878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93496252205671">
                <text:p>1.93496252205671</text:p>
              </table:table-cell>
              <table:table-cell office:value-type="float" office:value="1.88625834387735">
                <text:p>1.886258343877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93941678678701">
                <text:p>1.93941678678701</text:p>
              </table:table-cell>
              <table:table-cell office:value-type="float" office:value="1.89084586678058">
                <text:p>1.890845866780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94378760771958">
                <text:p>1.94378760771958</text:p>
              </table:table-cell>
              <table:table-cell office:value-type="float" office:value="1.89534430583949">
                <text:p>1.895344305839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94807439728096">
                <text:p>1.94807439728096</text:p>
              </table:table-cell>
              <table:table-cell office:value-type="float" office:value="1.89975321121394">
                <text:p>1.899753211213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95227657897464">
                <text:p>1.95227657897464</text:p>
              </table:table-cell>
              <table:table-cell office:value-type="float" office:value="1.90407214201706">
                <text:p>1.904072142017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95639358729637">
                <text:p>1.95639358729637</text:p>
              </table:table-cell>
              <table:table-cell office:value-type="float" office:value="1.90830066635937">
                <text:p>1.908300666359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96042486765245">
                <text:p>1.96042486765245</text:p>
              </table:table-cell>
              <table:table-cell office:value-type="float" office:value="1.91243836139196">
                <text:p>1.912438361391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6436987628114">
                <text:p>1.96436987628114</text:p>
              </table:table-cell>
              <table:table-cell office:value-type="float" office:value="1.91648481334877">
                <text:p>1.916484813348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96822808017689">
                <text:p>1.96822808017689</text:p>
              </table:table-cell>
              <table:table-cell office:value-type="float" office:value="1.92043961758798">
                <text:p>1.920439617587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97199895701742">
                <text:p>1.97199895701742</text:p>
              </table:table-cell>
              <table:table-cell office:value-type="float" office:value="1.92430237863246">
                <text:p>1.924302378632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97568199509356">
                <text:p>1.97568199509356</text:p>
              </table:table-cell>
              <table:table-cell office:value-type="float" office:value="1.92807271020933">
                <text:p>1.928072710209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97927669324171">
                <text:p>1.97927669324171</text:p>
              </table:table-cell>
              <table:table-cell office:value-type="float" office:value="1.93175023528857">
                <text:p>1.931750235288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98278256077898">
                <text:p>1.98278256077898</text:p>
              </table:table-cell>
              <table:table-cell office:value-type="float" office:value="1.93533458612074">
                <text:p>1.935334586120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98619911744085">
                <text:p>1.98619911744085</text:p>
              </table:table-cell>
              <table:table-cell office:value-type="float" office:value="1.93882540427374">
                <text:p>1.938825404273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98952589332133">
                <text:p>1.98952589332133</text:p>
              </table:table-cell>
              <table:table-cell office:value-type="float" office:value="1.94222234066866">
                <text:p>1.942222340668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9276242881569">
                <text:p>1.99276242881569</text:p>
              </table:table-cell>
              <table:table-cell office:value-type="float" office:value="1.9455250556147">
                <text:p>1.94552505561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99590827456554">
                <text:p>1.99590827456554</text:p>
              </table:table-cell>
              <table:table-cell office:value-type="float" office:value="1.94873321884311">
                <text:p>1.948733218843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99896299140644">
                <text:p>1.99896299140644</text:p>
              </table:table-cell>
              <table:table-cell office:value-type="float" office:value="1.95184650954024">
                <text:p>1.951846509540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00192615031784">
                <text:p>2.00192615031784</text:p>
              </table:table-cell>
              <table:table-cell office:value-type="float" office:value="1.95486461637963">
                <text:p>1.954864616379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00479733237556">
                <text:p>2.00479733237556</text:p>
              </table:table-cell>
              <table:table-cell office:value-type="float" office:value="1.95778723755309">
                <text:p>1.957787237553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00757612870655">
                <text:p>2.00757612870655</text:p>
              </table:table-cell>
              <table:table-cell office:value-type="float" office:value="1.96061408080095">
                <text:p>1.960614080800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01026214044621">
                <text:p>2.01026214044621</text:p>
              </table:table-cell>
              <table:table-cell office:value-type="float" office:value="1.96334486344124">
                <text:p>1.963344863441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012854978698">
                <text:p>2.012854978698</text:p>
              </table:table-cell>
              <table:table-cell office:value-type="float" office:value="1.96597931239797">
                <text:p>1.965979312397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0153542644957">
                <text:p>2.0153542644957</text:p>
              </table:table-cell>
              <table:table-cell office:value-type="float" office:value="1.96851716422845">
                <text:p>1.968517164228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01775962876794">
                <text:p>2.01775962876794</text:p>
              </table:table-cell>
              <table:table-cell office:value-type="float" office:value="1.97095816514959">
                <text:p>1.970958165149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02007071230537">
                <text:p>2.02007071230537</text:p>
              </table:table-cell>
              <table:table-cell office:value-type="float" office:value="1.97330207106335">
                <text:p>1.973302071063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02228716573036">
                <text:p>2.02228716573036</text:p>
              </table:table-cell>
              <table:table-cell office:value-type="float" office:value="1.97554864758108">
                <text:p>1.975548647581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02440864946925">
                <text:p>2.02440864946925</text:p>
              </table:table-cell>
              <table:table-cell office:value-type="float" office:value="1.97769767004701">
                <text:p>1.977697670047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02643483372719">
                <text:p>2.02643483372719</text:p>
              </table:table-cell>
              <table:table-cell office:value-type="float" office:value="1.97974892356068">
                <text:p>1.979748923560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02836539846575">
                <text:p>2.02836539846575</text:p>
              </table:table-cell>
              <table:table-cell office:value-type="float" office:value="1.98170220299845">
                <text:p>1.981702202998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03020003338314">
                <text:p>2.03020003338314</text:p>
              </table:table-cell>
              <table:table-cell office:value-type="float" office:value="1.98355731303401">
                <text:p>1.983557313034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03193843789722">
                <text:p>2.03193843789722</text:p>
              </table:table-cell>
              <table:table-cell office:value-type="float" office:value="1.98531406815788">
                <text:p>1.985314068157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03358032113141">
                <text:p>2.03358032113141</text:p>
              </table:table-cell>
              <table:table-cell office:value-type="float" office:value="1.98697229269604">
                <text:p>1.986972292696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03512540190334">
                <text:p>2.03512540190334</text:p>
              </table:table-cell>
              <table:table-cell office:value-type="float" office:value="1.9885318208274">
                <text:p>1.98853182082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03657340871653">
                <text:p>2.03657340871653</text:p>
              </table:table-cell>
              <table:table-cell office:value-type="float" office:value="1.98999249660045">
                <text:p>1.98999249660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03792407975503">
                <text:p>2.03792407975503</text:p>
              </table:table-cell>
              <table:table-cell office:value-type="float" office:value="1.99135417394883">
                <text:p>1.991354173948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03917716288107">
                <text:p>2.03917716288107</text:p>
              </table:table-cell>
              <table:table-cell office:value-type="float" office:value="1.99261671670594">
                <text:p>1.992616716705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04033241563589">
                <text:p>2.04033241563589</text:p>
              </table:table-cell>
              <table:table-cell office:value-type="float" office:value="1.99377999861856">
                <text:p>1.993779998618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04138960524363">
                <text:p>2.04138960524363</text:p>
              </table:table-cell>
              <table:table-cell office:value-type="float" office:value="1.99484390335946">
                <text:p>1.994843903359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04234850861851">
                <text:p>2.04234850861851</text:p>
              </table:table-cell>
              <table:table-cell office:value-type="float" office:value="1.99580832453906">
                <text:p>1.995808324539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04320891237522">
                <text:p>2.04320891237522</text:p>
              </table:table-cell>
              <table:table-cell office:value-type="float" office:value="1.99667316571605">
                <text:p>1.996673165716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04397061284269">
                <text:p>2.04397061284269</text:p>
              </table:table-cell>
              <table:table-cell office:value-type="float" office:value="1.99743834040702">
                <text:p>1.997438340407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04463341608115">
                <text:p>2.04463341608115</text:p>
              </table:table-cell>
              <table:table-cell office:value-type="float" office:value="1.99810377209515">
                <text:p>1.998103772095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04519713790263">
                <text:p>2.04519713790263</text:p>
              </table:table-cell>
              <table:table-cell office:value-type="float" office:value="1.99866939423781">
                <text:p>1.998669394237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04566160389491">
                <text:p>2.04566160389491</text:p>
              </table:table-cell>
              <table:table-cell office:value-type="float" office:value="1.99913515027328">
                <text:p>1.999135150273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04602664944894">
                <text:p>2.04602664944894</text:p>
              </table:table-cell>
              <table:table-cell office:value-type="float" office:value="1.99950099362633">
                <text:p>1.999500993626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04629211978976">
                <text:p>2.04629211978976</text:p>
              </table:table-cell>
              <table:table-cell office:value-type="float" office:value="1.99976688771293">
                <text:p>1.999766887712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04645787001091">
                <text:p>2.04645787001091</text:p>
              </table:table-cell>
              <table:table-cell office:value-type="float" office:value="1.99993280594389">
                <text:p>1.999932805943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04652376511246">
                <text:p>2.04652376511246</text:p>
              </table:table-cell>
              <table:table-cell office:value-type="float" office:value="1.99999873172754">
                <text:p>1.999998731727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04652503330515">
                <text:p>2.0465250333051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